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2000021500005593000032E8CF559433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DgN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18cm"/>
    </style:style>
    <style:style style:name="co4" style:family="table-column">
      <style:table-column-properties fo:break-before="auto" style:column-width="1.231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2.685cm"/>
    </style:style>
    <style:style style:name="co7" style:family="table-column">
      <style:table-column-properties fo:break-before="auto" style:column-width="1.286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1.706cm"/>
    </style:style>
    <style:style style:name="co10" style:family="table-column">
      <style:table-column-properties fo:break-before="auto" style:column-width="1.901cm"/>
    </style:style>
    <style:style style:name="co11" style:family="table-column">
      <style:table-column-properties fo:break-before="auto" style:column-width="1.774cm"/>
    </style:style>
    <style:style style:name="co12" style:family="table-column">
      <style:table-column-properties fo:break-before="auto" style:column-width="0.755cm"/>
    </style:style>
    <style:style style:name="co13" style:family="table-column">
      <style:table-column-properties fo:break-before="auto" style:column-width="4.055cm"/>
    </style:style>
    <style:style style:name="co14" style:family="table-column">
      <style:table-column-properties fo:break-before="auto" style:column-width="1.93cm"/>
    </style:style>
    <style:style style:name="co15" style:family="table-column">
      <style:table-column-properties fo:break-before="auto" style:column-width="0.727cm"/>
    </style:style>
    <style:style style:name="co16" style:family="table-column">
      <style:table-column-properties fo:break-before="auto" style:column-width="3.076cm"/>
    </style:style>
    <style:style style:name="co17" style:family="table-column">
      <style:table-column-properties fo:break-before="auto" style:column-width="2.489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1.873cm"/>
    </style:style>
    <style:style style:name="co20" style:family="table-column">
      <style:table-column-properties fo:break-before="auto" style:column-width="2.041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26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1.27cm" fo:break-before="auto" style:use-optimal-row-height="false"/>
    </style:style>
    <style:style style:name="ro7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741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45cm" fo:break-before="auto" style:use-optimal-row-height="true"/>
    </style:style>
    <style:style style:name="ro12" style:family="table-row">
      <style:table-row-properties style:row-height="0.953cm" fo:break-before="auto" style:use-optimal-row-height="false"/>
    </style:style>
    <style:style style:name="ro13" style:family="table-row">
      <style:table-row-properties style:row-height="0.635cm" fo:break-before="auto" style:use-optimal-row-height="false"/>
    </style:style>
    <style:style style:name="ro14" style:family="table-row">
      <style:table-row-properties style:row-height="0.847cm" fo:break-before="auto" style:use-optimal-row-height="false"/>
    </style:style>
    <style:style style:name="ro15" style:family="table-row">
      <style:table-row-properties style:row-height="1.482cm" fo:break-before="auto" style:use-optimal-row-height="false"/>
    </style:style>
    <style:style style:name="ro16" style:family="table-row">
      <style:table-row-properties style:row-height="8.52cm" fo:break-before="auto" style:use-optimal-row-height="false"/>
    </style:style>
    <style:style style:name="ro17" style:family="table-row">
      <style:table-row-properties style:row-height="7.223cm" fo:break-before="auto" style:use-optimal-row-height="false"/>
    </style:style>
    <style:style style:name="ro18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0.99pt solid #000000" fo:background-color="#ffff99" fo:border-left="2.01pt solid #000000" fo:border-right="none" fo:border-top="none" style:vertical-align="automatic"/>
      <style:text-properties fo:font-size="12pt" style:font-size-asian="12pt" style:font-size-complex="12pt"/>
    </style:style>
    <style:style style:name="ce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 style:data-style-name="N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1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">
      <style:table-cell-properties style:glyph-orientation-vertical="0" fo:border-bottom="2.01pt solid #000000" fo:background-color="#ffffff" style:diagonal-bl-tr="none" style:diagonal-tl-br="none" style:text-align-source="fix" style:repeat-content="false" fo:wrap-option="no-wrap" fo:border-left="2.01pt solid #000000" style:direction="ltr" fo:padding="0.071cm" fo:border-right="2.49pt double-thin #000000" style:border-line-width-right="0.018cm 0.053cm 0.018cm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order-left="2.01pt solid #000000" fo:border-right="none" fo:border-top="none"/>
    </style:style>
    <style:style style:name="ce20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2.01pt solid #000000" fo:border-right="none" fo:border-top="none" style:vertical-align="automatic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24" style:family="table-cell" style:parent-style-name="Default" style:data-style-name="N158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5" style:family="table-cell" style:parent-style-name="Default" style:data-style-name="N158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order-left="none" fo:border-right="none" fo:border-top="2.01pt solid #000000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3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vertical-align="automatic"/>
      <style:text-properties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color="#ff6633" fo:font-size="10pt" style:font-size-asian="10pt" style:font-size-complex="10pt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order-bottom="0.74pt solid #000000" fo:background-color="#ffff99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 style:data-style-name="N0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fo:border="none" style:vertical-align="automatic"/>
      <style:text-properties fo:font-size="10pt" style:font-size-asian="10pt" style:font-size-complex="10pt"/>
    </style:style>
    <style:style style:name="ce50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1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border="none" style:vertical-align="automatic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>
      <style:table-cell-properties fo:border-bottom="2.01pt solid #000000" fo:border-left="none" fo:border-right="none" fo:border-top="none"/>
    </style:style>
    <style:style style:name="ce57" style:family="table-cell" style:parent-style-name="Default">
      <style:table-cell-properties fo:border-bottom="none" fo:border-left="none" fo:border-right="none" fo:border-top="2.01pt solid #000000"/>
    </style:style>
    <style:style style:name="ce58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59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2.01pt solid #000000" fo:border-left="none" fo:border-right="none" fo:border-top="none"/>
      <style:text-properties fo:font-size="12pt" style:font-size-asian="12pt" style:font-size-complex="12pt"/>
    </style:style>
    <style:style style:name="ce63" style:family="table-cell" style:parent-style-name="Default">
      <style:table-cell-properties fo:border-bottom="none" fo:border-left="none" fo:border-right="none" fo:border-top="2.01pt solid #000000"/>
      <style:text-properties fo:font-size="12pt" style:font-size-asian="12pt" style:font-size-complex="12pt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 style:data-style-name="N125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 style:data-style-name="N125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Default" style:data-style-name="N158">
      <style:table-cell-properties fo:border-bottom="none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75" style:family="table-cell" style:parent-style-name="Default" style:data-style-name="N158">
      <style:table-cell-properties fo:border-bottom="0.5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7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23b8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 style:data-style-name="N0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6" style:family="table-cell" style:parent-style-name="Default" style:data-style-name="N0">
      <style:table-cell-properties fo:border-bottom="0.99pt solid #000000" fo:background-color="#e6e6e6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8" style:family="table-cell" style:parent-style-name="Default" style:data-style-name="N0">
      <style:table-cell-properties fo:border-bottom="0.99pt solid #000000" fo:background-color="#23b8dc" style:text-align-source="fix" style:repeat-content="false" fo:border-left="0.51pt solid #000000" fo:border-right="0.51pt solid #000000" fo:border-top="0.99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2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94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5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8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#ffff99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1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2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03" style:family="table-cell" style:parent-style-name="Default">
      <style:table-cell-properties fo:border-bottom="2.01pt solid #000000" fo:border-left="none" fo:border-right="none" fo:border-top="none" style:vertical-align="automatic"/>
      <style:text-properties fo:font-size="10pt" style:font-size-asian="10pt" style:font-size-complex="10pt"/>
    </style:style>
    <style:style style:name="ce104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 style:data-style-name="N123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7" style:family="table-cell" style:parent-style-name="Default" style:data-style-name="N123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Q$298],[$Sheet1.$Q$299])" style:apply-style-name="Pass" style:base-cell-address="Sheet1.Q296"/>
      <style:map style:condition="cell-content-is-not-between([$Sheet1.$Q$298],[$Sheet1.$Q$299])" style:apply-style-name="Fail" style:base-cell-address="Sheet1.Q296"/>
    </style:style>
    <style:style style:name="ce110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111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Q300"/>
      <style:map style:condition="cell-content()=&quot;Fail&quot;" style:apply-style-name="Fail" style:base-cell-address="Sheet1.Q300"/>
    </style:style>
    <style:style style:name="ce114" style:family="table-cell" style:parent-style-name="Default" style:data-style-name="N159">
      <style:table-cell-properties fo:border-bottom="0.99pt solid #000000" fo:background-color="#ffff99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15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16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7" style:family="table-cell" style:parent-style-name="Default" style:data-style-name="N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8" style:family="table-cell" style:parent-style-name="Default" style:data-style-name="N160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1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2.49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2.49pt solid #000000" fo:background-color="#e6e6e6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0.74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2.01pt solid #000000" fo:background-color="#23b8dc" style:diagonal-bl-tr="none" style:diagonal-tl-br="none" style:text-align-source="fix" style:repeat-content="false" fo:wrap-option="no-wrap" fo:border-left="0.74pt solid #000000" style:direction="ltr" fo:padding="0.071cm" fo:border-right="2.49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29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style:font-size-asian="12pt" style:font-size-complex="12pt"/>
    </style:style>
    <style:style style:name="ce130" style:family="table-cell" style:parent-style-name="Default">
      <style:table-cell-properties fo:border-bottom="0.99pt solid #000000" fo:border-left="none" fo:border-right="none" fo:border-top="0.99pt solid #000000" style:vertical-align="automatic"/>
      <style:text-properties fo:font-size="12pt" style:font-size-asian="12pt" style:font-size-complex="12pt"/>
    </style:style>
    <style:style style:name="ce131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2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4" style:family="table-cell" style:parent-style-name="Default">
      <style:table-cell-properties fo:background-color="#ffff99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Q188"/>
      <style:map style:condition="cell-content()=&quot;Fail&quot;" style:apply-style-name="Fail" style:base-cell-address="Sheet1.Q188"/>
    </style:style>
    <style:style style:name="ce137" style:family="table-cell" style:parent-style-name="Default">
      <style:table-cell-properties fo:border="none" style:vertical-align="automatic"/>
      <style:text-properties fo:font-size="12pt" style:font-size-asian="12pt" style:font-size-complex="12pt"/>
    </style:style>
    <style:style style:name="ce13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3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40" style:family="table-cell" style:parent-style-name="Default" style:data-style-name="N1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R$298],[$Sheet1.$R$299])" style:apply-style-name="Pass" style:base-cell-address="Sheet1.R296"/>
      <style:map style:condition="cell-content-is-not-between([$Sheet1.$R$298],[$Sheet1.$R$299])" style:apply-style-name="Fail" style:base-cell-address="Sheet1.R296"/>
    </style:style>
    <style:style style:name="ce143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R300"/>
      <style:map style:condition="cell-content()=&quot;Fail&quot;" style:apply-style-name="Fail" style:base-cell-address="Sheet1.R300"/>
    </style:style>
    <style:style style:name="ce144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45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160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14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2.49pt double-thin #000000" style:border-line-width-left="0.018cm 0.053cm 0.018cm" style:direction="ltr" fo:padding="0.071cm" fo:border-right="2.49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Default" style:data-style-name="N1">
      <style:table-cell-properties style:glyph-orientation-vertical="0" fo:background-color="#ffff99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Default">
      <style:table-cell-properties fo:border-bottom="none" style:text-align-source="fix" style:repeat-content="false" fo:border-left="0.99pt solid #000000" fo:border-right="0.99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53" style:family="table-cell" style:parent-style-name="Default" style:data-style-name="N2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5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15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S$298],[$Sheet1.$S$299])" style:apply-style-name="Pass" style:base-cell-address="Sheet1.S296"/>
      <style:map style:condition="cell-content-is-not-between([$Sheet1.$S$298],[$Sheet1.$S$299])" style:apply-style-name="Fail" style:base-cell-address="Sheet1.S296"/>
    </style:style>
    <style:style style:name="ce15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S300"/>
      <style:map style:condition="cell-content()=&quot;Fail&quot;" style:apply-style-name="Fail" style:base-cell-address="Sheet1.S300"/>
    </style:style>
    <style:style style:name="ce157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Monotype Corsiva" fo:font-size="12pt" fo:font-style="italic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/>
      <style:text-properties fo:font-size="12pt" style:font-size-asian="12pt" style:font-size-complex="12pt"/>
    </style:style>
    <style:style style:name="ce160" style:family="table-cell" style:parent-style-name="Default" style:data-style-name="N2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2" style:family="table-cell" style:parent-style-name="Default">
      <style:table-cell-properties fo:border-bottom="none" style:text-align-source="fix" style:repeat-content="false" fo:border-left="0.99pt solid #000000" fo:border-right="2.01pt solid #000000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3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5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67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8" style:family="table-cell" style:parent-style-name="Default" style:data-style-name="N123">
      <style:table-cell-properties style:text-align-source="fix" style:repeat-content="false" fo:background-color="transparent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170" style:family="table-cell" style:parent-style-name="Default" style:data-style-name="N2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1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7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T$298],[$Sheet1.$T$299])" style:apply-style-name="Pass" style:base-cell-address="Sheet1.T296"/>
      <style:map style:condition="cell-content-is-not-between([$Sheet1.$T$298],[$Sheet1.$T$299])" style:apply-style-name="Fail" style:base-cell-address="Sheet1.T296"/>
    </style:style>
    <style:style style:name="ce174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T300"/>
      <style:map style:condition="cell-content()=&quot;Fail&quot;" style:apply-style-name="Fail" style:base-cell-address="Sheet1.T300"/>
    </style:style>
    <style:style style:name="ce175" style:family="table-cell" style:parent-style-name="Default" style:data-style-name="N125">
      <style:table-cell-properties style:glyph-orientation-vertical="0" style:cell-protect="none" style:print-content="true" style:diagonal-bl-tr="none" style:diagonal-tl-br="none" style:text-align-source="fix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Default" style:data-style-name="N125">
      <style:table-cell-properties style:glyph-orientation-vertical="0" fo:background-color="#b4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=160" style:apply-style-name="Pass" style:base-cell-address="Sheet1.U152"/>
      <style:map style:condition="cell-content()&lt;160" style:apply-style-name="Fail" style:base-cell-address="Sheet1.U152"/>
    </style:style>
    <style:style style:name="ce179" style:family="table-cell" style:parent-style-name="Default">
      <style:table-cell-properties style:text-align-source="fix" style:repeat-content="false" style:vertical-align="automatic"/>
      <style:paragraph-properties fo:text-align="center"/>
      <style:text-properties fo:font-size="12pt" style:font-size-asian="12pt" style:font-size-complex="12pt"/>
    </style:style>
    <style:style style:name="ce180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181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182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183" style:family="table-cell" style:parent-style-name="Default" style:data-style-name="N11">
      <style:table-cell-properties fo:border-bottom="0.99pt solid #000000" style:text-align-source="fix" style:repeat-content="false" fo:border-left="2.01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184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185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  <style:map style:condition="cell-content()&lt;=0.02" style:apply-style-name="Pass" style:base-cell-address="Sheet1.U158"/>
    </style:style>
    <style:style style:name="ce186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  <style:map style:condition="cell-content()&lt;=0.02" style:apply-style-name="Pass" style:base-cell-address="Sheet1.U158"/>
    </style:style>
    <style:style style:name="ce187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58"/>
      <style:map style:condition="cell-content()&gt;0.04" style:apply-style-name="Fail" style:base-cell-address="Sheet1.U158"/>
    </style:style>
    <style:style style:name="ce188" style:family="table-cell" style:parent-style-name="Default" style:data-style-name="N11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58"/>
      <style:map style:condition="cell-content()&gt;0.02" style:apply-style-name="Fail" style:base-cell-address="Sheet1.U158"/>
    </style:style>
    <style:style style:name="ce189" style:family="table-cell" style:parent-style-name="Default" style:data-style-name="N11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190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fo:font-size="12pt" style:font-size-asian="12pt" style:font-size-complex="12pt"/>
    </style:style>
    <style:style style:name="ce191" style:family="table-cell" style:parent-style-name="Default" style:data-style-name="N2">
      <style:table-cell-properties fo:background-color="#ffff99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2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3" style:family="table-cell" style:parent-style-name="Default" style:data-style-name="N2">
      <style:table-cell-properties style:text-align-source="fix" style:repeat-content="false" fo:border="0.99pt solid #000000" style:vertical-align="automatic"/>
      <style:paragraph-properties fo:text-align="center"/>
      <style:text-properties fo:font-size="12pt" style:font-size-asian="12pt" style:font-size-complex="12pt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95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U$298],[$Sheet1.$U$299])" style:apply-style-name="Pass" style:base-cell-address="Sheet1.U296"/>
      <style:map style:condition="cell-content-is-not-between([$Sheet1.$U$298],[$Sheet1.$U$299])" style:apply-style-name="Fail" style:base-cell-address="Sheet1.U296"/>
    </style:style>
    <style:style style:name="ce19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U300"/>
      <style:map style:condition="cell-content()=&quot;Fail&quot;" style:apply-style-name="Fail" style:base-cell-address="Sheet1.U300"/>
    </style:style>
    <style:style style:name="ce197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map style:condition="cell-content()=&quot;Pass&quot;" style:apply-style-name="Pass" style:base-cell-address="Sheet1.U310"/>
      <style:map style:condition="cell-content()=&quot;Fail&quot;" style:apply-style-name="Fail" style:base-cell-address="Sheet1.U310"/>
    </style:style>
    <style:style style:name="ce198" style:family="table-cell" style:parent-style-name="Default">
      <style:table-cell-properties fo:background-color="#e6e6e6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99" style:family="table-cell" style:parent-style-name="Default" style:data-style-name="N159">
      <style:table-cell-properties fo:border-bottom="0.06pt solid #000000" fo:background-color="#e6e6e6" fo:border-left="none" fo:border-right="0.06pt solid #000000" fo:border-top="none" style:vertical-align="automatic"/>
      <style:text-properties fo:font-size="12pt" style:font-size-asian="12pt" style:font-size-complex="12pt"/>
    </style:style>
    <style:style style:name="ce2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1" style:family="table-cell" style:parent-style-name="Default" style:data-style-name="N125">
      <style:table-cell-properties style:glyph-orientation-vertical="0" fo:border-bottom="0.74pt solid #000000" fo:background-color="#b4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03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0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0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0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0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  <style:map style:condition="cell-content()&lt;=0.02" style:apply-style-name="Pass" style:base-cell-address="Sheet1.U158"/>
    </style:style>
    <style:style style:name="ce208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  <style:map style:condition="cell-content()&lt;=0.02" style:apply-style-name="Pass" style:base-cell-address="Sheet1.U158"/>
    </style:style>
    <style:style style:name="ce209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58"/>
      <style:map style:condition="cell-content()&gt;0.04" style:apply-style-name="Fail" style:base-cell-address="Sheet1.U158"/>
    </style:style>
    <style:style style:name="ce210" style:family="table-cell" style:parent-style-name="Default" style:data-style-name="N11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58"/>
      <style:map style:condition="cell-content()&gt;0.02" style:apply-style-name="Fail" style:base-cell-address="Sheet1.U158"/>
    </style:style>
    <style:style style:name="ce21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212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3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09],[$Sheet1.$Y$209])" style:apply-style-name="Pass" style:base-cell-address="Sheet1.V209"/>
      <style:map style:condition="cell-content-is-not-between([$Sheet1.$X$209],[$Sheet1.$Y$209])" style:apply-style-name="Fail" style:base-cell-address="Sheet1.V209"/>
    </style:style>
    <style:style style:name="ce214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0],[$Sheet1.$Y$210])" style:apply-style-name="Pass" style:base-cell-address="Sheet1.V210"/>
      <style:map style:condition="cell-content-is-not-between([$Sheet1.$X$210],[$Sheet1.$Y$210])" style:apply-style-name="Fail" style:base-cell-address="Sheet1.V210"/>
    </style:style>
    <style:style style:name="ce215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1],[$Sheet1.$Y$211])" style:apply-style-name="Pass" style:base-cell-address="Sheet1.V211"/>
      <style:map style:condition="cell-content-is-not-between([$Sheet1.$X$211],[$Sheet1.$Y$211])" style:apply-style-name="Fail" style:base-cell-address="Sheet1.V211"/>
    </style:style>
    <style:style style:name="ce216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17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3],[$Sheet1.$Y$213])" style:apply-style-name="Pass" style:base-cell-address="Sheet1.V213"/>
      <style:map style:condition="cell-content-is-not-between([$Sheet1.$X$213],[$Sheet1.$Y$213])" style:apply-style-name="Fail" style:base-cell-address="Sheet1.V213"/>
    </style:style>
    <style:style style:name="ce218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4],[$Sheet1.$Y$214])" style:apply-style-name="Pass" style:base-cell-address="Sheet1.V214"/>
      <style:map style:condition="cell-content-is-not-between([$Sheet1.$X$214],[$Sheet1.$Y$214])" style:apply-style-name="Fail" style:base-cell-address="Sheet1.V214"/>
    </style:style>
    <style:style style:name="ce219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5],[$Sheet1.$Y$215])" style:apply-style-name="Pass" style:base-cell-address="Sheet1.V215"/>
      <style:map style:condition="cell-content-is-not-between([$Sheet1.$X$215],[$Sheet1.$Y$215])" style:apply-style-name="Fail" style:base-cell-address="Sheet1.V215"/>
    </style:style>
    <style:style style:name="ce220" style:family="table-cell" style:parent-style-name="Default" style:data-style-name="N2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[$Sheet1.$X$216],[$Sheet1.$Y$216])" style:apply-style-name="Pass" style:base-cell-address="Sheet1.V216"/>
      <style:map style:condition="cell-content-is-not-between([$Sheet1.$X$216],[$Sheet1.$Y$216])" style:apply-style-name="Fail" style:base-cell-address="Sheet1.V216"/>
    </style:style>
    <style:style style:name="ce22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2" style:family="table-cell" style:parent-style-name="Default" style:data-style-name="N123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V$298],[$Sheet1.$V$299])" style:apply-style-name="Pass" style:base-cell-address="Sheet1.V296"/>
      <style:map style:condition="cell-content-is-not-between([$Sheet1.$V$298],[$Sheet1.$V$299])" style:apply-style-name="Fail" style:base-cell-address="Sheet1.V296"/>
    </style:style>
    <style:style style:name="ce224" style:family="table-cell" style:parent-style-name="Default" style:data-style-name="N11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&gt;0.02" style:apply-style-name="Excel_5f_CondFormat_5f_1_5f_5_5f_1" style:base-cell-address="Sheet1.Q297"/>
    </style:style>
    <style:style style:name="ce225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V300"/>
      <style:map style:condition="cell-content()=&quot;Fail&quot;" style:apply-style-name="Fail" style:base-cell-address="Sheet1.V300"/>
    </style:style>
    <style:style style:name="ce226" style:family="table-cell" style:parent-style-name="Default" style:data-style-name="N11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27" style:family="table-cell" style:parent-style-name="Default">
      <style:table-cell-properties fo:border-bottom="2.01pt solid #000000" fo:background-color="transparent" fo:border-left="none" fo:border-right="none" fo:border-top="none" style:vertical-align="automatic"/>
      <style:text-properties fo:font-size="12pt" style:font-size-asian="12pt" style:font-size-complex="12pt"/>
    </style:style>
    <style:style style:name="ce228" style:family="table-cell" style:parent-style-name="Default" style:data-style-name="N159">
      <style:table-cell-properties fo:background-color="#23b8dc" fo:border="0.51pt solid #000000" style:vertical-align="automatic"/>
      <style:text-properties fo:font-size="12pt" style:font-size-asian="12pt" style:font-size-complex="12pt"/>
    </style:style>
    <style:style style:name="ce229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230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231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1,0.1)" style:apply-style-name="Pass" style:base-cell-address="Sheet1.W195"/>
      <style:map style:condition="cell-content-is-not-between(-0.1,0.1)" style:apply-style-name="Fail" style:base-cell-address="Sheet1.W195"/>
    </style:style>
    <style:style style:name="ce232" style:family="table-cell" style:parent-style-name="Default">
      <style:table-cell-properties fo:border-bottom="2.0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ize="12pt" style:font-size-asian="12pt" style:font-size-complex="12pt"/>
    </style:style>
    <style:style style:name="ce233" style:family="table-cell" style:parent-style-name="Default" style:data-style-name="N123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4" style:family="table-cell" style:parent-style-name="Default" style:data-style-name="N123">
      <style:table-cell-properties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5" style:family="table-cell" style:parent-style-name="Default">
      <style:table-cell-properties fo:background-color="#e6e6e6" style:text-align-source="fix" style:repeat-content="false" fo:border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36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W$298],[$Sheet1.$W$299])" style:apply-style-name="Pass" style:base-cell-address="Sheet1.W296"/>
      <style:map style:condition="cell-content-is-not-between([$Sheet1.$W$298],[$Sheet1.$W$299])" style:apply-style-name="Fail" style:base-cell-address="Sheet1.W296"/>
    </style:style>
    <style:style style:name="ce237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W300"/>
      <style:map style:condition="cell-content()=&quot;Fail&quot;" style:apply-style-name="Fail" style:base-cell-address="Sheet1.W300"/>
    </style:style>
    <style:style style:name="ce238" style:family="table-cell" style:parent-style-name="Date">
      <style:table-cell-properties style:text-align-source="fix" style:repeat-content="false" fo:background-color="transparent" fo:border="0.99pt solid #000000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239" style:family="table-cell" style:parent-style-name="Default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240" style:family="table-cell" style:parent-style-name="Default">
      <style:table-cell-properties fo:border="none" style:vertical-align="automatic"/>
      <style:text-properties fo:font-size="12pt" style:font-size-asian="12pt" style:font-size-complex="12pt"/>
      <style:map style:condition="cell-content()=&quot;PASS&quot;" style:apply-style-name="Pass" style:base-cell-address="Sheet1.W338"/>
      <style:map style:condition="cell-content()=&quot;FAIL&quot;" style:apply-style-name="Fail" style:base-cell-address="Sheet1.W338"/>
    </style:style>
    <style:style style:name="ce241" style:family="table-cell" style:parent-style-name="Default">
      <style:table-cell-properties style:vertical-align="automatic"/>
      <style:text-properties fo:font-size="12pt" style:font-size-asian="12pt" style:font-size-complex="12pt"/>
      <style:map style:condition="cell-content()=&quot;PASS&quot;" style:apply-style-name="Pass" style:base-cell-address="Sheet1.W339"/>
      <style:map style:condition="cell-content()=&quot;FAIL&quot;" style:apply-style-name="Fail" style:base-cell-address="Sheet1.W339"/>
    </style:style>
    <style:style style:name="ce242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43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44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45" style:family="table-cell" style:parent-style-name="Default" style:data-style-name="N11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46" style:family="table-cell" style:parent-style-name="Default" style:data-style-name="N11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-is-between(-0.02,0.02)" style:apply-style-name="Pass" style:base-cell-address="Sheet1.U158"/>
      <style:map style:condition="cell-content-is-not-between(-0.02,0.02)" style:apply-style-name="Fail" style:base-cell-address="Sheet1.U158"/>
    </style:style>
    <style:style style:name="ce247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  <style:map style:condition="cell-content()&lt;=0.02" style:apply-style-name="Pass" style:base-cell-address="Sheet1.U158"/>
    </style:style>
    <style:style style:name="ce248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02" style:apply-style-name="Fail" style:base-cell-address="Sheet1.U158"/>
      <style:map style:condition="cell-content()&lt;=0.02" style:apply-style-name="Pass" style:base-cell-address="Sheet1.U158"/>
    </style:style>
    <style:style style:name="ce249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4" style:apply-style-name="Pass" style:base-cell-address="Sheet1.U158"/>
      <style:map style:condition="cell-content()&gt;0.04" style:apply-style-name="Fail" style:base-cell-address="Sheet1.U158"/>
    </style:style>
    <style:style style:name="ce250" style:family="table-cell" style:parent-style-name="Default" style:data-style-name="N11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0.02" style:apply-style-name="Pass" style:base-cell-address="Sheet1.U158"/>
      <style:map style:condition="cell-content()&gt;0.02" style:apply-style-name="Fail" style:base-cell-address="Sheet1.U158"/>
    </style:style>
    <style:style style:name="ce251" style:family="table-cell" style:parent-style-name="Default" style:data-style-name="N11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=0.01" style:apply-style-name="Fail" style:base-cell-address="Sheet1.U175"/>
      <style:map style:condition="cell-content()&lt;0.01" style:apply-style-name="Pass" style:base-cell-address="Sheet1.U175"/>
    </style:style>
    <style:style style:name="ce252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3" style:family="table-cell" style:parent-style-name="Default" style:data-style-name="N125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4" style:family="table-cell" style:parent-style-name="Default" style:data-style-name="N2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lt;=3" style:apply-style-name="Pass" style:base-cell-address="Sheet1.X227"/>
      <style:map style:condition="cell-content()&gt;3" style:apply-style-name="Fail" style:base-cell-address="Sheet1.X227"/>
    </style:style>
    <style:style style:name="ce255" style:family="table-cell" style:parent-style-name="Default" style:data-style-name="N2">
      <style:table-cell-properties style:glyph-orientation-vertical="0" fo:border-bottom="0.74pt solid #000000" fo:background-color="#e6e6e6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6" style:family="table-cell" style:parent-style-name="Default" style:data-style-name="N11">
      <style:table-cell-properties fo:border-bottom="0.99pt solid #000000" style:text-align-source="fix" style:repeat-content="false" fo:background-color="transparent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7" style:family="table-cell" style:parent-style-name="Default" style:data-style-name="N11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  <style:map style:condition="cell-content()&gt;0.15" style:apply-style-name="Fail" style:base-cell-address="Sheet1.X232"/>
      <style:map style:condition="cell-content()&lt;=0.15" style:apply-style-name="Pass" style:base-cell-address="Sheet1.X232"/>
    </style:style>
    <style:style style:name="ce258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59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0" style:family="table-cell" style:parent-style-name="Default" style:data-style-name="N123">
      <style:table-cell-properties style:glyph-orientation-vertical="0" fo:border-bottom="0.74pt solid #000000" fo:background-color="#80808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1" style:family="table-cell" style:parent-style-name="Default" style:data-style-name="N123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2" style:family="table-cell" style:parent-style-name="Default" style:data-style-name="N123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3" style:family="table-cell" style:parent-style-name="Default" style:data-style-name="N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-is-between([$Sheet1.$X$298],[$Sheet1.$X$299])" style:apply-style-name="Pass" style:base-cell-address="Sheet1.X296"/>
      <style:map style:condition="cell-content-is-not-between([$Sheet1.$X$298],[$Sheet1.$X$299])" style:apply-style-name="Fail" style:base-cell-address="Sheet1.X296"/>
    </style:style>
    <style:style style:name="ce264" style:family="table-cell" style:parent-style-name="Default" style:data-style-name="N2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5" style:family="table-cell" style:parent-style-name="Default" style:data-style-name="N2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6" style:family="table-cell" style:parent-style-name="Default">
      <style:table-cell-properties style:glyph-orientation-vertical="0" fo:border-bottom="1.76pt solid #000000" fo:background-color="#00ffff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  <style:map style:condition="cell-content()=&quot;Pass&quot;" style:apply-style-name="Pass" style:base-cell-address="Sheet1.X300"/>
      <style:map style:condition="cell-content()=&quot;Fail&quot;" style:apply-style-name="Fail" style:base-cell-address="Sheet1.X300"/>
    </style:style>
    <style:style style:name="ce267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fo:font-size="12pt" style:font-size-asian="12pt" style:font-size-complex="12pt"/>
    </style:style>
    <style:style style:name="ce268" style:family="table-cell" style:parent-style-name="Default">
      <style:table-cell-properties fo:border-bottom="none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269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fo:font-size="12pt" style:font-size-asian="12pt" style:font-size-complex="12pt"/>
    </style:style>
    <style:style style:name="ce270" style:family="table-cell" style:parent-style-name="Default">
      <style:table-cell-properties fo:border-bottom="2.01pt solid #000000" fo:background-color="transparent" fo:border-left="none" fo:border-right="none" fo:border-top="0.51pt solid #000000" style:vertical-align="automatic"/>
      <style:text-properties fo:font-size="12pt" style:font-size-asian="12pt" style:font-size-complex="12pt"/>
    </style:style>
    <style:style style:name="ce271" style:family="table-cell" style:parent-style-name="Default">
      <style:table-cell-properties fo:border-bottom="none" fo:border-left="none" fo:border-right="2.01pt solid #000000" fo:border-top="none"/>
    </style:style>
    <style:style style:name="ce272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73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fo:font-size="12pt" style:font-size-asian="12pt" style:font-size-complex="12pt"/>
    </style:style>
    <style:style style:name="ce274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75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76" style:family="table-cell" style:parent-style-name="Default" style:data-style-name="N123">
      <style:table-cell-properties style:vertical-align="automatic"/>
      <style:text-properties fo:font-size="12pt" style:font-size-asian="12pt" style:font-size-complex="12pt"/>
    </style:style>
    <style:style style:name="ce277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78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79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80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fo:font-size="12pt" style:font-size-asian="12pt" style:font-size-complex="12pt"/>
    </style:style>
    <style:style style:name="ce281" style:family="table-cell" style:parent-style-name="Default">
      <style:table-cell-properties style:vertical-align="automatic"/>
      <style:text-properties fo:color="#ff0000" fo:font-size="12pt" style:font-size-asian="12pt" style:font-size-complex="12pt"/>
    </style:style>
    <style:style style:name="ce282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style:font-size-asian="12pt" style:font-size-complex="12pt"/>
    </style:style>
    <style:style style:name="ce283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84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85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fo:font-size="12pt" style:font-size-asian="12pt" style:font-size-complex="12pt"/>
    </style:style>
    <style:style style:name="ce286" style:family="table-cell" style:parent-style-name="Default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7" style:family="table-cell" style:parent-style-name="Default">
      <style:table-cell-properties fo:border-bottom="0.99pt solid #000000" fo:background-color="#ff8080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8" style:family="table-cell" style:parent-style-name="Default" style:data-style-name="N125">
      <style:table-cell-properties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89" style:family="table-cell" style:parent-style-name="Default" style:data-style-name="N125">
      <style:table-cell-properties fo:background-color="#cfe7f5" style:text-align-source="fix" style:repeat-content="false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0" style:family="table-cell" style:parent-style-name="Default" style:data-style-name="N125">
      <style:table-cell-properties style:text-align-source="fix" style:repeat-content="false" fo:background-color="transparent" fo:border="0.99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291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293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95" style:family="table-cell" style:parent-style-name="Default">
      <style:table-cell-properties fo:padding="0.071cm"/>
    </style:style>
    <style:style style:name="ce296" style:family="table-cell" style:parent-style-name="Default">
      <style:table-cell-properties style:glyph-orientation-vertical="0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9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0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0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0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7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8" style:family="table-cell" style:parent-style-name="Default" style:data-style-name="N2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09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 style:data-style-name="N16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2" style:family="table-cell" style:parent-style-name="Default">
      <style:table-cell-properties style:glyph-orientation-vertical="0" fo:border-bottom="2.49pt double-thin #000000" style:border-line-width-bottom="0.018cm 0.053cm 0.018cm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17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1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5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32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2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9" style:family="table-cell" style:parent-style-name="Default" style:data-style-name="N125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 style:data-style-name="N17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3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3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3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2" style:family="table-cell" style:parent-style-name="Default" style:data-style-name="N15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3" style:family="table-cell" style:parent-style-name="Default">
      <style:table-cell-properties style:diagonal-bl-tr="none" style:diagonal-tl-br="none" fo:border="none" fo:padding="0.071cm" style:rotation-align="none"/>
    </style:style>
    <style:style style:name="ce344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46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48" style:family="table-cell" style:parent-style-name="Default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3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5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3" style:family="table-cell" style:parent-style-name="Default" style:data-style-name="N1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54" style:family="table-cell" style:parent-style-name="Default" style:data-style-name="N17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5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1_5f_1_5f_1_20_1" style:base-cell-address="'QC Test Summary-Lorad'.M21"/>
    </style:style>
    <style:style style:name="ce3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3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bold" style:font-size-asian="20pt" style:font-style-asian="normal" style:font-weight-asian="bold" style:font-name-complex="Arial1" style:font-size-complex="20pt" style:font-style-complex="normal" style:font-weight-complex="bold"/>
    </style:style>
    <style:style style:name="ce359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4pt" fo:font-style="italic" fo:text-shadow="none" style:text-underline-style="none" fo:font-weight="bold" style:font-size-asian="14pt" style:font-style-asian="italic" style:font-weight-asian="bold" style:font-name-complex="Arial1" style:font-size-complex="14pt" style:font-style-complex="italic" style:font-weight-complex="bold"/>
    </style:style>
    <style:style style:name="ce3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6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6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36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6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370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7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7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3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7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3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37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7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82" style:family="table-cell" style:parent-style-name="Default" style:data-style-name="N2">
      <style:table-cell-properties style:glyph-orientation-vertical="0" fo:background-color="#ffffff" style:text-align-source="value-type" style:repeat-content="false" fo:wrap-option="no-wrap" style:direction="ltr" style:rotation-angle="0" style:shrink-to-fit="false" style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shrink-to-fit="fals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85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86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387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88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8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0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91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4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95" style:family="table-cell" style:parent-style-name="Default" style:data-style-name="N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  <style:map style:condition="cell-content()=&quot;Fail&quot;" style:apply-style-name="Excel_5f_CondFormat_5f_2_5f_1_5f_1" style:base-cell-address="'Tech QC Eval-Lorad'.J10"/>
    </style:style>
    <style:style style:name="ce3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top" style:vertical-justify="auto"/>
      <style:paragraph-properties fo:text-align="start" css3t:text-justify="auto" fo:margin-left="0cm" style:writing-mode="page"/>
    </style:style>
    <style:style style:name="ce39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98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99" style:family="table-cell" style:parent-style-name="Default">
      <style:table-cell-properties fo:border-bottom="0.99pt solid #000000" fo:border-left="2.01pt solid #000000" fo:border-right="0.99pt solid #000000" fo:border-top="2.01pt solid #000000" style:vertical-align="automatic"/>
    </style:style>
    <style:style style:name="ce40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40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 style:vertical-align="automatic"/>
      <style:paragraph-properties fo:text-align="center" fo:margin-left="0cm"/>
    </style:style>
    <style:style style:name="ce402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3" style:family="table-cell" style:parent-style-name="Normal_5f_MUSCMammo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404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5" style:family="table-cell" style:parent-style-name="Normal_5f_MUSCMammo">
      <style:table-cell-properties style:glyph-orientation-vertical="0" fo:border-bottom="0.74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6" style:family="table-cell" style:parent-style-name="Normal_5f_MUSCMammo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7" style:family="table-cell" style:parent-style-name="Normal_5f_MUSCMammo">
      <style:table-cell-properties style:glyph-orientation-vertical="0" style:diagonal-bl-tr="none" style:diagonal-tl-br="none" style:text-align-source="value-type" style:repeat-content="false" fo:wrap-option="no-wrap" fo:border="1.7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8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weight="bold" style:font-weight-asian="bold" style:font-weight-complex="bold"/>
    </style:style>
    <style:style style:name="ce40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41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11" style:family="table-cell" style:parent-style-name="Default" style:data-style-name="N125">
      <style:table-cell-properties style:text-align-source="fix" style:repeat-content="false" style:vertical-align="automatic"/>
      <style:paragraph-properties fo:text-align="center" fo:margin-left="0cm"/>
    </style:style>
    <style:style style:name="ce41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 style:vertical-align="automatic"/>
      <style:paragraph-properties fo:text-align="center"/>
    </style:style>
    <style:style style:name="ce413" style:family="table-cell" style:parent-style-name="Default">
      <style:table-cell-properties style:text-align-source="fix" style:repeat-content="false" fo:border="0.99pt solid #000000" style:vertical-align="automatic"/>
      <style:paragraph-properties fo:text-align="center" fo:margin-left="0cm"/>
    </style:style>
    <style:style style:name="ce414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 style:vertical-align="automatic"/>
      <style:paragraph-properties fo:text-align="center" fo:margin-left="0cm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 style:vertical-align="automatic"/>
      <style:paragraph-properties fo:text-align="center"/>
    </style:style>
    <style:style style:name="ce416" style:family="table-cell" style:parent-style-name="Normal_5f_MUSCMammo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7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19" style:family="table-cell" style:parent-style-name="Normal_5f_MUSCMammo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2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2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23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424" style:family="table-cell" style:parent-style-name="Default">
      <style:table-cell-properties fo:border-bottom="0.99pt solid #000000" fo:border-left="0.99pt solid #000000" fo:border-right="0.99pt solid #000000" fo:border-top="2.01pt solid #000000" style:vertical-align="automatic"/>
    </style:style>
    <style:style style:name="ce425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27" style:family="table-cell" style:parent-style-name="Default" style:data-style-name="N2">
      <style:table-cell-properties style:text-align-source="fix" style:repeat-content="false" style:vertical-align="automatic"/>
      <style:paragraph-properties fo:text-align="center" fo:margin-left="0cm"/>
    </style:style>
    <style:style style:name="ce428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3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1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32" style:family="table-cell" style:parent-style-name="Default" style:data-style-name="N123">
      <style:table-cell-properties style:text-align-source="fix" style:repeat-content="false" style:vertical-align="automatic"/>
      <style:paragraph-properties fo:text-align="center" fo:margin-left="0cm"/>
    </style:style>
    <style:style style:name="ce433" style:family="table-cell" style:parent-style-name="Normal_5f_MUSCMammo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4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35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36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</style:style>
    <style:style style:name="ce43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3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4" style:family="table-cell" style:parent-style-name="Default">
      <style:table-cell-properties fo:border-bottom="0.99pt solid #000000" fo:border-left="0.99pt solid #000000" fo:border-right="2.01pt solid #000000" fo:border-top="2.01pt solid #000000" style:vertical-align="automatic"/>
    </style:style>
    <style:style style:name="ce445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446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 style:vertical-align="automatic"/>
      <style:paragraph-properties fo:text-align="center" fo:margin-left="0cm"/>
    </style:style>
    <style:style style:name="ce44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9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0" style:family="table-cell" style:parent-style-name="Normal_5f_MUSCMammo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451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</style:style>
    <style:style style:name="ce452" style:family="table-cell" style:parent-style-name="Normal_5f_MUSCMammo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53" style:family="table-cell" style:parent-style-name="Normal_5f_MUSCMammo" style:data-style-name="N123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automatic" style:vertical-justify="auto"/>
      <style:paragraph-properties fo:text-align="center" css3t:text-justify="auto" fo:margin-left="0cm" style:writing-mode="page"/>
    </style:style>
    <style:style style:name="ce454" style:family="table-cell" style:parent-style-name="Default" style:data-style-name="N124">
      <style:table-cell-properties style:text-align-source="fix" style:repeat-content="false" style:vertical-align="automatic"/>
      <style:paragraph-properties fo:text-align="center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6" style:family="table-cell" style:parent-style-name="Default">
      <style:table-cell-properties fo:background-color="#99ccff" style:cell-protect="none" style:print-content="true" fo:padding="0.071cm"/>
    </style:style>
    <style:style style:name="ce457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1_5f_1_20_1" style:base-cell-address="'Corrected kV'.C12"/>
      <style:map style:condition="cell-content-is-between(24,27)" style:apply-style-name="Excel_5f_CondFormat_5f_1_5f_1_5f_2_20_1" style:base-cell-address="'Corrected kV'.C12"/>
      <style:map style:condition="cell-content()&gt;=40" style:apply-style-name="Excel_5f_CondFormat_5f_1_5f_1_5f_3_20_1" style:base-cell-address="'Corrected kV'.C12"/>
    </style:style>
    <style:style style:name="ce458" style:family="table-cell" style:parent-style-name="Default" style:data-style-name="N2">
      <style:table-cell-properties fo:background-color="#ccffcc" style:cell-protect="protected formula-hidden" style:print-content="true" fo:padding="0.071cm"/>
      <style:map style:condition="cell-content()&lt;21.8" style:apply-style-name="Excel_5f_CondFormat_5f_1_5f_2_5f_1_20_1" style:base-cell-address="'Corrected kV'.C18"/>
      <style:map style:condition="cell-content-is-between(25.35,31.55)" style:apply-style-name="Excel_5f_CondFormat_5f_1_5f_2_5f_2_20_1" style:base-cell-address="'Corrected kV'.C18"/>
      <style:map style:condition="cell-content()&gt;=40" style:apply-style-name="Excel_5f_CondFormat_5f_1_5f_2_5f_3" style:base-cell-address="'Corrected kV'.C18"/>
    </style:style>
    <style:style style:name="ce45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0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</style:style>
    <style:style style:name="gr1" style:family="graphic">
      <style:graphic-properties draw:textarea-vertical-align="middle"/>
    </style:style>
    <style:style style:name="gr2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style:use-window-font-color="true" style:text-line-through-style="none" style:text-line-through-type="none" fo:font-family="Tahoma" style:font-family-generic="modern" fo:font-size="8pt" fo:font-style="normal" style:text-underline-style="none" fo:font-weight="normal"/>
    </style:style>
    <style:style style:name="P2" style:family="paragraph">
      <style:paragraph-properties fo:text-align="start"/>
    </style:style>
    <style:style style:name="P3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 style:writing-mode="lr-tb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4" style:family="text">
      <style:text-properties style:font-name="Arial"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color="#ff0000" style:font-name="Arial" fo:font-size="12pt" fo:font-weight="bold" style:text-underline-style="solid" style:text-underline-width="auto" style:text-underline-color="font-color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/>
    </style:style>
    <style:style style:name="T6" style:family="text">
      <style:text-properties fo:color="#ff0000" style:font-name="Arial" fo:font-size="12pt" fo:font-weight="bold" style:text-line-through-type="none" fo:font-style="italic" style:text-outline="false" fo:text-shadow="none" style:text-position="0%" style:font-size-asian="12pt" style:font-size-complex="12pt" style:font-weight-asian="bold" style:font-weight-complex="bold" style:font-style-asian="italic" style:font-style-complex="italic" style:text-underline-style="none" style:text-underline-color="font-color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9" style:family="text">
      <style:text-properties fo:color="#000000" style:font-name="Arial" fo:font-size="10pt" fo:font-weight="normal" style:text-underline-style="none" style:text-underline-color="font-color" style:text-line-through-type="none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0" style:family="text">
      <style:text-properties fo:color="#000000" style:font-name="Arial" fo:font-size="10pt" fo:font-weight="normal" style:text-underline-style="none" style:text-underline-color="font-color" style:text-line-through-type="none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1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bold" fo:font-style="italic" style:font-weight-asian="bold" style:font-weight-complex="bold" style:font-style-asian="italic" style:font-style-complex="italic"/>
    </style:style>
    <style:style style:name="T12" style:family="text">
      <style:text-properties fo:color="#000000" style:font-name="Arial" fo:font-size="10pt" style:text-underline-style="none" style:text-underline-color="font-color" style:text-line-through-type="none" style:text-outline="false" fo:text-shadow="none" style:text-position="0%" style:font-size-asian="10pt" style:font-size-complex="10pt" fo:font-weight="normal" fo:font-style="normal" style:font-weight-asian="normal" style:font-weight-complex="normal" style:font-style-asian="normal" style:font-style-complex="normal"/>
    </style:style>
    <style:style style:name="T1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bold" fo:font-style="italic" style:font-weight-asian="bold" style:font-weight-complex="bold" style:font-style-asian="italic" style:font-style-complex="italic"/>
    </style:style>
    <style:style style:name="T15" style:family="text">
      <style:text-properties style:font-name="Arial" fo:font-size="12pt" style:text-underline-style="none" style:text-underline-color="font-color" style:text-line-through-type="none" style:text-outline="false" fo:text-shadow="none" style:text-position="0%" style:font-size-asian="12pt" style:font-size-complex="12pt" fo:font-weight="normal" fo:font-style="normal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ontent-validations>
        <table:content-validation table:name="val1" table:condition="of:cell-content-is-in-list(#NAME?)" table:allow-empty-cell="true" table:display-list="unsorted" table:base-cell-address="Sheet1.G32"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Sheet1.K32">
          <table:error-message table:message-type="stop" table:display="true"/>
        </table:content-validation>
        <table:content-validation table:name="val3" table:condition="of:cell-content-is-in-list(#NAME?)" table:allow-empty-cell="true" table:display-list="unsorted" table:base-cell-address="Sheet1.M38">
          <table:error-message table:message-type="stop" table:display="true"/>
        </table:content-validation>
        <table:content-validation table:name="val4" table:condition="of:cell-content-is-in-list(#NAME?)" table:allow-empty-cell="true" table:display-list="unsorted" table:base-cell-address="Sheet1.M36">
          <table:error-message table:message-type="stop" table:display="true"/>
        </table:content-validation>
        <table:content-validation table:name="val5" table:condition="of:cell-content-is-in-list(#NAME?)" table:allow-empty-cell="true" table:display-list="unsorted" table:base-cell-address="'QC Test Summary-Lorad'.I20">
          <table:error-message table:message-type="stop" table:display="true"/>
        </table:content-validation>
        <table:content-validation table:name="val6" table:condition="of:cell-content-is-in-list(#NAME?)" table:allow-empty-cell="true" table:display-list="unsorted" table:base-cell-address="'QC Test Summary-Lorad'.J10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11" table:default-cell-style-name="ce1"/>
        <table:table-column table:style-name="co1" table:default-cell-style-name="ce1"/>
        <table:table-column table:style-name="co2" table:number-columns-repeated="1010" table:default-cell-style-name="ce1"/>
        <table:table-row table:style-name="ro1">
          <table:table-cell table:number-columns-repeated="14"/>
          <table:table-cell table:style-name="ce2" office:value-type="string" calcext:value-type="string">
            <text:p>Revision 1.0-20140825</text:p>
          </table:table-cell>
          <table:table-cell table:style-name="ce22" table:number-columns-repeated="9"/>
          <table:table-cell table:style-name="ce267"/>
          <table:table-cell/>
          <table:table-cell table:style-name="ce272" office:value-type="string" calcext:value-type="string">
            <text:p>Print Area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7" office:value-type="string" calcext:value-type="string">
            <text:p>Medical University of South Carolina</text:p>
          </table:table-cell>
          <table:table-cell table:number-columns-repeated="4"/>
          <table:table-cell table:style-name="ce268"/>
          <table:table-cell/>
          <table:table-cell table:style-name="ce273" office:value-type="string" calcext:value-type="string">
            <text:p>Page1,HVLPage,ExpChart,ImgQuality,Compg1,GraphAcryl,LeedsTO10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7" office:value-type="string" calcext:value-type="string">
            <text:p>Charleston, South Carolina</text:p>
          </table:table-cell>
          <table:table-cell table:number-columns-repeated="4"/>
          <table:table-cell table:style-name="ce268"/>
          <table:table-cell/>
          <table:table-cell table:style-name="ce274" table:formula="of:=IF([.AB7]=&quot;&quot;;&quot;&quot;;[.AB7])">
            <text:p/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41"/>
          <table:table-cell table:number-columns-repeated="4"/>
          <table:table-cell table:style-name="ce268"/>
          <table:table-cell/>
          <table:table-cell table:style-name="ce42" office:value-type="string" calcext:value-type="string">
            <text:p>All:</text:p>
          </table:table-cell>
          <table:table-cell table:style-name="ce28" office:value-type="string" calcext:value-type="string">
            <text:p>Page1,HVLPage,ExpChart,ImgQuality,Compg1,Compg2,OutputGraphFl,OutputGraphDig,LeedsTO10</text:p>
          </table:table-cell>
          <table:table-cell table:number-columns-repeated="996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7" office:value-type="string" calcext:value-type="string">
            <text:p>Mammography System Compliance Inspection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/>
          <table:table-cell table:style-name="ce275" office:value-type="string" calcext:value-type="string">
            <text:p>Measurement Parameter</text:p>
          </table:table-cell>
          <table:table-cell office:value-type="string" calcext:value-type="string">
            <text:p>Last Year</text:p>
          </table:table-cell>
          <table:table-cell/>
          <table:table-cell office:value-type="string" calcext:value-type="string">
            <text:p>This Year</text:p>
          </table:table-cell>
          <table:table-cell table:number-columns-repeated="994"/>
        </table:table-row>
        <table:table-row table:style-name="ro1">
          <table:table-cell table:number-columns-repeated="14"/>
          <table:table-cell office:value-type="string" calcext:value-type="string">
            <text:p>Date:</text:p>
          </table:table-cell>
          <table:table-cell table:style-name="ce24"/>
          <table:table-cell table:style-name="ce74"/>
          <table:table-cell table:number-columns-repeated="5"/>
          <table:table-cell office:value-type="string" calcext:value-type="string">
            <text:p>Inspector:</text:p>
          </table:table-cell>
          <table:table-cell table:style-name="ce116" table:formula="of:=IF([.Y7]&lt;&gt;&quot;&quot;;[.Y7];IF([.AB9]=&quot;&quot;;&quot;&quot;;[.AB9]))">
            <text:p/>
          </table:table-cell>
          <table:table-cell table:style-name="ce146"/>
          <table:table-cell/>
          <table:table-cell table:style-name="ce42" office:value-type="string" calcext:value-type="string">
            <text:p>Print Area</text:p>
          </table:table-cell>
          <table:table-cell table:style-name="ce277"/>
          <table:table-cell table:style-name="ce281" table:formula="of:=IF([.AB7]&lt;&gt;[.AD7];&quot;Change&quot;;&quot;&quot;)" office:value-type="string" office:string-value="Change" calcext:value-type="string">
            <text:p>Change</text:p>
          </table:table-cell>
          <table:table-cell table:style-name="ce282" table:formula="of:=IF(OR([.AA2]=&quot;&quot;;[.AA2]=0);&quot;&quot;;[.AA2])" office:value-type="string" office:string-value="Page1,HVLPage,ExpChart,ImgQuality,Compg1,GraphAcryl,LeedsTO10" calcext:value-type="string">
            <text:p>Page1,HVLPage,ExpChart,ImgQuality,Compg1,GraphAcryl,LeedsTO10</text:p>
          </table:table-cell>
          <table:table-cell table:number-columns-repeated="994"/>
        </table:table-row>
        <table:table-row table:style-name="ro1">
          <table:table-cell table:number-columns-repeated="14"/>
          <table:table-cell office:value-type="string" calcext:value-type="string">
            <text:p>Previous Date:</text:p>
          </table:table-cell>
          <table:table-cell table:style-name="ce25" table:formula="of:=IF([.AB8]=&quot;&quot;;&quot;&quot;;[.AB8])">
            <text:p/>
          </table:table-cell>
          <table:table-cell table:style-name="ce75"/>
          <table:table-cell table:number-columns-repeated="2"/>
          <table:table-cell table:style-name="ce27" office:value-type="string" calcext:value-type="string">
            <text:p>System Information</text:p>
          </table:table-cell>
          <table:table-cell table:number-columns-repeated="2"/>
          <table:table-cell table:style-name="ce227" table:number-columns-repeated="2"/>
          <table:table-cell table:style-name="ce270"/>
          <table:table-cell/>
          <table:table-cell table:style-name="ce42" office:value-type="string" calcext:value-type="string">
            <text:p>Date</text:p>
          </table:table-cell>
          <table:table-cell table:style-name="ce278"/>
          <table:table-cell table:style-name="ce281" table:formula="of:=IF([.AB8]&lt;&gt;[.AD8];&quot;Change&quot;;&quot;&quot;)">
            <text:p/>
          </table:table-cell>
          <table:table-cell table:style-name="ce283" table:formula="of:=IF([.P7]=&quot;&quot;;&quot;&quot;;[.P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5"/>
          <table:table-cell table:style-name="ce26" office:value-type="string" calcext:value-type="string">
            <text:p>Location</text:p>
          </table:table-cell>
          <table:table-cell table:style-name="ce22" table:number-columns-repeated="2"/>
          <table:table-cell table:style-name="ce145" office:value-type="string" calcext:value-type="string">
            <text:p>Input Changes Only</text:p>
          </table:table-cell>
          <table:table-cell table:style-name="ce22" table:number-columns-repeated="3"/>
          <table:table-cell table:style-name="ce145" office:value-type="string" calcext:value-type="string">
            <text:p>Input Changes Only</text:p>
          </table:table-cell>
          <table:table-cell table:style-name="ce22"/>
          <table:table-cell table:style-name="ce267"/>
          <table:table-cell/>
          <table:table-cell table:style-name="ce42" office:value-type="string" calcext:value-type="string">
            <text:p>Inspector</text:p>
          </table:table-cell>
          <table:table-cell table:style-name="ce279"/>
          <table:table-cell table:style-name="ce281" table:formula="of:=IF([.AB9]&lt;&gt;[.AD9];&quot;Change&quot;;&quot;&quot;)">
            <text:p/>
          </table:table-cell>
          <table:table-cell table:style-name="ce284" table:formula="of:=IF([.X7]=&quot;&quot;;&quot;&quot;;[.X7])">
            <text:p/>
          </table:table-cell>
          <table:table-cell table:number-columns-repeated="3"/>
          <table:table-cell table:style-name="ce41" office:value-type="string" calcext:value-type="string">
            <text:p>kV Set</text:p>
          </table:table-cell>
          <table:table-cell table:style-name="ce41" office:value-type="string" calcext:value-type="string">
            <text:p>mAs Set</text:p>
          </table:table-cell>
          <table:table-cell table:style-name="ce41" office:value-type="string" calcext:value-type="string">
            <text:p>Add Filt</text:p>
          </table:table-cell>
          <table:table-cell table:style-name="ce41" office:value-type="string" calcext:value-type="string">
            <text:p>Target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Dose rate (mGy/s)</text:p>
          </table:table-cell>
          <table:table-cell table:style-name="ce41" office:value-type="string" calcext:value-type="string">
            <text:p>Total filtration (mm Al)</text:p>
          </table:table-cell>
          <table:table-cell table:style-name="ce41" office:value-type="string" calcext:value-type="string">
            <text:p>HVL (mm Al)</text:p>
          </table:table-cell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Facility:</text:p>
          </table:table-cell>
          <table:table-cell table:style-name="ce116" table:formula="of:=IF([.S10]&lt;&gt;&quot;&quot;;[.S10];IF([.AB10]=&quot;&quot;;&quot;&quot;;[.AB10]))">
            <text:p/>
          </table:table-cell>
          <table:table-cell table:style-name="ce146"/>
          <table:table-cell/>
          <table:table-cell table:style-name="ce42" office:value-type="string" calcext:value-type="string">
            <text:p>Site Number:</text:p>
          </table:table-cell>
          <table:table-cell table:style-name="ce116" table:formula="of:=IF([.W10]&lt;&gt;&quot;&quot;;[.W10];IF([.AB15]=&quot;&quot;;&quot;&quot;;[.AB15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Facility:</text:p>
          </table:table-cell>
          <table:table-cell table:style-name="ce279"/>
          <table:table-cell table:style-name="ce281" table:formula="of:=IF([.AB10]&lt;&gt;[.AD10];&quot;Change&quot;;&quot;&quot;)">
            <text:p/>
          </table:table-cell>
          <table:table-cell table:style-name="ce284" table:formula="of:=IF([.R10]=&quot;&quot;;&quot;&quot;;[.R10])">
            <text:p/>
          </table:table-cell>
          <table:table-cell table:number-columns-repeated="3"/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3.47" calcext:value-type="float">
            <text:p>23.47</text:p>
          </table:table-cell>
          <table:table-cell table:style-name="ce59" office:value-type="float" office:value="523.2" calcext:value-type="float">
            <text:p>523.2</text:p>
          </table:table-cell>
          <table:table-cell table:style-name="ce59" office:value-type="float" office:value="3.621" calcext:value-type="float">
            <text:p>3.621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Department:</text:p>
          </table:table-cell>
          <table:table-cell table:style-name="ce116" table:formula="of:=IF([.S11]&lt;&gt;&quot;&quot;;[.S11];IF([.AB11]=&quot;&quot;;&quot;&quot;;[.AB11]))">
            <text:p/>
          </table:table-cell>
          <table:table-cell table:style-name="ce146"/>
          <table:table-cell/>
          <table:table-cell table:style-name="ce42" office:value-type="string" calcext:value-type="string">
            <text:p>Authorized Use:</text:p>
          </table:table-cell>
          <table:table-cell table:style-name="ce116" table:formula="of:=IF([.W11]&lt;&gt;&quot;&quot;;[.W11];IF([.AB16]=&quot;&quot;;&quot;&quot;;[.AB16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Department:</text:p>
          </table:table-cell>
          <table:table-cell table:style-name="ce279"/>
          <table:table-cell table:style-name="ce281" table:formula="of:=IF([.AB11]&lt;&gt;[.AD11];&quot;Change&quot;;&quot;&quot;)">
            <text:p/>
          </table:table-cell>
          <table:table-cell table:style-name="ce284" table:formula="of:=IF([.R11]=&quot;&quot;;&quot;&quot;;[.R11])">
            <text:p/>
          </table:table-cell>
          <table:table-cell table:number-columns-repeated="3"/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3.624" calcext:value-type="float">
            <text:p>3.624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Area/Division:</text:p>
          </table:table-cell>
          <table:table-cell table:style-name="ce116" table:formula="of:=IF([.S12]&lt;&gt;&quot;&quot;;[.S12];IF([.AB12]=&quot;&quot;;&quot;&quot;;[.AB12]))">
            <text:p/>
          </table:table-cell>
          <table:table-cell table:style-name="ce146"/>
          <table:table-cell/>
          <table:table-cell table:style-name="ce42" office:value-type="string" calcext:value-type="string">
            <text:p>Date of Installation:</text:p>
          </table:table-cell>
          <table:table-cell table:style-name="ce199" table:formula="of:=IF([.W12]&lt;&gt;&quot;&quot;;[.W12];IF([.AB17]=&quot;&quot;;&quot;&quot;;[.AB17]))">
            <text:p/>
          </table:table-cell>
          <table:table-cell table:style-name="ce228"/>
          <table:table-cell/>
          <table:table-cell table:style-name="ce268"/>
          <table:table-cell/>
          <table:table-cell table:style-name="ce42" office:value-type="string" calcext:value-type="string">
            <text:p>Area/Division:</text:p>
          </table:table-cell>
          <table:table-cell table:style-name="ce279"/>
          <table:table-cell table:style-name="ce281" table:formula="of:=IF([.AB12]&lt;&gt;[.AD12];&quot;Change&quot;;&quot;&quot;)">
            <text:p/>
          </table:table-cell>
          <table:table-cell table:style-name="ce284" table:formula="of:=IF([.R12]=&quot;&quot;;&quot;&quot;;[.R12])">
            <text:p/>
          </table:table-cell>
          <table:table-cell table:number-columns-repeated="3"/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2" calcext:value-type="float">
            <text:p>0.2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207" calcext:value-type="float">
            <text:p>2.20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Survey ID:</text:p>
          </table:table-cell>
          <table:table-cell table:style-name="ce117" table:formula="of:=IF([.S13]&lt;&gt;&quot;&quot;;[.S13];IF([.AB13]=&quot;&quot;;&quot;&quot;;[.AB13]))">
            <text:p/>
          </table:table-cell>
          <table:table-cell table:style-name="ce147"/>
          <table:table-cell/>
          <table:table-cell table:style-name="ce42" office:value-type="string" calcext:value-type="string">
            <text:p>Number of X-ray Tubes:</text:p>
          </table:table-cell>
          <table:table-cell table:style-name="ce117" table:formula="of:=IF([.W13]&lt;&gt;&quot;&quot;;[.W13];IF([.AB18]=&quot;&quot;;&quot;&quot;;[.AB18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Survey ID:</text:p>
          </table:table-cell>
          <table:table-cell table:style-name="ce279"/>
          <table:table-cell table:style-name="ce281" table:formula="of:=IF([.AB13]&lt;&gt;[.AD13];&quot;Change&quot;;&quot;&quot;)">
            <text:p/>
          </table:table-cell>
          <table:table-cell table:style-name="ce284" table:formula="of:=IF([.R13]=&quot;&quot;;&quot;&quot;;[.R13])">
            <text:p/>
          </table:table-cell>
          <table:table-cell table:number-columns-repeated="3"/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2" calcext:value-type="float">
            <text:p>0.2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207" calcext:value-type="float">
            <text:p>2.20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Room Number:</text:p>
          </table:table-cell>
          <table:table-cell table:style-name="ce116" table:formula="of:=IF([.S14]&lt;&gt;&quot;&quot;;[.S14];IF([.AB14]=&quot;&quot;;&quot;&quot;;[.AB14]))">
            <text:p/>
          </table:table-cell>
          <table:table-cell table:style-name="ce146"/>
          <table:table-cell/>
          <table:table-cell table:style-name="ce42" office:value-type="string" calcext:value-type="string">
            <text:p>Accession Number:</text:p>
          </table:table-cell>
          <table:table-cell table:style-name="ce117" table:formula="of:=IF([.W14]&lt;&gt;&quot;&quot;;[.W14];IF([.AB19]=&quot;&quot;;&quot;&quot;;[.AB19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Room Number:</text:p>
          </table:table-cell>
          <table:table-cell table:style-name="ce279"/>
          <table:table-cell table:style-name="ce281" table:formula="of:=IF([.AB14]&lt;&gt;[.AD14];&quot;Change&quot;;&quot;&quot;)">
            <text:p/>
          </table:table-cell>
          <table:table-cell table:style-name="ce284" table:formula="of:=IF([.R14]=&quot;&quot;;&quot;&quot;;[.R14])">
            <text:p/>
          </table:table-cell>
          <table:table-cell table:number-columns-repeated="3"/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1.774" calcext:value-type="float">
            <text:p>1.774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/>
          <table:table-cell table:style-name="ce42" office:value-type="string" calcext:value-type="string">
            <text:p>Site Number:</text:p>
          </table:table-cell>
          <table:table-cell table:style-name="ce279"/>
          <table:table-cell table:style-name="ce281" table:formula="of:=IF([.AB15]&lt;&gt;[.AD15];&quot;Change&quot;;&quot;&quot;)">
            <text:p/>
          </table:table-cell>
          <table:table-cell table:style-name="ce284" table:formula="of:=IF([.V10]=&quot;&quot;;&quot;&quot;;[.V10])">
            <text:p/>
          </table:table-cell>
          <table:table-cell table:number-columns-repeated="3"/>
          <table:table-cell table:style-name="ce286" office:value-type="float" office:value="24" calcext:value-type="float">
            <text:p>2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1.774" calcext:value-type="float">
            <text:p>1.774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X-Ray Generator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Authorized Use:</text:p>
          </table:table-cell>
          <table:table-cell table:style-name="ce279"/>
          <table:table-cell table:style-name="ce281" table:formula="of:=IF([.AB16]&lt;&gt;[.AD16];&quot;Change&quot;;&quot;&quot;)">
            <text:p/>
          </table:table-cell>
          <table:table-cell table:style-name="ce284" table:formula="of:=IF([.V11]=&quot;&quot;;&quot;&quot;;[.V11])">
            <text:p/>
          </table:table-cell>
          <table:table-cell table:number-columns-repeated="3"/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5.67" calcext:value-type="float">
            <text:p>25.67</text:p>
          </table:table-cell>
          <table:table-cell table:style-name="ce59" office:value-type="float" office:value="502.7" calcext:value-type="float">
            <text:p>502.7</text:p>
          </table:table-cell>
          <table:table-cell table:style-name="ce59" office:value-type="float" office:value="4.21" calcext:value-type="float">
            <text:p>4.21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r:</text:p>
          </table:table-cell>
          <table:table-cell table:style-name="ce116" table:formula="of:=IF([.S17]&lt;&gt;&quot;&quot;;[.S17];IF([.AB21]=&quot;&quot;;&quot;&quot;;[.AB21]))">
            <text:p/>
          </table:table-cell>
          <table:table-cell table:style-name="ce146"/>
          <table:table-cell/>
          <table:table-cell table:style-name="ce42" office:value-type="string" calcext:value-type="string">
            <text:p>Manufacture Date:</text:p>
          </table:table-cell>
          <table:table-cell table:style-name="ce118" table:formula="of:=IF([.W17]&lt;&gt;&quot;&quot;;[.W17];IF([.AB24]=&quot;&quot;;&quot;&quot;;[.AB24]))">
            <text:p/>
          </table:table-cell>
          <table:table-cell table:style-name="ce148"/>
          <table:table-cell/>
          <table:table-cell table:style-name="ce268"/>
          <table:table-cell/>
          <table:table-cell table:style-name="ce42" office:value-type="string" calcext:value-type="string">
            <text:p>Date of Installation:</text:p>
          </table:table-cell>
          <table:table-cell table:style-name="ce280"/>
          <table:table-cell table:style-name="ce281" table:formula="of:=IF([.AB17]&lt;&gt;[.AD17];&quot;Change&quot;;&quot;&quot;)">
            <text:p/>
          </table:table-cell>
          <table:table-cell table:style-name="ce285" table:formula="of:=IF([.V12]=&quot;&quot;;&quot;&quot;;[.V12])">
            <text:p/>
          </table:table-cell>
          <table:table-cell table:number-columns-repeated="3"/>
          <table:table-cell table:style-name="ce286" office:value-type="float" office:value="25" calcext:value-type="float">
            <text:p>25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4.23" calcext:value-type="float">
            <text:p>4.2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odel:</text:p>
          </table:table-cell>
          <table:table-cell table:style-name="ce116" table:formula="of:=IF([.S18]&lt;&gt;&quot;&quot;;[.S18];IF([.AB22]=&quot;&quot;;&quot;&quot;;[.AB22]))">
            <text:p/>
          </table:table-cell>
          <table:table-cell table:style-name="ce146"/>
          <table:table-cell/>
          <table:table-cell table:style-name="ce42" office:value-type="string" calcext:value-type="string">
            <text:p>Serial Number:</text:p>
          </table:table-cell>
          <table:table-cell table:style-name="ce117" table:formula="of:=IF([.W18]&lt;&gt;&quot;&quot;;[.W18];IF([.AB25]=&quot;&quot;;&quot;&quot;;[.AB25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Number of X-ray Tubes:</text:p>
          </table:table-cell>
          <table:table-cell table:style-name="ce279"/>
          <table:table-cell table:style-name="ce281" table:formula="of:=IF([.AB18]&lt;&gt;[.AD18];&quot;Change&quot;;&quot;&quot;)">
            <text:p/>
          </table:table-cell>
          <table:table-cell table:style-name="ce284" table:formula="of:=IF([.V13]=&quot;&quot;;&quot;&quot;;[.V13])">
            <text:p/>
          </table:table-cell>
          <table:table-cell table:number-columns-repeated="3"/>
          <table:table-cell table:style-name="ce286" office:value-type="float" office:value="25" calcext:value-type="float">
            <text:p>25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2" calcext:value-type="float">
            <text:p>0.2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62" calcext:value-type="float">
            <text:p>2.62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x kVp:</text:p>
          </table:table-cell>
          <table:table-cell table:style-name="ce117" table:formula="of:=IF([.S19]&lt;&gt;&quot;&quot;;[.S19];IF([.AB23]=&quot;&quot;;&quot;&quot;;[.AB23]))">
            <text:p/>
          </table:table-cell>
          <table:table-cell table:style-name="ce146"/>
          <table:table-cell/>
          <table:table-cell table:style-name="ce42" office:value-type="string" calcext:value-type="string">
            <text:p>Max mA:</text:p>
          </table:table-cell>
          <table:table-cell table:style-name="ce117" table:formula="of:=IF([.W19]&lt;&gt;&quot;&quot;;[.W19];IF([.AB26]=&quot;&quot;;&quot;&quot;;[.AB26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Accesssion Number:</text:p>
          </table:table-cell>
          <table:table-cell table:style-name="ce279"/>
          <table:table-cell table:style-name="ce281" table:formula="of:=IF([.AB19]&lt;&gt;[.AD19];&quot;Change&quot;;&quot;&quot;)">
            <text:p/>
          </table:table-cell>
          <table:table-cell table:style-name="ce284" table:formula="of:=IF([.V14]=&quot;&quot;;&quot;&quot;;[.V14])">
            <text:p/>
          </table:table-cell>
          <table:table-cell table:number-columns-repeated="3"/>
          <table:table-cell table:style-name="ce286" office:value-type="float" office:value="25" calcext:value-type="float">
            <text:p>25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2" calcext:value-type="float">
            <text:p>0.2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62" calcext:value-type="float">
            <text:p>2.62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/>
          <table:table-cell table:style-name="ce275" office:value-type="string" calcext:value-type="string">
            <text:p>X-Ray Generator</text:p>
          </table:table-cell>
          <table:table-cell table:number-columns-repeated="6"/>
          <table:table-cell table:style-name="ce286" office:value-type="float" office:value="25" calcext:value-type="float">
            <text:p>25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122" calcext:value-type="float">
            <text:p>2.122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X-Ray Tube 1</text:p>
          </table:table-cell>
          <table:table-cell table:number-columns-repeated="4"/>
          <table:table-cell table:style-name="ce27" office:value-type="string" calcext:value-type="string">
            <text:p>Target:</text:p>
          </table:table-cell>
          <table:table-cell table:number-columns-repeated="3"/>
          <table:table-cell table:style-name="ce268"/>
          <table:table-cell/>
          <table:table-cell table:style-name="ce42" office:value-type="string" calcext:value-type="string">
            <text:p>Manufacturer:</text:p>
          </table:table-cell>
          <table:table-cell table:style-name="ce279"/>
          <table:table-cell table:style-name="ce281" table:formula="of:=IF([.AB21]&lt;&gt;[.AD21];&quot;Change&quot;;&quot;&quot;)">
            <text:p/>
          </table:table-cell>
          <table:table-cell table:style-name="ce284" table:formula="of:=IF([.R17]=&quot;&quot;;&quot;&quot;;[.R17])">
            <text:p/>
          </table:table-cell>
          <table:table-cell table:number-columns-repeated="3"/>
          <table:table-cell table:style-name="ce286" office:value-type="float" office:value="25" calcext:value-type="float">
            <text:p>25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122" calcext:value-type="float">
            <text:p>2.122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Tube Designation/Use:</text:p>
          </table:table-cell>
          <table:table-cell table:style-name="ce116" table:formula="of:=IF([.S22]&lt;&gt;&quot;&quot;;[.S22];IF([.AB28]=&quot;&quot;;&quot;&quot;;[.AB28]))">
            <text:p/>
          </table:table-cell>
          <table:table-cell table:style-name="ce146"/>
          <table:table-cell table:number-columns-repeated="2"/>
          <table:table-cell table:style-name="ce117" table:formula="of:=IF([.W22]&lt;&gt;&quot;&quot;;[.W22];IF([.AB28]=&quot;&quot;;&quot;&quot;;[.AB28]))" office:value-type="string" office:string-value="Mo" calcext:value-type="string">
            <text:p>Mo</text:p>
          </table:table-cell>
          <table:table-cell table:style-name="ce146" office:value-type="string" calcext:value-type="string">
            <text:p>Mo</text:p>
          </table:table-cell>
          <table:table-cell/>
          <table:table-cell table:style-name="ce268"/>
          <table:table-cell/>
          <table:table-cell table:style-name="ce42" office:value-type="string" calcext:value-type="string">
            <text:p>Model:</text:p>
          </table:table-cell>
          <table:table-cell table:style-name="ce279"/>
          <table:table-cell table:style-name="ce281" table:formula="of:=IF([.AB22]&lt;&gt;[.AD22];&quot;Change&quot;;&quot;&quot;)">
            <text:p/>
          </table:table-cell>
          <table:table-cell table:style-name="ce284" table:formula="of:=IF([.R18]=&quot;&quot;;&quot;&quot;;[.R18])">
            <text:p/>
          </table:table-cell>
          <table:table-cell table:number-columns-repeated="3"/>
          <table:table-cell table:style-name="ce59" office:value-type="float" office:value="26" calcext:value-type="float">
            <text:p>26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6.83" calcext:value-type="float">
            <text:p>26.83</text:p>
          </table:table-cell>
          <table:table-cell table:style-name="ce59" office:value-type="float" office:value="502.9" calcext:value-type="float">
            <text:p>502.9</text:p>
          </table:table-cell>
          <table:table-cell table:style-name="ce59" office:value-type="float" office:value="4.822" calcext:value-type="float">
            <text:p>4.822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 Date:</text:p>
          </table:table-cell>
          <table:table-cell table:style-name="ce118" table:formula="of:=IF([.S23]&lt;&gt;&quot;&quot;;[.S23];IF([.AB29]=&quot;&quot;;&quot;&quot;;[.AB29]))">
            <text:p/>
          </table:table-cell>
          <table:table-cell table:style-name="ce148"/>
          <table:table-cell table:number-columns-repeated="2"/>
          <table:table-cell table:style-name="ce117" table:formula="of:=IF([.W23]&lt;&gt;&quot;&quot;;[.W23];IF([.AB29]=&quot;&quot;;&quot;&quot;;[.AB29]))" office:value-type="string" office:string-value="Mo" calcext:value-type="string">
            <text:p>Mo</text:p>
          </table:table-cell>
          <table:table-cell table:style-name="ce146" office:value-type="string" calcext:value-type="string">
            <text:p>Mo</text:p>
          </table:table-cell>
          <table:table-cell/>
          <table:table-cell table:style-name="ce268"/>
          <table:table-cell/>
          <table:table-cell table:style-name="ce42" office:value-type="string" calcext:value-type="string">
            <text:p>Max kVp:</text:p>
          </table:table-cell>
          <table:table-cell table:style-name="ce279"/>
          <table:table-cell table:style-name="ce281" table:formula="of:=IF([.AB23]&lt;&gt;[.AD23];&quot;Change&quot;;&quot;&quot;)">
            <text:p/>
          </table:table-cell>
          <table:table-cell table:style-name="ce284" table:formula="of:=IF([.R19]=&quot;&quot;;&quot;&quot;;[.R19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20" calcext:value-type="float">
            <text:p>2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9.06" calcext:value-type="float">
            <text:p>29.06</text:p>
          </table:table-cell>
          <table:table-cell table:style-name="ce59" office:value-type="float" office:value="662.3" calcext:value-type="float">
            <text:p>662.3</text:p>
          </table:table-cell>
          <table:table-cell table:style-name="ce59" office:value-type="float" office:value="2.436" calcext:value-type="float">
            <text:p>2.436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Insert</text:p>
          </table:table-cell>
          <table:table-cell table:number-columns-repeated="4"/>
          <table:table-cell table:style-name="ce27" office:value-type="string" calcext:value-type="string">
            <text:p>Filter</text:p>
          </table:table-cell>
          <table:table-cell table:number-columns-repeated="3"/>
          <table:table-cell table:style-name="ce268"/>
          <table:table-cell/>
          <table:table-cell table:style-name="ce42" office:value-type="string" calcext:value-type="string">
            <text:p>Manufacture Date:</text:p>
          </table:table-cell>
          <table:table-cell table:style-name="ce280"/>
          <table:table-cell table:style-name="ce281" table:formula="of:=IF([.AB24]&lt;&gt;[.AD24];&quot;Change&quot;;&quot;&quot;)">
            <text:p/>
          </table:table-cell>
          <table:table-cell table:style-name="ce285" table:formula="of:=IF([.V17]=&quot;&quot;;&quot;&quot;;[.V17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8.93" calcext:value-type="float">
            <text:p>28.93</text:p>
          </table:table-cell>
          <table:table-cell table:style-name="ce59" office:value-type="float" office:value="502.8" calcext:value-type="float">
            <text:p>502.8</text:p>
          </table:table-cell>
          <table:table-cell table:style-name="ce59" office:value-type="float" office:value="6.134" calcext:value-type="float">
            <text:p>6.134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r:</text:p>
          </table:table-cell>
          <table:table-cell table:style-name="ce117" table:formula="of:=IF([.S25]&lt;&gt;&quot;&quot;;[.S25];IF([.AB30]=&quot;&quot;;&quot;&quot;;[.AB30]))">
            <text:p/>
          </table:table-cell>
          <table:table-cell table:style-name="ce146"/>
          <table:table-cell table:number-columns-repeated="2"/>
          <table:table-cell table:style-name="ce117" table:formula="of:=IF([.W25]&lt;&gt;&quot;&quot;;[.W25];IF([.AB31]=&quot;&quot;;&quot;&quot;;[.AB31]))" office:value-type="string" office:string-value="Mo" calcext:value-type="string">
            <text:p>Mo</text:p>
          </table:table-cell>
          <table:table-cell table:style-name="ce146" office:value-type="string" calcext:value-type="string">
            <text:p>Mo</text:p>
          </table:table-cell>
          <table:table-cell/>
          <table:table-cell table:style-name="ce268"/>
          <table:table-cell/>
          <table:table-cell table:style-name="ce42" office:value-type="string" calcext:value-type="string">
            <text:p>Serial Number:</text:p>
          </table:table-cell>
          <table:table-cell table:style-name="ce279"/>
          <table:table-cell table:style-name="ce281" table:formula="of:=IF([.AB25]&lt;&gt;[.AD25];&quot;Change&quot;;&quot;&quot;)">
            <text:p/>
          </table:table-cell>
          <table:table-cell table:style-name="ce284" table:formula="of:=IF([.V18]=&quot;&quot;;&quot;&quot;;[.V18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8.93" calcext:value-type="float">
            <text:p>28.93</text:p>
          </table:table-cell>
          <table:table-cell table:style-name="ce59" office:value-type="float" office:value="502.9" calcext:value-type="float">
            <text:p>502.9</text:p>
          </table:table-cell>
          <table:table-cell table:style-name="ce59" office:value-type="float" office:value="6.133" calcext:value-type="float">
            <text:p>6.133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odel:</text:p>
          </table:table-cell>
          <table:table-cell table:style-name="ce117" table:formula="of:=IF([.S26]&lt;&gt;&quot;&quot;;[.S26];IF([.AB31]=&quot;&quot;;&quot;&quot;;[.AB31]))">
            <text:p/>
          </table:table-cell>
          <table:table-cell table:style-name="ce146"/>
          <table:table-cell table:number-columns-repeated="2"/>
          <table:table-cell table:style-name="ce117" table:formula="of:=IF([.W26]&lt;&gt;&quot;&quot;;[.W26];IF([.AB32]=&quot;&quot;;&quot;&quot;;[.AB32]))" office:value-type="string" office:string-value="Rh" calcext:value-type="string">
            <text:p>Rh</text:p>
          </table:table-cell>
          <table:table-cell table:style-name="ce146" office:value-type="string" calcext:value-type="string">
            <text:p>Rh</text:p>
          </table:table-cell>
          <table:table-cell/>
          <table:table-cell table:style-name="ce268"/>
          <table:table-cell/>
          <table:table-cell table:style-name="ce42" office:value-type="string" calcext:value-type="string">
            <text:p>Max mA:</text:p>
          </table:table-cell>
          <table:table-cell table:style-name="ce279"/>
          <table:table-cell table:style-name="ce281" table:formula="of:=IF([.AB26]&lt;&gt;[.AD26];&quot;Change&quot;;&quot;&quot;)">
            <text:p/>
          </table:table-cell>
          <table:table-cell table:style-name="ce284" table:formula="of:=IF([.V19]=&quot;&quot;;&quot;&quot;;[.V19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office:value-type="float" office:value="28.92" calcext:value-type="float">
            <text:p>28.92</text:p>
          </table:table-cell>
          <table:table-cell table:style-name="ce286" office:value-type="float" office:value="502.2" calcext:value-type="float">
            <text:p>502.2</text:p>
          </table:table-cell>
          <table:table-cell table:style-name="ce286" office:value-type="float" office:value="6.129" calcext:value-type="float">
            <text:p>6.12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Serial Number:</text:p>
          </table:table-cell>
          <table:table-cell table:style-name="ce117" table:formula="of:=IF([.S27]&lt;&gt;&quot;&quot;;[.S27];IF([.AB32]=&quot;&quot;;&quot;&quot;;[.AB32]))">
            <text:p/>
          </table:table-cell>
          <table:table-cell table:style-name="ce146"/>
          <table:table-cell table:number-columns-repeated="5"/>
          <table:table-cell table:style-name="ce268"/>
          <table:table-cell/>
          <table:table-cell table:style-name="ce27" office:value-type="string" calcext:value-type="string">
            <text:p>X-Ray Tube 1</text:p>
          </table:table-cell>
          <table:table-cell table:number-columns-repeated="6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office:value-type="float" office:value="28.96" calcext:value-type="float">
            <text:p>28.96</text:p>
          </table:table-cell>
          <table:table-cell table:style-name="ce286" office:value-type="float" office:value="502.4" calcext:value-type="float">
            <text:p>502.4</text:p>
          </table:table-cell>
          <table:table-cell table:style-name="ce286" office:value-type="float" office:value="6.127" calcext:value-type="float">
            <text:p>6.12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style-name="ce27" office:value-type="string" calcext:value-type="string">
            <text:p>Housing</text:p>
          </table:table-cell>
          <table:table-cell table:number-columns-repeated="4"/>
          <table:table-cell table:style-name="ce176" office:value-type="string" calcext:value-type="string">
            <text:p>Focal Spot Sizes (mm)</text:p>
          </table:table-cell>
          <table:table-cell table:number-columns-repeated="3"/>
          <table:table-cell table:style-name="ce268"/>
          <table:table-cell/>
          <table:table-cell table:style-name="ce42" office:value-type="string" calcext:value-type="string">
            <text:p>Tube Designation/Use:</text:p>
          </table:table-cell>
          <table:table-cell table:style-name="ce279"/>
          <table:table-cell table:style-name="ce281" table:formula="of:=IF([.AB28]&lt;&gt;[.AD28];&quot;Change&quot;;&quot;&quot;)">
            <text:p/>
          </table:table-cell>
          <table:table-cell table:style-name="ce284" table:formula="of:=IF([.R22]=&quot;&quot;;&quot;&quot;;[.R22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3.287" calcext:value-type="float">
            <text:p>3.28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anufacturer:</text:p>
          </table:table-cell>
          <table:table-cell table:style-name="ce117" table:formula="of:=IF([.S29]&lt;&gt;&quot;&quot;;[.S29];IF([.AB33]=&quot;&quot;;&quot;&quot;;[.AB33]))">
            <text:p/>
          </table:table-cell>
          <table:table-cell table:style-name="ce146"/>
          <table:table-cell/>
          <table:table-cell table:style-name="ce42" office:value-type="string" calcext:value-type="string">
            <text:p>Large:</text:p>
          </table:table-cell>
          <table:table-cell table:style-name="ce116" table:formula="of:=IF([.W29]&lt;&gt;&quot;&quot;;[.W29];IF([.AB36]=&quot;&quot;;&quot;&quot;;[.AB36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Manufacture Date:</text:p>
          </table:table-cell>
          <table:table-cell table:style-name="ce280"/>
          <table:table-cell table:style-name="ce281" table:formula="of:=IF([.AB29]&lt;&gt;[.AD29];&quot;Change&quot;;&quot;&quot;)">
            <text:p/>
          </table:table-cell>
          <table:table-cell table:style-name="ce285" table:formula="of:=IF([.R23]=&quot;&quot;;&quot;&quot;;[.R23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3.287" calcext:value-type="float">
            <text:p>3.28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Model:</text:p>
          </table:table-cell>
          <table:table-cell table:style-name="ce117" table:formula="of:=IF([.S30]&lt;&gt;&quot;&quot;;[.S30];IF([.AB34]=&quot;&quot;;&quot;&quot;;[.AB34]))">
            <text:p/>
          </table:table-cell>
          <table:table-cell table:style-name="ce146"/>
          <table:table-cell/>
          <table:table-cell table:style-name="ce42" office:value-type="string" calcext:value-type="string">
            <text:p>Small:</text:p>
          </table:table-cell>
          <table:table-cell table:style-name="ce116" table:formula="of:=IF([.W30]&lt;&gt;&quot;&quot;;[.W30];IF([.AB37]=&quot;&quot;;&quot;&quot;;[.AB37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Manufacturer:</text:p>
          </table:table-cell>
          <table:table-cell table:style-name="ce279"/>
          <table:table-cell table:style-name="ce281" table:formula="of:=IF([.AB30]&lt;&gt;[.AD30];&quot;Change&quot;;&quot;&quot;)">
            <text:p/>
          </table:table-cell>
          <table:table-cell table:style-name="ce284" table:formula="of:=IF([.R25]=&quot;&quot;;&quot;&quot;;[.R25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737" calcext:value-type="float">
            <text:p>2.73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Serial Number:</text:p>
          </table:table-cell>
          <table:table-cell table:style-name="ce117" table:formula="of:=IF([.S31]&lt;&gt;&quot;&quot;;[.S31];IF([.AB35]=&quot;&quot;;&quot;&quot;;[.AB35]))">
            <text:p/>
          </table:table-cell>
          <table:table-cell table:style-name="ce146"/>
          <table:table-cell table:number-columns-repeated="5"/>
          <table:table-cell table:style-name="ce268"/>
          <table:table-cell/>
          <table:table-cell table:style-name="ce42" office:value-type="string" calcext:value-type="string">
            <text:p>Model:</text:p>
          </table:table-cell>
          <table:table-cell table:style-name="ce279"/>
          <table:table-cell table:style-name="ce281" table:formula="of:=IF([.AB31]&lt;&gt;[.AD31];&quot;Change&quot;;&quot;&quot;)">
            <text:p/>
          </table:table-cell>
          <table:table-cell table:style-name="ce284" table:formula="of:=IF([.R26]=&quot;&quot;;&quot;&quot;;[.R26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2.737" calcext:value-type="float">
            <text:p>2.73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27" office:value-type="string" calcext:value-type="string">
            <text:p>Filtration</text:p>
          </table:table-cell>
          <table:table-cell table:number-columns-repeated="3"/>
          <table:table-cell table:style-name="ce268"/>
          <table:table-cell/>
          <table:table-cell table:style-name="ce42" office:value-type="string" calcext:value-type="string">
            <text:p>Serial Number:</text:p>
          </table:table-cell>
          <table:table-cell table:style-name="ce279"/>
          <table:table-cell table:style-name="ce281" table:formula="of:=IF([.AB32]&lt;&gt;[.AD32];&quot;Change&quot;;&quot;&quot;)">
            <text:p/>
          </table:table-cell>
          <table:table-cell table:style-name="ce284" table:formula="of:=IF([.R27]=&quot;&quot;;&quot;&quot;;[.R27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100" calcext:value-type="float">
            <text:p>10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8.94" calcext:value-type="float">
            <text:p>28.94</text:p>
          </table:table-cell>
          <table:table-cell table:style-name="ce59" office:value-type="float" office:value="1006" calcext:value-type="float">
            <text:p>1006</text:p>
          </table:table-cell>
          <table:table-cell table:style-name="ce59" office:value-type="float" office:value="12.3" calcext:value-type="float">
            <text:p>12.3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42" office:value-type="string" calcext:value-type="string">
            <text:p>Inherent:</text:p>
          </table:table-cell>
          <table:table-cell table:style-name="ce116" table:formula="of:=IF([.W33]&lt;&gt;&quot;&quot;;[.W33];IF([.AB39]=&quot;&quot;;&quot;&quot;;[.AB39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Manufacturer:</text:p>
          </table:table-cell>
          <table:table-cell table:style-name="ce279"/>
          <table:table-cell table:style-name="ce281" table:formula="of:=IF([.AB33]&lt;&gt;[.AD33];&quot;Change&quot;;&quot;&quot;)">
            <text:p/>
          </table:table-cell>
          <table:table-cell table:style-name="ce284" table:formula="of:=IF([.R29]=&quot;&quot;;&quot;&quot;;[.R29])">
            <text:p/>
          </table:table-cell>
          <table:table-cell table:number-columns-repeated="3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300" calcext:value-type="float">
            <text:p>30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28.94" calcext:value-type="float">
            <text:p>28.94</text:p>
          </table:table-cell>
          <table:table-cell table:style-name="ce59" office:value-type="float" office:value="3370" calcext:value-type="float">
            <text:p>3370</text:p>
          </table:table-cell>
          <table:table-cell table:style-name="ce59" office:value-type="float" office:value="36.95" calcext:value-type="float">
            <text:p>36.95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5"/>
          <table:table-cell table:style-name="ce42" office:value-type="string" calcext:value-type="string">
            <text:p>Added:</text:p>
          </table:table-cell>
          <table:table-cell table:style-name="ce116" table:formula="of:=IF([.W34]&lt;&gt;&quot;&quot;;[.W34];IF([.AB40]=&quot;&quot;;&quot;&quot;;[.AB40]))">
            <text:p/>
          </table:table-cell>
          <table:table-cell table:style-name="ce146"/>
          <table:table-cell/>
          <table:table-cell table:style-name="ce268"/>
          <table:table-cell/>
          <table:table-cell table:style-name="ce42" office:value-type="string" calcext:value-type="string">
            <text:p>Model:</text:p>
          </table:table-cell>
          <table:table-cell table:style-name="ce279"/>
          <table:table-cell table:style-name="ce281" table:formula="of:=IF([.AB34]&lt;&gt;[.AD34];&quot;Change&quot;;&quot;&quot;)">
            <text:p/>
          </table:table-cell>
          <table:table-cell table:style-name="ce284" table:formula="of:=IF([.R30]=&quot;&quot;;&quot;&quot;;[.R30])">
            <text:p/>
          </table:table-cell>
          <table:table-cell table:number-columns-repeated="3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office:value-type="float" office:value="30.44" calcext:value-type="float">
            <text:p>30.44</text:p>
          </table:table-cell>
          <table:table-cell table:style-name="ce59" office:value-type="float" office:value="500.8" calcext:value-type="float">
            <text:p>500.8</text:p>
          </table:table-cell>
          <table:table-cell table:style-name="ce59" office:value-type="float" office:value="7.551" calcext:value-type="float">
            <text:p>7.551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/>
          <table:table-cell table:style-name="ce42" office:value-type="string" calcext:value-type="string">
            <text:p>Serial Number:</text:p>
          </table:table-cell>
          <table:table-cell table:style-name="ce279"/>
          <table:table-cell table:style-name="ce281" table:formula="of:=IF([.AB35]&lt;&gt;[.AD35];&quot;Change&quot;;&quot;&quot;)">
            <text:p/>
          </table:table-cell>
          <table:table-cell table:style-name="ce284" table:formula="of:=IF([.R31]=&quot;&quot;;&quot;&quot;;[.R31])">
            <text:p/>
          </table:table-cell>
          <table:table-cell table:number-columns-repeated="3"/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50" calcext:value-type="float">
            <text:p>50</text:p>
          </table:table-cell>
          <table:table-cell table:style-name="ce290" office:value-type="float" office:value="0" calcext:value-type="float">
            <text:p>0.0</text:p>
          </table:table-cell>
          <table:table-cell table:style-name="ce98" table:formula="of:=IF([.$P$241]=&quot;&quot;;&quot;&quot;;[.$P$241])" office:value-type="string" office:string-value="Mo" calcext:value-type="string">
            <text:p>Mo</text:p>
          </table:table-cell>
          <table:table-cell table:style-name="ce98" table:formula="of:=IF([.$Q$241]=&quot;&quot;;&quot;&quot;;[.$Q$241])" office:value-type="string" office:string-value="Mo" calcext:value-type="string">
            <text:p>Mo</text:p>
          </table:table-cell>
          <table:table-cell table:style-name="ce98" office:value-type="float" office:value="32" calcext:value-type="float">
            <text:p>32</text:p>
          </table:table-cell>
          <table:table-cell table:style-name="ce98" office:value-type="float" office:value="502.4" calcext:value-type="float">
            <text:p>502.4</text:p>
          </table:table-cell>
          <table:table-cell table:style-name="ce98" office:value-type="float" office:value="9.11" calcext:value-type="float">
            <text:p>9.11</text:p>
          </table:table-cell>
          <table:table-cell table:style-name="ce98" table:number-columns-repeated="3"/>
          <table:table-cell table:number-columns-repeated="980"/>
        </table:table-row>
        <table:table-row table:style-name="ro1">
          <table:table-cell table:number-columns-repeated="26"/>
          <table:table-cell table:style-name="ce42" office:value-type="string" calcext:value-type="string">
            <text:p>Large:</text:p>
          </table:table-cell>
          <table:table-cell table:style-name="ce279"/>
          <table:table-cell table:style-name="ce281" table:formula="of:=IF([.AB36]&lt;&gt;[.AD36];&quot;Change&quot;;&quot;&quot;)">
            <text:p/>
          </table:table-cell>
          <table:table-cell table:style-name="ce284" table:formula="of:=IF([.V29]=&quot;&quot;;&quot;&quot;;[.V29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9.16" calcext:value-type="float">
            <text:p>9.16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9"/>
          <table:table-cell table:style-name="ce158" office:value-type="string" calcext:value-type="string">
            <text:p>Inspection Results</text:p>
          </table:table-cell>
          <table:table-cell table:number-columns-repeated="6"/>
          <table:table-cell table:style-name="ce42" office:value-type="string" calcext:value-type="string">
            <text:p>Small:</text:p>
          </table:table-cell>
          <table:table-cell table:style-name="ce279"/>
          <table:table-cell table:style-name="ce281" table:formula="of:=IF([.AB37]&lt;&gt;[.AD37];&quot;Change&quot;;&quot;&quot;)">
            <text:p/>
          </table:table-cell>
          <table:table-cell table:style-name="ce284" table:formula="of:=IF([.V30]=&quot;&quot;;&quot;&quot;;[.V30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5.131" calcext:value-type="float">
            <text:p>5.131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6" office:value-type="string" calcext:value-type="string">
            <text:p>Enter 1 for YES, 2 for NO, 3 for NA</text:p>
          </table:table-cell>
          <table:table-cell table:style-name="ce22" table:number-columns-repeated="9"/>
          <table:table-cell table:style-name="ce267"/>
          <table:table-cell/>
          <table:table-cell table:style-name="ce42" office:value-type="string" calcext:value-type="string">
            <text:p>Micro:</text:p>
          </table:table-cell>
          <table:table-cell table:style-name="ce279"/>
          <table:table-cell table:style-name="ce281" table:formula="of:=IF([.AB38]&lt;&gt;[.AD38];&quot;Change&quot;;&quot;&quot;)">
            <text:p/>
          </table:table-cell>
          <table:table-cell table:style-name="ce284" table:formula="of:=IF([.V30]=&quot;&quot;;&quot;&quot;;[.V30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3" calcext:value-type="float">
            <text:p>0.3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5.131" calcext:value-type="float">
            <text:p>5.131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Inherent:</text:p>
          </table:table-cell>
          <table:table-cell table:style-name="ce279"/>
          <table:table-cell table:style-name="ce281" table:formula="of:=IF([.AB39]&lt;&gt;[.AD39];&quot;Change&quot;;&quot;&quot;)">
            <text:p/>
          </table:table-cell>
          <table:table-cell table:style-name="ce284" table:formula="of:=IF([.V33]=&quot;&quot;;&quot;&quot;;[.V33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4.337" calcext:value-type="float">
            <text:p>4.33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Added:</text:p>
          </table:table-cell>
          <table:table-cell table:style-name="ce279"/>
          <table:table-cell table:style-name="ce281" table:formula="of:=IF([.AB40]&lt;&gt;[.AD40];&quot;Change&quot;;&quot;&quot;)">
            <text:p/>
          </table:table-cell>
          <table:table-cell table:style-name="ce284" table:formula="of:=IF([.V34]=&quot;&quot;;&quot;&quot;;[.V34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41]=&quot;&quot;;&quot;&quot;;[.$P$241])" office:value-type="string" office:string-value="Mo" calcext:value-type="string">
            <text:p>Mo</text:p>
          </table:table-cell>
          <table:table-cell table:style-name="ce286" table:formula="of:=IF([.$Q$241]=&quot;&quot;;&quot;&quot;;[.$Q$241])" office:value-type="string" office:string-value="Mo" calcext:value-type="string">
            <text:p>Mo</text:p>
          </table:table-cell>
          <table:table-cell table:style-name="ce286" table:number-columns-repeated="2"/>
          <table:table-cell table:style-name="ce286" office:value-type="float" office:value="4.337" calcext:value-type="float">
            <text:p>4.33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68"/>
          <table:table-cell/>
          <table:table-cell table:style-name="ce27" office:value-type="string" calcext:value-type="string">
            <text:p>Technique Chart</text:p>
          </table:table-cell>
          <table:table-cell table:number-columns-repeated="6"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Operator manuals are available.</text:p>
          </table:table-cell>
          <table:table-cell table:number-columns-repeated="8"/>
          <table:table-cell table:style-name="ce268"/>
          <table:table-cell/>
          <table:table-cell table:style-name="ce275" office:value-type="string" calcext:value-type="string">
            <text:p>Fatty Breast</text:p>
          </table:table-cell>
          <table:table-cell table:number-columns-repeated="6"/>
          <table:table-cell table:style-name="ce59" office:value-type="float" office:value="28" calcext:value-type="float">
            <text:p>28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office:value-type="float" office:value="28.24" calcext:value-type="float">
            <text:p>28.24</text:p>
          </table:table-cell>
          <table:table-cell table:style-name="ce59" office:value-type="float" office:value="503.1" calcext:value-type="float">
            <text:p>503.1</text:p>
          </table:table-cell>
          <table:table-cell table:style-name="ce59" office:value-type="float" office:value="3.855" calcext:value-type="float">
            <text:p>3.855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8" office:value-type="string" calcext:value-type="string">
            <text:p>Monthly radiation monitoring reports are posted.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P100]=&quot;&quot;;&quot;&quot;;[.P100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871" calcext:value-type="float">
            <text:p>3.871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Q100]=&quot;&quot;;&quot;&quot;;[.Q100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1.997" calcext:value-type="float">
            <text:p>1.99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8" office:value-type="string" calcext:value-type="string">
            <text:p>Mammography Unit Assembly Evaluation</text:p>
          </table:table-cell>
          <table:table-cell table:number-columns-repeated="4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R100]=&quot;&quot;;&quot;&quot;;[.R100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1.997" calcext:value-type="float">
            <text:p>1.997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Free-standing unit is mechanically sta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P101]=&quot;&quot;;&quot;&quot;;[.P101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1.719" calcext:value-type="float">
            <text:p>1.71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ll moving parts move smoothly, without obstructions to motion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Q101]=&quot;&quot;;&quot;&quot;;[.Q101])">
            <text:p/>
          </table:table-cell>
          <table:table-cell table:number-columns-repeated="3"/>
          <table:table-cell table:style-name="ce286" office:value-type="float" office:value="28" calcext:value-type="float">
            <text:p>28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1.719" calcext:value-type="float">
            <text:p>1.71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ll locks and detents work properly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R101]=&quot;&quot;;&quot;&quot;;[.R101])">
            <text:p/>
          </table:table-cell>
          <table:table-cell table:number-columns-repeated="3"/>
          <table:table-cell table:style-name="ce59" office:value-type="float" office:value="30" calcext:value-type="float">
            <text:p>30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office:value-type="float" office:value="29.45" calcext:value-type="float">
            <text:p>29.45</text:p>
          </table:table-cell>
          <table:table-cell table:style-name="ce59" office:value-type="float" office:value="502.2" calcext:value-type="float">
            <text:p>502.2</text:p>
          </table:table-cell>
          <table:table-cell table:style-name="ce59" office:value-type="float" office:value="4.843" calcext:value-type="float">
            <text:p>4.843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Image receptor holder assembly is free from vibration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P102]=&quot;&quot;;&quot;&quot;;[.P102])">
            <text:p/>
          </table:table-cell>
          <table:table-cell table:number-columns-repeated="3"/>
          <table:table-cell table:style-name="ce286" office:value-type="float" office:value="30" calcext:value-type="float">
            <text:p>30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4.873" calcext:value-type="float">
            <text:p>4.87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Image receptor slides smoothly into holder assembly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Q102]=&quot;&quot;;&quot;&quot;;[.Q102])">
            <text:p/>
          </table:table-cell>
          <table:table-cell table:number-columns-repeated="3"/>
          <table:table-cell table:style-name="ce286" office:value-type="float" office:value="30" calcext:value-type="float">
            <text:p>30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2.561" calcext:value-type="float">
            <text:p>2.561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Image receptor is held securely by assembly in any orientation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R102]=&quot;&quot;;&quot;&quot;;[.R102])">
            <text:p/>
          </table:table-cell>
          <table:table-cell table:number-columns-repeated="3"/>
          <table:table-cell table:style-name="ce286" office:value-type="float" office:value="30" calcext:value-type="float">
            <text:p>30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2.561" calcext:value-type="float">
            <text:p>2.561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Compressed breast thickness scale accurate to +0.5 cm, reproducible to +2 mm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P103]=&quot;&quot;;&quot;&quot;;[.P103])">
            <text:p/>
          </table:table-cell>
          <table:table-cell table:number-columns-repeated="3"/>
          <table:table-cell table:style-name="ce286" office:value-type="float" office:value="30" calcext:value-type="float">
            <text:p>30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2.213" calcext:value-type="float">
            <text:p>2.21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Patient or operator is not exposed to sharp or rough edges, or other hazard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/>
          <table:table-cell table:number-columns-repeated="3"/>
          <table:table-cell table:style-name="ce286" office:value-type="float" office:value="30" calcext:value-type="float">
            <text:p>30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2.213" calcext:value-type="float">
            <text:p>2.21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Operator technique control charts are post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/>
          <table:table-cell table:number-columns-repeated="3"/>
          <table:table-cell table:style-name="ce59" office:value-type="float" office:value="32" calcext:value-type="float">
            <text:p>32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office:value-type="float" office:value="30.85" calcext:value-type="float">
            <text:p>30.85</text:p>
          </table:table-cell>
          <table:table-cell table:style-name="ce59" office:value-type="float" office:value="502.1" calcext:value-type="float">
            <text:p>502.1</text:p>
          </table:table-cell>
          <table:table-cell table:style-name="ce59" office:value-type="float" office:value="5.905" calcext:value-type="float">
            <text:p>5.905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Operator protected during exposure by adequate radiation shielding</text:p>
          </table:table-cell>
          <table:table-cell table:number-columns-repeated="8"/>
          <table:table-cell table:style-name="ce268"/>
          <table:table-cell/>
          <table:table-cell table:style-name="ce275" office:value-type="string" calcext:value-type="string">
            <text:p>50/50 Breast</text:p>
          </table:table-cell>
          <table:table-cell table:number-columns-repeated="6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5.934" calcext:value-type="float">
            <text:p>5.934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ll indicator lights working properly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S100]=&quot;&quot;;&quot;&quot;;[.S100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176" calcext:value-type="float">
            <text:p>3.176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29" office:value-type="string" calcext:value-type="string">
            <text:p>Autodecompression can be overridden to maintain compression (and status displayed)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T100]=&quot;&quot;;&quot;&quot;;[.T100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176" calcext:value-type="float">
            <text:p>3.176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table:style-name="ce30" office:value-type="string" calcext:value-type="string">
            <text:p>Manual emergency compression release can be activated in the event of a power failure</text:p>
          </table:table-cell>
          <table:table-cell table:formula="of:=IF([.R103]=&quot;&quot;;&quot;&quot;;[.R103])">
            <text:p/>
          </table:table-cell>
          <table:table-cell table:number-columns-repeated="7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U100]=&quot;&quot;;&quot;&quot;;[.U100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2.749" calcext:value-type="float">
            <text:p>2.74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S101]=&quot;&quot;;&quot;&quot;;[.S101])">
            <text:p/>
          </table:table-cell>
          <table:table-cell table:number-columns-repeated="3"/>
          <table:table-cell table:style-name="ce286" office:value-type="float" office:value="32" calcext:value-type="float">
            <text:p>32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2.749" calcext:value-type="float">
            <text:p>2.74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58" office:value-type="string" calcext:value-type="string">
            <text:p>MQSA Equipment Standards</text:p>
          </table:table-cell>
          <table:table-cell table:number-columns-repeated="4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T101]=&quot;&quot;;&quot;&quot;;[.T101])">
            <text:p/>
          </table:table-cell>
          <table:table-cell table:number-columns-repeated="3"/>
          <table:table-cell table:style-name="ce59" office:value-type="float" office:value="34" calcext:value-type="float">
            <text:p>34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office:value-type="float" office:value="33.11" calcext:value-type="float">
            <text:p>33.11</text:p>
          </table:table-cell>
          <table:table-cell table:style-name="ce59" office:value-type="float" office:value="663.9" calcext:value-type="float">
            <text:p>663.9</text:p>
          </table:table-cell>
          <table:table-cell table:style-name="ce59" office:value-type="float" office:value="7.005" calcext:value-type="float">
            <text:p>7.005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Tube-receptor assembly can be fixed into any operating position and does not move once fixed into position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U101]=&quot;&quot;;&quot;&quot;;[.U101])">
            <text:p/>
          </table:table-cell>
          <table:table-cell table:number-columns-repeated="3"/>
          <table:table-cell table:style-name="ce286" office:value-type="float" office:value="34" calcext:value-type="float">
            <text:p>3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" calcext:value-type="float">
            <text:p>0.0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7.043" calcext:value-type="float">
            <text:p>7.04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Tube-receptor assembly locking mechanism does not fail during power interruption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S102]=&quot;&quot;;&quot;&quot;;[.S102])">
            <text:p/>
          </table:table-cell>
          <table:table-cell table:number-columns-repeated="3"/>
          <table:table-cell table:style-name="ce286" office:value-type="float" office:value="34" calcext:value-type="float">
            <text:p>3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813" calcext:value-type="float">
            <text:p>3.81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mage Receptor Sizes 18 x 24 &amp; 24 x 30 are availa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T102]=&quot;&quot;;&quot;&quot;;[.T102])">
            <text:p/>
          </table:table-cell>
          <table:table-cell table:number-columns-repeated="3"/>
          <table:table-cell table:style-name="ce286" office:value-type="float" office:value="34" calcext:value-type="float">
            <text:p>3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4" calcext:value-type="float">
            <text:p>0.4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813" calcext:value-type="float">
            <text:p>3.813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oving grids are present for all image receptor sizessize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U102]=&quot;&quot;;&quot;&quot;;[.U102])">
            <text:p/>
          </table:table-cell>
          <table:table-cell table:number-columns-repeated="3"/>
          <table:table-cell table:style-name="ce286" office:value-type="float" office:value="34" calcext:value-type="float">
            <text:p>3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309" calcext:value-type="float">
            <text:p>3.30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gnification can be done without gri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S103]=&quot;&quot;;&quot;&quot;;[.S103])">
            <text:p/>
          </table:table-cell>
          <table:table-cell table:number-columns-repeated="3"/>
          <table:table-cell table:style-name="ce286" office:value-type="float" office:value="34" calcext:value-type="float">
            <text:p>34</text:p>
          </table:table-cell>
          <table:table-cell table:style-name="ce286" office:value-type="float" office:value="50" calcext:value-type="float">
            <text:p>50</text:p>
          </table:table-cell>
          <table:table-cell table:style-name="ce289" office:value-type="float" office:value="0.5" calcext:value-type="float">
            <text:p>0.5</text:p>
          </table:table-cell>
          <table:table-cell table:style-name="ce286" table:formula="of:=IF([.$P$252]=&quot;&quot;;&quot;&quot;;[.$P$252])" office:value-type="string" office:string-value="Mo" calcext:value-type="string">
            <text:p>Mo</text:p>
          </table:table-cell>
          <table:table-cell table:style-name="ce286" table:formula="of:=IF([.$Q$252]=&quot;&quot;;&quot;&quot;;[.$Q$252])" office:value-type="string" office:string-value="Rh" calcext:value-type="string">
            <text:p>Rh</text:p>
          </table:table-cell>
          <table:table-cell table:style-name="ce286" table:number-columns-repeated="2"/>
          <table:table-cell table:style-name="ce286" office:value-type="float" office:value="3.309" calcext:value-type="float">
            <text:p>3.309</text:p>
          </table:table-cell>
          <table:table-cell table:style-name="ce286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Beam limiting device allows useful beam to extend beyond chest wall edge of receptor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T103]=&quot;&quot;;&quot;&quot;;[.T103])">
            <text:p/>
          </table:table-cell>
          <table:table-cell table:number-columns-repeated="3"/>
          <table:table-cell table:style-name="ce59" office:value-type="float" office:value="36" calcext:value-type="float">
            <text:p>36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office:value-type="float" office:value="35.42" calcext:value-type="float">
            <text:p>35.42</text:p>
          </table:table-cell>
          <table:table-cell table:style-name="ce59" office:value-type="float" office:value="663.5" calcext:value-type="float">
            <text:p>663.5</text:p>
          </table:table-cell>
          <table:table-cell table:style-name="ce59" office:value-type="float" office:value="8.138" calcext:value-type="float">
            <text:p>8.138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verage illumination of the light field is at least 160 lux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U103]=&quot;&quot;;&quot;&quot;;[.U103])">
            <text:p/>
          </table:table-cell>
          <table:table-cell table:number-columns-repeated="3"/>
          <table:table-cell table:style-name="ce59" office:value-type="float" office:value="38" calcext:value-type="float">
            <text:p>38</text:p>
          </table:table-cell>
          <table:table-cell table:style-name="ce59" office:value-type="float" office:value="50" calcext:value-type="float">
            <text:p>50</text:p>
          </table:table-cell>
          <table:table-cell table:style-name="ce288" office:value-type="float" office:value="0" calcext:value-type="float">
            <text:p>0.0</text:p>
          </table:table-cell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office:value-type="float" office:value="37.65" calcext:value-type="float">
            <text:p>37.65</text:p>
          </table:table-cell>
          <table:table-cell table:style-name="ce59" office:value-type="float" office:value="713.6" calcext:value-type="float">
            <text:p>713.6</text:p>
          </table:table-cell>
          <table:table-cell table:style-name="ce59" office:value-type="float" office:value="9.411" calcext:value-type="float">
            <text:p>9.411</text:p>
          </table:table-cell>
          <table:table-cell table:style-name="ce59" table:number-columns-repeated="3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gnification mode is available for non-interventional problem solving procedures</text:p>
          </table:table-cell>
          <table:table-cell table:number-columns-repeated="8"/>
          <table:table-cell table:style-name="ce268"/>
          <table:table-cell/>
          <table:table-cell table:style-name="ce275" office:value-type="string" calcext:value-type="string">
            <text:p>Dense Breast</text:p>
          </table:table-cell>
          <table:table-cell table:number-columns-repeated="6"/>
          <table:table-cell table:style-name="ce287" office:value-type="float" office:value="28" calcext:value-type="float">
            <text:p>28</text:p>
          </table:table-cell>
          <table:table-cell table:style-name="ce287" office:value-type="float" office:value="50" calcext:value-type="float">
            <text:p>50</text:p>
          </table:table-cell>
          <table:table-cell table:style-name="ce287" office:value-type="float" office:value="0" calcext:value-type="float">
            <text:p>0</text:p>
          </table:table-cell>
          <table:table-cell table:number-columns-repeated="2" table:style-name="ce287" office:value-type="string" calcext:value-type="string">
            <text:p>Mo</text:p>
          </table:table-cell>
          <table:table-cell table:style-name="ce287" table:number-columns-repeated="6"/>
          <table:table-cell table:number-columns-repeated="980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System provides magnification factor between 1.4 – 2.0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V100]=&quot;&quot;;&quot;&quot;;[.V10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focal spot is provid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W100]=&quot;&quot;;&quot;&quot;;[.W10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target is provid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X100]=&quot;&quot;;&quot;&quot;;[.X10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ost exposure display of target/focal spot is provid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V101]=&quot;&quot;;&quot;&quot;;[.V10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nitial power driven compression can be activated hands-free from both side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W101]=&quot;&quot;;&quot;&quot;;[.W10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ne adjustment of compression can be activated from both side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X101]=&quot;&quot;;&quot;&quot;;[.X10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match the sizes of all image receptor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V102]=&quot;&quot;;&quot;&quot;;[.V10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do not flex by more than 1 cm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W102]=&quot;&quot;;&quot;&quot;;[.W10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ompression paddles are flat and parallel to the breast support ta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X102]=&quot;&quot;;&quot;&quot;;[.X10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hest wall edge of the compression paddle is straight and parallel to the edge of the receptor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Target/Filter:</text:p>
          </table:table-cell>
          <table:table-cell table:style-name="ce279"/>
          <table:table-cell/>
          <table:table-cell table:style-name="ce284" table:formula="of:=IF([.V103]=&quot;&quot;;&quot;&quot;;[.V10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Chest wall edge may be bent upwards for patient comfort and does not appear in the imag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p:</text:p>
          </table:table-cell>
          <table:table-cell table:style-name="ce279"/>
          <table:table-cell/>
          <table:table-cell table:style-name="ce284" table:formula="of:=IF([.W103]=&quot;&quot;;&quot;&quot;;[.W10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Manual selection of mAs or mA and/or time is availa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ensity:</text:p>
          </table:table-cell>
          <table:table-cell table:style-name="ce279"/>
          <table:table-cell/>
          <table:table-cell table:style-name="ce284" table:formula="of:=IF([.X103]=&quot;&quot;;&quot;&quot;;[.X10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rior indication of selected technique factors is provided</text:p>
          </table:table-cell>
          <table:table-cell table:number-columns-repeated="8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Post exposure display of technique factors is provided for AEC exposure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MGD:</text:p>
          </table:table-cell>
          <table:table-cell table:style-name="ce279" office:value-type="float" office:value="1.6" calcext:value-type="float">
            <text:p>1.6</text:p>
          </table:table-cell>
          <table:table-cell/>
          <table:table-cell table:style-name="ce284" table:formula="of:=IF([.X227]=&quot;&quot;;&quot;&quot;;[.X227])" office:value-type="float" office:value="1.7138603366362" calcext:value-type="float">
            <text:p>1.7138603366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mode is operable in all combinations of equipment configuration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mGy/mAs:</text:p>
          </table:table-cell>
          <table:table-cell table:style-name="ce279" office:value-type="float" office:value="0.124" calcext:value-type="float">
            <text:p>0.124</text:p>
          </table:table-cell>
          <table:table-cell/>
          <table:table-cell table:style-name="ce284" table:formula="of:=IF([.W268]=&quot;&quot;;&quot;&quot;;[.W268])" office:value-type="float" office:value="0.122615" calcext:value-type="float">
            <text:p>0.122615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sensor positioning is flexi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mGy/s:</text:p>
          </table:table-cell>
          <table:table-cell table:style-name="ce279" office:value-type="float" office:value="12.047" calcext:value-type="float">
            <text:p>12.047</text:p>
          </table:table-cell>
          <table:table-cell/>
          <table:table-cell table:style-name="ce284" table:formula="of:=IF([.X268]=&quot;&quot;;&quot;&quot;;[.X268])" office:value-type="float" office:value="12.1986780223815" calcext:value-type="float">
            <text:p>12.1986780224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sensor position and size is indicated on the compression paddle</text:p>
          </table:table-cell>
          <table:table-cell table:number-columns-repeated="8"/>
          <table:table-cell table:style-name="ce268"/>
          <table:table-cell/>
          <table:table-cell table:style-name="ce27" office:value-type="string" calcext:value-type="string">
            <text:p>Image Quality (Printer)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Selected position of the AEC sensor is clearly indicat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kV:</text:p>
          </table:table-cell>
          <table:table-cell table:style-name="ce279"/>
          <table:table-cell/>
          <table:table-cell table:style-name="ce284" table:formula="of:=IF([.Q307]=&quot;&quot;;&quot;&quot;;[.Q30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AEC density control setting is provid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mA:</text:p>
          </table:table-cell>
          <table:table-cell table:style-name="ce279"/>
          <table:table-cell/>
          <table:table-cell table:style-name="ce284" table:formula="of:=IF([.Q308]=&quot;&quot;;&quot;&quot;;[.Q308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X-ray film used is appropriate for mammography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Bkg Density:</text:p>
          </table:table-cell>
          <table:table-cell table:style-name="ce279"/>
          <table:table-cell/>
          <table:table-cell table:style-name="ce284" table:formula="of:=IF([.Q309]=&quot;&quot;;&quot;&quot;;[.Q309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Intensifying screens used are appropriate for mammography and matched to the film us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Inside disk:</text:p>
          </table:table-cell>
          <table:table-cell table:style-name="ce279"/>
          <table:table-cell/>
          <table:table-cell table:style-name="ce284" table:formula="of:=IF([.Q310]=&quot;&quot;;&quot;&quot;;[.Q310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lm processing chemicals are appropriate for the film being used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Outside disk:</text:p>
          </table:table-cell>
          <table:table-cell table:style-name="ce279"/>
          <table:table-cell/>
          <table:table-cell table:style-name="ce284" table:formula="of:=IF([.Q311]=&quot;&quot;;&quot;&quot;;[.Q311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Lights for film illumination i.e. hot lights are available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Difference:</text:p>
          </table:table-cell>
          <table:table-cell table:style-name="ce279"/>
          <table:table-cell/>
          <table:table-cell table:style-name="ce284" table:formula="of:=IF([.Q312]=&quot;&quot;;&quot;&quot;;[.Q312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7"/>
          <table:table-cell office:value-type="string" calcext:value-type="string">
            <text:p>Film masking devices are available to all interpreting physicians</text:p>
          </table:table-cell>
          <table:table-cell table:number-columns-repeated="8"/>
          <table:table-cell table:style-name="ce268"/>
          <table:table-cell/>
          <table:table-cell table:style-name="ce42" office:value-type="string" calcext:value-type="string">
            <text:p>Fibers:</text:p>
          </table:table-cell>
          <table:table-cell table:style-name="ce279"/>
          <table:table-cell/>
          <table:table-cell table:style-name="ce284" table:formula="of:=IF([.U307]=&quot;&quot;;&quot;&quot;;[.U307])" office:value-type="float" office:value="5" calcext:value-type="float">
            <text:p>5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/>
          <table:table-cell table:style-name="ce42" office:value-type="string" calcext:value-type="string">
            <text:p>Specks:</text:p>
          </table:table-cell>
          <table:table-cell table:style-name="ce279"/>
          <table:table-cell/>
          <table:table-cell table:style-name="ce284" table:formula="of:=IF([.U308]=&quot;&quot;;&quot;&quot;;[.U308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number-columns-repeated="26"/>
          <table:table-cell table:style-name="ce42" office:value-type="string" calcext:value-type="string">
            <text:p>Masses:</text:p>
          </table:table-cell>
          <table:table-cell table:style-name="ce279"/>
          <table:table-cell/>
          <table:table-cell table:style-name="ce284" table:formula="of:=IF([.U309]=&quot;&quot;;&quot;&quot;;[.U309])" office:value-type="float" office:value="4" calcext:value-type="float">
            <text:p>4</text:p>
          </table:table-cell>
          <table:table-cell table:number-columns-repeated="994"/>
        </table:table-row>
        <table:table-row table:style-name="ro1">
          <table:table-cell table:number-columns-repeated="19"/>
          <table:table-cell table:style-name="ce158" office:value-type="string" calcext:value-type="string">
            <text:p>Mammography Phototimer Technique Chart</text:p>
          </table:table-cell>
          <table:table-cell table:number-columns-repeated="6"/>
          <table:table-cell table:style-name="ce27" office:value-type="string" calcext:value-type="string">
            <text:p>Image Quality (Acq Unit)</text:p>
          </table:table-cell>
          <table:table-cell table:number-columns-repeated="997"/>
        </table:table-row>
        <table:table-row table:style-name="ro1">
          <table:table-cell table:number-columns-repeated="14"/>
          <table:table-cell table:style-name="ce5"/>
          <table:table-cell table:style-name="ce22" table:number-columns-repeated="9"/>
          <table:table-cell table:style-name="ce267"/>
          <table:table-cell/>
          <table:table-cell table:style-name="ce42" office:value-type="string" calcext:value-type="string">
            <text:p>kV:</text:p>
          </table:table-cell>
          <table:table-cell table:style-name="ce279"/>
          <table:table-cell/>
          <table:table-cell table:style-name="ce284" table:formula="of:=IF([.Q323]=&quot;&quot;;&quot;&quot;;[.Q32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8" office:value-type="string" calcext:value-type="string">
            <text:p>Compressed</text:p>
          </table:table-cell>
          <table:table-cell table:style-name="ce31" office:value-type="string" calcext:value-type="string" table:number-columns-spanned="3" table:number-rows-spanned="1">
            <text:p>Fatty Breast</text:p>
          </table:table-cell>
          <table:covered-table-cell table:style-name="ce76"/>
          <table:covered-table-cell table:style-name="ce119"/>
          <table:table-cell table:style-name="ce31" office:value-type="string" calcext:value-type="string" table:number-columns-spanned="3" table:number-rows-spanned="1">
            <text:p>50% Fatty - </text:p>
          </table:table-cell>
          <table:covered-table-cell table:style-name="ce76"/>
          <table:covered-table-cell table:style-name="ce119"/>
          <table:table-cell table:style-name="ce31" office:value-type="string" calcext:value-type="string" table:number-columns-spanned="3" table:number-rows-spanned="1">
            <text:p>Dense Breast</text:p>
          </table:table-cell>
          <table:covered-table-cell table:style-name="ce76"/>
          <table:covered-table-cell table:style-name="ce119"/>
          <table:table-cell table:style-name="ce268"/>
          <table:table-cell/>
          <table:table-cell table:style-name="ce42" office:value-type="string" calcext:value-type="string">
            <text:p>mA:</text:p>
          </table:table-cell>
          <table:table-cell table:style-name="ce279"/>
          <table:table-cell/>
          <table:table-cell table:style-name="ce284" table:formula="of:=IF([.Q324]=&quot;&quot;;&quot;&quot;;[.Q32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Breast</text:p>
          </table:table-cell>
          <table:table-cell table:style-name="ce32"/>
          <table:table-cell table:style-name="ce77"/>
          <table:table-cell table:style-name="ce120"/>
          <table:table-cell table:style-name="ce149" office:value-type="string" calcext:value-type="string" table:number-columns-spanned="3" table:number-rows-spanned="1">
            <text:p>50% Dense Breast</text:p>
          </table:table-cell>
          <table:covered-table-cell table:style-name="ce77"/>
          <table:covered-table-cell table:style-name="ce120"/>
          <table:table-cell table:style-name="ce32"/>
          <table:table-cell table:style-name="ce77"/>
          <table:table-cell table:style-name="ce120"/>
          <table:table-cell table:style-name="ce268"/>
          <table:table-cell/>
          <table:table-cell table:style-name="ce42" office:value-type="string" calcext:value-type="string">
            <text:p>Exp Ind:</text:p>
          </table:table-cell>
          <table:table-cell table:style-name="ce279"/>
          <table:table-cell/>
          <table:table-cell table:style-name="ce284" table:formula="of:=IF([.Q325]=&quot;&quot;;&quot;&quot;;[.Q325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Thickness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1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1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1" office:value-type="string" calcext:value-type="string">
            <text:p>Density</text:p>
          </table:table-cell>
          <table:table-cell table:style-name="ce268"/>
          <table:table-cell/>
          <table:table-cell table:style-name="ce42" office:value-type="string" calcext:value-type="string">
            <text:p>Fibers:</text:p>
          </table:table-cell>
          <table:table-cell table:style-name="ce279"/>
          <table:table-cell/>
          <table:table-cell table:style-name="ce284" table:formula="of:=IF([.Q326]=&quot;&quot;;&quot;&quot;;[.Q326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0" office:value-type="string" calcext:value-type="string">
            <text:p>&lt;3 cm</text:p>
          </table:table-cell>
          <table:table-cell table:style-name="ce34" table:formula="of:=IF([.P108]&lt;&gt;&quot;&quot;;[.P108];IF([.AB43]=&quot;&quot;;&quot;&quot;;[.AB43]))">
            <text:p/>
          </table:table-cell>
          <table:table-cell table:style-name="ce79" table:formula="of:=IF([.Q108]&lt;&gt;&quot;&quot;;[.Q108];IF([.AB44]=&quot;&quot;;&quot;&quot;;[.AB44]))">
            <text:p/>
          </table:table-cell>
          <table:table-cell table:style-name="ce122" table:formula="of:=IF([.R108]&lt;&gt;&quot;&quot;;[.R108];IF([.AB45]=&quot;&quot;;&quot;&quot;;[.AB45]))">
            <text:p/>
          </table:table-cell>
          <table:table-cell table:style-name="ce34" table:formula="of:=IF([.S108]&lt;&gt;&quot;&quot;;[.S180];IF([.AB56]=&quot;&quot;;&quot;&quot;;[.AB56]))">
            <text:p/>
          </table:table-cell>
          <table:table-cell table:style-name="ce79" table:formula="of:=IF([.T108]&lt;&gt;&quot;&quot;;[.T108];IF([.AB57]=&quot;&quot;;&quot;&quot;;[.AB57]))">
            <text:p/>
          </table:table-cell>
          <table:table-cell table:style-name="ce122" table:formula="of:=IF([.U108]&lt;&gt;&quot;&quot;;[.U108];IF([.AB58]=&quot;&quot;;&quot;&quot;;[.AB58]))">
            <text:p/>
          </table:table-cell>
          <table:table-cell table:style-name="ce34" table:formula="of:=IF([.V108]&lt;&gt;&quot;&quot;;[.V108];IF([.AB69]=&quot;&quot;;&quot;&quot;;[.AB69]))">
            <text:p/>
          </table:table-cell>
          <table:table-cell table:style-name="ce79" table:formula="of:=IF([.W108]&lt;&gt;&quot;&quot;;[.W108];IF([.AB70]=&quot;&quot;;&quot;&quot;;[.AB70]))">
            <text:p/>
          </table:table-cell>
          <table:table-cell table:style-name="ce122" table:formula="of:=IF([.X108]&lt;&gt;&quot;&quot;;[.X108];IF([.AB71]=&quot;&quot;;&quot;&quot;;[.AB71]))">
            <text:p/>
          </table:table-cell>
          <table:table-cell table:style-name="ce268"/>
          <table:table-cell/>
          <table:table-cell table:style-name="ce42" office:value-type="string" calcext:value-type="string">
            <text:p>Specks:</text:p>
          </table:table-cell>
          <table:table-cell table:style-name="ce279"/>
          <table:table-cell/>
          <table:table-cell table:style-name="ce284" table:formula="of:=IF([.Q327]=&quot;&quot;;&quot;&quot;;[.Q32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 office:value-type="string" calcext:value-type="string">
            <text:p>3 to 5 cm</text:p>
          </table:table-cell>
          <table:table-cell table:style-name="ce35" table:formula="of:=IF([.P109]&lt;&gt;&quot;&quot;;[.P109];IF([.AB46]=&quot;&quot;;&quot;&quot;;[.AB46]))">
            <text:p/>
          </table:table-cell>
          <table:table-cell table:style-name="ce80" table:formula="of:=IF([.Q109]&lt;&gt;&quot;&quot;;[.Q109];IF([.AB47]=&quot;&quot;;&quot;&quot;;[.AB47]))">
            <text:p/>
          </table:table-cell>
          <table:table-cell table:style-name="ce123" table:formula="of:=IF([.R109]&lt;&gt;&quot;&quot;;[.R109];IF([.AB48]=&quot;&quot;;&quot;&quot;;[.AB48]))">
            <text:p/>
          </table:table-cell>
          <table:table-cell table:style-name="ce35" table:formula="of:=IF([.S109]&lt;&gt;&quot;&quot;;[.S181];IF([.AB59]=&quot;&quot;;&quot;&quot;;[.AB59]))">
            <text:p/>
          </table:table-cell>
          <table:table-cell table:style-name="ce80" table:formula="of:=IF([.T109]&lt;&gt;&quot;&quot;;[.T109];IF([.AB60]=&quot;&quot;;&quot;&quot;;[.AB60]))">
            <text:p/>
          </table:table-cell>
          <table:table-cell table:style-name="ce123" table:formula="of:=IF([.U109]&lt;&gt;&quot;&quot;;[.U109];IF([.AB61]=&quot;&quot;;&quot;&quot;;[.AB61]))">
            <text:p/>
          </table:table-cell>
          <table:table-cell table:style-name="ce35" table:formula="of:=IF([.V109]&lt;&gt;&quot;&quot;;[.V109];IF([.AB72]=&quot;&quot;;&quot;&quot;;[.AB72]))">
            <text:p/>
          </table:table-cell>
          <table:table-cell table:style-name="ce80" table:formula="of:=IF([.W109]&lt;&gt;&quot;&quot;;[.W109];IF([.AB73]=&quot;&quot;;&quot;&quot;;[.AB73]))">
            <text:p/>
          </table:table-cell>
          <table:table-cell table:style-name="ce123" table:formula="of:=IF([.X109]&lt;&gt;&quot;&quot;;[.X109];IF([.AB74]=&quot;&quot;;&quot;&quot;;[.AB74]))">
            <text:p/>
          </table:table-cell>
          <table:table-cell table:style-name="ce268"/>
          <table:table-cell/>
          <table:table-cell table:style-name="ce42" office:value-type="string" calcext:value-type="string">
            <text:p>Masses:</text:p>
          </table:table-cell>
          <table:table-cell table:style-name="ce279"/>
          <table:table-cell/>
          <table:table-cell table:style-name="ce284" table:formula="of:=IF([.Q328]=&quot;&quot;;&quot;&quot;;[.Q328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 office:value-type="string" calcext:value-type="string">
            <text:p>5 to 7 cm</text:p>
          </table:table-cell>
          <table:table-cell table:style-name="ce35" table:formula="of:=IF([.P110]&lt;&gt;&quot;&quot;;[.P110];IF([.AB49]=&quot;&quot;;&quot;&quot;;[.AB49]))">
            <text:p/>
          </table:table-cell>
          <table:table-cell table:style-name="ce80" table:formula="of:=IF([.Q110]&lt;&gt;&quot;&quot;;[.Q110];IF([.AB50]=&quot;&quot;;&quot;&quot;;[.AB50]))">
            <text:p/>
          </table:table-cell>
          <table:table-cell table:style-name="ce123" table:formula="of:=IF([.R110]&lt;&gt;&quot;&quot;;[.R110];IF([.AB51]=&quot;&quot;;&quot;&quot;;[.AB51]))">
            <text:p/>
          </table:table-cell>
          <table:table-cell table:style-name="ce35" table:formula="of:=IF([.S110]&lt;&gt;&quot;&quot;;[.S182];IF([.AB62]=&quot;&quot;;&quot;&quot;;[.AB62]))">
            <text:p/>
          </table:table-cell>
          <table:table-cell table:style-name="ce80" table:formula="of:=IF([.T110]&lt;&gt;&quot;&quot;;[.T110];IF([.AB63]=&quot;&quot;;&quot;&quot;;[.AB63]))">
            <text:p/>
          </table:table-cell>
          <table:table-cell table:style-name="ce123" table:formula="of:=IF([.U110]&lt;&gt;&quot;&quot;;[.U110];IF([.AB64]=&quot;&quot;;&quot;&quot;;[.AB64]))">
            <text:p/>
          </table:table-cell>
          <table:table-cell table:style-name="ce35" table:formula="of:=IF([.V110]&lt;&gt;&quot;&quot;;[.V110];IF([.AB75]=&quot;&quot;;&quot;&quot;;[.AB75]))">
            <text:p/>
          </table:table-cell>
          <table:table-cell table:style-name="ce80" table:formula="of:=IF([.W110]&lt;&gt;&quot;&quot;;[.W110];IF([.AB76]=&quot;&quot;;&quot;&quot;;[.AB76]))">
            <text:p/>
          </table:table-cell>
          <table:table-cell table:style-name="ce123" table:formula="of:=IF([.X110]&lt;&gt;&quot;&quot;;[.X110];IF([.AB77]=&quot;&quot;;&quot;&quot;;[.AB77]))">
            <text:p/>
          </table:table-cell>
          <table:table-cell table:style-name="ce268"/>
          <table:table-cell/>
          <table:table-cell table:style-name="ce42" office:value-type="string" calcext:value-type="string">
            <text:p>kV:</text:p>
          </table:table-cell>
          <table:table-cell table:style-name="ce279"/>
          <table:table-cell/>
          <table:table-cell table:style-name="ce284" table:formula="of:=IF([.U323]=&quot;&quot;;&quot;&quot;;[.U323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2" office:value-type="string" calcext:value-type="string">
            <text:p>&gt;7 cm</text:p>
          </table:table-cell>
          <table:table-cell table:style-name="ce36" table:formula="of:=IF([.P111]&lt;&gt;&quot;&quot;;[.P111];IF([.AB52]=&quot;&quot;;&quot;&quot;;[.AB52]))">
            <text:p/>
          </table:table-cell>
          <table:table-cell table:style-name="ce81" table:formula="of:=IF([.Q111]&lt;&gt;&quot;&quot;;[.Q111];IF([.AB53]=&quot;&quot;;&quot;&quot;;[.AB53]))">
            <text:p/>
          </table:table-cell>
          <table:table-cell table:style-name="ce124" table:formula="of:=IF([.R111]&lt;&gt;&quot;&quot;;[.R111];IF([.AB54]=&quot;&quot;;&quot;&quot;;[.AB54]))">
            <text:p/>
          </table:table-cell>
          <table:table-cell table:style-name="ce36" table:formula="of:=IF([.S111]&lt;&gt;&quot;&quot;;[.S183];IF([.AB65]=&quot;&quot;;&quot;&quot;;[.AB65]))">
            <text:p/>
          </table:table-cell>
          <table:table-cell table:style-name="ce81" table:formula="of:=IF([.T111]&lt;&gt;&quot;&quot;;[.T111];IF([.AB66]=&quot;&quot;;&quot;&quot;;[.AB66]))">
            <text:p/>
          </table:table-cell>
          <table:table-cell table:style-name="ce124" table:formula="of:=IF([.U111]&lt;&gt;&quot;&quot;;[.U111];IF([.AB67]=&quot;&quot;;&quot;&quot;;[.AB67]))">
            <text:p/>
          </table:table-cell>
          <table:table-cell table:style-name="ce36" table:formula="of:=IF([.V111]&lt;&gt;&quot;&quot;;[.V111];IF([.AB78]=&quot;&quot;;&quot;&quot;;[.AB78]))">
            <text:p/>
          </table:table-cell>
          <table:table-cell table:style-name="ce81" table:formula="of:=IF([.W111]&lt;&gt;&quot;&quot;;[.W111];IF([.AB79]=&quot;&quot;;&quot;&quot;;[.AB79]))">
            <text:p/>
          </table:table-cell>
          <table:table-cell table:style-name="ce124" table:formula="of:=IF([.X111]&lt;&gt;&quot;&quot;;[.X111];IF([.AB80]=&quot;&quot;;&quot;&quot;;[.AB80]))">
            <text:p/>
          </table:table-cell>
          <table:table-cell table:style-name="ce268"/>
          <table:table-cell/>
          <table:table-cell table:style-name="ce42" office:value-type="string" calcext:value-type="string">
            <text:p>mA:</text:p>
          </table:table-cell>
          <table:table-cell table:style-name="ce279"/>
          <table:table-cell/>
          <table:table-cell table:style-name="ce284" table:formula="of:=IF([.U324]=&quot;&quot;;&quot;&quot;;[.U324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/>
          <table:table-cell table:style-name="ce42" office:value-type="string" calcext:value-type="string">
            <text:p>Exp Ind:</text:p>
          </table:table-cell>
          <table:table-cell table:style-name="ce279"/>
          <table:table-cell/>
          <table:table-cell table:style-name="ce284" table:formula="of:=IF([.U325]=&quot;&quot;;&quot;&quot;;[.U325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8" office:value-type="string" calcext:value-type="string">
            <text:p>Compressed</text:p>
          </table:table-cell>
          <table:table-cell table:style-name="ce31" office:value-type="string" calcext:value-type="string" table:number-columns-spanned="3" table:number-rows-spanned="1">
            <text:p>Fatty Breast</text:p>
          </table:table-cell>
          <table:covered-table-cell table:style-name="ce76"/>
          <table:covered-table-cell table:style-name="ce119"/>
          <table:table-cell table:style-name="ce31" office:value-type="string" calcext:value-type="string" table:number-columns-spanned="3" table:number-rows-spanned="1">
            <text:p>50% Fatty - </text:p>
          </table:table-cell>
          <table:covered-table-cell table:style-name="ce76"/>
          <table:covered-table-cell table:style-name="ce119"/>
          <table:table-cell table:style-name="ce31" office:value-type="string" calcext:value-type="string" table:number-columns-spanned="3" table:number-rows-spanned="1">
            <text:p>Dense Breast</text:p>
          </table:table-cell>
          <table:covered-table-cell table:style-name="ce76"/>
          <table:covered-table-cell table:style-name="ce119"/>
          <table:table-cell table:style-name="ce268"/>
          <table:table-cell/>
          <table:table-cell table:style-name="ce42" office:value-type="string" calcext:value-type="string">
            <text:p>Fibers:</text:p>
          </table:table-cell>
          <table:table-cell table:style-name="ce279"/>
          <table:table-cell/>
          <table:table-cell table:style-name="ce284" table:formula="of:=IF([.U326]=&quot;&quot;;&quot;&quot;;[.U326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Breast</text:p>
          </table:table-cell>
          <table:table-cell table:style-name="ce32"/>
          <table:table-cell table:style-name="ce77"/>
          <table:table-cell table:style-name="ce120"/>
          <table:table-cell table:style-name="ce149" office:value-type="string" calcext:value-type="string" table:number-columns-spanned="3" table:number-rows-spanned="1">
            <text:p>50% Dense Breast</text:p>
          </table:table-cell>
          <table:covered-table-cell table:style-name="ce77"/>
          <table:covered-table-cell table:style-name="ce120"/>
          <table:table-cell table:style-name="ce32"/>
          <table:table-cell table:style-name="ce77"/>
          <table:table-cell table:style-name="ce120"/>
          <table:table-cell table:style-name="ce268"/>
          <table:table-cell/>
          <table:table-cell table:style-name="ce42" office:value-type="string" calcext:value-type="string">
            <text:p>Specks:</text:p>
          </table:table-cell>
          <table:table-cell table:style-name="ce279"/>
          <table:table-cell/>
          <table:table-cell table:style-name="ce284" table:formula="of:=IF([.U327]=&quot;&quot;;&quot;&quot;;[.U327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9" office:value-type="string" calcext:value-type="string">
            <text:p>Thickness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1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1" office:value-type="string" calcext:value-type="string">
            <text:p>Density</text:p>
          </table:table-cell>
          <table:table-cell table:style-name="ce33" office:value-type="string" calcext:value-type="string">
            <text:p>Target/Filter</text:p>
          </table:table-cell>
          <table:table-cell table:style-name="ce78" office:value-type="string" calcext:value-type="string">
            <text:p>kVp</text:p>
          </table:table-cell>
          <table:table-cell table:style-name="ce121" office:value-type="string" calcext:value-type="string">
            <text:p>Density</text:p>
          </table:table-cell>
          <table:table-cell table:style-name="ce268"/>
          <table:table-cell/>
          <table:table-cell table:style-name="ce42" office:value-type="string" calcext:value-type="string">
            <text:p>Masses:</text:p>
          </table:table-cell>
          <table:table-cell table:style-name="ce279"/>
          <table:table-cell/>
          <table:table-cell table:style-name="ce284" table:formula="of:=IF([.U328]=&quot;&quot;;&quot;&quot;;[.U328])">
            <text:p/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0" office:value-type="string" calcext:value-type="string">
            <text:p>&lt;3 cm</text:p>
          </table:table-cell>
          <table:table-cell table:style-name="ce37"/>
          <table:table-cell table:style-name="ce82"/>
          <table:table-cell table:style-name="ce125"/>
          <table:table-cell table:style-name="ce37"/>
          <table:table-cell table:style-name="ce82"/>
          <table:table-cell table:style-name="ce125"/>
          <table:table-cell table:style-name="ce37"/>
          <table:table-cell table:style-name="ce82"/>
          <table:table-cell table:style-name="ce125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1" office:value-type="string" calcext:value-type="string">
            <text:p>3 to 5 cm</text:p>
          </table:table-cell>
          <table:table-cell table:style-name="ce38"/>
          <table:table-cell table:style-name="ce83"/>
          <table:table-cell table:style-name="ce126"/>
          <table:table-cell table:style-name="ce38"/>
          <table:table-cell table:style-name="ce83"/>
          <table:table-cell table:style-name="ce126"/>
          <table:table-cell table:style-name="ce38"/>
          <table:table-cell table:style-name="ce83"/>
          <table:table-cell table:style-name="ce126"/>
          <table:table-cell table:style-name="ce268"/>
          <table:table-cell/>
          <table:table-cell table:style-name="ce42" office:value-type="string" calcext:value-type="string">
            <text:p>SNR:</text:p>
          </table:table-cell>
          <table:table-cell table:style-name="ce279" office:value-type="float" office:value="45.8" calcext:value-type="float">
            <text:p>45.8</text:p>
          </table:table-cell>
          <table:table-cell/>
          <table:table-cell table:style-name="ce284" table:formula="of:=IF([.U336]=&quot;&quot;;&quot;&quot;;[.U336])" office:value-type="float" office:value="45.8" calcext:value-type="float">
            <text:p>45.8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1" office:value-type="string" calcext:value-type="string">
            <text:p>5 to 7 cm</text:p>
          </table:table-cell>
          <table:table-cell table:style-name="ce38"/>
          <table:table-cell table:style-name="ce83"/>
          <table:table-cell table:style-name="ce126"/>
          <table:table-cell table:style-name="ce38"/>
          <table:table-cell table:style-name="ce83"/>
          <table:table-cell table:style-name="ce126"/>
          <table:table-cell table:style-name="ce38"/>
          <table:table-cell table:style-name="ce83"/>
          <table:table-cell table:style-name="ce126"/>
          <table:table-cell table:style-name="ce268"/>
          <table:table-cell/>
          <table:table-cell table:style-name="ce42" office:value-type="string" calcext:value-type="string">
            <text:p>CNR:</text:p>
          </table:table-cell>
          <table:table-cell table:style-name="ce279" office:value-type="float" office:value="9.9" calcext:value-type="float">
            <text:p>9.9</text:p>
          </table:table-cell>
          <table:table-cell/>
          <table:table-cell table:style-name="ce284" table:formula="of:=IF([.U337]=&quot;&quot;;&quot;&quot;;[.U337])" office:value-type="float" office:value="9.9" calcext:value-type="float">
            <text:p>9.9</text:p>
          </table:table-cell>
          <table:table-cell table:number-columns-repeated="994"/>
        </table:table-row>
        <table:table-row table:style-name="ro1">
          <table:table-cell table:number-columns-repeated="14"/>
          <table:table-cell table:style-name="ce13" office:value-type="string" calcext:value-type="string">
            <text:p>&gt;7 cm</text:p>
          </table:table-cell>
          <table:table-cell table:style-name="ce39"/>
          <table:table-cell table:style-name="ce84"/>
          <table:table-cell table:style-name="ce127"/>
          <table:table-cell table:style-name="ce39"/>
          <table:table-cell table:style-name="ce84"/>
          <table:table-cell table:style-name="ce127"/>
          <table:table-cell table:style-name="ce39"/>
          <table:table-cell table:style-name="ce84"/>
          <table:table-cell table:style-name="ce127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4" table:number-columns-repeated="10"/>
          <table:table-cell table:number-columns-repeated="1000"/>
        </table:table-row>
        <table:table-row table:style-name="ro1">
          <table:table-cell table:number-columns-repeated="19"/>
          <table:table-cell table:style-name="ce158" office:value-type="string" calcext:value-type="string">
            <text:p>Inspection Results</text:p>
          </table:table-cell>
          <table:table-cell table:number-columns-repeated="1004"/>
        </table:table-row>
        <table:table-row table:style-name="ro1">
          <table:table-cell table:number-columns-repeated="14"/>
          <table:table-cell table:style-name="ce15" office:value-type="string" calcext:value-type="string">
            <text:p>Compression Force Indicator</text:p>
          </table:table-cell>
          <table:table-cell table:style-name="ce22" table:number-columns-repeated="9"/>
          <table:table-cell table:style-name="ce267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office:value-type="string" calcext:value-type="string">
            <text:p>Indicated</text:p>
          </table:table-cell>
          <table:table-cell office:value-type="string" calcext:value-type="string">
            <text:p>Measured</text:p>
          </table:table-cell>
          <table:table-cell office:value-type="string" calcext:value-type="string">
            <text:p>After 20s</text:p>
          </table:table-cell>
          <table:table-cell office:value-type="string" calcext:value-type="string">
            <text:p>Slip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Power</text:p>
          </table:table-cell>
          <table:table-cell table:style-name="ce58" table:number-columns-repeated="4"/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Manual</text:p>
          </table:table-cell>
          <table:table-cell table:style-name="ce58" table:number-columns-repeated="4"/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0" office:value-type="string" calcext:value-type="string">
            <text:p>Criteria:</text:p>
          </table:table-cell>
          <table:table-cell table:style-name="ce40" office:value-type="string" calcext:value-type="string">
            <text:p>Minimum compression force – 25 lbs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0"/>
          <table:table-cell table:style-name="ce40" office:value-type="string" calcext:value-type="string">
            <text:p>Maximum compression force – 45 lbs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Compression Thickness Indicator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BR-12 (cm)</text:p>
          </table:table-cell>
          <table:table-cell table:style-name="ce41" office:value-type="string" calcext:value-type="string">
            <text:p>Indicated</text:p>
          </table:table-cell>
          <table:table-cell table:style-name="ce41" office:value-type="string" calcext:value-type="string">
            <text:p>Difference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1" calcext:value-type="float">
            <text:p>1</text:p>
          </table:table-cell>
          <table:table-cell table:style-name="ce48" office:value-type="float" office:value="1" calcext:value-type="float">
            <text:p>1</text:p>
          </table:table-cell>
          <table:table-cell table:style-name="ce128" table:formula="of:=IF([.Q123]=&quot;&quot;;&quot;&quot;;[.P123]-[.Q123])" office:value-type="float" office:value="0" calcext:value-type="float">
            <text:p>0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2" calcext:value-type="float">
            <text:p>2</text:p>
          </table:table-cell>
          <table:table-cell table:style-name="ce48" office:value-type="float" office:value="2" calcext:value-type="float">
            <text:p>2</text:p>
          </table:table-cell>
          <table:table-cell table:style-name="ce128" table:formula="of:=IF([.Q124]=&quot;&quot;;&quot;&quot;;[.P124]-[.Q124])" office:value-type="float" office:value="0" calcext:value-type="float">
            <text:p>0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128" table:formula="of:=IF([.Q125]=&quot;&quot;;&quot;&quot;;[.P125]-[.Q125])" office:value-type="float" office:value="0" calcext:value-type="float">
            <text:p>0</text:p>
          </table:table-cell>
          <table:table-cell table:style-name="ce42" office:value-type="string" calcext:value-type="string">
            <text:p>Mean:</text:p>
          </table:table-cell>
          <table:table-cell table:style-name="ce159" table:formula="of:=IF(OR([.Q125]=&quot;&quot;;[.Q126]=&quot;&quot;;[.Q127]=&quot;&quot;;[.Q128]=&quot;&quot;);&quot;&quot;;AVERAGE([.Q125:.Q128]))" office:value-type="float" office:value="4" calcext:value-type="float">
            <text:p>4.00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128" table:formula="of:=IF([.Q126]=&quot;&quot;;&quot;&quot;;[.P126]-[.Q126])" office:value-type="float" office:value="0" calcext:value-type="float">
            <text:p>0</text:p>
          </table:table-cell>
          <table:table-cell table:style-name="ce42" office:value-type="string" calcext:value-type="string">
            <text:p>StDev:</text:p>
          </table:table-cell>
          <table:table-cell table:style-name="ce160" table:formula="of:=IF(OR([.Q125]=&quot;&quot;;[.Q126]=&quot;&quot;;[.Q127]=&quot;&quot;;[.Q128]=&quot;&quot;);&quot;&quot;;STDEV([.Q125:.Q128]))" office:value-type="float" office:value="0" calcext:value-type="float">
            <text:p>0.00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128" table:formula="of:=IF([.Q127]=&quot;&quot;;&quot;&quot;;[.P127]-[.Q127])" office:value-type="float" office:value="0" calcext:value-type="float">
            <text:p>0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4" calcext:value-type="float">
            <text:p>4</text:p>
          </table:table-cell>
          <table:table-cell table:style-name="ce48" office:value-type="float" office:value="4" calcext:value-type="float">
            <text:p>4</text:p>
          </table:table-cell>
          <table:table-cell table:style-name="ce128" table:formula="of:=IF([.Q128]=&quot;&quot;;&quot;&quot;;[.P128]-[.Q128])" office:value-type="float" office:value="0" calcext:value-type="float">
            <text:p>0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6" calcext:value-type="float">
            <text:p>6</text:p>
          </table:table-cell>
          <table:table-cell table:style-name="ce48" office:value-type="float" office:value="6.1" calcext:value-type="float">
            <text:p>6.1</text:p>
          </table:table-cell>
          <table:table-cell table:style-name="ce128" table:formula="of:=IF([.Q129]=&quot;&quot;;&quot;&quot;;[.P129]-[.Q129])" office:value-type="float" office:value="-0.0999999999999996" calcext:value-type="float">
            <text:p>-0.1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float" office:value="8" calcext:value-type="float">
            <text:p>8</text:p>
          </table:table-cell>
          <table:table-cell table:style-name="ce48" office:value-type="float" office:value="8.1" calcext:value-type="float">
            <text:p>8.1</text:p>
          </table:table-cell>
          <table:table-cell table:style-name="ce128" table:formula="of:=IF([.Q130]=&quot;&quot;;&quot;&quot;;[.P130]-[.Q130])" office:value-type="float" office:value="-0.0999999999999996" calcext:value-type="float">
            <text:p>-0.1</text:p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7"/>
          <table:table-cell office:value-type="string" calcext:value-type="string">
            <text:p>Paddle flex is less than 1 cm</text:p>
          </table:table-cell>
          <table:table-cell table:number-columns-repeated="8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7"/>
          <table:table-cell office:value-type="string" calcext:value-type="string">
            <text:p>Overall unit assembly</text:p>
          </table:table-cell>
          <table:table-cell table:number-columns-repeated="8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rtifact Evaluation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Receptor:</text:p>
          </table:table-cell>
          <table:table-cell table:number-columns-repeated="2" table:style-name="ce59" office:value-type="string" calcext:value-type="string">
            <text:p>18x24</text:p>
          </table:table-cell>
          <table:table-cell table:number-columns-repeated="2" table:style-name="ce59" office:value-type="string" calcext:value-type="string">
            <text:p>24x30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:</text:p>
          </table:table-cell>
          <table:table-cell table:number-columns-repeated="4" table:style-name="ce58" office:value-type="string" calcext:value-type="string">
            <text:p>Mo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ilter:</text:p>
          </table:table-cell>
          <table:table-cell table:number-columns-repeated="2" table:style-name="ce58" office:value-type="string" calcext:value-type="string">
            <text:p>Mo</text:p>
          </table:table-cell>
          <table:table-cell table:number-columns-repeated="2" table:style-name="ce58" office:value-type="string" calcext:value-type="string">
            <text:p>Rh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ocal spot:</text:p>
          </table:table-cell>
          <table:table-cell table:style-name="ce59" office:value-type="string" calcext:value-type="string">
            <text:p>Large</text:p>
          </table:table-cell>
          <table:table-cell table:style-name="ce59" office:value-type="string" calcext:value-type="string">
            <text:p>Small</text:p>
          </table:table-cell>
          <table:table-cell table:style-name="ce59" office:value-type="string" calcext:value-type="string">
            <text:p>Large</text:p>
          </table:table-cell>
          <table:table-cell table:style-name="ce59" office:value-type="string" calcext:value-type="string">
            <text:p>Small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85" table:number-columns-repeated="4"/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s:</text:p>
          </table:table-cell>
          <table:table-cell table:style-name="ce85" table:number-columns-repeated="4"/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EI:</text:p>
          </table:table-cell>
          <table:table-cell table:style-name="ce85" table:number-columns-repeated="4"/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cceptable:</text:p>
          </table:table-cell>
          <table:table-cell table:style-name="ce85" table:number-columns-repeated="4"/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omments:</text:p>
          </table:table-cell>
          <table:table-cell table:style-name="ce86" table:formula="of:=IF([.Q147]&lt;&gt;&quot;&quot;;[.Q147];IF([.AB190]=&quot;&quot;;&quot;&quot;;[.AB190]))">
            <text:p/>
          </table:table-cell>
          <table:table-cell table:style-name="ce129"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4" office:value-type="string" calcext:value-type="string">
            <text:p>Do not exceed 390 chars</text:p>
          </table:table-cell>
          <table:table-cell table:style-name="ce87"/>
          <table:table-cell table:style-name="ce130"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New:</text:p>
          </table:table-cell>
          <table:table-cell table:style-name="ce88"/>
          <table:table-cell table:style-name="ce130"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Light Field Brightness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5" office:value-type="string" calcext:value-type="string" table:number-columns-spanned="4" table:number-rows-spanned="1">
            <text:p>Measurements (lux)</text:p>
          </table:table-cell>
          <table:covered-table-cell table:number-columns-repeated="3" table:style-name="ce45"/>
          <table:table-cell table:style-name="ce161"/>
          <table:table-cell table:style-name="ce45" office:value-type="string" calcext:value-type="string" table:number-columns-spanned="2" table:number-rows-spanned="1">
            <text:p>Average Illumination</text:p>
          </table:table-cell>
          <table:covered-table-cell table:style-name="ce45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6" office:value-type="string" calcext:value-type="string">
            <text:p>1st quad.</text:p>
          </table:table-cell>
          <table:table-cell table:style-name="ce46" office:value-type="string" calcext:value-type="string">
            <text:p>2nd quad.</text:p>
          </table:table-cell>
          <table:table-cell table:style-name="ce46" office:value-type="string" calcext:value-type="string">
            <text:p>3rd quad.</text:p>
          </table:table-cell>
          <table:table-cell table:style-name="ce150" office:value-type="string" calcext:value-type="string">
            <text:p>4th quad.</text:p>
          </table:table-cell>
          <table:table-cell table:style-name="ce161"/>
          <table:table-cell table:style-name="ce177" office:value-type="string" calcext:value-type="string" table:number-columns-spanned="2" table:number-rows-spanned="1">
            <text:p>(lux)</text:p>
          </table:table-cell>
          <table:covered-table-cell table:style-name="ce200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7" office:value-type="float" office:value="321" calcext:value-type="float">
            <text:p>321</text:p>
          </table:table-cell>
          <table:table-cell table:style-name="ce47" office:value-type="float" office:value="290" calcext:value-type="float">
            <text:p>290</text:p>
          </table:table-cell>
          <table:table-cell table:style-name="ce47" office:value-type="float" office:value="340" calcext:value-type="float">
            <text:p>340</text:p>
          </table:table-cell>
          <table:table-cell table:style-name="ce151" office:value-type="float" office:value="334" calcext:value-type="float">
            <text:p>334</text:p>
          </table:table-cell>
          <table:table-cell table:style-name="ce161"/>
          <table:table-cell table:style-name="ce178" table:formula="of:=IF(OR([.P152]=&quot;&quot;;[.Q152]=&quot;&quot;;[.R152]=&quot;&quot;;[.S152]=&quot;&quot;);&quot;TBD&quot;;AVERAGE([.P152:.S152]))" office:value-type="float" office:value="321.25" calcext:value-type="float" table:number-columns-spanned="2" table:number-rows-spanned="1">
            <text:p>321.3</text:p>
          </table:table-cell>
          <table:covered-table-cell table:style-name="ce201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Light Field/X-ray Field Alignment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8" office:value-type="string" calcext:value-type="string">
            <text:p>SID (cm):</text:p>
          </table:table-cell>
          <table:table-cell table:style-name="ce48" office:value-type="float" office:value="65" calcext:value-type="float">
            <text:p>65</text:p>
          </table:table-cell>
          <table:table-cell table:number-columns-repeated="4"/>
          <table:table-cell table:style-name="ce17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1" office:value-type="string" calcext:value-type="string" table:number-columns-spanned="3" table:number-rows-spanned="1">
            <text:p>18x24</text:p>
          </table:table-cell>
          <table:covered-table-cell table:style-name="ce152"/>
          <table:covered-table-cell table:style-name="ce162"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1" office:value-type="string" calcext:value-type="string" table:number-columns-spanned="3" table:number-rows-spanned="1">
            <text:p>18x24</text:p>
          </table:table-cell>
          <table:covered-table-cell table:style-name="ce152"/>
          <table:covered-table-cell table:style-name="ce16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covered-table-cell office:value-type="string" calcext:value-type="string">
            <text:p>24x30</text:p>
          </table:covered-table-cell>
          <table:table-cell table:style-name="ce132" office:value-type="string" calcext:value-type="string">
            <text:p>Left</text:p>
          </table:table-cell>
          <table:table-cell table:style-name="ce152" office:value-type="string" calcext:value-type="string">
            <text:p>Center</text:p>
          </table:table-cell>
          <table:table-cell table:style-name="ce162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32" office:value-type="string" calcext:value-type="string">
            <text:p>Left</text:p>
          </table:table-cell>
          <table:table-cell table:style-name="ce152" office:value-type="string" calcext:value-type="string">
            <text:p>Center</text:p>
          </table:table-cell>
          <table:table-cell table:style-name="ce162" office:value-type="string" calcext:value-type="string">
            <text:p>Right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Left:</text:p>
          </table:table-cell>
          <table:table-cell table:style-name="ce90" office:value-type="float" office:value="0" calcext:value-type="float">
            <text:p>0</text:p>
          </table:table-cell>
          <table:table-cell table:style-name="ce133" office:value-type="float" office:value="0.4" calcext:value-type="float">
            <text:p>0.4</text:p>
          </table:table-cell>
          <table:table-cell table:style-name="ce133" office:value-type="float" office:value="0.1" calcext:value-type="float">
            <text:p>0.1</text:p>
          </table:table-cell>
          <table:table-cell table:style-name="ce163" office:value-type="float" office:value="0.2" calcext:value-type="float">
            <text:p>0.2</text:p>
          </table:table-cell>
          <table:table-cell table:style-name="ce180" table:formula="of:=IF(OR([.Q158]=&quot;&quot;;[.$P$155]=&quot;&quot;);&quot;&quot;;[.Q158]/[.$P$155])" office:value-type="percentage" office:value="0" calcext:value-type="percentage">
            <text:p>0.00%</text:p>
          </table:table-cell>
          <table:table-cell table:style-name="ce202" table:formula="of:=IF(OR([.R158]=&quot;&quot;;[.$P$155]=&quot;&quot;);&quot;&quot;;[.R158]/[.$P$155])" office:value-type="percentage" office:value="0.00615384615384615" calcext:value-type="percentage">
            <text:p>0.62%</text:p>
          </table:table-cell>
          <table:table-cell table:style-name="ce202" table:formula="of:=IF(OR([.S158]=&quot;&quot;;[.$P$155]=&quot;&quot;);&quot;&quot;;[.S158]/[.$P$155])" office:value-type="percentage" office:value="0.00153846153846154" calcext:value-type="percentage">
            <text:p>0.15%</text:p>
          </table:table-cell>
          <table:table-cell table:style-name="ce242" table:formula="of:=IF(OR([.T158]=&quot;&quot;;[.$P$155]=&quot;&quot;);&quot;&quot;;[.T158]/[.$P$155])" office:value-type="percentage" office:value="0.00307692307692308" calcext:value-type="percentage">
            <text:p>0.31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Right:</text:p>
          </table:table-cell>
          <table:table-cell table:style-name="ce91" office:value-type="float" office:value="0" calcext:value-type="float">
            <text:p>0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0.1" calcext:value-type="float">
            <text:p>0.1</text:p>
          </table:table-cell>
          <table:table-cell table:style-name="ce164" office:value-type="float" office:value="0" calcext:value-type="float">
            <text:p>0</text:p>
          </table:table-cell>
          <table:table-cell table:style-name="ce181" table:formula="of:=IF(OR([.Q159]=&quot;&quot;;[.$P$155]=&quot;&quot;);&quot;&quot;;[.Q159]/[.$P$155])" office:value-type="percentage" office:value="0" calcext:value-type="percentage">
            <text:p>0.00%</text:p>
          </table:table-cell>
          <table:table-cell table:style-name="ce203" table:formula="of:=IF(OR([.R159]=&quot;&quot;;[.$P$155]=&quot;&quot;);&quot;&quot;;[.R159]/[.$P$155])" office:value-type="percentage" office:value="0" calcext:value-type="percentage">
            <text:p>0.00%</text:p>
          </table:table-cell>
          <table:table-cell table:style-name="ce203" table:formula="of:=IF(OR([.S159]=&quot;&quot;;[.$P$155]=&quot;&quot;);&quot;&quot;;[.S159]/[.$P$155])" office:value-type="percentage" office:value="0.00153846153846154" calcext:value-type="percentage">
            <text:p>0.15%</text:p>
          </table:table-cell>
          <table:table-cell table:style-name="ce243" table:formula="of:=IF(OR([.T159]=&quot;&quot;;[.$P$155]=&quot;&quot;);&quot;&quot;;[.T159]/[.$P$155])" office:value-type="percentage" office:value="0" calcext:value-type="percentage">
            <text:p>0.00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nterior: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134" office:value-type="float" office:value="0.2" calcext:value-type="float">
            <text:p>0.2</text:p>
          </table:table-cell>
          <table:table-cell table:style-name="ce164" office:value-type="float" office:value="-0.3" calcext:value-type="float">
            <text:p>-0.3</text:p>
          </table:table-cell>
          <table:table-cell table:style-name="ce181" table:formula="of:=IF(OR([.Q160]=&quot;&quot;;[.$P$155]=&quot;&quot;);&quot;&quot;;[.Q160]/[.$P$155])" office:value-type="percentage" office:value="0" calcext:value-type="percentage">
            <text:p>0.00%</text:p>
          </table:table-cell>
          <table:table-cell table:style-name="ce203" table:formula="of:=IF(OR([.R160]=&quot;&quot;;[.$P$155]=&quot;&quot;);&quot;&quot;;[.R160]/[.$P$155])" office:value-type="percentage" office:value="0.00307692307692308" calcext:value-type="percentage">
            <text:p>0.31%</text:p>
          </table:table-cell>
          <table:table-cell table:style-name="ce203" table:formula="of:=IF(OR([.S160]=&quot;&quot;;[.$P$155]=&quot;&quot;);&quot;&quot;;[.S160]/[.$P$155])" office:value-type="percentage" office:value="0.00307692307692308" calcext:value-type="percentage">
            <text:p>0.31%</text:p>
          </table:table-cell>
          <table:table-cell table:style-name="ce243" table:formula="of:=IF(OR([.T160]=&quot;&quot;;[.$P$155]=&quot;&quot;);&quot;&quot;;[.T160]/[.$P$155])" office:value-type="percentage" office:value="-0.00461538461538462" calcext:value-type="percentage">
            <text:p>-0.46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Chest Wall:</text:p>
          </table:table-cell>
          <table:table-cell table:style-name="ce92" office:value-type="float" office:value="0.2" calcext:value-type="float">
            <text:p>0.2</text:p>
          </table:table-cell>
          <table:table-cell table:style-name="ce135" office:value-type="float" office:value="0.2" calcext:value-type="float">
            <text:p>0.2</text:p>
          </table:table-cell>
          <table:table-cell table:style-name="ce135" office:value-type="float" office:value="0.1" calcext:value-type="float">
            <text:p>0.1</text:p>
          </table:table-cell>
          <table:table-cell table:style-name="ce165" office:value-type="float" office:value="0" calcext:value-type="float">
            <text:p>0</text:p>
          </table:table-cell>
          <table:table-cell table:style-name="ce182" table:formula="of:=IF(OR([.Q161]=&quot;&quot;;[.$P$155]=&quot;&quot;);&quot;&quot;;[.Q161]/[.$P$155])" office:value-type="percentage" office:value="0.00307692307692308" calcext:value-type="percentage">
            <text:p>0.31%</text:p>
          </table:table-cell>
          <table:table-cell table:style-name="ce204" table:formula="of:=IF(OR([.R161]=&quot;&quot;;[.$P$155]=&quot;&quot;);&quot;&quot;;[.R161]/[.$P$155])" office:value-type="percentage" office:value="0.00307692307692308" calcext:value-type="percentage">
            <text:p>0.31%</text:p>
          </table:table-cell>
          <table:table-cell table:style-name="ce204" table:formula="of:=IF(OR([.S161]=&quot;&quot;;[.$P$155]=&quot;&quot;);&quot;&quot;;[.S161]/[.$P$155])" office:value-type="percentage" office:value="0.00153846153846154" calcext:value-type="percentage">
            <text:p>0.15%</text:p>
          </table:table-cell>
          <table:table-cell table:style-name="ce244" table:formula="of:=IF(OR([.T161]=&quot;&quot;;[.$P$155]=&quot;&quot;);&quot;&quot;;[.T161]/[.$P$155])" office:value-type="percentage" office:value="0" calcext:value-type="percentage">
            <text:p>0.00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Enter deviation in cm</text:p>
          </table:table-cell>
          <table:table-cell table:number-columns-repeated="2"/>
          <table:table-cell office:value-type="string" calcext:value-type="string">
            <text:p>Left-Right</text:p>
          </table:table-cell>
          <table:table-cell table:style-name="ce183" table:formula="of:=IF(OR([.U158]=&quot;&quot;;[.U159]=&quot;&quot;);&quot;&quot;;[.U158]+[.U159])" office:value-type="percentage" office:value="0" calcext:value-type="percentage">
            <text:p>0.00%</text:p>
          </table:table-cell>
          <table:table-cell table:style-name="ce205" table:formula="of:=IF(OR([.V158]=&quot;&quot;;[.V159]=&quot;&quot;);&quot;&quot;;[.V158]+[.V159])" office:value-type="percentage" office:value="0.00615384615384615" calcext:value-type="percentage">
            <text:p>0.62%</text:p>
          </table:table-cell>
          <table:table-cell table:style-name="ce205" table:formula="of:=IF(OR([.W158]=&quot;&quot;;[.W159]=&quot;&quot;);&quot;&quot;;[.W158]+[.W159])" office:value-type="percentage" office:value="0.00307692307692308" calcext:value-type="percentage">
            <text:p>0.31%</text:p>
          </table:table-cell>
          <table:table-cell table:style-name="ce245" table:formula="of:=IF(OR([.X158]=&quot;&quot;;[.X159]=&quot;&quot;);&quot;&quot;;[.X158]+[.X159])" office:value-type="percentage" office:value="0.00307692307692308" calcext:value-type="percentage">
            <text:p>0.31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office:value-type="string" calcext:value-type="string">
            <text:p>Ant-Chest</text:p>
          </table:table-cell>
          <table:table-cell table:style-name="ce184" table:formula="of:=IF(OR([.U160]=&quot;&quot;;[.U161]=&quot;&quot;);&quot;&quot;;[.U160]+[.U161])" office:value-type="percentage" office:value="0.00307692307692308" calcext:value-type="percentage">
            <text:p>0.31%</text:p>
          </table:table-cell>
          <table:table-cell table:style-name="ce206" table:formula="of:=IF(OR([.V160]=&quot;&quot;;[.V161]=&quot;&quot;);&quot;&quot;;[.V160]+[.V161])" office:value-type="percentage" office:value="0.00615384615384615" calcext:value-type="percentage">
            <text:p>0.62%</text:p>
          </table:table-cell>
          <table:table-cell table:style-name="ce206" table:formula="of:=IF(OR([.W160]=&quot;&quot;;[.W161]=&quot;&quot;);&quot;&quot;;[.W160]+[.W161])" office:value-type="percentage" office:value="0.00461538461538462" calcext:value-type="percentage">
            <text:p>0.46%</text:p>
          </table:table-cell>
          <table:table-cell table:style-name="ce246" table:formula="of:=IF(OR([.X160]=&quot;&quot;;[.X161]=&quot;&quot;);&quot;&quot;;[.X160]+[.X161])" office:value-type="percentage" office:value="-0.00461538461538462" calcext:value-type="percentage">
            <text:p>-0.46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0" office:value-type="string" calcext:value-type="string">
            <text:p>Sum of left and right edge deviation is less than 2% SID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0"/>
          <table:table-cell table:style-name="ce40" office:value-type="string" calcext:value-type="string">
            <text:p>Sum of anterior and chest wall edge deviation is less than 2% SID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X-ray Field/Image Receptor Alignment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14"/>
          <table:table-cell table:number-columns-repeated="4"/>
          <table:table-cell table:style-name="ce179" office:value-type="string" calcext:value-type="string" table:number-columns-spanned="4" table:number-rows-spanned="1">
            <text:p>% Deviation</text:p>
          </table:table-cell>
          <table:covered-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1" office:value-type="string" calcext:value-type="string" table:number-columns-spanned="3" table:number-rows-spanned="1">
            <text:p>18x24</text:p>
          </table:table-cell>
          <table:covered-table-cell table:style-name="ce152"/>
          <table:covered-table-cell table:style-name="ce162"/>
          <table:table-cell table:style-name="ce89" office:value-type="string" calcext:value-type="string" table:number-columns-spanned="1" table:number-rows-spanned="2">
            <text:p>24x30</text:p>
          </table:table-cell>
          <table:table-cell table:style-name="ce131" office:value-type="string" calcext:value-type="string" table:number-columns-spanned="3" table:number-rows-spanned="1">
            <text:p>18x24</text:p>
          </table:table-cell>
          <table:covered-table-cell table:style-name="ce152"/>
          <table:covered-table-cell table:style-name="ce16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covered-table-cell office:value-type="string" calcext:value-type="string">
            <text:p>24x30</text:p>
          </table:covered-table-cell>
          <table:table-cell table:style-name="ce132" office:value-type="string" calcext:value-type="string">
            <text:p>Left</text:p>
          </table:table-cell>
          <table:table-cell table:style-name="ce152" office:value-type="string" calcext:value-type="string">
            <text:p>Center</text:p>
          </table:table-cell>
          <table:table-cell table:style-name="ce162" office:value-type="string" calcext:value-type="string">
            <text:p>Right</text:p>
          </table:table-cell>
          <table:covered-table-cell office:value-type="string" calcext:value-type="string">
            <text:p>24x30</text:p>
          </table:covered-table-cell>
          <table:table-cell table:style-name="ce132" office:value-type="string" calcext:value-type="string">
            <text:p>Left</text:p>
          </table:table-cell>
          <table:table-cell table:style-name="ce152" office:value-type="string" calcext:value-type="string">
            <text:p>Center</text:p>
          </table:table-cell>
          <table:table-cell table:style-name="ce162" office:value-type="string" calcext:value-type="string">
            <text:p>Right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Left:</text:p>
          </table:table-cell>
          <table:table-cell table:style-name="ce90" office:value-type="float" office:value="0.1" calcext:value-type="float">
            <text:p>0.1</text:p>
          </table:table-cell>
          <table:table-cell table:number-columns-repeated="2" table:style-name="ce133" office:value-type="float" office:value="0.2" calcext:value-type="float">
            <text:p>0.2</text:p>
          </table:table-cell>
          <table:table-cell table:style-name="ce163" office:value-type="float" office:value="0.2" calcext:value-type="float">
            <text:p>0.2</text:p>
          </table:table-cell>
          <table:table-cell table:style-name="ce185" table:formula="of:=IF(OR([.Q171]=&quot;&quot;;[.$P$155]=&quot;&quot;);&quot;&quot;;[.Q171]/[.$P$155])" office:value-type="percentage" office:value="0.00153846153846154" calcext:value-type="percentage">
            <text:p>0.15%</text:p>
          </table:table-cell>
          <table:table-cell table:style-name="ce207" table:formula="of:=IF(OR([.R171]=&quot;&quot;;[.$P$155]=&quot;&quot;);&quot;&quot;;[.R171]/[.$P$155])" office:value-type="percentage" office:value="0.00307692307692308" calcext:value-type="percentage">
            <text:p>0.31%</text:p>
          </table:table-cell>
          <table:table-cell table:style-name="ce207" table:formula="of:=IF(OR([.S171]=&quot;&quot;;[.$P$155]=&quot;&quot;);&quot;&quot;;[.S171]/[.$P$155])" office:value-type="percentage" office:value="0.00307692307692308" calcext:value-type="percentage">
            <text:p>0.31%</text:p>
          </table:table-cell>
          <table:table-cell table:style-name="ce247" table:formula="of:=IF(OR([.T171]=&quot;&quot;;[.$P$155]=&quot;&quot;);&quot;&quot;;[.T171]/[.$P$155])" office:value-type="percentage" office:value="0.00307692307692308" calcext:value-type="percentage">
            <text:p>0.31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Right:</text:p>
          </table:table-cell>
          <table:table-cell table:style-name="ce91" office:value-type="float" office:value="0.4" calcext:value-type="float">
            <text:p>0.4</text:p>
          </table:table-cell>
          <table:table-cell table:style-name="ce134" office:value-type="float" office:value="0.4" calcext:value-type="float">
            <text:p>0.4</text:p>
          </table:table-cell>
          <table:table-cell table:style-name="ce134" office:value-type="float" office:value="0.3" calcext:value-type="float">
            <text:p>0.3</text:p>
          </table:table-cell>
          <table:table-cell table:style-name="ce164" office:value-type="float" office:value="0.4" calcext:value-type="float">
            <text:p>0.4</text:p>
          </table:table-cell>
          <table:table-cell table:style-name="ce186" table:formula="of:=IF(OR([.Q172]=&quot;&quot;;[.$P$155]=&quot;&quot;);&quot;&quot;;[.Q172]/[.$P$155])" office:value-type="percentage" office:value="0.00615384615384615" calcext:value-type="percentage">
            <text:p>0.62%</text:p>
          </table:table-cell>
          <table:table-cell table:style-name="ce208" table:formula="of:=IF(OR([.R172]=&quot;&quot;;[.$P$155]=&quot;&quot;);&quot;&quot;;[.R172]/[.$P$155])" office:value-type="percentage" office:value="0.00615384615384615" calcext:value-type="percentage">
            <text:p>0.62%</text:p>
          </table:table-cell>
          <table:table-cell table:style-name="ce208" table:formula="of:=IF(OR([.S172]=&quot;&quot;;[.$P$155]=&quot;&quot;);&quot;&quot;;[.S172]/[.$P$155])" office:value-type="percentage" office:value="0.00461538461538462" calcext:value-type="percentage">
            <text:p>0.46%</text:p>
          </table:table-cell>
          <table:table-cell table:style-name="ce248" table:formula="of:=IF(OR([.T172]=&quot;&quot;;[.$P$155]=&quot;&quot;);&quot;&quot;;[.T172]/[.$P$155])" office:value-type="percentage" office:value="0.00615384615384615" calcext:value-type="percentage">
            <text:p>0.62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nterior:</text:p>
          </table:table-cell>
          <table:table-cell table:style-name="ce91" office:value-type="float" office:value="0" calcext:value-type="float">
            <text:p>0</text:p>
          </table:table-cell>
          <table:table-cell table:style-name="ce134" office:value-type="float" office:value="0.4" calcext:value-type="float">
            <text:p>0.4</text:p>
          </table:table-cell>
          <table:table-cell table:style-name="ce134" office:value-type="float" office:value="0.5" calcext:value-type="float">
            <text:p>0.5</text:p>
          </table:table-cell>
          <table:table-cell table:style-name="ce164" office:value-type="float" office:value="0.5" calcext:value-type="float">
            <text:p>0.5</text:p>
          </table:table-cell>
          <table:table-cell table:style-name="ce187" table:formula="of:=IF(OR([.Q173]=&quot;&quot;;[.$P$155]=&quot;&quot;);&quot;&quot;;[.Q173]/[.$P$155])" office:value-type="percentage" office:value="0" calcext:value-type="percentage">
            <text:p>0.00%</text:p>
          </table:table-cell>
          <table:table-cell table:style-name="ce209" table:formula="of:=IF(OR([.R173]=&quot;&quot;;[.$P$155]=&quot;&quot;);&quot;&quot;;[.R173]/[.$P$155])" office:value-type="percentage" office:value="0.00615384615384615" calcext:value-type="percentage">
            <text:p>0.62%</text:p>
          </table:table-cell>
          <table:table-cell table:style-name="ce209" table:formula="of:=IF(OR([.S173]=&quot;&quot;;[.$P$155]=&quot;&quot;);&quot;&quot;;[.S173]/[.$P$155])" office:value-type="percentage" office:value="0.00769230769230769" calcext:value-type="percentage">
            <text:p>0.77%</text:p>
          </table:table-cell>
          <table:table-cell table:style-name="ce249" table:formula="of:=IF(OR([.T173]=&quot;&quot;;[.$P$155]=&quot;&quot;);&quot;&quot;;[.T173]/[.$P$155])" office:value-type="percentage" office:value="0.00769230769230769" calcext:value-type="percentage">
            <text:p>0.77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Chest Wall:</text:p>
          </table:table-cell>
          <table:table-cell table:style-name="ce91" office:value-type="float" office:value="0.8" calcext:value-type="float">
            <text:p>0.8</text:p>
          </table:table-cell>
          <table:table-cell table:style-name="ce134" office:value-type="float" office:value="0" calcext:value-type="float">
            <text:p>0</text:p>
          </table:table-cell>
          <table:table-cell table:style-name="ce134" office:value-type="float" office:value="0.2" calcext:value-type="float">
            <text:p>0.2</text:p>
          </table:table-cell>
          <table:table-cell table:style-name="ce164" office:value-type="float" office:value="0" calcext:value-type="float">
            <text:p>0</text:p>
          </table:table-cell>
          <table:table-cell table:style-name="ce188" table:formula="of:=IF(OR([.Q174]=&quot;&quot;;[.$P$155]=&quot;&quot;);&quot;&quot;;[.Q174]/[.$P$155])" office:value-type="percentage" office:value="0.0123076923076923" calcext:value-type="percentage">
            <text:p>1.23%</text:p>
          </table:table-cell>
          <table:table-cell table:style-name="ce210" table:formula="of:=IF(OR([.R174]=&quot;&quot;;[.$P$155]=&quot;&quot;);&quot;&quot;;[.R174]/[.$P$155])" office:value-type="percentage" office:value="0" calcext:value-type="percentage">
            <text:p>0.00%</text:p>
          </table:table-cell>
          <table:table-cell table:style-name="ce210" table:formula="of:=IF(OR([.S174]=&quot;&quot;;[.$P$155]=&quot;&quot;);&quot;&quot;;[.S174]/[.$P$155])" office:value-type="percentage" office:value="0.00307692307692308" calcext:value-type="percentage">
            <text:p>0.31%</text:p>
          </table:table-cell>
          <table:table-cell table:style-name="ce250" table:formula="of:=IF(OR([.T174]=&quot;&quot;;[.$P$155]=&quot;&quot;);&quot;&quot;;[.T174]/[.$P$155])" office:value-type="percentage" office:value="0" calcext:value-type="percentage">
            <text:p>0.00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Compression Paddle</text:p>
          </table:table-cell>
          <table:table-cell table:style-name="ce92" office:value-type="float" office:value="0.2" calcext:value-type="float">
            <text:p>0.2</text:p>
          </table:table-cell>
          <table:table-cell table:number-columns-repeated="2" table:style-name="ce135" office:value-type="float" office:value="0.5" calcext:value-type="float">
            <text:p>0.5</text:p>
          </table:table-cell>
          <table:table-cell table:style-name="ce165" office:value-type="float" office:value="0.5" calcext:value-type="float">
            <text:p>0.5</text:p>
          </table:table-cell>
          <table:table-cell table:style-name="ce189" table:formula="of:=IF(OR([.Q175]=&quot;&quot;;[.$P$155]=&quot;&quot;);&quot;&quot;;[.Q175]/[.$P$155])" office:value-type="percentage" office:value="0.00307692307692308" calcext:value-type="percentage">
            <text:p>0.31%</text:p>
          </table:table-cell>
          <table:table-cell table:style-name="ce211" table:formula="of:=IF(OR([.R175]=&quot;&quot;;[.$P$155]=&quot;&quot;);&quot;&quot;;[.R175]/[.$P$155])" office:value-type="percentage" office:value="0.00769230769230769" calcext:value-type="percentage">
            <text:p>0.77%</text:p>
          </table:table-cell>
          <table:table-cell table:style-name="ce211" table:formula="of:=IF(OR([.S175]=&quot;&quot;;[.$P$155]=&quot;&quot;);&quot;&quot;;[.S175]/[.$P$155])" office:value-type="percentage" office:value="0.00769230769230769" calcext:value-type="percentage">
            <text:p>0.77%</text:p>
          </table:table-cell>
          <table:table-cell table:style-name="ce251" table:formula="of:=IF(OR([.T175]=&quot;&quot;;[.$P$155]=&quot;&quot;);&quot;&quot;;[.T175]/[.$P$155])" office:value-type="percentage" office:value="0.00769230769230769" calcext:value-type="percentage">
            <text:p>0.77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Enter deviation in cm</text:p>
          </table:table-cell>
          <table:table-cell table:number-columns-repeated="3"/>
          <table:table-cell table:style-name="ce137"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0" office:value-type="string" calcext:value-type="string">
            <text:p>X-ray field does not extend beyond image receptor by more than 2% SID</text:p>
          </table:table-cell>
          <table:table-cell table:number-columns-repeated="3"/>
          <table:table-cell table:style-name="ce137"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X-ray field extends beyond the chest wall edge.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X-ray field does not fall within the image receptor by more than 2% SID on the right, left or chest wall side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X-ray field dose not fall within the image receptor by more than 4% SID on the anterior side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Difference between chest wall edge of the receptor and compression paddle is less than 1% SID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System Resolution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:</text:p>
          </table:table-cell>
          <table:table-cell table:style-name="ce85" table:number-columns-repeated="2"/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85" office:value-type="float" office:value="28" calcext:value-type="float">
            <text:p>28</text:p>
          </table:table-cell>
          <table:table-cell table:style-name="ce85"/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s:</text:p>
          </table:table-cell>
          <table:table-cell table:style-name="ce85" office:value-type="float" office:value="65" calcext:value-type="float">
            <text:p>65</text:p>
          </table:table-cell>
          <table:table-cell table:style-name="ce85"/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lp/mm:</text:p>
          </table:table-cell>
          <table:table-cell table:style-name="ce85" office:value-type="float" office:value="8" calcext:value-type="float">
            <text:p>8</text:p>
          </table:table-cell>
          <table:table-cell table:style-name="ce85"/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Acceptable:</text:p>
          </table:table-cell>
          <table:table-cell table:style-name="ce93" table:formula="of:=IF([.Q187]=&quot;&quot;;&quot;&quot;;IF([.Q187]&gt;=7;&quot;Pass&quot;;&quot;Fail&quot;))" office:value-type="string" office:string-value="Pass" calcext:value-type="string">
            <text:p>Pass</text:p>
          </table:table-cell>
          <table:table-cell table:style-name="ce136" table:formula="of:=IF([.R187]=&quot;&quot;;&quot;&quot;;IF([.R187]&gt;=7;&quot;Pass&quot;;&quot;Fail&quot;))">
            <text:p/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9" office:value-type="string" calcext:value-type="string">
            <text:p>Criteria:</text:p>
          </table:table-cell>
          <table:table-cell table:style-name="ce49" office:value-type="string" calcext:value-type="string">
            <text:p>Limiting system resolution must be 7 lp/mm or higher</text:p>
          </table:table-cell>
          <table:table-cell table:style-name="ce137"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EC Thickness Tracking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AEC Mode:</text:p>
          </table:table-cell>
          <table:table-cell table:style-name="ce48"/>
          <table:table-cell/>
          <table:table-cell table:style-name="ce42" office:value-type="string" calcext:value-type="string">
            <text:p>AEC Position:</text:p>
          </table:table-cell>
          <table:table-cell table:style-name="ce48"/>
          <table:table-cell/>
          <table:table-cell table:style-name="ce190"/>
          <table:table-cell table:style-name="ce212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hickness</text:p>
          </table:table-cell>
          <table:table-cell table:number-columns-repeated="5"/>
          <table:table-cell table:style-name="ce41" office:value-type="string" calcext:value-type="string">
            <text:p>Reported</text:p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(cm)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Pixel Val</text:p>
          </table:table-cell>
          <table:table-cell table:style-name="ce41" office:value-type="string" calcext:value-type="string">
            <text:p>EI</text:p>
          </table:table-cell>
          <table:table-cell table:style-name="ce41" office:value-type="string" calcext:value-type="string">
            <text:p>MGD (mGy)</text:p>
          </table:table-cell>
          <table:table-cell table:style-name="ce41" office:value-type="string" calcext:value-type="string">
            <text:p>Deviation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0" office:value-type="float" office:value="2" calcext:value-type="float">
            <text:p>2</text:p>
          </table:table-cell>
          <table:table-cell table:style-name="ce94" office:value-type="string" calcext:value-type="string">
            <text:p>Mo</text:p>
          </table:table-cell>
          <table:table-cell table:style-name="ce138" office:value-type="float" office:value="24" calcext:value-type="float">
            <text:p>24</text:p>
          </table:table-cell>
          <table:table-cell table:style-name="ce138" office:value-type="float" office:value="35.7" calcext:value-type="float">
            <text:p>35.7</text:p>
          </table:table-cell>
          <table:table-cell table:style-name="ce138"/>
          <table:table-cell table:style-name="ce138" office:value-type="float" office:value="484" calcext:value-type="float">
            <text:p>484</text:p>
          </table:table-cell>
          <table:table-cell table:style-name="ce138" office:value-type="float" office:value="0.651" calcext:value-type="float">
            <text:p>0.651</text:p>
          </table:table-cell>
          <table:table-cell table:style-name="ce229" table:formula="of:=IF(OR([.U195]=&quot;&quot;;[.$U$203]=&quot;&quot;);&quot;&quot;;([.U195]-[.$U$203])/[.$U$203])" office:value-type="percentage" office:value="-0.0322419395151212" calcext:value-type="percentage">
            <text:p>-3.22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5" office:value-type="string" calcext:value-type="string">
            <text:p>Mo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55.1" calcext:value-type="float">
            <text:p>55.1</text:p>
          </table:table-cell>
          <table:table-cell table:style-name="ce58"/>
          <table:table-cell table:style-name="ce58" office:value-type="float" office:value="483" calcext:value-type="float">
            <text:p>483</text:p>
          </table:table-cell>
          <table:table-cell table:style-name="ce58" office:value-type="float" office:value="1.26" calcext:value-type="float">
            <text:p>1.26</text:p>
          </table:table-cell>
          <table:table-cell table:style-name="ce230" table:formula="of:=IF(OR([.U196]=&quot;&quot;;[.$U$203]=&quot;&quot;);&quot;&quot;;([.U196]-[.$U$203])/[.$U$203])" office:value-type="percentage" office:value="-0.03424143964009" calcext:value-type="percentage">
            <text:p>-3.42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6" table:formula="of:=[.Q196]" office:value-type="string" office:string-value="Mo" calcext:value-type="string">
            <text:p>Mo</text:p>
          </table:table-cell>
          <table:table-cell table:style-name="ce98" table:formula="of:=[.R196]" office:value-type="float" office:value="28" calcext:value-type="float">
            <text:p>28</text:p>
          </table:table-cell>
          <table:table-cell table:style-name="ce58" office:value-type="float" office:value="56.2" calcext:value-type="float">
            <text:p>56.2</text:p>
          </table:table-cell>
          <table:table-cell table:style-name="ce58"/>
          <table:table-cell table:style-name="ce58" office:value-type="float" office:value="501" calcext:value-type="float">
            <text:p>501</text:p>
          </table:table-cell>
          <table:table-cell table:style-name="ce58" office:value-type="float" office:value="1.29" calcext:value-type="float">
            <text:p>1.29</text:p>
          </table:table-cell>
          <table:table-cell table:style-name="ce230" table:formula="of:=IF(OR([.U197]=&quot;&quot;;[.$U$203]=&quot;&quot;);&quot;&quot;;([.U197]-[.$U$203])/[.$U$203])" office:value-type="percentage" office:value="0.00174956260934766" calcext:value-type="percentage">
            <text:p>0.17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6" table:formula="of:=[.Q196]" office:value-type="string" office:string-value="Mo" calcext:value-type="string">
            <text:p>Mo</text:p>
          </table:table-cell>
          <table:table-cell table:style-name="ce98" table:formula="of:=[.R196]" office:value-type="float" office:value="28" calcext:value-type="float">
            <text:p>28</text:p>
          </table:table-cell>
          <table:table-cell table:style-name="ce58" office:value-type="float" office:value="57" calcext:value-type="float">
            <text:p>57</text:p>
          </table:table-cell>
          <table:table-cell table:style-name="ce58"/>
          <table:table-cell table:style-name="ce58" office:value-type="float" office:value="501" calcext:value-type="float">
            <text:p>501</text:p>
          </table:table-cell>
          <table:table-cell table:style-name="ce58" office:value-type="float" office:value="1.31" calcext:value-type="float">
            <text:p>1.31</text:p>
          </table:table-cell>
          <table:table-cell table:style-name="ce230" table:formula="of:=IF(OR([.U198]=&quot;&quot;;[.$U$203]=&quot;&quot;);&quot;&quot;;([.U198]-[.$U$203])/[.$U$203])" office:value-type="percentage" office:value="0.00174956260934766" calcext:value-type="percentage">
            <text:p>0.17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4" calcext:value-type="float">
            <text:p>4</text:p>
          </table:table-cell>
          <table:table-cell table:style-name="ce96" table:formula="of:=[.Q196]" office:value-type="string" office:string-value="Mo" calcext:value-type="string">
            <text:p>Mo</text:p>
          </table:table-cell>
          <table:table-cell table:style-name="ce98" table:formula="of:=[.R196]" office:value-type="float" office:value="28" calcext:value-type="float">
            <text:p>28</text:p>
          </table:table-cell>
          <table:table-cell table:style-name="ce58" office:value-type="float" office:value="56.9" calcext:value-type="float">
            <text:p>56.9</text:p>
          </table:table-cell>
          <table:table-cell table:style-name="ce58"/>
          <table:table-cell table:style-name="ce58" office:value-type="float" office:value="508" calcext:value-type="float">
            <text:p>508</text:p>
          </table:table-cell>
          <table:table-cell table:style-name="ce58" office:value-type="float" office:value="1.31" calcext:value-type="float">
            <text:p>1.31</text:p>
          </table:table-cell>
          <table:table-cell table:style-name="ce230" table:formula="of:=IF(OR([.U199]=&quot;&quot;;[.$U$203]=&quot;&quot;);&quot;&quot;;([.U199]-[.$U$203])/[.$U$203])" office:value-type="percentage" office:value="0.015746063484129" calcext:value-type="percentage">
            <text:p>1.57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6" calcext:value-type="float">
            <text:p>6</text:p>
          </table:table-cell>
          <table:table-cell table:style-name="ce95" office:value-type="string" calcext:value-type="string">
            <text:p>Rh</text:p>
          </table:table-cell>
          <table:table-cell table:style-name="ce58" office:value-type="float" office:value="32" calcext:value-type="float">
            <text:p>32</text:p>
          </table:table-cell>
          <table:table-cell table:style-name="ce58" office:value-type="float" office:value="82.6" calcext:value-type="float">
            <text:p>82.6</text:p>
          </table:table-cell>
          <table:table-cell table:style-name="ce58"/>
          <table:table-cell table:style-name="ce58" office:value-type="float" office:value="501" calcext:value-type="float">
            <text:p>501</text:p>
          </table:table-cell>
          <table:table-cell table:style-name="ce58" office:value-type="float" office:value="1.85" calcext:value-type="float">
            <text:p>1.85</text:p>
          </table:table-cell>
          <table:table-cell table:style-name="ce230" table:formula="of:=IF(OR([.U200]=&quot;&quot;;[.$U$203]=&quot;&quot;);&quot;&quot;;([.U200]-[.$U$203])/[.$U$203])" office:value-type="percentage" office:value="0.00174956260934766" calcext:value-type="percentage">
            <text:p>0.17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1" office:value-type="float" office:value="8" calcext:value-type="float">
            <text:p>8</text:p>
          </table:table-cell>
          <table:table-cell table:style-name="ce95" office:value-type="string" calcext:value-type="string">
            <text:p>Rh</text:p>
          </table:table-cell>
          <table:table-cell table:style-name="ce58" office:value-type="float" office:value="33" calcext:value-type="float">
            <text:p>33</text:p>
          </table:table-cell>
          <table:table-cell table:style-name="ce58" office:value-type="float" office:value="159.2" calcext:value-type="float">
            <text:p>159.2</text:p>
          </table:table-cell>
          <table:table-cell table:style-name="ce58"/>
          <table:table-cell table:style-name="ce58" office:value-type="float" office:value="504" calcext:value-type="float">
            <text:p>504</text:p>
          </table:table-cell>
          <table:table-cell table:style-name="ce58" office:value-type="float" office:value="3.23" calcext:value-type="float">
            <text:p>3.23</text:p>
          </table:table-cell>
          <table:table-cell table:style-name="ce230" table:formula="of:=IF(OR([.U201]=&quot;&quot;;[.$U$203]=&quot;&quot;);&quot;&quot;;([.U201]-[.$U$203])/[.$U$203])" office:value-type="percentage" office:value="0.00774806298425394" calcext:value-type="percentage">
            <text:p>0.77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2" office:value-type="string" calcext:value-type="string">
            <text:p>4 cm Mag</text:p>
          </table:table-cell>
          <table:table-cell table:style-name="ce97" office:value-type="string" calcext:value-type="string">
            <text:p>Mo</text:p>
          </table:table-cell>
          <table:table-cell table:style-name="ce139" office:value-type="float" office:value="28" calcext:value-type="float">
            <text:p>28</text:p>
          </table:table-cell>
          <table:table-cell table:style-name="ce139" office:value-type="float" office:value="43.4" calcext:value-type="float">
            <text:p>43.4</text:p>
          </table:table-cell>
          <table:table-cell table:style-name="ce139"/>
          <table:table-cell table:style-name="ce139" office:value-type="float" office:value="519" calcext:value-type="float">
            <text:p>519</text:p>
          </table:table-cell>
          <table:table-cell table:style-name="ce139" office:value-type="float" office:value="3.37" calcext:value-type="float">
            <text:p>3.37</text:p>
          </table:table-cell>
          <table:table-cell table:style-name="ce231" table:formula="of:=IF(OR([.U202]=&quot;&quot;;[.$U$203]=&quot;&quot;);&quot;&quot;;([.U202]-[.$U$203])/[.$U$203])" office:value-type="percentage" office:value="0.0377405648587853" calcext:value-type="percentage">
            <text:p>3.77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Average:</text:p>
          </table:table-cell>
          <table:table-cell table:style-name="ce166" table:formula="of:=AVERAGE([.T195:.T202])" office:value-type="string" office:string-value="" calcext:value-type="error">
            <text:p>#DIV/0!</text:p>
          </table:table-cell>
          <table:table-cell table:style-name="ce166" table:formula="of:=AVERAGE([.U195:.U202])" office:value-type="float" office:value="500.125" calcext:value-type="float">
            <text:p>500.125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3" office:value-type="string" calcext:value-type="string">
            <text:p>Criteria:</text:p>
          </table:table-cell>
          <table:table-cell table:style-name="ce40" office:value-type="string" calcext:value-type="string">
            <text:p>Mean pixel value of each image is within 10% of the average pixel value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AEC Density Control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 office:value-type="string" calcext:value-type="string">
            <text:p>AEC Mode:</text:p>
          </table:table-cell>
          <table:table-cell table:style-name="ce48"/>
          <table:table-cell/>
          <table:table-cell table:style-name="ce42" office:value-type="string" calcext:value-type="string">
            <text:p>AEC Position:</text:p>
          </table:table-cell>
          <table:table-cell table:style-name="ce48"/>
          <table:table-cell/>
          <table:table-cell table:style-name="ce41" office:value-type="string" calcext:value-type="string">
            <text:p>Reported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office:value-type="string" calcext:value-type="string">
            <text:p>Density</text:p>
          </table:table-cell>
          <table:table-cell office:value-type="string" calcext:value-type="string">
            <text:p>kV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Pixel Val</text:p>
          </table:table-cell>
          <table:table-cell office:value-type="string" calcext:value-type="string">
            <text:p>EI</text:p>
          </table:table-cell>
          <table:table-cell office:value-type="string" calcext:value-type="string">
            <text:p>MGD (mGy)</text:p>
          </table:table-cell>
          <table:table-cell office:value-type="string" calcext:value-type="string">
            <text:p>Change</text:p>
          </table:table-cell>
          <table:table-cell/>
          <table:table-cell table:style-name="ce41" office:value-type="string" calcext:value-type="string">
            <text:p>Low</text:p>
          </table:table-cell>
          <table:table-cell table:style-name="ce131" office:value-type="string" calcext:value-type="string">
            <text:p>High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3" calcext:value-type="float">
            <text:p>-3</text:p>
          </table:table-cell>
          <table:table-cell table:style-name="ce58" office:value-type="float" office:value="28" calcext:value-type="float">
            <text:p>28</text:p>
          </table:table-cell>
          <table:table-cell table:style-name="ce58" office:value-type="float" office:value="33.2" calcext:value-type="float">
            <text:p>33.2</text:p>
          </table:table-cell>
          <table:table-cell table:style-name="ce58"/>
          <table:table-cell table:style-name="ce58" office:value-type="float" office:value="297" calcext:value-type="float">
            <text:p>297</text:p>
          </table:table-cell>
          <table:table-cell table:style-name="ce191" office:value-type="float" office:value="0.762" calcext:value-type="float">
            <text:p>0.76</text:p>
          </table:table-cell>
          <table:table-cell table:style-name="ce213" table:formula="of:=IF(OR([.T209]=&quot;&quot;;[.$T$212]=&quot;&quot;);&quot;&quot;;[.T209]/[.$T$212])" office:value-type="float" office:value="0.5960863020572" calcext:value-type="float">
            <text:p>0.60</text:p>
          </table:table-cell>
          <table:table-cell/>
          <table:table-cell table:style-name="ce41" office:value-type="float" office:value="0.5" calcext:value-type="float">
            <text:p>0.5</text:p>
          </table:table-cell>
          <table:table-cell table:style-name="ce131" office:value-type="float" office:value="0.61" calcext:value-type="float">
            <text:p>0.61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2" calcext:value-type="float">
            <text:p>-2</text:p>
          </table:table-cell>
          <table:table-cell table:style-name="ce98"/>
          <table:table-cell table:style-name="ce58" office:value-type="float" office:value="40.2" calcext:value-type="float">
            <text:p>40.2</text:p>
          </table:table-cell>
          <table:table-cell table:style-name="ce58"/>
          <table:table-cell table:style-name="ce58" office:value-type="float" office:value="355" calcext:value-type="float">
            <text:p>355</text:p>
          </table:table-cell>
          <table:table-cell table:style-name="ce191" office:value-type="float" office:value="0.923" calcext:value-type="float">
            <text:p>0.92</text:p>
          </table:table-cell>
          <table:table-cell table:style-name="ce214" table:formula="of:=IF(OR([.T210]=&quot;&quot;;[.$T$212]=&quot;&quot;);&quot;&quot;;[.T210]/[.$T$212])" office:value-type="float" office:value="0.712493728048169" calcext:value-type="float">
            <text:p>0.71</text:p>
          </table:table-cell>
          <table:table-cell/>
          <table:table-cell table:style-name="ce41" office:value-type="float" office:value="0.63" calcext:value-type="float">
            <text:p>0.63</text:p>
          </table:table-cell>
          <table:table-cell table:style-name="ce131" office:value-type="float" office:value="0.77" calcext:value-type="float">
            <text:p>0.77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-1" calcext:value-type="float">
            <text:p>-1</text:p>
          </table:table-cell>
          <table:table-cell table:style-name="ce98"/>
          <table:table-cell table:style-name="ce58" office:value-type="float" office:value="49.1" calcext:value-type="float">
            <text:p>49.1</text:p>
          </table:table-cell>
          <table:table-cell table:style-name="ce58"/>
          <table:table-cell table:style-name="ce58" office:value-type="float" office:value="435" calcext:value-type="float">
            <text:p>435</text:p>
          </table:table-cell>
          <table:table-cell table:style-name="ce58" office:value-type="float" office:value="1.13" calcext:value-type="float">
            <text:p>1.13</text:p>
          </table:table-cell>
          <table:table-cell table:style-name="ce215" table:formula="of:=IF(OR([.T211]=&quot;&quot;;[.$T$212]=&quot;&quot;);&quot;&quot;;[.T211]/[.$T$212])" office:value-type="float" office:value="0.873055694932263" calcext:value-type="float">
            <text:p>0.87</text:p>
          </table:table-cell>
          <table:table-cell/>
          <table:table-cell table:style-name="ce41" office:value-type="float" office:value="0.77" calcext:value-type="float">
            <text:p>0.77</text:p>
          </table:table-cell>
          <table:table-cell table:style-name="ce131" office:value-type="float" office:value="0.94" calcext:value-type="float">
            <text:p>0.94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0" calcext:value-type="float">
            <text:p>0</text:p>
          </table:table-cell>
          <table:table-cell table:style-name="ce59"/>
          <table:table-cell table:style-name="ce59" table:formula="of:=IF([.S196]=&quot;&quot;;&quot;&quot;;AVERAGE([.S196:.S199]))" office:value-type="float" office:value="56.3" calcext:value-type="float">
            <text:p>56.3</text:p>
          </table:table-cell>
          <table:table-cell table:style-name="ce59" table:formula="of:=IF([.T196]=&quot;&quot;;&quot;&quot;;AVERAGE([.T196:.T199]))">
            <text:p/>
          </table:table-cell>
          <table:table-cell table:style-name="ce59" table:formula="of:=IF([.U196]=&quot;&quot;;&quot;&quot;;AVERAGE([.U196:.U199]))" office:value-type="float" office:value="498.25" calcext:value-type="float">
            <text:p>498.25</text:p>
          </table:table-cell>
          <table:table-cell table:style-name="ce192" table:formula="of:=IF([.V196]=&quot;&quot;;&quot;&quot;;AVERAGE([.V196:.V199]))" office:value-type="float" office:value="1.2925" calcext:value-type="float">
            <text:p>1.29</text:p>
          </table:table-cell>
          <table:table-cell table:style-name="ce216"/>
          <table:table-cell/>
          <table:table-cell table:style-name="ce41"/>
          <table:table-cell table:style-name="ce131"/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1" calcext:value-type="float">
            <text:p>1</text:p>
          </table:table-cell>
          <table:table-cell table:style-name="ce98"/>
          <table:table-cell table:style-name="ce58" office:value-type="float" office:value="63.9" calcext:value-type="float">
            <text:p>63.9</text:p>
          </table:table-cell>
          <table:table-cell table:style-name="ce58"/>
          <table:table-cell table:style-name="ce58" office:value-type="float" office:value="560" calcext:value-type="float">
            <text:p>560</text:p>
          </table:table-cell>
          <table:table-cell table:style-name="ce58" office:value-type="float" office:value="1.47" calcext:value-type="float">
            <text:p>1.47</text:p>
          </table:table-cell>
          <table:table-cell table:style-name="ce217" table:formula="of:=IF(OR([.T213]=&quot;&quot;;[.$T$212]=&quot;&quot;);&quot;&quot;;[.T213]/[.$T$212])" office:value-type="float" office:value="1.12393376818866" calcext:value-type="float">
            <text:p>1.12</text:p>
          </table:table-cell>
          <table:table-cell/>
          <table:table-cell table:style-name="ce41" office:value-type="float" office:value="1.04" calcext:value-type="float">
            <text:p>1.04</text:p>
          </table:table-cell>
          <table:table-cell table:style-name="ce131" office:value-type="float" office:value="1.27" calcext:value-type="float">
            <text:p>1.27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2" calcext:value-type="float">
            <text:p>2</text:p>
          </table:table-cell>
          <table:table-cell table:style-name="ce98"/>
          <table:table-cell table:style-name="ce58" office:value-type="float" office:value="72.8" calcext:value-type="float">
            <text:p>72.8</text:p>
          </table:table-cell>
          <table:table-cell table:style-name="ce58"/>
          <table:table-cell table:style-name="ce58" office:value-type="float" office:value="632" calcext:value-type="float">
            <text:p>632</text:p>
          </table:table-cell>
          <table:table-cell table:style-name="ce58" office:value-type="float" office:value="1.67" calcext:value-type="float">
            <text:p>1.67</text:p>
          </table:table-cell>
          <table:table-cell table:style-name="ce218" table:formula="of:=IF(OR([.T214]=&quot;&quot;;[.$T$212]=&quot;&quot;);&quot;&quot;;[.T214]/[.$T$212])" office:value-type="float" office:value="1.26843953838435" calcext:value-type="float">
            <text:p>1.27</text:p>
          </table:table-cell>
          <table:table-cell/>
          <table:table-cell table:style-name="ce41" office:value-type="float" office:value="1.17" calcext:value-type="float">
            <text:p>1.17</text:p>
          </table:table-cell>
          <table:table-cell table:style-name="ce131" office:value-type="float" office:value="1.43" calcext:value-type="float">
            <text:p>1.43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3" office:value-type="float" office:value="3" calcext:value-type="float">
            <text:p>3</text:p>
          </table:table-cell>
          <table:table-cell table:style-name="ce98"/>
          <table:table-cell table:style-name="ce58" office:value-type="float" office:value="81.7" calcext:value-type="float">
            <text:p>81.7</text:p>
          </table:table-cell>
          <table:table-cell table:style-name="ce58"/>
          <table:table-cell table:style-name="ce58" office:value-type="float" office:value="711" calcext:value-type="float">
            <text:p>711</text:p>
          </table:table-cell>
          <table:table-cell table:style-name="ce58" office:value-type="float" office:value="1.88" calcext:value-type="float">
            <text:p>1.88</text:p>
          </table:table-cell>
          <table:table-cell table:style-name="ce219" table:formula="of:=IF(OR([.T215]=&quot;&quot;;[.$T$212]=&quot;&quot;);&quot;&quot;;[.T215]/[.$T$212])" office:value-type="float" office:value="1.42699448068239" calcext:value-type="float">
            <text:p>1.43</text:p>
          </table:table-cell>
          <table:table-cell/>
          <table:table-cell table:style-name="ce41" office:value-type="float" office:value="1.31" calcext:value-type="float">
            <text:p>1.31</text:p>
          </table:table-cell>
          <table:table-cell table:style-name="ce131" office:value-type="float" office:value="1.6" calcext:value-type="float">
            <text:p>1.6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ce54" office:value-type="float" office:value="4" calcext:value-type="float">
            <text:p>4</text:p>
          </table:table-cell>
          <table:table-cell table:style-name="ce99"/>
          <table:table-cell table:style-name="ce139" office:value-type="float" office:value="87.8" calcext:value-type="float">
            <text:p>87.8</text:p>
          </table:table-cell>
          <table:table-cell table:style-name="ce139"/>
          <table:table-cell table:style-name="ce139" office:value-type="float" office:value="757" calcext:value-type="float">
            <text:p>757</text:p>
          </table:table-cell>
          <table:table-cell table:style-name="ce139" office:value-type="float" office:value="2.02" calcext:value-type="float">
            <text:p>2.02</text:p>
          </table:table-cell>
          <table:table-cell table:style-name="ce220" table:formula="of:=IF(OR([.T216]=&quot;&quot;;[.$T$212]=&quot;&quot;);&quot;&quot;;[.T216]/[.$T$212])" office:value-type="float" office:value="1.51931761164074" calcext:value-type="float">
            <text:p>1.52</text:p>
          </table:table-cell>
          <table:table-cell/>
          <table:table-cell table:style-name="ce41" office:value-type="float" office:value="1.44" calcext:value-type="float">
            <text:p>1.44</text:p>
          </table:table-cell>
          <table:table-cell table:style-name="ce131" office:value-type="float" office:value="1.76" calcext:value-type="float">
            <text:p>1.76</text:p>
          </table:table-cell>
          <table:table-cell/>
          <table:table-cell table:style-name="ce41" table:number-columns-repeated="3"/>
          <table:table-cell table:number-columns-repeated="995"/>
        </table:table-row>
        <table:table-row table:style-name="ro1">
          <table:table-cell table:number-columns-repeated="14"/>
          <table:table-cell table:style-name="ce3"/>
          <table:table-cell table:style-name="Default" table:number-columns-repeated="7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5" office:value-type="string" calcext:value-type="string">
            <text:p>Criteria:</text:p>
          </table:table-cell>
          <table:table-cell table:style-name="ce49" office:value-type="string" calcext:value-type="string">
            <text:p>Change in pixel value at each density step is within specified ranges</text:p>
          </table:table-cell>
          <table:table-cell table:style-name="ce137"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Mean Glandular Dose</text:p>
          </table:table-cell>
          <table:table-cell table:style-name="ce22" table:number-columns-repeated="9"/>
          <table:table-cell table:style-name="ce267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Phantom:</text:p>
          </table:table-cell>
          <table:table-cell table:style-name="ce48"/>
          <table:table-cell/>
          <table:table-cell table:style-name="ce42" office:value-type="string" calcext:value-type="string">
            <text:p>kV:</text:p>
          </table:table-cell>
          <table:table-cell table:style-name="ce48" office:value-type="float" office:value="28" calcext:value-type="float">
            <text:p>28</text:p>
          </table:table-cell>
          <table:table-cell/>
          <table:table-cell table:style-name="Default" table:number-columns-repeated="2"/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/Filter:</text:p>
          </table:table-cell>
          <table:table-cell table:style-name="ce48" office:value-type="string" calcext:value-type="string">
            <text:p>Mo/Mo</text:p>
          </table:table-cell>
          <table:table-cell/>
          <table:table-cell table:style-name="ce42" office:value-type="string" calcext:value-type="string">
            <text:p>mA: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1" office:value-type="string" calcext:value-type="string">
            <text:p>Reported</text:p>
          </table:table-cell>
          <table:table-cell/>
          <table:table-cell office:value-type="string" calcext:value-type="string">
            <text:p>Air KERMA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EI</text:p>
          </table:table-cell>
          <table:table-cell table:style-name="ce41" office:value-type="string" calcext:value-type="string">
            <text:p>MGD (mGy)</text:p>
          </table:table-cell>
          <table:table-cell table:style-name="ce41" office:value-type="string" calcext:value-type="string">
            <text:p>Time (s)</text:p>
          </table:table-cell>
          <table:table-cell table:style-name="ce41" office:value-type="string" calcext:value-type="string">
            <text:p>(mGy)</text:p>
          </table:table-cell>
          <table:table-cell/>
          <table:table-cell table:style-name="ce42" office:value-type="string" calcext:value-type="string">
            <text:p>HVL:</text:p>
          </table:table-cell>
          <table:table-cell table:style-name="ce252" table:formula="of:=IF([.T221]=&quot;&quot;;&quot;&quot;;VLOOKUP([.T221];[Tables.B75:.C78];2))" office:value-type="float" office:value="0.338099238196565" calcext:value-type="float">
            <text:p>0.34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100" office:value-type="float" office:value="69.9" calcext:value-type="float">
            <text:p>69.9</text:p>
          </table:table-cell>
          <table:table-cell table:style-name="ce100" office:value-type="float" office:value="494" calcext:value-type="float">
            <text:p>494</text:p>
          </table:table-cell>
          <table:table-cell table:style-name="ce100" office:value-type="float" office:value="1.55" calcext:value-type="float">
            <text:p>1.55</text:p>
          </table:table-cell>
          <table:table-cell table:style-name="ce167" table:formula="of:=IF([.Q225]=&quot;&quot;;&quot;&quot;;[.Q225]/[.$T$222])" office:value-type="float" office:value="0.699" calcext:value-type="float">
            <text:p>0.699</text:p>
          </table:table-cell>
          <table:table-cell table:style-name="ce193" table:formula="of:=IF([.Q225]=&quot;&quot;;&quot;&quot;;([.$T$221]^2*[$Tables.$D$70]+[$Tables.$D$71])*[.Q225])" office:value-type="float" office:value="8.59865798854078" calcext:value-type="float">
            <text:p>8.60</text:p>
          </table:table-cell>
          <table:table-cell/>
          <table:table-cell table:style-name="ce42" office:value-type="string" calcext:value-type="string">
            <text:p>ESE (mGy):</text:p>
          </table:table-cell>
          <table:table-cell table:style-name="ce252" table:formula="of:=IF([.U229]=&quot;&quot;;&quot;&quot;;[.Q229]*([.$T$221]^2*[$Tables.$D$70]+[$Tables.$D$71]))" office:value-type="float" office:value="8.68784292475955" calcext:value-type="float">
            <text:p>8.69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100" office:value-type="float" office:value="69.9" calcext:value-type="float">
            <text:p>69.9</text:p>
          </table:table-cell>
          <table:table-cell table:style-name="ce100" office:value-type="float" office:value="500" calcext:value-type="float">
            <text:p>500</text:p>
          </table:table-cell>
          <table:table-cell table:style-name="ce100" office:value-type="float" office:value="1.55" calcext:value-type="float">
            <text:p>1.55</text:p>
          </table:table-cell>
          <table:table-cell table:style-name="ce167" table:formula="of:=IF([.Q226]=&quot;&quot;;&quot;&quot;;[.Q226]/[.$T$222])" office:value-type="float" office:value="0.699" calcext:value-type="float">
            <text:p>0.699</text:p>
          </table:table-cell>
          <table:table-cell table:style-name="ce193" table:formula="of:=IF([.Q226]=&quot;&quot;;&quot;&quot;;([.$T$221]^2*[$Tables.$D$70]+[$Tables.$D$71])*[.Q226])" office:value-type="float" office:value="8.59865798854078" calcext:value-type="float">
            <text:p>8.60</text:p>
          </table:table-cell>
          <table:table-cell/>
          <table:table-cell table:style-name="ce42" office:value-type="string" calcext:value-type="string">
            <text:p>DGN (mrad/R):</text:p>
          </table:table-cell>
          <table:table-cell table:style-name="ce253" table:formula="of:=IF([.Q222]=&quot;&quot;;&quot;&quot;;HLOOKUP([.Q222];[Tables.A83:.E84];2))" office:value-type="float" office:value="172.80948422935" calcext:value-type="float">
            <text:p>172.8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100" office:value-type="float" office:value="71" calcext:value-type="float">
            <text:p>71</text:p>
          </table:table-cell>
          <table:table-cell table:style-name="ce100" office:value-type="float" office:value="507" calcext:value-type="float">
            <text:p>507</text:p>
          </table:table-cell>
          <table:table-cell table:style-name="ce100" office:value-type="float" office:value="1.57" calcext:value-type="float">
            <text:p>1.57</text:p>
          </table:table-cell>
          <table:table-cell table:style-name="ce167" table:formula="of:=IF([.Q227]=&quot;&quot;;&quot;&quot;;[.Q227]/[.$T$222])" office:value-type="float" office:value="0.71" calcext:value-type="float">
            <text:p>0.710</text:p>
          </table:table-cell>
          <table:table-cell table:style-name="ce193" table:formula="of:=IF([.Q227]=&quot;&quot;;&quot;&quot;;([.$T$221]^2*[$Tables.$D$70]+[$Tables.$D$71])*[.Q227])" office:value-type="float" office:value="8.73397306418305" calcext:value-type="float">
            <text:p>8.73</text:p>
          </table:table-cell>
          <table:table-cell/>
          <table:table-cell table:style-name="ce42" office:value-type="string" calcext:value-type="string">
            <text:p>MGD (mGy):</text:p>
          </table:table-cell>
          <table:table-cell table:style-name="ce254" table:formula="of:=([.X226]*([.X225]/8.76))/100" office:value-type="float" office:value="1.7138603366362" calcext:value-type="float">
            <text:p>1.71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/>
          <table:table-cell table:style-name="ce100" office:value-type="float" office:value="71.7" calcext:value-type="float">
            <text:p>71.7</text:p>
          </table:table-cell>
          <table:table-cell table:style-name="ce100" office:value-type="float" office:value="515" calcext:value-type="float">
            <text:p>515</text:p>
          </table:table-cell>
          <table:table-cell table:style-name="ce100" office:value-type="float" office:value="1.59" calcext:value-type="float">
            <text:p>1.59</text:p>
          </table:table-cell>
          <table:table-cell table:style-name="ce167" table:formula="of:=IF([.Q228]=&quot;&quot;;&quot;&quot;;[.Q228]/[.$T$222])" office:value-type="float" office:value="0.717" calcext:value-type="float">
            <text:p>0.717</text:p>
          </table:table-cell>
          <table:table-cell table:style-name="ce193" table:formula="of:=IF([.Q228]=&quot;&quot;;&quot;&quot;;([.$T$221]^2*[$Tables.$D$70]+[$Tables.$D$71])*[.Q228])" office:value-type="float" office:value="8.82008265777359" calcext:value-type="float">
            <text:p>8.82</text:p>
          </table:table-cell>
          <table:table-cell/>
          <table:table-cell table:style-name="ce42" office:value-type="string" calcext:value-type="string">
            <text:p>Prev MGD (mGy):</text:p>
          </table:table-cell>
          <table:table-cell table:style-name="ce255" table:formula="of:=IF([.AB82]=&quot;&quot;;&quot;&quot;;[.AB82])" office:value-type="float" office:value="1.6" calcext:value-type="float">
            <text:p>1.6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 table:style-name="ce42" office:value-type="string" calcext:value-type="string">
            <text:p>Average:</text:p>
          </table:table-cell>
          <table:table-cell table:style-name="ce101" table:formula="of:=IF(OR([.Q225]=&quot;&quot;;[.Q226]=&quot;&quot;;[.Q227]=&quot;&quot;;[.Q228]=&quot;&quot;);&quot;&quot;;AVERAGE([.Q225:.Q228]))" office:value-type="float" office:value="70.625" calcext:value-type="float">
            <text:p>70.6</text:p>
          </table:table-cell>
          <table:table-cell table:style-name="ce140" table:formula="of:=IF(OR([.R225]=&quot;&quot;;[.R226]=&quot;&quot;;[.R227]=&quot;&quot;;[.R228]=&quot;&quot;);&quot;&quot;;AVERAGE([.R225:.R228]))" office:value-type="float" office:value="504" calcext:value-type="float">
            <text:p>504</text:p>
          </table:table-cell>
          <table:table-cell table:style-name="ce153" table:formula="of:=IF(OR([.S225]=&quot;&quot;;[.S226]=&quot;&quot;;[.S227]=&quot;&quot;;[.S228]=&quot;&quot;);&quot;&quot;;AVERAGE([.S225:.S228]))" office:value-type="float" office:value="1.565" calcext:value-type="float">
            <text:p>1.57</text:p>
          </table:table-cell>
          <table:table-cell table:style-name="ce168" table:formula="of:=IF(OR([.T225]=&quot;&quot;;[.T226]=&quot;&quot;;[.T227]=&quot;&quot;;[.T228]=&quot;&quot;);&quot;&quot;;AVERAGE([.T225:.T228]))" office:value-type="float" office:value="0.70625" calcext:value-type="float">
            <text:p>0.706</text:p>
          </table:table-cell>
          <table:table-cell table:style-name="ce153" table:formula="of:=IF(OR([.U225]=&quot;&quot;;[.U226]=&quot;&quot;;[.U227]=&quot;&quot;;[.U228]=&quot;&quot;);&quot;&quot;;AVERAGE([.U225:.U228]))" office:value-type="float" office:value="8.68784292475955" calcext:value-type="float">
            <text:p>8.69</text:p>
          </table:table-cell>
          <table:table-cell/>
          <table:table-cell table:style-name="ce42" office:value-type="string" calcext:value-type="string">
            <text:p>% Change:</text:p>
          </table:table-cell>
          <table:table-cell table:style-name="ce256" table:formula="of:=IF(OR([.X227]=&quot;&quot;;[.X228]=&quot;&quot;);&quot;&quot;;([.X227]-[.X228])/[.X228])" office:value-type="percentage" office:value="0.0711627103976234" calcext:value-type="percentage">
            <text:p>7.12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9"/>
          <table:table-cell table:style-name="ce42" office:value-type="string" calcext:value-type="string">
            <text:p>Coeff of Var:</text:p>
          </table:table-cell>
          <table:table-cell table:style-name="ce102" table:formula="of:=IF([.Q229]=&quot;&quot;;&quot;&quot;;STDEV([.Q225:.Q228])/[.Q229])" office:value-type="percentage" office:value="0.0125251723985516" calcext:value-type="percentage">
            <text:p>1.25%</text:p>
          </table:table-cell>
          <table:table-cell table:style-name="ce102" table:formula="of:=IF([.R229]=&quot;&quot;;&quot;&quot;;STDEV([.R225:.R228])/[.R229])" office:value-type="percentage" office:value="0.0179670340042409" calcext:value-type="percentage">
            <text:p>1.80%</text:p>
          </table:table-cell>
          <table:table-cell table:style-name="ce102" table:formula="of:=IF([.S229]=&quot;&quot;;&quot;&quot;;STDEV([.S225:.S228])/[.S229])" office:value-type="percentage" office:value="0.0122354901949691" calcext:value-type="percentage">
            <text:p>1.22%</text:p>
          </table:table-cell>
          <table:table-cell table:style-name="ce102" table:formula="of:=IF([.T229]=&quot;&quot;;&quot;&quot;;STDEV([.T225:.T228])/[.T229])" office:value-type="percentage" office:value="0.0125251723985516" calcext:value-type="percentage">
            <text:p>1.25%</text:p>
          </table:table-cell>
          <table:table-cell table:style-name="ce102" table:formula="of:=IF([.U229]=&quot;&quot;;&quot;&quot;;STDEV([.U225:.U228])/[.U229])" office:value-type="percentage" office:value="0.0125251723985515" calcext:value-type="percentage">
            <text:p>1.25%</text:p>
          </table:table-cell>
          <table:table-cell/>
          <table:table-cell table:style-name="Default"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 table:number-columns-repeated="6"/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Default" office:value-type="string" calcext:value-type="string">
            <text:p>Criteria:</text:p>
          </table:table-cell>
          <table:table-cell table:style-name="Default" office:value-type="string" calcext:value-type="string">
            <text:p>MGD is less than 3 mGy</text:p>
          </table:table-cell>
          <table:table-cell table:number-columns-repeated="5"/>
          <table:table-cell table:style-name="ce42" office:value-type="string" calcext:value-type="string">
            <text:p>Deviation from Reported MGD:</text:p>
          </table:table-cell>
          <table:table-cell table:style-name="ce257" table:formula="of:=IF([.X227]=&quot;&quot;;&quot;&quot;;([.X227]-AVERAGE([.S225:.S228]))/AVERAGE([.S225:.S228]))" office:value-type="percentage" office:value="0.0951184259656215" calcext:value-type="percentage">
            <text:p>9.51%</text:p>
          </table:table-cell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style-name="Default"/>
          <table:table-cell table:style-name="Default" office:value-type="string" calcext:value-type="string">
            <text:p>Deviation from reported MGD is less than15%</text:p>
          </table:table-cell>
          <table:table-cell table:number-columns-repeated="5"/>
          <table:table-cell table:style-name="ce42" office:value-type="string" calcext:value-type="string">
            <text:p>mAs at 3 mGy:</text:p>
          </table:table-cell>
          <table:table-cell table:style-name="ce258" table:formula="of:=IF(OR([.X227]=&quot;&quot;;[.Q229]=&quot;&quot;);&quot;&quot;;(3/[.X227])*[.Q229])" office:value-type="float" office:value="123.624425789471" calcext:value-type="float">
            <text:p>123.6</text:p>
          </table:table-cell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4"/>
          <table:table-cell table:style-name="ce56" table:number-columns-repeated="2"/>
          <table:table-cell table:style-name="ce23" table:number-columns-repeated="2"/>
          <table:table-cell table:style-name="ce56" table:number-columns-repeated="2"/>
          <table:table-cell table:style-name="ce23"/>
          <table:table-cell table:style-name="ce232"/>
          <table:table-cell table:style-name="ce23"/>
          <table:table-cell table:style-name="ce269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15" office:value-type="string" calcext:value-type="string">
            <text:p>kVp Accuracy and Output</text:p>
          </table:table-cell>
          <table:table-cell table:style-name="ce57" table:number-columns-repeated="2"/>
          <table:table-cell table:style-name="ce22" table:number-columns-repeated="2"/>
          <table:table-cell table:style-name="ce57" table:number-columns-repeated="2"/>
          <table:table-cell table:style-name="ce22" table:number-columns-repeated="3"/>
          <table:table-cell table:style-name="ce267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 office:value-type="string" calcext:value-type="string">
            <text:p>Meter:</text:p>
          </table:table-cell>
          <table:table-cell table:style-name="ce48"/>
          <table:table-cell/>
          <table:table-cell table:style-name="ce42" office:value-type="string" calcext:value-type="string">
            <text:p>Calibration Date:</text:p>
          </table:table-cell>
          <table:table-cell table:style-name="ce114"/>
          <table:table-cell table:number-columns-repeated="5"/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 office:value-type="string" calcext:value-type="string">
            <text:p>Serial #:</text:p>
          </table:table-cell>
          <table:table-cell table:style-name="ce48"/>
          <table:table-cell/>
          <table:table-cell table:style-name="ce42" office:value-type="string" calcext:value-type="string">
            <text:p>Calibration Due:</text:p>
          </table:table-cell>
          <table:table-cell table:style-name="ce114"/>
          <table:table-cell table:number-columns-repeated="5"/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69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68"/>
          <table:table-cell/>
          <table:table-cell table:style-name="ce276"/>
          <table:table-cell table:number-columns-repeated="997"/>
        </table:table-row>
        <table:table-row table:style-name="ro1">
          <table:table-cell table:number-columns-repeated="14"/>
          <table:table-cell table:style-name="ce3"/>
          <table:table-cell table:number-columns-repeated="2" table:style-name="ce58" office:value-type="string" calcext:value-type="string">
            <text:p>Mo</text:p>
          </table:table-cell>
          <table:table-cell table:style-name="ce59" table:formula="of:=IF([.AH10]=&quot;&quot;;&quot;&quot;;[.AH10])" office:value-type="float" office:value="24" calcext:value-type="float">
            <text:p>24</text:p>
          </table:table-cell>
          <table:table-cell table:style-name="ce59" table:formula="of:=IF([.AI10]=&quot;&quot;;&quot;&quot;;[.AI10])" office:value-type="float" office:value="50" calcext:value-type="float">
            <text:p>50</text:p>
          </table:table-cell>
          <table:table-cell table:style-name="ce59" table:formula="of:=IF([.AM10]=&quot;&quot;;&quot;&quot;;[.AM10])" office:value-type="float" office:value="23.47" calcext:value-type="float">
            <text:p>23.47</text:p>
          </table:table-cell>
          <table:table-cell table:style-name="ce59" table:formula="of:=IF([.AN10]=&quot;&quot;;&quot;&quot;;[.AN10])" office:value-type="float" office:value="523.2" calcext:value-type="float">
            <text:p>523.2</text:p>
          </table:table-cell>
          <table:table-cell table:style-name="ce59" table:formula="of:=IF([.AO10]=&quot;&quot;;&quot;&quot;;[.AO10])" office:value-type="float" office:value="3.621" calcext:value-type="float">
            <text:p>3.621</text:p>
          </table:table-cell>
          <table:table-cell table:style-name="ce233" table:formula="of:=IF([.V241]=&quot;&quot;;&quot;&quot;;[.V241]/[.S241])" office:value-type="float" office:value="0.07242" calcext:value-type="float">
            <text:p>0.072</text:p>
          </table:table-cell>
          <table:table-cell table:style-name="ce192" table:formula="of:=IF(OR([.V241]=&quot;&quot;;[.U241]=&quot;&quot;);&quot;&quot;;[.V241]/([.U241]/1000))" office:value-type="float" office:value="6.92087155963303" calcext:value-type="float">
            <text:p>6.92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16]=&quot;&quot;;&quot;&quot;;[.AH16])" office:value-type="float" office:value="25" calcext:value-type="float">
            <text:p>25</text:p>
          </table:table-cell>
          <table:table-cell table:style-name="ce59" table:formula="of:=IF([.AI16]=&quot;&quot;;&quot;&quot;;[.AI16])" office:value-type="float" office:value="50" calcext:value-type="float">
            <text:p>50</text:p>
          </table:table-cell>
          <table:table-cell table:style-name="ce59" table:formula="of:=IF([.AM16]=&quot;&quot;;&quot;&quot;;[.AM16])" office:value-type="float" office:value="25.67" calcext:value-type="float">
            <text:p>25.67</text:p>
          </table:table-cell>
          <table:table-cell table:style-name="ce59" table:formula="of:=IF([.AN16]=&quot;&quot;;&quot;&quot;;[.AN16])" office:value-type="float" office:value="502.7" calcext:value-type="float">
            <text:p>502.7</text:p>
          </table:table-cell>
          <table:table-cell table:style-name="ce59" table:formula="of:=IF([.AO16]=&quot;&quot;;&quot;&quot;;[.AO16])" office:value-type="float" office:value="4.21" calcext:value-type="float">
            <text:p>4.21</text:p>
          </table:table-cell>
          <table:table-cell table:style-name="ce233" table:formula="of:=IF([.V242]=&quot;&quot;;&quot;&quot;;[.V242]/[.S242])" office:value-type="float" office:value="0.0842" calcext:value-type="float">
            <text:p>0.084</text:p>
          </table:table-cell>
          <table:table-cell table:style-name="ce192" table:formula="of:=IF(OR([.V242]=&quot;&quot;;[.U242]=&quot;&quot;);&quot;&quot;;[.V242]/([.U242]/1000))" office:value-type="float" office:value="8.37477620847424" calcext:value-type="float">
            <text:p>8.37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2]=&quot;&quot;;&quot;&quot;;[.AH22])" office:value-type="float" office:value="26" calcext:value-type="float">
            <text:p>26</text:p>
          </table:table-cell>
          <table:table-cell table:style-name="ce59" table:formula="of:=IF([.AI22]=&quot;&quot;;&quot;&quot;;[.AI22])" office:value-type="float" office:value="50" calcext:value-type="float">
            <text:p>50</text:p>
          </table:table-cell>
          <table:table-cell table:style-name="ce59" table:formula="of:=IF([.AM22]=&quot;&quot;;&quot;&quot;;[.AM22])" office:value-type="float" office:value="26.83" calcext:value-type="float">
            <text:p>26.83</text:p>
          </table:table-cell>
          <table:table-cell table:style-name="ce59" table:formula="of:=IF([.AN22]=&quot;&quot;;&quot;&quot;;[.AN22])" office:value-type="float" office:value="502.9" calcext:value-type="float">
            <text:p>502.9</text:p>
          </table:table-cell>
          <table:table-cell table:style-name="ce59" table:formula="of:=IF([.AO22]=&quot;&quot;;&quot;&quot;;[.AO22])" office:value-type="float" office:value="4.822" calcext:value-type="float">
            <text:p>4.822</text:p>
          </table:table-cell>
          <table:table-cell table:style-name="ce233" table:formula="of:=IF([.V243]=&quot;&quot;;&quot;&quot;;[.V243]/[.S243])" office:value-type="float" office:value="0.09644" calcext:value-type="float">
            <text:p>0.096</text:p>
          </table:table-cell>
          <table:table-cell table:style-name="ce192" table:formula="of:=IF(OR([.V243]=&quot;&quot;;[.U243]=&quot;&quot;);&quot;&quot;;[.V243]/([.U243]/1000))" office:value-type="float" office:value="9.58838735335057" calcext:value-type="float">
            <text:p>9.59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4]=&quot;&quot;;&quot;&quot;;[.AH24])" office:value-type="float" office:value="28" calcext:value-type="float">
            <text:p>28</text:p>
          </table:table-cell>
          <table:table-cell table:style-name="ce59" table:formula="of:=IF([.AI24]=&quot;&quot;;&quot;&quot;;[.AI24])" office:value-type="float" office:value="50" calcext:value-type="float">
            <text:p>50</text:p>
          </table:table-cell>
          <table:table-cell table:style-name="ce59" table:formula="of:=IF([.AM24]=&quot;&quot;;&quot;&quot;;[.AM24])" office:value-type="float" office:value="28.93" calcext:value-type="float">
            <text:p>28.93</text:p>
          </table:table-cell>
          <table:table-cell table:style-name="ce59" table:formula="of:=IF([.AN24]=&quot;&quot;;&quot;&quot;;[.AN24])" office:value-type="float" office:value="502.8" calcext:value-type="float">
            <text:p>502.8</text:p>
          </table:table-cell>
          <table:table-cell table:style-name="ce59" table:formula="of:=IF([.AO24]=&quot;&quot;;&quot;&quot;;[.AO24])" office:value-type="float" office:value="6.134" calcext:value-type="float">
            <text:p>6.134</text:p>
          </table:table-cell>
          <table:table-cell table:style-name="ce233" table:formula="of:=IF([.V244]=&quot;&quot;;&quot;&quot;;[.V244]/[.S244])" office:value-type="float" office:value="0.12268" calcext:value-type="float">
            <text:p>0.123</text:p>
          </table:table-cell>
          <table:table-cell table:style-name="ce192" table:formula="of:=IF(OR([.V244]=&quot;&quot;;[.U244]=&quot;&quot;);&quot;&quot;;[.V244]/([.U244]/1000))" office:value-type="float" office:value="12.1996817820207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4]=&quot;&quot;;&quot;&quot;;[.AH34])" office:value-type="float" office:value="30" calcext:value-type="float">
            <text:p>30</text:p>
          </table:table-cell>
          <table:table-cell table:style-name="ce59" table:formula="of:=IF([.AI34]=&quot;&quot;;&quot;&quot;;[.AI34])" office:value-type="float" office:value="50" calcext:value-type="float">
            <text:p>50</text:p>
          </table:table-cell>
          <table:table-cell table:style-name="ce59" table:formula="of:=IF([.AM34]=&quot;&quot;;&quot;&quot;;[.AM34])" office:value-type="float" office:value="30.44" calcext:value-type="float">
            <text:p>30.44</text:p>
          </table:table-cell>
          <table:table-cell table:style-name="ce59" table:formula="of:=IF([.AN34]=&quot;&quot;;&quot;&quot;;[.AN34])" office:value-type="float" office:value="500.8" calcext:value-type="float">
            <text:p>500.8</text:p>
          </table:table-cell>
          <table:table-cell table:style-name="ce59" table:formula="of:=IF([.AO34]=&quot;&quot;;&quot;&quot;;[.AO34])" office:value-type="float" office:value="7.551" calcext:value-type="float">
            <text:p>7.551</text:p>
          </table:table-cell>
          <table:table-cell table:style-name="ce233" table:formula="of:=IF([.V245]=&quot;&quot;;&quot;&quot;;[.V245]/[.S245])" office:value-type="float" office:value="0.15102" calcext:value-type="float">
            <text:p>0.151</text:p>
          </table:table-cell>
          <table:table-cell table:style-name="ce192" table:formula="of:=IF(OR([.V245]=&quot;&quot;;[.U245]=&quot;&quot;);&quot;&quot;;[.V245]/([.U245]/1000))" office:value-type="float" office:value="15.077875399361" calcext:value-type="float">
            <text:p>15.08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5]=&quot;&quot;;&quot;&quot;;[.AH35])" office:value-type="float" office:value="32" calcext:value-type="float">
            <text:p>32</text:p>
          </table:table-cell>
          <table:table-cell table:style-name="ce59" table:formula="of:=IF([.AI35]=&quot;&quot;;&quot;&quot;;[.AI35])" office:value-type="float" office:value="50" calcext:value-type="float">
            <text:p>50</text:p>
          </table:table-cell>
          <table:table-cell table:style-name="ce59" table:formula="of:=IF([.AM35]=&quot;&quot;;&quot;&quot;;[.AM35])" office:value-type="float" office:value="32" calcext:value-type="float">
            <text:p>32</text:p>
          </table:table-cell>
          <table:table-cell table:style-name="ce59" table:formula="of:=IF([.AN35]=&quot;&quot;;&quot;&quot;;[.AN35])" office:value-type="float" office:value="502.4" calcext:value-type="float">
            <text:p>502.4</text:p>
          </table:table-cell>
          <table:table-cell table:style-name="ce59" table:formula="of:=IF([.AO35]=&quot;&quot;;&quot;&quot;;[.AO35])" office:value-type="float" office:value="9.11" calcext:value-type="float">
            <text:p>9.11</text:p>
          </table:table-cell>
          <table:table-cell table:style-name="ce233" table:formula="of:=IF([.V246]=&quot;&quot;;&quot;&quot;;[.V246]/[.S246])" office:value-type="float" office:value="0.1822" calcext:value-type="float">
            <text:p>0.182</text:p>
          </table:table-cell>
          <table:table-cell table:style-name="ce192" table:formula="of:=IF(OR([.V246]=&quot;&quot;;[.U246]=&quot;&quot;);&quot;&quot;;[.V246]/([.U246]/1000))" office:value-type="float" office:value="18.1329617834395" calcext:value-type="float">
            <text:p>18.13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41]=&quot;&quot;;&quot;&quot;;[.AH41])" office:value-type="float" office:value="34" calcext:value-type="float">
            <text:p>34</text:p>
          </table:table-cell>
          <table:table-cell table:style-name="ce59" table:formula="of:=IF([.AI41]=&quot;&quot;;&quot;&quot;;[.AI41])" office:value-type="float" office:value="50" calcext:value-type="float">
            <text:p>50</text:p>
          </table:table-cell>
          <table:table-cell table:style-name="ce59" table:formula="of:=IF([.AM41]=&quot;&quot;;&quot;&quot;;[.AM41])">
            <text:p/>
          </table:table-cell>
          <table:table-cell table:style-name="ce59" table:formula="of:=IF([.AN41]=&quot;&quot;;&quot;&quot;;[.AN41])">
            <text:p/>
          </table:table-cell>
          <table:table-cell table:style-name="ce59" table:formula="of:=IF([.AO41]=&quot;&quot;;&quot;&quot;;[.AO41])">
            <text:p/>
          </table:table-cell>
          <table:table-cell table:style-name="ce233" table:formula="of:=IF([.V247]=&quot;&quot;;&quot;&quot;;[.V247]/[.S247])">
            <text:p/>
          </table:table-cell>
          <table:table-cell table:style-name="ce192" table:formula="of:=IF(OR([.V247]=&quot;&quot;;[.U247]=&quot;&quot;);&quot;&quot;;[.V247]/([.U247]/1000))">
            <text:p/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8" office:value-type="string" calcext:value-type="string">
            <text:p>Mag:</text:p>
          </table:table-cell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68]=&quot;&quot;;&quot;&quot;;[.AH68])" office:value-type="float" office:value="28" calcext:value-type="float">
            <text:p>28</text:p>
          </table:table-cell>
          <table:table-cell table:style-name="ce59" table:formula="of:=IF([.AI68]=&quot;&quot;;&quot;&quot;;[.AI68])" office:value-type="float" office:value="50" calcext:value-type="float">
            <text:p>50</text:p>
          </table:table-cell>
          <table:table-cell table:style-name="ce59" table:formula="of:=IF([.AM68]=&quot;&quot;;&quot;&quot;;[.AM68])">
            <text:p/>
          </table:table-cell>
          <table:table-cell table:style-name="ce59" table:formula="of:=IF([.AN68]=&quot;&quot;;&quot;&quot;;[.AN68])">
            <text:p/>
          </table:table-cell>
          <table:table-cell table:style-name="ce59" table:formula="of:=IF([.AO68]=&quot;&quot;;&quot;&quot;;[.AO68])">
            <text:p/>
          </table:table-cell>
          <table:table-cell table:style-name="ce233" table:formula="of:=IF([.V248]=&quot;&quot;;&quot;&quot;;[.V248]/[.S248])">
            <text:p/>
          </table:table-cell>
          <table:table-cell table:style-name="ce192" table:formula="of:=IF(OR([.V248]=&quot;&quot;;[.U248]=&quot;&quot;);&quot;&quot;;[.V248]/([.U248]/1000))">
            <text:p/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kV accuracy is &lt;= 5%</text:p>
          </table:table-cell>
          <table:table-cell/>
          <table:table-cell table:style-name="ce42"/>
          <table:table-cell table:style-name="ce41" table:number-columns-repeated="5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1" table:number-columns-repeated="3"/>
          <table:table-cell table:style-name="ce154"/>
          <table:table-cell table:style-name="ce169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9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8" office:value-type="string" calcext:value-type="string">
            <text:p>Mo</text:p>
          </table:table-cell>
          <table:table-cell table:style-name="ce58" office:value-type="string" calcext:value-type="string">
            <text:p>Rh</text:p>
          </table:table-cell>
          <table:table-cell table:style-name="ce59" table:formula="of:=IF([.AH42]=&quot;&quot;;&quot;&quot;;[.AH42])" office:value-type="float" office:value="28" calcext:value-type="float">
            <text:p>28</text:p>
          </table:table-cell>
          <table:table-cell table:style-name="ce59" table:formula="of:=IF([.AI42]=&quot;&quot;;&quot;&quot;;[.AI42])" office:value-type="float" office:value="50" calcext:value-type="float">
            <text:p>50</text:p>
          </table:table-cell>
          <table:table-cell table:style-name="ce59" table:formula="of:=IF([.AM42]=&quot;&quot;;&quot;&quot;;[.AM42])" office:value-type="float" office:value="28.24" calcext:value-type="float">
            <text:p>28.24</text:p>
          </table:table-cell>
          <table:table-cell table:style-name="ce59" table:formula="of:=IF([.AN42]=&quot;&quot;;&quot;&quot;;[.AN42])" office:value-type="float" office:value="503.1" calcext:value-type="float">
            <text:p>503.1</text:p>
          </table:table-cell>
          <table:table-cell table:style-name="ce59" table:formula="of:=IF([.AO42]=&quot;&quot;;&quot;&quot;;[.AO42])" office:value-type="float" office:value="3.855" calcext:value-type="float">
            <text:p>3.855</text:p>
          </table:table-cell>
          <table:table-cell table:style-name="ce233" table:formula="of:=IF([.V252]=&quot;&quot;;&quot;&quot;;[.V252]/[.S252])" office:value-type="float" office:value="0.0771" calcext:value-type="float">
            <text:p>0.077</text:p>
          </table:table-cell>
          <table:table-cell table:style-name="ce192" table:formula="of:=IF(OR([.V252]=&quot;&quot;;[.U252]=&quot;&quot;);&quot;&quot;;[.V252]/([.U252]/1000))" office:value-type="float" office:value="7.66249254621348" calcext:value-type="float">
            <text:p>7.66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table:formula="of:=IF([.AH48]=&quot;&quot;;&quot;&quot;;[.AH48])" office:value-type="float" office:value="30" calcext:value-type="float">
            <text:p>30</text:p>
          </table:table-cell>
          <table:table-cell table:style-name="ce59" table:formula="of:=IF([.AI48]=&quot;&quot;;&quot;&quot;;[.AI48])" office:value-type="float" office:value="50" calcext:value-type="float">
            <text:p>50</text:p>
          </table:table-cell>
          <table:table-cell table:style-name="ce59" table:formula="of:=IF([.AM48]=&quot;&quot;;&quot;&quot;;[.AM48])" office:value-type="float" office:value="29.45" calcext:value-type="float">
            <text:p>29.45</text:p>
          </table:table-cell>
          <table:table-cell table:style-name="ce59" table:formula="of:=IF([.AN48]=&quot;&quot;;&quot;&quot;;[.AN48])" office:value-type="float" office:value="502.2" calcext:value-type="float">
            <text:p>502.2</text:p>
          </table:table-cell>
          <table:table-cell table:style-name="ce59" table:formula="of:=IF([.AO48]=&quot;&quot;;&quot;&quot;;[.AO48])" office:value-type="float" office:value="4.843" calcext:value-type="float">
            <text:p>4.843</text:p>
          </table:table-cell>
          <table:table-cell table:style-name="ce233" table:formula="of:=IF([.V253]=&quot;&quot;;&quot;&quot;;[.V253]/[.S253])" office:value-type="float" office:value="0.09686" calcext:value-type="float">
            <text:p>0.097</text:p>
          </table:table-cell>
          <table:table-cell table:style-name="ce192" table:formula="of:=IF(OR([.V253]=&quot;&quot;;[.U253]=&quot;&quot;);&quot;&quot;;[.V253]/([.U253]/1000))" office:value-type="float" office:value="9.64356829948228" calcext:value-type="float">
            <text:p>9.64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table:formula="of:=IF([.AH54]=&quot;&quot;;&quot;&quot;;[.AH54])" office:value-type="float" office:value="32" calcext:value-type="float">
            <text:p>32</text:p>
          </table:table-cell>
          <table:table-cell table:style-name="ce59" table:formula="of:=IF([.AI54]=&quot;&quot;;&quot;&quot;;[.AI54])" office:value-type="float" office:value="50" calcext:value-type="float">
            <text:p>50</text:p>
          </table:table-cell>
          <table:table-cell table:style-name="ce59" table:formula="of:=IF([.AM54]=&quot;&quot;;&quot;&quot;;[.AM54])" office:value-type="float" office:value="30.85" calcext:value-type="float">
            <text:p>30.85</text:p>
          </table:table-cell>
          <table:table-cell table:style-name="ce59" table:formula="of:=IF([.AN54]=&quot;&quot;;&quot;&quot;;[.AN54])" office:value-type="float" office:value="502.1" calcext:value-type="float">
            <text:p>502.1</text:p>
          </table:table-cell>
          <table:table-cell table:style-name="ce59" table:formula="of:=IF([.AO54]=&quot;&quot;;&quot;&quot;;[.AO54])" office:value-type="float" office:value="5.905" calcext:value-type="float">
            <text:p>5.905</text:p>
          </table:table-cell>
          <table:table-cell table:style-name="ce233" table:formula="of:=IF([.V254]=&quot;&quot;;&quot;&quot;;[.V254]/[.S254])" office:value-type="float" office:value="0.1181" calcext:value-type="float">
            <text:p>0.118</text:p>
          </table:table-cell>
          <table:table-cell table:style-name="ce192" table:formula="of:=IF(OR([.V254]=&quot;&quot;;[.U254]=&quot;&quot;);&quot;&quot;;[.V254]/([.U254]/1000))" office:value-type="float" office:value="11.7606054570803" calcext:value-type="float">
            <text:p>11.76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table:formula="of:=IF([.AH60]=&quot;&quot;;&quot;&quot;;[.AH60])" office:value-type="float" office:value="34" calcext:value-type="float">
            <text:p>34</text:p>
          </table:table-cell>
          <table:table-cell table:style-name="ce59" table:formula="of:=IF([.AI60]=&quot;&quot;;&quot;&quot;;[.AI60])" office:value-type="float" office:value="50" calcext:value-type="float">
            <text:p>50</text:p>
          </table:table-cell>
          <table:table-cell table:style-name="ce59" table:formula="of:=IF([.AM60]=&quot;&quot;;&quot;&quot;;[.AM60])" office:value-type="float" office:value="33.11" calcext:value-type="float">
            <text:p>33.11</text:p>
          </table:table-cell>
          <table:table-cell table:style-name="ce59" table:formula="of:=IF([.AN60]=&quot;&quot;;&quot;&quot;;[.AN60])" office:value-type="float" office:value="663.9" calcext:value-type="float">
            <text:p>663.9</text:p>
          </table:table-cell>
          <table:table-cell table:style-name="ce59" table:formula="of:=IF([.AO60]=&quot;&quot;;&quot;&quot;;[.AO60])" office:value-type="float" office:value="7.005" calcext:value-type="float">
            <text:p>7.005</text:p>
          </table:table-cell>
          <table:table-cell table:style-name="ce233" table:formula="of:=IF([.V255]=&quot;&quot;;&quot;&quot;;[.V255]/[.S255])" office:value-type="float" office:value="0.1401" calcext:value-type="float">
            <text:p>0.140</text:p>
          </table:table-cell>
          <table:table-cell table:style-name="ce192" table:formula="of:=IF(OR([.V255]=&quot;&quot;;[.U255]=&quot;&quot;);&quot;&quot;;[.V255]/([.U255]/1000))" office:value-type="float" office:value="10.5512878445549" calcext:value-type="float">
            <text:p>10.55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table:formula="of:=IF([.AH66]=&quot;&quot;;&quot;&quot;;[.AH66])" office:value-type="float" office:value="36" calcext:value-type="float">
            <text:p>36</text:p>
          </table:table-cell>
          <table:table-cell table:style-name="ce59" table:formula="of:=IF([.AI66]=&quot;&quot;;&quot;&quot;;[.AI66])" office:value-type="float" office:value="50" calcext:value-type="float">
            <text:p>50</text:p>
          </table:table-cell>
          <table:table-cell table:style-name="ce59" table:formula="of:=IF([.AM66]=&quot;&quot;;&quot;&quot;;[.AM66])" office:value-type="float" office:value="35.42" calcext:value-type="float">
            <text:p>35.42</text:p>
          </table:table-cell>
          <table:table-cell table:style-name="ce59" table:formula="of:=IF([.AN66]=&quot;&quot;;&quot;&quot;;[.AN66])" office:value-type="float" office:value="663.5" calcext:value-type="float">
            <text:p>663.5</text:p>
          </table:table-cell>
          <table:table-cell table:style-name="ce59" table:formula="of:=IF([.AO66]=&quot;&quot;;&quot;&quot;;[.AO66])" office:value-type="float" office:value="8.138" calcext:value-type="float">
            <text:p>8.138</text:p>
          </table:table-cell>
          <table:table-cell table:style-name="ce233" table:formula="of:=IF([.V256]=&quot;&quot;;&quot;&quot;;[.V256]/[.S256])" office:value-type="float" office:value="0.16276" calcext:value-type="float">
            <text:p>0.163</text:p>
          </table:table-cell>
          <table:table-cell table:style-name="ce192" table:formula="of:=IF(OR([.V256]=&quot;&quot;;[.U256]=&quot;&quot;);&quot;&quot;;[.V256]/([.U256]/1000))" office:value-type="float" office:value="12.2652599849284" calcext:value-type="float">
            <text:p>12.27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52]=&quot;&quot;;&quot;&quot;;[.$P$252])" office:value-type="string" office:string-value="Mo" calcext:value-type="string">
            <text:p>Mo</text:p>
          </table:table-cell>
          <table:table-cell table:style-name="ce59" table:formula="of:=IF([.$Q$252]=&quot;&quot;;&quot;&quot;;[.$Q$252])" office:value-type="string" office:string-value="Rh" calcext:value-type="string">
            <text:p>Rh</text:p>
          </table:table-cell>
          <table:table-cell table:style-name="ce59" table:formula="of:=IF([.AH67]=&quot;&quot;;&quot;&quot;;[.AH67])" office:value-type="float" office:value="38" calcext:value-type="float">
            <text:p>38</text:p>
          </table:table-cell>
          <table:table-cell table:style-name="ce59" table:formula="of:=IF([.AI67]=&quot;&quot;;&quot;&quot;;[.AI67])" office:value-type="float" office:value="50" calcext:value-type="float">
            <text:p>50</text:p>
          </table:table-cell>
          <table:table-cell table:style-name="ce59" table:formula="of:=IF([.AM67]=&quot;&quot;;&quot;&quot;;[.AM67])" office:value-type="float" office:value="37.65" calcext:value-type="float">
            <text:p>37.65</text:p>
          </table:table-cell>
          <table:table-cell table:style-name="ce59" table:formula="of:=IF([.AN67]=&quot;&quot;;&quot;&quot;;[.AN67])" office:value-type="float" office:value="713.6" calcext:value-type="float">
            <text:p>713.6</text:p>
          </table:table-cell>
          <table:table-cell table:style-name="ce59" table:formula="of:=IF([.AO67]=&quot;&quot;;&quot;&quot;;[.AO67])" office:value-type="float" office:value="9.411" calcext:value-type="float">
            <text:p>9.411</text:p>
          </table:table-cell>
          <table:table-cell table:style-name="ce233" table:formula="of:=IF([.V257]=&quot;&quot;;&quot;&quot;;[.V257]/[.S257])" office:value-type="float" office:value="0.18822" calcext:value-type="float">
            <text:p>0.188</text:p>
          </table:table-cell>
          <table:table-cell table:style-name="ce192" table:formula="of:=IF(OR([.V257]=&quot;&quot;;[.U257]=&quot;&quot;);&quot;&quot;;[.V257]/([.U257]/1000))" office:value-type="float" office:value="13.1880605381166" calcext:value-type="float">
            <text:p>13.19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kV accuracy is &lt;= 5%</text:p>
          </table:table-cell>
          <table:table-cell table:style-name="ce61"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62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kV, Exposure, and Output Reproducibility</text:p>
          </table:table-cell>
          <table:table-cell table:style-name="ce63" table:number-columns-repeated="9"/>
          <table:table-cell table:style-name="ce267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154"/>
          <table:table-cell table:number-columns-repeated="5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1" table:number-columns-repeated="3"/>
          <table:table-cell table:style-name="ce154"/>
          <table:table-cell table:style-name="ce169" office:value-type="string" calcext:value-type="string" table:number-columns-spanned="5" table:number-rows-spanned="1">
            <text:p>Measured Values</text:p>
          </table:table-cell>
          <table:covered-table-cell table:number-columns-repeated="4" table:style-name="ce19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4]=&quot;&quot;;&quot;&quot;;[.AH24])" office:value-type="float" office:value="28" calcext:value-type="float">
            <text:p>28</text:p>
          </table:table-cell>
          <table:table-cell table:style-name="ce59" table:formula="of:=IF([.AI24]=&quot;&quot;;&quot;&quot;;[.AI24])" office:value-type="float" office:value="50" calcext:value-type="float">
            <text:p>50</text:p>
          </table:table-cell>
          <table:table-cell table:style-name="ce59" table:formula="of:=IF([.AM24]=&quot;&quot;;&quot;&quot;;[.AM24])" office:value-type="float" office:value="28.93" calcext:value-type="float">
            <text:p>28.93</text:p>
          </table:table-cell>
          <table:table-cell table:style-name="ce59" table:formula="of:=IF([.AN24]=&quot;&quot;;&quot;&quot;;[.AN24])" office:value-type="float" office:value="502.8" calcext:value-type="float">
            <text:p>502.8</text:p>
          </table:table-cell>
          <table:table-cell table:style-name="ce59" table:formula="of:=IF([.AO24]=&quot;&quot;;&quot;&quot;;[.AO24])" office:value-type="float" office:value="6.134" calcext:value-type="float">
            <text:p>6.134</text:p>
          </table:table-cell>
          <table:table-cell table:style-name="ce233" table:formula="of:=IF([.V264]=&quot;&quot;;&quot;&quot;;[.V264]/[.S264])" office:value-type="float" office:value="0.12268" calcext:value-type="float">
            <text:p>0.123</text:p>
          </table:table-cell>
          <table:table-cell table:style-name="ce192" table:formula="of:=IF(OR([.V264]=&quot;&quot;;[.U264]=&quot;&quot;);&quot;&quot;;[.V264]/([.U264]/1000))" office:value-type="float" office:value="12.1996817820207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5]=&quot;&quot;;&quot;&quot;;[.AH25])" office:value-type="float" office:value="28" calcext:value-type="float">
            <text:p>28</text:p>
          </table:table-cell>
          <table:table-cell table:style-name="ce59" table:formula="of:=IF([.AI25]=&quot;&quot;;&quot;&quot;;[.AI25])" office:value-type="float" office:value="50" calcext:value-type="float">
            <text:p>50</text:p>
          </table:table-cell>
          <table:table-cell table:style-name="ce59" table:formula="of:=IF([.AM25]=&quot;&quot;;&quot;&quot;;[.AM25])" office:value-type="float" office:value="28.93" calcext:value-type="float">
            <text:p>28.93</text:p>
          </table:table-cell>
          <table:table-cell table:style-name="ce59" table:formula="of:=IF([.AN25]=&quot;&quot;;&quot;&quot;;[.AN25])" office:value-type="float" office:value="502.9" calcext:value-type="float">
            <text:p>502.9</text:p>
          </table:table-cell>
          <table:table-cell table:style-name="ce59" table:formula="of:=IF([.AO25]=&quot;&quot;;&quot;&quot;;[.AO25])" office:value-type="float" office:value="6.133" calcext:value-type="float">
            <text:p>6.133</text:p>
          </table:table-cell>
          <table:table-cell table:style-name="ce233" table:formula="of:=IF([.V265]=&quot;&quot;;&quot;&quot;;[.V265]/[.S265])" office:value-type="float" office:value="0.12266" calcext:value-type="float">
            <text:p>0.123</text:p>
          </table:table-cell>
          <table:table-cell table:style-name="ce192" table:formula="of:=IF(OR([.V265]=&quot;&quot;;[.U265]=&quot;&quot;);&quot;&quot;;[.V265]/([.U265]/1000))" office:value-type="float" office:value="12.195267448797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6]=&quot;&quot;;&quot;&quot;;[.AH26])" office:value-type="float" office:value="28" calcext:value-type="float">
            <text:p>28</text:p>
          </table:table-cell>
          <table:table-cell table:style-name="ce59" table:formula="of:=IF([.AI26]=&quot;&quot;;&quot;&quot;;[.AI26])" office:value-type="float" office:value="50" calcext:value-type="float">
            <text:p>50</text:p>
          </table:table-cell>
          <table:table-cell table:style-name="ce59" table:formula="of:=IF([.AM26]=&quot;&quot;;&quot;&quot;;[.AM26])" office:value-type="float" office:value="28.92" calcext:value-type="float">
            <text:p>28.92</text:p>
          </table:table-cell>
          <table:table-cell table:style-name="ce59" table:formula="of:=IF([.AN26]=&quot;&quot;;&quot;&quot;;[.AN26])" office:value-type="float" office:value="502.2" calcext:value-type="float">
            <text:p>502.2</text:p>
          </table:table-cell>
          <table:table-cell table:style-name="ce59" table:formula="of:=IF([.AO26]=&quot;&quot;;&quot;&quot;;[.AO26])" office:value-type="float" office:value="6.129" calcext:value-type="float">
            <text:p>6.129</text:p>
          </table:table-cell>
          <table:table-cell table:style-name="ce233" table:formula="of:=IF([.V266]=&quot;&quot;;&quot;&quot;;[.V266]/[.S266])" office:value-type="float" office:value="0.12258" calcext:value-type="float">
            <text:p>0.123</text:p>
          </table:table-cell>
          <table:table-cell table:style-name="ce192" table:formula="of:=IF(OR([.V266]=&quot;&quot;;[.U266]=&quot;&quot;);&quot;&quot;;[.V266]/([.U266]/1000))" office:value-type="float" office:value="12.2043010752688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7]=&quot;&quot;;&quot;&quot;;[.AH27])" office:value-type="float" office:value="28" calcext:value-type="float">
            <text:p>28</text:p>
          </table:table-cell>
          <table:table-cell table:style-name="ce59" table:formula="of:=IF([.AI27]=&quot;&quot;;&quot;&quot;;[.AI27])" office:value-type="float" office:value="50" calcext:value-type="float">
            <text:p>50</text:p>
          </table:table-cell>
          <table:table-cell table:style-name="ce59" table:formula="of:=IF([.AM27]=&quot;&quot;;&quot;&quot;;[.AM27])" office:value-type="float" office:value="28.96" calcext:value-type="float">
            <text:p>28.96</text:p>
          </table:table-cell>
          <table:table-cell table:style-name="ce59" table:formula="of:=IF([.AN27]=&quot;&quot;;&quot;&quot;;[.AN27])" office:value-type="float" office:value="502.4" calcext:value-type="float">
            <text:p>502.4</text:p>
          </table:table-cell>
          <table:table-cell table:style-name="ce59" table:formula="of:=IF([.AO27]=&quot;&quot;;&quot;&quot;;[.AO27])" office:value-type="float" office:value="6.127" calcext:value-type="float">
            <text:p>6.127</text:p>
          </table:table-cell>
          <table:table-cell table:style-name="ce233" table:formula="of:=IF([.V267]=&quot;&quot;;&quot;&quot;;[.V267]/[.S267])" office:value-type="float" office:value="0.12254" calcext:value-type="float">
            <text:p>0.123</text:p>
          </table:table-cell>
          <table:table-cell table:style-name="ce192" table:formula="of:=IF(OR([.V267]=&quot;&quot;;[.U267]=&quot;&quot;);&quot;&quot;;[.V267]/([.U267]/1000))" office:value-type="float" office:value="12.1954617834395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Mean:</text:p>
          </table:table-cell>
          <table:table-cell table:style-name="ce170" table:formula="of:=IF(OR([.T264]=&quot;&quot;;[.T265]=&quot;&quot;;[.T266]=&quot;&quot;;[.T267]=&quot;&quot;);&quot;&quot;;AVERAGE([.T264:.T267]))" office:value-type="float" office:value="28.935" calcext:value-type="float">
            <text:p>28.94</text:p>
          </table:table-cell>
          <table:table-cell table:style-name="ce170" table:formula="of:=IF(OR([.U264]=&quot;&quot;;[.U265]=&quot;&quot;;[.U266]=&quot;&quot;;[.U267]=&quot;&quot;);&quot;&quot;;AVERAGE([.U264:.U267]))" office:value-type="float" office:value="502.575" calcext:value-type="float">
            <text:p>502.58</text:p>
          </table:table-cell>
          <table:table-cell table:style-name="ce170" table:formula="of:=IF(OR([.V264]=&quot;&quot;;[.V265]=&quot;&quot;;[.V266]=&quot;&quot;;[.V267]=&quot;&quot;);&quot;&quot;;AVERAGE([.V264:.V267]))" office:value-type="float" office:value="6.13075" calcext:value-type="float">
            <text:p>6.13</text:p>
          </table:table-cell>
          <table:table-cell table:style-name="ce234" table:formula="of:=IF(OR([.W264]=&quot;&quot;;[.W265]=&quot;&quot;;[.W266]=&quot;&quot;;[.W267]=&quot;&quot;);&quot;&quot;;AVERAGE([.W264:.W267]))" office:value-type="float" office:value="0.122615" calcext:value-type="float">
            <text:p>0.123</text:p>
          </table:table-cell>
          <table:table-cell table:style-name="ce170" table:formula="of:=IF(OR([.X264]=&quot;&quot;;[.X265]=&quot;&quot;;[.X266]=&quot;&quot;;[.X267]=&quot;&quot;);&quot;&quot;;AVERAGE([.X264:.X267]))" office:value-type="float" office:value="12.1986780223815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6"/>
          <table:table-cell table:number-columns-repeated="3"/>
          <table:table-cell table:style-name="ce42" office:value-type="string" calcext:value-type="string">
            <text:p>Std Dev:</text:p>
          </table:table-cell>
          <table:table-cell table:style-name="ce170" table:formula="of:=IF(OR([.T264]=&quot;&quot;;[.T265]=&quot;&quot;;[.T266]=&quot;&quot;;[.T267]=&quot;&quot;);&quot;&quot;;STDEV([.T264:.T267]))" office:value-type="float" office:value="0.0173205080756887" calcext:value-type="float">
            <text:p>0.02</text:p>
          </table:table-cell>
          <table:table-cell table:style-name="ce170" table:formula="of:=IF(OR([.U264]=&quot;&quot;;[.U265]=&quot;&quot;;[.U266]=&quot;&quot;;[.U267]=&quot;&quot;);&quot;&quot;;STDEV([.U264:.U267]))" office:value-type="float" office:value="0.330403793359987" calcext:value-type="float">
            <text:p>0.33</text:p>
          </table:table-cell>
          <table:table-cell table:style-name="ce170" table:formula="of:=IF(OR([.V264]=&quot;&quot;;[.V265]=&quot;&quot;;[.V266]=&quot;&quot;;[.V267]=&quot;&quot;);&quot;&quot;;STDEV([.V264:.V267]))" office:value-type="float" office:value="0.00330403793360011" calcext:value-type="float">
            <text:p>0.00</text:p>
          </table:table-cell>
          <table:table-cell table:style-name="ce170" table:formula="of:=IF(OR([.W264]=&quot;&quot;;[.W265]=&quot;&quot;;[.W266]=&quot;&quot;;[.W267]=&quot;&quot;);&quot;&quot;;STDEV([.W264:.W267]))" office:value-type="float" office:value="0.000066080758672004" calcext:value-type="float">
            <text:p>0.00</text:p>
          </table:table-cell>
          <table:table-cell table:style-name="ce170" table:formula="of:=IF(OR([.X264]=&quot;&quot;;[.X265]=&quot;&quot;;[.X266]=&quot;&quot;;[.X267]=&quot;&quot;);&quot;&quot;;STDEV([.X264:.X267]))" office:value-type="float" office:value="0.00426624199557204" calcext:value-type="float">
            <text:p>0.0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Coeff of Var:</text:p>
          </table:table-cell>
          <table:table-cell table:style-name="ce171" table:formula="of:=IF(OR([.T268]=&quot;&quot;;[.T269]=&quot;&quot;);&quot;&quot;;[.T269]/[.T268])" office:value-type="percentage" office:value="0.00059860059013958" calcext:value-type="percentage">
            <text:p>0.06%</text:p>
          </table:table-cell>
          <table:table-cell table:style-name="ce171" table:formula="of:=IF(OR([.U268]=&quot;&quot;;[.U269]=&quot;&quot;);&quot;&quot;;[.U269]/[.U268])" office:value-type="percentage" office:value="0.000657421864119757" calcext:value-type="percentage">
            <text:p>0.07%</text:p>
          </table:table-cell>
          <table:table-cell table:style-name="ce171" table:formula="of:=IF(OR([.V268]=&quot;&quot;;[.V269]=&quot;&quot;);&quot;&quot;;[.V269]/[.V268])" office:value-type="percentage" office:value="0.000538928831480669" calcext:value-type="percentage">
            <text:p>0.05%</text:p>
          </table:table-cell>
          <table:table-cell table:style-name="ce171" table:formula="of:=IF(OR([.W268]=&quot;&quot;;[.W269]=&quot;&quot;);&quot;&quot;;[.W269]/[.W268])" office:value-type="percentage" office:value="0.000538928831480683" calcext:value-type="percentage">
            <text:p>0.05%</text:p>
          </table:table-cell>
          <table:table-cell table:style-name="ce171" table:formula="of:=IF(OR([.X268]=&quot;&quot;;[.X269]=&quot;&quot;);&quot;&quot;;[.X269]/[.X268])" office:value-type="percentage" office:value="0.000349729863165875" calcext:value-type="percentage">
            <text:p>0.03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table:style-name="ce42" office:value-type="string" calcext:value-type="string">
            <text:p>Previous:</text:p>
          </table:table-cell>
          <table:table-cell table:style-name="ce172" table:number-columns-repeated="2"/>
          <table:table-cell table:style-name="ce221"/>
          <table:table-cell table:style-name="ce235" table:formula="of:=IF([.AB83]=&quot;&quot;;&quot;&quot;;[.AB83])" office:value-type="float" office:value="0.124" calcext:value-type="float">
            <text:p>0.124</text:p>
          </table:table-cell>
          <table:table-cell table:style-name="ce235" table:formula="of:=IF([.AB84]=&quot;&quot;;&quot;&quot;;[.AB84])" office:value-type="float" office:value="12.047" calcext:value-type="float">
            <text:p>12.047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Coefficient of variation &lt;= 2%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Minimum acceptable output is 7 mGy/s at 28 kVp for Mo target</text:p>
          </table:table-cell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/>
          <table:table-cell table:style-name="ce103" office:value-type="string" calcext:value-type="string">
            <text:p>Minimum acceptable output is 2 mGy/s at 28 kVp for W target</text:p>
          </table:table-cell>
          <table:table-cell table:style-name="ce23" table:number-columns-repeated="7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Exposure Linearity</text:p>
          </table:table-cell>
          <table:table-cell table:style-name="ce22" table:number-columns-repeated="9"/>
          <table:table-cell table:style-name="ce267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table:style-name="ce169" office:value-type="string" calcext:value-type="string" table:number-columns-spanned="5" table:number-rows-spanned="1">
            <text:p>Measured Values</text:p>
          </table:table-cell>
          <table:covered-table-cell table:number-columns-repeated="4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1" office:value-type="string" calcext:value-type="string">
            <text:p>Target:</text:p>
          </table:table-cell>
          <table:table-cell table:style-name="ce41" office:value-type="string" calcext:value-type="string">
            <text:p>Filter</text:p>
          </table:table-cell>
          <table:table-cell table:style-name="ce41" office:value-type="string" calcext:value-type="string">
            <text:p>kV</text:p>
          </table:table-cell>
          <table:table-cell table:style-name="ce41" office:value-type="string" calcext:value-type="string">
            <text:p>mAs</text:p>
          </table:table-cell>
          <table:table-cell table:style-name="ce41" office:value-type="string" calcext:value-type="string">
            <text:p>kVp</text:p>
          </table:table-cell>
          <table:table-cell table:style-name="ce41" office:value-type="string" calcext:value-type="string">
            <text:p>ms</text:p>
          </table:table-cell>
          <table:table-cell table:style-name="ce41" office:value-type="string" calcext:value-type="string">
            <text:p>Dose (mGy)</text:p>
          </table:table-cell>
          <table:table-cell table:style-name="ce41" office:value-type="string" calcext:value-type="string">
            <text:p>mGy/mAs</text:p>
          </table:table-cell>
          <table:table-cell table:style-name="ce41" office:value-type="string" calcext:value-type="string">
            <text:p>mGy/s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3]=&quot;&quot;;&quot;&quot;;[.AH23])" office:value-type="float" office:value="28" calcext:value-type="float">
            <text:p>28</text:p>
          </table:table-cell>
          <table:table-cell table:style-name="ce59" table:formula="of:=IF([.AI23]=&quot;&quot;;&quot;&quot;;[.AI23])" office:value-type="float" office:value="20" calcext:value-type="float">
            <text:p>20</text:p>
          </table:table-cell>
          <table:table-cell table:style-name="ce59" table:formula="of:=IF([.AM23]=&quot;&quot;;&quot;&quot;;[.AM23])" office:value-type="float" office:value="29.06" calcext:value-type="float">
            <text:p>29.06</text:p>
          </table:table-cell>
          <table:table-cell table:style-name="ce59" table:formula="of:=IF([.AN23]=&quot;&quot;;&quot;&quot;;[.AN23])" office:value-type="float" office:value="662.3" calcext:value-type="float">
            <text:p>662.3</text:p>
          </table:table-cell>
          <table:table-cell table:style-name="ce59" table:formula="of:=IF([.AO23]=&quot;&quot;;&quot;&quot;;[.AO23])" office:value-type="float" office:value="2.436" calcext:value-type="float">
            <text:p>2.436</text:p>
          </table:table-cell>
          <table:table-cell table:style-name="ce233" table:formula="of:=IF([.V278]=&quot;&quot;;&quot;&quot;;[.V278]/[.S278])" office:value-type="float" office:value="0.1218" calcext:value-type="float">
            <text:p>0.122</text:p>
          </table:table-cell>
          <table:table-cell table:style-name="ce192" table:formula="of:=IF(OR([.V278]=&quot;&quot;;[.U278]=&quot;&quot;);&quot;&quot;;[.V278]/([.U278]/1000))" office:value-type="float" office:value="3.67809149932055" calcext:value-type="float">
            <text:p>3.68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24]=&quot;&quot;;&quot;&quot;;[.AH24])" office:value-type="float" office:value="28" calcext:value-type="float">
            <text:p>28</text:p>
          </table:table-cell>
          <table:table-cell table:style-name="ce59" table:formula="of:=IF([.AI24]=&quot;&quot;;&quot;&quot;;[.AI24])" office:value-type="float" office:value="50" calcext:value-type="float">
            <text:p>50</text:p>
          </table:table-cell>
          <table:table-cell table:style-name="ce59" table:formula="of:=[.T268]" office:value-type="float" office:value="28.935" calcext:value-type="float">
            <text:p>28.935</text:p>
          </table:table-cell>
          <table:table-cell table:style-name="ce59" table:formula="of:=[.U268]" office:value-type="float" office:value="502.575" calcext:value-type="float">
            <text:p>502.575</text:p>
          </table:table-cell>
          <table:table-cell table:style-name="ce59" table:formula="of:=[.V268]" office:value-type="float" office:value="6.13075" calcext:value-type="float">
            <text:p>6.13075</text:p>
          </table:table-cell>
          <table:table-cell table:style-name="ce233" table:formula="of:=[.W268]" office:value-type="float" office:value="0.122615" calcext:value-type="float">
            <text:p>0.123</text:p>
          </table:table-cell>
          <table:table-cell table:style-name="ce192" table:formula="of:=[.X268]" office:value-type="float" office:value="12.1986780223815" calcext:value-type="float">
            <text:p>12.20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2]=&quot;&quot;;&quot;&quot;;[.AH32])" office:value-type="float" office:value="28" calcext:value-type="float">
            <text:p>28</text:p>
          </table:table-cell>
          <table:table-cell table:style-name="ce59" table:formula="of:=IF([.AI32]=&quot;&quot;;&quot;&quot;;[.AI32])" office:value-type="float" office:value="100" calcext:value-type="float">
            <text:p>100</text:p>
          </table:table-cell>
          <table:table-cell table:style-name="ce59" table:formula="of:=IF([.AM32]=&quot;&quot;;&quot;&quot;;[.AM32])" office:value-type="float" office:value="28.94" calcext:value-type="float">
            <text:p>28.94</text:p>
          </table:table-cell>
          <table:table-cell table:style-name="ce59" table:formula="of:=IF([.AN32]=&quot;&quot;;&quot;&quot;;[.AN32])" office:value-type="float" office:value="1006" calcext:value-type="float">
            <text:p>1006</text:p>
          </table:table-cell>
          <table:table-cell table:style-name="ce59" table:formula="of:=IF([.AO32]=&quot;&quot;;&quot;&quot;;[.AO32])" office:value-type="float" office:value="12.3" calcext:value-type="float">
            <text:p>12.3</text:p>
          </table:table-cell>
          <table:table-cell table:style-name="ce233" table:formula="of:=IF([.V280]=&quot;&quot;;&quot;&quot;;[.V280]/[.S280])" office:value-type="float" office:value="0.123" calcext:value-type="float">
            <text:p>0.123</text:p>
          </table:table-cell>
          <table:table-cell table:style-name="ce192" table:formula="of:=IF(OR([.V280]=&quot;&quot;;[.U280]=&quot;&quot;);&quot;&quot;;[.V280]/([.U280]/1000))" office:value-type="float" office:value="12.2266401590457" calcext:value-type="float">
            <text:p>12.23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59" table:formula="of:=IF([.$P$241]=&quot;&quot;;&quot;&quot;;[.$P$241])" office:value-type="string" office:string-value="Mo" calcext:value-type="string">
            <text:p>Mo</text:p>
          </table:table-cell>
          <table:table-cell table:style-name="ce59" table:formula="of:=IF([.$Q$241]=&quot;&quot;;&quot;&quot;;[.$Q$241])" office:value-type="string" office:string-value="Mo" calcext:value-type="string">
            <text:p>Mo</text:p>
          </table:table-cell>
          <table:table-cell table:style-name="ce59" table:formula="of:=IF([.AH33]=&quot;&quot;;&quot;&quot;;[.AH33])" office:value-type="float" office:value="28" calcext:value-type="float">
            <text:p>28</text:p>
          </table:table-cell>
          <table:table-cell table:style-name="ce59" table:formula="of:=IF([.AI33]=&quot;&quot;;&quot;&quot;;[.AI33])" office:value-type="float" office:value="300" calcext:value-type="float">
            <text:p>300</text:p>
          </table:table-cell>
          <table:table-cell table:style-name="ce59" table:formula="of:=IF([.AM33]=&quot;&quot;;&quot;&quot;;[.AM33])" office:value-type="float" office:value="28.94" calcext:value-type="float">
            <text:p>28.94</text:p>
          </table:table-cell>
          <table:table-cell table:style-name="ce59" table:formula="of:=IF([.AN33]=&quot;&quot;;&quot;&quot;;[.AN33])" office:value-type="float" office:value="3370" calcext:value-type="float">
            <text:p>3370</text:p>
          </table:table-cell>
          <table:table-cell table:style-name="ce59" table:formula="of:=IF([.AO33]=&quot;&quot;;&quot;&quot;;[.AO33])" office:value-type="float" office:value="36.95" calcext:value-type="float">
            <text:p>36.95</text:p>
          </table:table-cell>
          <table:table-cell table:style-name="ce233" table:formula="of:=IF([.V281]=&quot;&quot;;&quot;&quot;;[.V281]/[.S281])" office:value-type="float" office:value="0.123166666666667" calcext:value-type="float">
            <text:p>0.123</text:p>
          </table:table-cell>
          <table:table-cell table:style-name="ce192" table:formula="of:=IF(OR([.V281]=&quot;&quot;;[.U281]=&quot;&quot;);&quot;&quot;;[.V281]/([.U281]/1000))" office:value-type="float" office:value="10.9643916913947" calcext:value-type="float">
            <text:p>10.96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Coefficient of linearity is &lt;= 10%</text:p>
          </table:table-cell>
          <table:table-cell table:number-columns-repeated="4"/>
          <table:table-cell table:style-name="ce42" office:value-type="string" calcext:value-type="string">
            <text:p>Coeff of Linearity:</text:p>
          </table:table-cell>
          <table:table-cell table:style-name="ce171" table:formula="of:=IF(OR([.W278]=&quot;&quot;;[.W279]=&quot;&quot;;[.W280]=&quot;&quot;;[.W281]=&quot;&quot;);&quot;&quot;;(MAX([.W278:.W281])-MIN([.W278:.W281]))/(MAX([.W278:.W281])+MIN([.W278:.W281])))" office:value-type="percentage" office:value="0.00557899033882167" calcext:value-type="percentage">
            <text:p>0.56%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20" table:formula="of:=IF([.U281]=&quot;&quot;;&quot;&quot;;IF([.U281]/1000&gt;=3;1;2))" office:value-type="float" office:value="1" calcext:value-type="float">
            <text:p>1</text:p>
          </table:table-cell>
          <table:table-cell office:value-type="string" calcext:value-type="string">
            <text:p>Unit Can Maintain Output for 3 sec at 28 kVp</text:p>
          </table:table-cell>
          <table:table-cell table:number-columns-repeated="8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Half Value Layer</text:p>
          </table:table-cell>
          <table:table-cell table:style-name="ce22" table:number-columns-repeated="9"/>
          <table:table-cell table:style-name="ce267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4" office:value-type="string" calcext:value-type="string">
            <text:p>Target/Filter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41]&amp;&quot;/&quot;&amp;[.$Q$241]" office:value-type="string" office:string-value="Mo/Mo" calcext:value-type="string">
            <text:p>Mo/Mo</text:p>
          </table:table-cell>
          <table:table-cell table:style-name="ce64" table:formula="of:=[.$P$252]&amp;&quot;/&quot;&amp;[.$Q$252]" office:value-type="string" office:string-value="Mo/Rh" calcext:value-type="string">
            <text:p>Mo/Rh</text:p>
          </table:table-cell>
          <table:table-cell table:style-name="ce64" table:formula="of:=[.$P$252]&amp;&quot;/&quot;&amp;[.$Q$252]" office:value-type="string" office:string-value="Mo/Rh" calcext:value-type="string">
            <text:p>Mo/Rh</text:p>
          </table:table-cell>
          <table:table-cell table:style-name="ce64" table:formula="of:=[.$P$252]&amp;&quot;/&quot;&amp;[.$Q$252]" office:value-type="string" office:string-value="Mo/Rh" calcext:value-type="string">
            <text:p>Mo/Rh</text:p>
          </table:table-cell>
          <table:table-cell table:style-name="ce64" table:formula="of:=[.$P$252]&amp;&quot;/&quot;&amp;[.$Q$252]" office:value-type="string" office:string-value="Mo/Rh" calcext:value-type="string">
            <text:p>Mo/Rh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5" office:value-type="string" calcext:value-type="string">
            <text:p>kV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25" calcext:value-type="float">
            <text:p>25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28" calcext:value-type="float">
            <text:p>28</text:p>
          </table:table-cell>
          <table:table-cell table:style-name="ce65" office:value-type="float" office:value="30" calcext:value-type="float">
            <text:p>30</text:p>
          </table:table-cell>
          <table:table-cell table:style-name="ce65" office:value-type="float" office:value="32" calcext:value-type="float">
            <text:p>32</text:p>
          </table:table-cell>
          <table:table-cell table:style-name="ce65" office:value-type="float" office:value="34" calcext:value-type="float">
            <text:p>34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6" office:value-type="string" calcext:value-type="string">
            <text:p>Al (mm)</text:p>
          </table:table-cell>
          <table:table-cell table:style-name="ce104" office:value-type="string" calcext:value-type="string" table:number-columns-spanned="8" table:number-rows-spanned="1">
            <text:p>Air Kerma (mGy)</text:p>
          </table:table-cell>
          <table:covered-table-cell table:number-columns-repeated="7" table:style-name="ce141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7" office:value-type="float" office:value="0" calcext:value-type="float">
            <text:p>0.0</text:p>
          </table:table-cell>
          <table:table-cell table:style-name="ce105" table:formula="of:=IF([.AO10]=&quot;&quot;;&quot;&quot;;[.AO10])" office:value-type="float" office:value="3.621" calcext:value-type="float">
            <text:p>3.621</text:p>
          </table:table-cell>
          <table:table-cell table:style-name="ce105" table:formula="of:=IF([.AO16]=&quot;&quot;;&quot;&quot;;[.AO16])" office:value-type="float" office:value="4.21" calcext:value-type="float">
            <text:p>4.210</text:p>
          </table:table-cell>
          <table:table-cell table:style-name="ce105" table:formula="of:=IF([.AO25]=&quot;&quot;;&quot;&quot;;[.AO25])" office:value-type="float" office:value="6.133" calcext:value-type="float">
            <text:p>6.133</text:p>
          </table:table-cell>
          <table:table-cell table:style-name="ce105" table:formula="of:=IF([.AO35]=&quot;&quot;;&quot;&quot;;[.AO35])" office:value-type="float" office:value="9.11" calcext:value-type="float">
            <text:p>9.110</text:p>
          </table:table-cell>
          <table:table-cell table:style-name="ce105" table:formula="of:=IF([.AO43]=&quot;&quot;;&quot;&quot;;[.AO43])" office:value-type="float" office:value="3.871" calcext:value-type="float">
            <text:p>3.871</text:p>
          </table:table-cell>
          <table:table-cell table:style-name="ce105" table:formula="of:=IF([.AO48]=&quot;&quot;;&quot;&quot;;[.AO48])" office:value-type="float" office:value="4.843" calcext:value-type="float">
            <text:p>4.843</text:p>
          </table:table-cell>
          <table:table-cell table:style-name="ce105" table:formula="of:=IF([.AO54]=&quot;&quot;;&quot;&quot;;[.AO54])" office:value-type="float" office:value="5.905" calcext:value-type="float">
            <text:p>5.905</text:p>
          </table:table-cell>
          <table:table-cell table:style-name="ce259" table:formula="of:=IF([.AO60]=&quot;&quot;;&quot;&quot;;[.AO60])" office:value-type="float" office:value="7.005" calcext:value-type="float">
            <text:p>7.005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2" calcext:value-type="float">
            <text:p>0.2</text:p>
          </table:table-cell>
          <table:table-cell table:style-name="ce106" table:formula="of:=IF(OR([.AO12]=&quot;&quot;;[.AO13]=&quot;&quot;);&quot;&quot;;AVERAGE([.AO12:.AO13]))" office:value-type="float" office:value="2.207" calcext:value-type="float">
            <text:p>2.207</text:p>
          </table:table-cell>
          <table:table-cell table:style-name="ce106" table:formula="of:=IF(OR([.AO18]=&quot;&quot;;[.AO19]=&quot;&quot;);&quot;&quot;;AVERAGE([.AO18:.AO19]))" office:value-type="float" office:value="2.62" calcext:value-type="float">
            <text:p>2.620</text:p>
          </table:table-cell>
          <table:table-cell table:style-name="ce107" table:number-columns-repeated="5"/>
          <table:table-cell table:style-name="ce260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3" calcext:value-type="float">
            <text:p>0.3</text:p>
          </table:table-cell>
          <table:table-cell table:style-name="ce106" table:formula="of:=IF(OR([.AO14]=&quot;&quot;;[.AO15]=&quot;&quot;);&quot;&quot;;AVERAGE([.AO14:.AO15]))" office:value-type="float" office:value="1.774" calcext:value-type="float">
            <text:p>1.774</text:p>
          </table:table-cell>
          <table:table-cell table:style-name="ce106" table:formula="of:=IF(OR([.AO20]=&quot;&quot;;[.AO21]=&quot;&quot;);&quot;&quot;;AVERAGE([.AO20:.AO21]))" office:value-type="float" office:value="2.122" calcext:value-type="float">
            <text:p>2.122</text:p>
          </table:table-cell>
          <table:table-cell table:style-name="ce106" table:formula="of:=IF(OR([.AO28]=&quot;&quot;;[.AO29]=&quot;&quot;);&quot;&quot;;AVERAGE([.AO28:.AO29]))" office:value-type="float" office:value="3.287" calcext:value-type="float">
            <text:p>3.287</text:p>
          </table:table-cell>
          <table:table-cell table:style-name="ce106" table:formula="of:=IF(OR([.AO37]=&quot;&quot;;[.AO38]=&quot;&quot;);&quot;&quot;;AVERAGE([.AO37:.AO38]))" office:value-type="float" office:value="5.131" calcext:value-type="float">
            <text:p>5.131</text:p>
          </table:table-cell>
          <table:table-cell table:style-name="ce107" table:number-columns-repeated="3"/>
          <table:table-cell table:style-name="ce260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4" calcext:value-type="float">
            <text:p>0.4</text:p>
          </table:table-cell>
          <table:table-cell table:style-name="ce107" table:number-columns-repeated="2"/>
          <table:table-cell table:style-name="ce106" table:formula="of:=IF(OR([.AO30]=&quot;&quot;;[.AO31]=&quot;&quot;);&quot;&quot;;AVERAGE([.AO30:.AO31]))" office:value-type="float" office:value="2.737" calcext:value-type="float">
            <text:p>2.737</text:p>
          </table:table-cell>
          <table:table-cell table:style-name="ce106" table:formula="of:=IF(OR([.AO39]=&quot;&quot;;[.AO40]=&quot;&quot;);&quot;&quot;;AVERAGE([.AO39:.AO40]))" office:value-type="float" office:value="4.337" calcext:value-type="float">
            <text:p>4.337</text:p>
          </table:table-cell>
          <table:table-cell table:style-name="ce106" table:formula="of:=IF(OR([.AO44]=&quot;&quot;;[.AO45]=&quot;&quot;);&quot;&quot;;AVERAGE([.AO44:.AO45]))" office:value-type="float" office:value="1.997" calcext:value-type="float">
            <text:p>1.997</text:p>
          </table:table-cell>
          <table:table-cell table:style-name="ce106" table:formula="of:=IF(OR([.AO50]=&quot;&quot;;[.AO51]=&quot;&quot;);&quot;&quot;;AVERAGE([.AO50:.AO51]))" office:value-type="float" office:value="2.561" calcext:value-type="float">
            <text:p>2.561</text:p>
          </table:table-cell>
          <table:table-cell table:style-name="ce106" table:formula="of:=IF(OR([.AO56]=&quot;&quot;;[.AO57]=&quot;&quot;);&quot;&quot;;AVERAGE([.AO56:.AO57]))" office:value-type="float" office:value="3.176" calcext:value-type="float">
            <text:p>3.176</text:p>
          </table:table-cell>
          <table:table-cell table:style-name="ce261" table:formula="of:=IF(OR([.AO62]=&quot;&quot;;[.AO63]=&quot;&quot;);&quot;&quot;;AVERAGE([.AO62:.AO63]))" office:value-type="float" office:value="3.813" calcext:value-type="float">
            <text:p>3.813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8" office:value-type="float" office:value="0.5" calcext:value-type="float">
            <text:p>0.5</text:p>
          </table:table-cell>
          <table:table-cell table:style-name="ce107" table:number-columns-repeated="4"/>
          <table:table-cell table:style-name="ce106" table:formula="of:=IF(OR([.AO46]=&quot;&quot;;[.AO47]=&quot;&quot;);&quot;&quot;;AVERAGE([.AO46:.AO47]))" office:value-type="float" office:value="1.719" calcext:value-type="float">
            <text:p>1.719</text:p>
          </table:table-cell>
          <table:table-cell table:style-name="ce106" table:formula="of:=IF(OR([.AO52]=&quot;&quot;;[.AO53]=&quot;&quot;);&quot;&quot;;AVERAGE([.AO52:.AO53]))" office:value-type="float" office:value="2.213" calcext:value-type="float">
            <text:p>2.213</text:p>
          </table:table-cell>
          <table:table-cell table:style-name="ce106" table:formula="of:=IF(OR([.AO58]=&quot;&quot;;[.AO59]=&quot;&quot;);&quot;&quot;;AVERAGE([.AO58:.AO59]))" office:value-type="float" office:value="2.749" calcext:value-type="float">
            <text:p>2.749</text:p>
          </table:table-cell>
          <table:table-cell table:style-name="ce261" table:formula="of:=IF(OR([.AO64]=&quot;&quot;;[.AO65]=&quot;&quot;);&quot;&quot;;AVERAGE([.AO64:.AO65]))" office:value-type="float" office:value="3.309" calcext:value-type="float">
            <text:p>3.309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9" office:value-type="float" office:value="0" calcext:value-type="float">
            <text:p>0.0</text:p>
          </table:table-cell>
          <table:table-cell table:style-name="ce108" table:formula="of:=IF([.AO11]=&quot;&quot;;&quot;&quot;;[.AO11])" office:value-type="float" office:value="3.624" calcext:value-type="float">
            <text:p>3.624</text:p>
          </table:table-cell>
          <table:table-cell table:style-name="ce108" table:formula="of:=IF([.AO17]=&quot;&quot;;&quot;&quot;;[.AO17])" office:value-type="float" office:value="4.23" calcext:value-type="float">
            <text:p>4.230</text:p>
          </table:table-cell>
          <table:table-cell table:style-name="ce108" table:formula="of:=IF([.AO26]=&quot;&quot;;&quot;&quot;;[.AO26])" office:value-type="float" office:value="6.129" calcext:value-type="float">
            <text:p>6.129</text:p>
          </table:table-cell>
          <table:table-cell table:style-name="ce108" table:formula="of:=IF([.AO36]=&quot;&quot;;&quot;&quot;;[.AO36])" office:value-type="float" office:value="9.16" calcext:value-type="float">
            <text:p>9.160</text:p>
          </table:table-cell>
          <table:table-cell table:style-name="ce108" table:formula="of:=IF([.AO43]=&quot;&quot;;&quot;&quot;;[.AO43])" office:value-type="float" office:value="3.871" calcext:value-type="float">
            <text:p>3.871</text:p>
          </table:table-cell>
          <table:table-cell table:style-name="ce222" table:formula="of:=IF([.AO49]=&quot;&quot;;&quot;&quot;;[.AO49])" office:value-type="float" office:value="4.873" calcext:value-type="float">
            <text:p>4.873</text:p>
          </table:table-cell>
          <table:table-cell table:style-name="ce222" table:formula="of:=IF([.AO55]=&quot;&quot;;&quot;&quot;;[.AO55])" office:value-type="float" office:value="5.934" calcext:value-type="float">
            <text:p>5.934</text:p>
          </table:table-cell>
          <table:table-cell table:style-name="ce262" table:formula="of:=IF([.AO61]=&quot;&quot;;&quot;&quot;;[.AO61])" office:value-type="float" office:value="7.043" calcext:value-type="float">
            <text:p>7.043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0" office:value-type="string" calcext:value-type="string">
            <text:p>HVL</text:p>
          </table:table-cell>
          <table:table-cell table:style-name="ce109" table:formula="of:=IF(OR([.Q291]=&quot;&quot;;[.Q292]=&quot;&quot;);&quot;&quot;;([.$P$292]*LN(2*[.Q291]/AVERAGE([.Q290];[.Q295]))-([.$P$291]*LN(2*[.Q292]/AVERAGE([.Q290];[.Q295]))))/LN([.Q291]/[.Q292]))" office:value-type="float" office:value="0.290485076440033" calcext:value-type="float">
            <text:p>0.29</text:p>
          </table:table-cell>
          <table:table-cell table:style-name="ce142" table:formula="of:=IF(OR([.R291]=&quot;&quot;;[.R292]=&quot;&quot;);&quot;&quot;;([.$P$292]*LN(2*[.R291]/AVERAGE([.R290];[.R295]))-([.$P$291]*LN(2*[.R292]/AVERAGE([.R290];[.R295]))))/LN([.R291]/[.R292]))" office:value-type="float" office:value="0.302690076719716" calcext:value-type="float">
            <text:p>0.30</text:p>
          </table:table-cell>
          <table:table-cell table:style-name="ce155" table:formula="of:=IF(OR([.S292]=&quot;&quot;;[.S293]=&quot;&quot;);&quot;TBD&quot;;([.$P$293]*LN(2*[.S292]/AVERAGE([.S290];[.S295]))-([.$P$292]*LN(2*[.S293]/AVERAGE([.S290];[.S295]))))/LN([.S292]/[.S293]))" office:value-type="float" office:value="0.338099238196565" calcext:value-type="float">
            <text:p>0.34</text:p>
          </table:table-cell>
          <table:table-cell table:style-name="ce173" table:formula="of:=IF(OR([.T292]=&quot;&quot;;[.T293]=&quot;&quot;);&quot;TBD&quot;;([.$P$293]*LN(2*[.T292]/AVERAGE([.T290];[.T295]))-([.$P$292]*LN(2*[.T293]/AVERAGE([.T290];[.T295]))))/LN([.T292]/[.T293]))" office:value-type="float" office:value="0.369198280592798" calcext:value-type="float">
            <text:p>0.37</text:p>
          </table:table-cell>
          <table:table-cell table:style-name="ce195" table:formula="of:=IF(OR([.U293]=&quot;&quot;;[.U294]=&quot;&quot;);&quot;TBD&quot;;([.$P$294]*LN(2*[.U293]/AVERAGE([.U290];[.U295]))-([.$P$293]*LN(2*[.U294]/AVERAGE([.U290];[.U295]))))/LN([.U293]/[.U294]))" office:value-type="float" office:value="0.420867023973766" calcext:value-type="float">
            <text:p>0.42</text:p>
          </table:table-cell>
          <table:table-cell table:style-name="ce223" table:formula="of:=IF(OR([.V293]=&quot;&quot;;[.V294]=&quot;&quot;);&quot;TBD&quot;;([.$P$294]*LN(2*[.V293]/AVERAGE([.V290];[.V295]))-([.$P$293]*LN(2*[.V294]/AVERAGE([.V290];[.V295]))))/LN([.V293]/[.V294]))" office:value-type="float" office:value="0.436233215685094" calcext:value-type="float">
            <text:p>0.44</text:p>
          </table:table-cell>
          <table:table-cell table:style-name="ce236" table:formula="of:=IF(OR([.W293]=&quot;&quot;;[.W294]=&quot;&quot;);&quot;TBD&quot;;([.$P$294]*LN(2*[.W293]/AVERAGE([.W290];[.W295]))-([.$P$293]*LN(2*[.W294]/AVERAGE([.W290];[.W295]))))/LN([.W293]/[.W294]))" office:value-type="float" office:value="0.448839959034019" calcext:value-type="float">
            <text:p>0.45</text:p>
          </table:table-cell>
          <table:table-cell table:style-name="ce263" table:formula="of:=IF(OR([.X293]=&quot;&quot;;[.X294]=&quot;&quot;);&quot;TBD&quot;;([.$P$294]*LN(2*[.X293]/AVERAGE([.X290];[.X295]))-([.$P$293]*LN(2*[.X294]/AVERAGE([.X290];[.X295]))))/LN([.X293]/[.X294]))" office:value-type="float" office:value="0.458002721995377" calcext:value-type="float">
            <text:p>0.46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1" office:value-type="string" calcext:value-type="string">
            <text:p>0 mm</text:p>
          </table:table-cell>
          <table:table-cell table:style-name="ce110" table:formula="of:=IF(OR([.Q290]=&quot;&quot;;[.Q295]=&quot;&quot;);&quot;TBD&quot;;ABS([.Q295]-[.Q290])/[.Q290])" office:value-type="percentage" office:value="0.000828500414250239" calcext:value-type="percentage">
            <text:p>0.08%</text:p>
          </table:table-cell>
          <table:table-cell table:style-name="ce110" table:formula="of:=IF(OR([.R290]=&quot;&quot;;[.R295]=&quot;&quot;);&quot;TBD&quot;;ABS([.R295]-[.R290])/[.R290])" office:value-type="percentage" office:value="0.00475059382422814" calcext:value-type="percentage">
            <text:p>0.48%</text:p>
          </table:table-cell>
          <table:table-cell table:style-name="ce110" table:formula="of:=IF(OR([.S290]=&quot;&quot;;[.S295]=&quot;&quot;);&quot;TBD&quot;;ABS([.S295]-[.S290])/[.S290])" office:value-type="percentage" office:value="0.000652209359204378" calcext:value-type="percentage">
            <text:p>0.07%</text:p>
          </table:table-cell>
          <table:table-cell table:style-name="ce110" table:formula="of:=IF(OR([.T290]=&quot;&quot;;[.T295]=&quot;&quot;);&quot;TBD&quot;;ABS([.T295]-[.T290])/[.T290])" office:value-type="percentage" office:value="0.00548847420417132" calcext:value-type="percentage">
            <text:p>0.55%</text:p>
          </table:table-cell>
          <table:table-cell table:style-name="ce110" table:formula="of:=IF(OR([.U290]=&quot;&quot;;[.U295]=&quot;&quot;);&quot;TBD&quot;;ABS([.U295]-[.U290])/[.U290])" office:value-type="percentage" office:value="0" calcext:value-type="percentage">
            <text:p>0.00%</text:p>
          </table:table-cell>
          <table:table-cell table:style-name="ce224" table:formula="of:=IF(OR([.V290]=&quot;&quot;;[.V295]=&quot;&quot;);&quot;TBD&quot;;ABS([.V295]-[.V290])/[.V290])" office:value-type="percentage" office:value="0.00619450753665089" calcext:value-type="percentage">
            <text:p>0.62%</text:p>
          </table:table-cell>
          <table:table-cell table:style-name="ce224" table:formula="of:=IF(OR([.W290]=&quot;&quot;;[.W295]=&quot;&quot;);&quot;TBD&quot;;ABS([.W295]-[.W290])/[.W290])" office:value-type="percentage" office:value="0.00491109229466552" calcext:value-type="percentage">
            <text:p>0.49%</text:p>
          </table:table-cell>
          <table:table-cell table:style-name="ce224" table:formula="of:=IF(OR([.X290]=&quot;&quot;;[.X295]=&quot;&quot;);&quot;TBD&quot;;ABS([.X295]-[.X290])/[.X290])" office:value-type="percentage" office:value="0.00542469664525343" calcext:value-type="percentage">
            <text:p>0.54%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0" office:value-type="string" calcext:value-type="string">
            <text:p>Min</text:p>
          </table:table-cell>
          <table:table-cell table:style-name="ce111" table:formula="of:=IF([.$B$164]=1;[.Q288]/100+0.03;[.Q288]/100)" office:value-type="float" office:value="0.24" calcext:value-type="float">
            <text:p>0.24</text:p>
          </table:table-cell>
          <table:table-cell table:style-name="ce111" table:formula="of:=IF([.$B$164]=1;[.R288]/100+0.03;[.R288]/100)" office:value-type="float" office:value="0.25" calcext:value-type="float">
            <text:p>0.25</text:p>
          </table:table-cell>
          <table:table-cell table:style-name="ce111" table:formula="of:=IF([.$B$164]=1;[.S288]/100+0.03;[.S288]/100)" office:value-type="float" office:value="0.28" calcext:value-type="float">
            <text:p>0.28</text:p>
          </table:table-cell>
          <table:table-cell table:style-name="ce111" table:formula="of:=IF([.$B$164]=1;[.T288]/100+0.03;[.T288]/100)" office:value-type="float" office:value="0.32" calcext:value-type="float">
            <text:p>0.32</text:p>
          </table:table-cell>
          <table:table-cell table:style-name="ce111" table:formula="of:=IF([.$B$164]=1;[.U288]/100+0.03;[.U288]/100)" office:value-type="float" office:value="0.28" calcext:value-type="float">
            <text:p>0.28</text:p>
          </table:table-cell>
          <table:table-cell table:style-name="ce111" table:formula="of:=IF([.$B$164]=1;[.V288]/100+0.03;[.V288]/100)" office:value-type="float" office:value="0.3" calcext:value-type="float">
            <text:p>0.30</text:p>
          </table:table-cell>
          <table:table-cell table:style-name="ce111" table:formula="of:=IF([.$B$164]=1;[.W288]/100+0.03;[.W288]/100)" office:value-type="float" office:value="0.32" calcext:value-type="float">
            <text:p>0.32</text:p>
          </table:table-cell>
          <table:table-cell table:style-name="ce264" table:formula="of:=IF([.$B$164]=1;[.X288]/100+0.03;[.X288]/100)" office:value-type="float" office:value="0.34" calcext:value-type="float">
            <text:p>0.34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2" office:value-type="string" calcext:value-type="string">
            <text:p>Max</text:p>
          </table:table-cell>
          <table:table-cell table:style-name="ce112" table:formula="of:=[.Q288]/100+0.12" office:value-type="float" office:value="0.36" calcext:value-type="float">
            <text:p>0.36</text:p>
          </table:table-cell>
          <table:table-cell table:style-name="ce112" table:formula="of:=[.R288]/100+0.12" office:value-type="float" office:value="0.37" calcext:value-type="float">
            <text:p>0.37</text:p>
          </table:table-cell>
          <table:table-cell table:style-name="ce112" table:formula="of:=[.S288]/100+0.12" office:value-type="float" office:value="0.4" calcext:value-type="float">
            <text:p>0.40</text:p>
          </table:table-cell>
          <table:table-cell table:style-name="ce112" table:formula="of:=[.T288]/100+0.12" office:value-type="float" office:value="0.44" calcext:value-type="float">
            <text:p>0.44</text:p>
          </table:table-cell>
          <table:table-cell table:style-name="ce112" table:formula="of:=[.U288]/100+0.19" office:value-type="float" office:value="0.47" calcext:value-type="float">
            <text:p>0.47</text:p>
          </table:table-cell>
          <table:table-cell table:style-name="ce112" table:formula="of:=[.V288]/100+0.19" office:value-type="float" office:value="0.49" calcext:value-type="float">
            <text:p>0.49</text:p>
          </table:table-cell>
          <table:table-cell table:style-name="ce112" table:formula="of:=[.W288]/100+0.19" office:value-type="float" office:value="0.51" calcext:value-type="float">
            <text:p>0.51</text:p>
          </table:table-cell>
          <table:table-cell table:style-name="ce265" table:formula="of:=[.X288]/100+0.19" office:value-type="float" office:value="0.53" calcext:value-type="float">
            <text:p>0.53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73"/>
          <table:table-cell table:style-name="ce113" table:formula="of:=IF([.Q296]=&quot;TBD&quot;;&quot;TBD&quot;;IF(AND([.Q296]&gt;=[.Q298];[.Q296]&lt;=[.Q299]);&quot;Pass&quot;;&quot;Fail&quot;))" office:value-type="string" office:string-value="Pass" calcext:value-type="string">
            <text:p>Pass</text:p>
          </table:table-cell>
          <table:table-cell table:style-name="ce143" table:formula="of:=IF([.R296]=&quot;TBD&quot;;&quot;TBD&quot;;IF(AND([.R296]&gt;=[.R298];[.R296]&lt;=[.R299]);&quot;Pass&quot;;&quot;Fail&quot;))" office:value-type="string" office:string-value="Pass" calcext:value-type="string">
            <text:p>Pass</text:p>
          </table:table-cell>
          <table:table-cell table:style-name="ce156" table:formula="of:=IF([.S296]=&quot;TBD&quot;;&quot;TBD&quot;;IF(AND([.S296]&gt;=[.S298];[.S296]&lt;=[.S299]);&quot;Pass&quot;;&quot;Fail&quot;))" office:value-type="string" office:string-value="Pass" calcext:value-type="string">
            <text:p>Pass</text:p>
          </table:table-cell>
          <table:table-cell table:style-name="ce174" table:formula="of:=IF([.T296]=&quot;TBD&quot;;&quot;TBD&quot;;IF(AND([.T296]&gt;=[.T298];[.T296]&lt;=[.T299]);&quot;Pass&quot;;&quot;Fail&quot;))" office:value-type="string" office:string-value="Pass" calcext:value-type="string">
            <text:p>Pass</text:p>
          </table:table-cell>
          <table:table-cell table:style-name="ce196" table:formula="of:=IF([.U296]=&quot;TBD&quot;;&quot;TBD&quot;;IF(AND([.U296]&gt;=[.U298];[.U296]&lt;=[.U299]);&quot;Pass&quot;;&quot;Fail&quot;))" office:value-type="string" office:string-value="Pass" calcext:value-type="string">
            <text:p>Pass</text:p>
          </table:table-cell>
          <table:table-cell table:style-name="ce225" table:formula="of:=IF([.V296]=&quot;TBD&quot;;&quot;TBD&quot;;IF(AND([.V296]&gt;=[.V298];[.V296]&lt;=[.V299]);&quot;Pass&quot;;&quot;Fail&quot;))" office:value-type="string" office:string-value="Pass" calcext:value-type="string">
            <text:p>Pass</text:p>
          </table:table-cell>
          <table:table-cell table:style-name="ce237" table:formula="of:=IF([.W296]=&quot;TBD&quot;;&quot;TBD&quot;;IF(AND([.W296]&gt;=[.W298];[.W296]&lt;=[.W299]);&quot;Pass&quot;;&quot;Fail&quot;))" office:value-type="string" office:string-value="Pass" calcext:value-type="string">
            <text:p>Pass</text:p>
          </table:table-cell>
          <table:table-cell table:style-name="ce266" table:formula="of:=IF([.X296]=&quot;TBD&quot;;&quot;TBD&quot;;IF(AND([.X296]&gt;=[.X298];[.X296]&lt;=[.X299]);&quot;Pass&quot;;&quot;Fail&quot;))" office:value-type="string" office:string-value="Pass" calcext:value-type="string">
            <text:p>Pass</text:p>
          </table:table-cell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Default" office:value-type="string" calcext:value-type="string">
            <text:p>HVL is between the minimum and maximum limits</text:p>
          </table:table-cell>
          <table:table-cell table:style-name="Default" table:number-columns-repeated="7"/>
          <table:table-cell table:style-name="ce271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5" office:value-type="string" calcext:value-type="string">
            <text:p>Image Quality Evaluation</text:p>
          </table:table-cell>
          <table:table-cell table:style-name="ce22" table:number-columns-repeated="9"/>
          <table:table-cell table:style-name="ce267"/>
          <table:table-cell table:number-columns-repeated="999"/>
        </table:table-row>
        <table:table-row table:style-name="ro1">
          <table:table-cell table:number-columns-repeated="14"/>
          <table:table-cell table:style-name="ce21" office:value-type="string" calcext:value-type="string">
            <text:p>Printer</text:p>
          </table:table-cell>
          <table:table-cell table:style-name="ce42" office:value-type="string" calcext:value-type="string">
            <text:p>Model:</text:p>
          </table:table-cell>
          <table:table-cell table:style-name="ce114"/>
          <table:table-cell table:style-name="ce42" office:value-type="string" calcext:value-type="string">
            <text:p>SN:</text:p>
          </table:table-cell>
          <table:table-cell table:style-name="ce114"/>
          <table:table-cell/>
          <table:table-cell table:style-name="ce42" office:value-type="string" calcext:value-type="string">
            <text:p>QC Manual Version:</text:p>
          </table:table-cell>
          <table:table-cell table:style-name="ce114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/>
          <table:table-cell/>
          <table:table-cell office:value-type="string" calcext:value-type="string">
            <text:p>Previous</text:p>
          </table:table-cell>
          <table:table-cell table:number-columns-repeated="3"/>
          <table:table-cell office:value-type="string" calcext:value-type="string">
            <text:p>Previous</text:p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100"/>
          <table:table-cell table:style-name="ce144" table:formula="of:=IF([.AB86]=&quot;&quot;;&quot;&quot;;[.AB86])">
            <text:p/>
          </table:table-cell>
          <table:table-cell/>
          <table:table-cell table:style-name="ce42" office:value-type="string" calcext:value-type="string">
            <text:p>Fibers:</text:p>
          </table:table-cell>
          <table:table-cell table:style-name="ce100" office:value-type="float" office:value="5" calcext:value-type="float">
            <text:p>5</text:p>
          </table:table-cell>
          <table:table-cell table:style-name="ce144" table:formula="of:=IF([.AB92]=&quot;&quot;;&quot;&quot;;[.AB92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:</text:p>
          </table:table-cell>
          <table:table-cell table:style-name="ce100"/>
          <table:table-cell table:style-name="ce144" table:formula="of:=IF([.AB87]=&quot;&quot;;&quot;&quot;;[.AB87])">
            <text:p/>
          </table:table-cell>
          <table:table-cell/>
          <table:table-cell table:style-name="ce42" office:value-type="string" calcext:value-type="string">
            <text:p>Specks:</text:p>
          </table:table-cell>
          <table:table-cell table:style-name="ce100" office:value-type="float" office:value="4" calcext:value-type="float">
            <text:p>4</text:p>
          </table:table-cell>
          <table:table-cell table:style-name="ce144" table:formula="of:=IF([.AB93]=&quot;&quot;;&quot;&quot;;[.AB93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Background Density:</text:p>
          </table:table-cell>
          <table:table-cell table:style-name="ce100"/>
          <table:table-cell table:style-name="ce144" table:formula="of:=IF([.AB88]=&quot;&quot;;&quot;&quot;;[.AB88])">
            <text:p/>
          </table:table-cell>
          <table:table-cell/>
          <table:table-cell table:style-name="ce42" office:value-type="string" calcext:value-type="string">
            <text:p>Masses:</text:p>
          </table:table-cell>
          <table:table-cell table:style-name="ce100" office:value-type="float" office:value="4" calcext:value-type="float">
            <text:p>4</text:p>
          </table:table-cell>
          <table:table-cell table:style-name="ce144" table:formula="of:=IF([.AB94]=&quot;&quot;;&quot;&quot;;[.AB94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Inside disk:</text:p>
          </table:table-cell>
          <table:table-cell table:style-name="ce100"/>
          <table:table-cell table:style-name="ce144" table:formula="of:=IF([.AB89]=&quot;&quot;;&quot;&quot;;[.AB89])">
            <text:p/>
          </table:table-cell>
          <table:table-cell/>
          <table:table-cell table:style-name="ce154" office:value-type="string" calcext:value-type="string">
            <text:p>Acceptable:</text:p>
          </table:table-cell>
          <table:table-cell table:style-name="ce197" table:formula="of:=IF(OR([.U307]=&quot;&quot;;[.U308]=&quot;&quot;;[.U309]=&quot;&quot;);&quot;&quot;;IF(AND([.U307]&gt;=5;[.U308]&gt;=4;[.U309]&gt;=4);&quot;Pass&quot;;&quot;Fail&quot;))" office:value-type="string" office:string-value="Pass" calcext:value-type="string">
            <text:p>Pass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Outside disk:</text:p>
          </table:table-cell>
          <table:table-cell table:style-name="ce100"/>
          <table:table-cell table:style-name="ce144" table:formula="of:=IF([.AB90]=&quot;&quot;;&quot;&quot;;[.AB90])">
            <text:p/>
          </table:table-cell>
          <table:table-cell/>
          <table:table-cell table:style-name="ce60" office:value-type="string" calcext:value-type="string">
            <text:p>Criteria:</text:p>
          </table:table-cell>
          <table:table-cell table:style-name="ce40" office:value-type="string" calcext:value-type="string">
            <text:p>Must be able to see 5 fibers, 4 speck groups, 4 masses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Difference:</text:p>
          </table:table-cell>
          <table:table-cell table:style-name="ce115" table:formula="of:=IF(OR([.Q310]=&quot;&quot;;[.Q311]=&quot;&quot;);&quot;&quot;;[.Q311]-[.Q310])">
            <text:p/>
          </table:table-cell>
          <table:table-cell table:style-name="ce144" table:formula="of:=IF([.AB91]=&quot;&quot;;&quot;&quot;;[.AB91])">
            <text:p/>
          </table:table-cell>
          <table:table-cell table:number-columns-repeated="6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21" office:value-type="string" calcext:value-type="string">
            <text:p>Workstation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2" office:value-type="string" calcext:value-type="string">
            <text:p>Workstation:</text:p>
          </table:table-cell>
          <table:table-cell table:style-name="ce114"/>
          <table:table-cell table:number-columns-repeated="2"/>
          <table:table-cell table:style-name="ce42" office:value-type="string" calcext:value-type="string">
            <text:p>Workstation:</text:p>
          </table:table-cell>
          <table:table-cell table:style-name="ce114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office:value-type="string" calcext:value-type="string">
            <text:p>Left</text:p>
          </table:table-cell>
          <table:table-cell office:value-type="string" calcext:value-type="string">
            <text:p>Right</text:p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8"/>
          <table:table-cell table:style-name="ce42" office:value-type="string" calcext:value-type="string">
            <text:p>Fibers:</text:p>
          </table:table-cell>
          <table:table-cell table:style-name="ce100" table:number-columns-repeated="2"/>
          <table:table-cell/>
          <table:table-cell table:style-name="ce42" office:value-type="string" calcext:value-type="string">
            <text:p>Fibers:</text:p>
          </table:table-cell>
          <table:table-cell table:style-name="ce100" table:number-columns-repeated="2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8"/>
          <table:table-cell table:style-name="ce42" office:value-type="string" calcext:value-type="string">
            <text:p>Specks:</text:p>
          </table:table-cell>
          <table:table-cell table:style-name="ce100" table:number-columns-repeated="2"/>
          <table:table-cell/>
          <table:table-cell table:style-name="ce42" office:value-type="string" calcext:value-type="string">
            <text:p>Specks:</text:p>
          </table:table-cell>
          <table:table-cell table:style-name="ce100" table:number-columns-repeated="2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18"/>
          <table:table-cell table:style-name="ce42" office:value-type="string" calcext:value-type="string">
            <text:p>Masses:</text:p>
          </table:table-cell>
          <table:table-cell table:style-name="ce100" table:number-columns-repeated="2"/>
          <table:table-cell/>
          <table:table-cell table:style-name="ce42" office:value-type="string" calcext:value-type="string">
            <text:p>Masses:</text:p>
          </table:table-cell>
          <table:table-cell table:style-name="ce100" table:number-columns-repeated="2"/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21" office:value-type="string" calcext:value-type="string">
            <text:p>Acquisition Unit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/>
          <table:table-cell/>
          <table:table-cell office:value-type="string" calcext:value-type="string">
            <text:p>Previous</text:p>
          </table:table-cell>
          <table:table-cell/>
          <table:table-cell table:style-name="ce42" office:value-type="string" calcext:value-type="string">
            <text:p>Magnification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100"/>
          <table:table-cell table:style-name="ce144" table:formula="of:=IF([.AB96]=&quot;&quot;;&quot;&quot;;[.AB96])">
            <text:p/>
          </table:table-cell>
          <table:table-cell/>
          <table:table-cell table:style-name="ce42" office:value-type="string" calcext:value-type="string">
            <text:p>kV:</text:p>
          </table:table-cell>
          <table:table-cell table:style-name="ce100"/>
          <table:table-cell table:style-name="ce144" table:formula="of:=IF([.AB102]=&quot;&quot;;&quot;&quot;;[.AB102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:</text:p>
          </table:table-cell>
          <table:table-cell table:style-name="ce100"/>
          <table:table-cell table:style-name="ce144" table:formula="of:=IF([.AB97]=&quot;&quot;;&quot;&quot;;[.AB97])">
            <text:p/>
          </table:table-cell>
          <table:table-cell/>
          <table:table-cell table:style-name="ce42" office:value-type="string" calcext:value-type="string">
            <text:p>mA:</text:p>
          </table:table-cell>
          <table:table-cell table:style-name="ce100"/>
          <table:table-cell table:style-name="ce144" table:formula="of:=IF([.AB103]=&quot;&quot;;&quot;&quot;;[.AB103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Exposure Index:</text:p>
          </table:table-cell>
          <table:table-cell table:style-name="ce100"/>
          <table:table-cell table:style-name="ce144" table:formula="of:=IF([.AB98]=&quot;&quot;;&quot;&quot;;[.AB98])">
            <text:p/>
          </table:table-cell>
          <table:table-cell/>
          <table:table-cell table:style-name="ce42" office:value-type="string" calcext:value-type="string">
            <text:p>Exposure Index:</text:p>
          </table:table-cell>
          <table:table-cell table:style-name="ce100"/>
          <table:table-cell table:style-name="ce144" table:formula="of:=IF([.AB104]=&quot;&quot;;&quot;&quot;;[.AB104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ibers:</text:p>
          </table:table-cell>
          <table:table-cell table:style-name="ce100"/>
          <table:table-cell table:style-name="ce144" table:formula="of:=IF([.AB99]=&quot;&quot;;&quot;&quot;;[.AB99])">
            <text:p/>
          </table:table-cell>
          <table:table-cell/>
          <table:table-cell table:style-name="ce42" office:value-type="string" calcext:value-type="string">
            <text:p>Fibers:</text:p>
          </table:table-cell>
          <table:table-cell table:style-name="ce100"/>
          <table:table-cell table:style-name="ce144" table:formula="of:=IF([.AB105]=&quot;&quot;;&quot;&quot;;[.AB105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Specks:</text:p>
          </table:table-cell>
          <table:table-cell table:style-name="ce100"/>
          <table:table-cell table:style-name="ce144" table:formula="of:=IF([.AB100]=&quot;&quot;;&quot;&quot;;[.AB100])">
            <text:p/>
          </table:table-cell>
          <table:table-cell/>
          <table:table-cell table:style-name="ce42" office:value-type="string" calcext:value-type="string">
            <text:p>Specks:</text:p>
          </table:table-cell>
          <table:table-cell table:style-name="ce100"/>
          <table:table-cell table:style-name="ce144" table:formula="of:=IF([.AB106]=&quot;&quot;;&quot;&quot;;[.AB106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sses:</text:p>
          </table:table-cell>
          <table:table-cell table:style-name="ce100"/>
          <table:table-cell table:style-name="ce144" table:formula="of:=IF([.AB101]=&quot;&quot;;&quot;&quot;;[.AB101])">
            <text:p/>
          </table:table-cell>
          <table:table-cell/>
          <table:table-cell table:style-name="ce42" office:value-type="string" calcext:value-type="string">
            <text:p>Masses:</text:p>
          </table:table-cell>
          <table:table-cell table:style-name="ce100"/>
          <table:table-cell table:style-name="ce144" table:formula="of:=IF([.AB107]=&quot;&quot;;&quot;&quot;;[.AB107])">
            <text:p/>
          </table:table-cell>
          <table:table-cell table:number-columns-repeated="2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>
          <table:table-cell table:number-columns-repeated="14"/>
          <table:table-cell table:style-name="ce16" office:value-type="string" calcext:value-type="string">
            <text:p>Signal to Noise</text:p>
          </table:table-cell>
          <table:table-cell table:number-columns-repeated="9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kV:</text:p>
          </table:table-cell>
          <table:table-cell table:style-name="ce48" office:value-type="float" office:value="28" calcext:value-type="float">
            <text:p>28</text:p>
          </table:table-cell>
          <table:table-cell table:style-name="ce42"/>
          <table:table-cell table:style-name="ce42" office:value-type="string" calcext:value-type="string">
            <text:p>In acrylic:</text:p>
          </table:table-cell>
          <table:table-cell table:style-name="ce58" office:value-type="float" office:value="415.38" calcext:value-type="float">
            <text:p>415.38</text:p>
          </table:table-cell>
          <table:table-cell table:style-name="ce58" office:value-type="float" office:value="8.73" calcext:value-type="float">
            <text:p>8.73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mA:</text:p>
          </table:table-cell>
          <table:table-cell table:style-name="ce48" office:value-type="float" office:value="71.7" calcext:value-type="float">
            <text:p>71.7</text:p>
          </table:table-cell>
          <table:table-cell table:style-name="ce42"/>
          <table:table-cell table:style-name="ce42" office:value-type="string" calcext:value-type="string">
            <text:p>Background:</text:p>
          </table:table-cell>
          <table:table-cell table:style-name="ce58" office:value-type="float" office:value="515.14" calcext:value-type="float">
            <text:p>515.14</text:p>
          </table:table-cell>
          <table:table-cell table:style-name="ce58" office:value-type="float" office:value="9.94" calcext:value-type="float">
            <text:p>9.94</text:p>
          </table:table-cell>
          <table:table-cell table:number-columns-repeated="3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Target:</text:p>
          </table:table-cell>
          <table:table-cell table:style-name="ce114"/>
          <table:table-cell table:number-columns-repeated="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42" office:value-type="string" calcext:value-type="string">
            <text:p>Filter:</text:p>
          </table:table-cell>
          <table:table-cell table:style-name="ce114"/>
          <table:table-cell table:number-columns-repeated="2"/>
          <table:table-cell office:value-type="string" calcext:value-type="string">
            <text:p>Current</text:p>
          </table:table-cell>
          <table:table-cell office:value-type="string" calcext:value-type="string">
            <text:p>Previous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Acceptable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office:value-type="string" calcext:value-type="string">
            <text:p>SNR:</text:p>
          </table:table-cell>
          <table:table-cell table:style-name="ce175" table:formula="of:=IF(OR([.T333]=&quot;&quot;;[.U333]=&quot;&quot;);&quot;&quot;;([.T333]-50)/[.U333])" office:value-type="float" office:value="46.79476861167" calcext:value-type="float">
            <text:p>46.8</text:p>
          </table:table-cell>
          <table:table-cell table:style-name="ce198" table:formula="of:=IF([.AB109]=&quot;&quot;;&quot;&quot;;[.AB109])" office:value-type="float" office:value="45.8" calcext:value-type="float">
            <text:p>45.8</text:p>
          </table:table-cell>
          <table:table-cell table:style-name="ce226" table:formula="of:=IF(OR([.T336]=&quot;&quot;;[.U336]=&quot;&quot;);&quot;&quot;;([.T336]-[.U336])/[.U336])" office:value-type="percentage" office:value="0.0217198386827516" calcext:value-type="percentage">
            <text:p>2.17%</text:p>
          </table:table-cell>
          <table:table-cell table:style-name="ce238" table:formula="of:=IF([.T336]&gt;=40;&quot;Pass&quot;;&quot;Fail&quot;)" office:value-type="string" office:string-value="Pass" calcext:value-type="string">
            <text:p>Pass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number-columns-repeated="3"/>
          <table:table-cell office:value-type="string" calcext:value-type="string">
            <text:p>CNR:</text:p>
          </table:table-cell>
          <table:table-cell table:style-name="ce175" table:formula="of:=IF(OR([.T333]=&quot;&quot;;[.T332]=&quot;&quot;);&quot;&quot;;([.T333]-[.T332])/[.U333])" office:value-type="float" office:value="10.0362173038229" calcext:value-type="float">
            <text:p>10.0</text:p>
          </table:table-cell>
          <table:table-cell table:style-name="ce198" table:formula="of:=IF([.AB110]=&quot;&quot;;&quot;&quot;;[.AB110])" office:value-type="float" office:value="9.9" calcext:value-type="float">
            <text:p>9.9</text:p>
          </table:table-cell>
          <table:table-cell table:style-name="ce226" table:formula="of:=IF(OR([.T337]=&quot;&quot;;[.U337]=&quot;&quot;);&quot;&quot;;([.T337]-[.U337])/[.U337])" office:value-type="percentage" office:value="0.0137593236184785" calcext:value-type="percentage">
            <text:p>1.38%</text:p>
          </table:table-cell>
          <table:table-cell table:style-name="ce239" table:formula="of:=IF([.V337]&lt;=0.15;&quot;Pass&quot;;&quot;Fail&quot;)" office:value-type="string" office:string-value="Pass" calcext:value-type="string">
            <text:p>Pass</text:p>
          </table:table-cell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 table:style-name="ce60" office:value-type="string" calcext:value-type="string">
            <text:p>Criteria:</text:p>
          </table:table-cell>
          <table:table-cell table:style-name="ce49" office:value-type="string" calcext:value-type="string">
            <text:p>SNR must be &gt;= 40</text:p>
          </table:table-cell>
          <table:table-cell table:style-name="ce137" table:number-columns-repeated="5"/>
          <table:table-cell table:style-name="ce240"/>
          <table:table-cell table:style-name="ce137"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3"/>
          <table:table-cell/>
          <table:table-cell table:style-name="ce40" office:value-type="string" calcext:value-type="string">
            <text:p>CNR does not change by more than 15%</text:p>
          </table:table-cell>
          <table:table-cell table:number-columns-repeated="5"/>
          <table:table-cell table:style-name="ce241"/>
          <table:table-cell/>
          <table:table-cell table:style-name="ce268"/>
          <table:table-cell table:number-columns-repeated="999"/>
        </table:table-row>
        <table:table-row table:style-name="ro1">
          <table:table-cell table:number-columns-repeated="14"/>
          <table:table-cell table:style-name="ce4"/>
          <table:table-cell table:style-name="ce23" table:number-columns-repeated="9"/>
          <table:table-cell table:style-name="ce269"/>
          <table:table-cell table:number-columns-repeated="999"/>
        </table:table-row>
        <table:table-row table:style-name="ro1" table:number-rows-repeated="1048227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W195:Sheet1.W202">
            <calcext:condition calcext:apply-style-name="Pass" calcext:value="between(-0.1,0.1)" calcext:base-cell-address="Sheet1.W195"/>
            <calcext:condition calcext:apply-style-name="Fail" calcext:value="not-between(-0.1,0.1)" calcext:base-cell-address="Sheet1.W195"/>
          </calcext:conditional-format>
          <calcext:conditional-format calcext:target-range-address="Sheet1.U175:Sheet1.X175">
            <calcext:condition calcext:apply-style-name="Fail" calcext:value="&gt;=0.01" calcext:base-cell-address="Sheet1.U175"/>
            <calcext:condition calcext:apply-style-name="Pass" calcext:value="&lt;0.01" calcext:base-cell-address="Sheet1.U175"/>
          </calcext:conditional-format>
          <calcext:conditional-format calcext:target-range-address="Sheet1.Q297:Sheet1.X297">
            <calcext:condition calcext:apply-style-name="Excel_CondFormat_1_5_1" calcext:value="&gt;0.02" calcext:base-cell-address="Sheet1.Q297"/>
          </calcext:conditional-format>
          <calcext:conditional-format calcext:target-range-address="Sheet1.V209:Sheet1.V209">
            <calcext:condition calcext:apply-style-name="Pass" calcext:value="between([$Sheet1.$X$209],[$Sheet1.$Y$209])" calcext:base-cell-address="Sheet1.V209"/>
            <calcext:condition calcext:apply-style-name="Fail" calcext:value="not-between([$Sheet1.$X$209],[$Sheet1.$Y$209])" calcext:base-cell-address="Sheet1.V209"/>
          </calcext:conditional-format>
          <calcext:conditional-format calcext:target-range-address="Sheet1.V210:Sheet1.V210">
            <calcext:condition calcext:apply-style-name="Pass" calcext:value="between([$Sheet1.$X$210],[$Sheet1.$Y$210])" calcext:base-cell-address="Sheet1.V210"/>
            <calcext:condition calcext:apply-style-name="Fail" calcext:value="not-between([$Sheet1.$X$210],[$Sheet1.$Y$210])" calcext:base-cell-address="Sheet1.V210"/>
          </calcext:conditional-format>
          <calcext:conditional-format calcext:target-range-address="Sheet1.V211:Sheet1.V211">
            <calcext:condition calcext:apply-style-name="Pass" calcext:value="between([$Sheet1.$X$211],[$Sheet1.$Y$211])" calcext:base-cell-address="Sheet1.V211"/>
            <calcext:condition calcext:apply-style-name="Fail" calcext:value="not-between([$Sheet1.$X$211],[$Sheet1.$Y$211])" calcext:base-cell-address="Sheet1.V211"/>
          </calcext:conditional-format>
          <calcext:conditional-format calcext:target-range-address="Sheet1.V213:Sheet1.V213">
            <calcext:condition calcext:apply-style-name="Pass" calcext:value="between([$Sheet1.$X$213],[$Sheet1.$Y$213])" calcext:base-cell-address="Sheet1.V213"/>
            <calcext:condition calcext:apply-style-name="Fail" calcext:value="not-between([$Sheet1.$X$213],[$Sheet1.$Y$213])" calcext:base-cell-address="Sheet1.V213"/>
          </calcext:conditional-format>
          <calcext:conditional-format calcext:target-range-address="Sheet1.V214:Sheet1.V214">
            <calcext:condition calcext:apply-style-name="Pass" calcext:value="between([$Sheet1.$X$214],[$Sheet1.$Y$214])" calcext:base-cell-address="Sheet1.V214"/>
            <calcext:condition calcext:apply-style-name="Fail" calcext:value="not-between([$Sheet1.$X$214],[$Sheet1.$Y$214])" calcext:base-cell-address="Sheet1.V214"/>
          </calcext:conditional-format>
          <calcext:conditional-format calcext:target-range-address="Sheet1.V215:Sheet1.V215">
            <calcext:condition calcext:apply-style-name="Pass" calcext:value="between([$Sheet1.$X$215],[$Sheet1.$Y$215])" calcext:base-cell-address="Sheet1.V215"/>
            <calcext:condition calcext:apply-style-name="Fail" calcext:value="not-between([$Sheet1.$X$215],[$Sheet1.$Y$215])" calcext:base-cell-address="Sheet1.V215"/>
          </calcext:conditional-format>
          <calcext:conditional-format calcext:target-range-address="Sheet1.V216:Sheet1.V216">
            <calcext:condition calcext:apply-style-name="Pass" calcext:value="between([$Sheet1.$X$216],[$Sheet1.$Y$216])" calcext:base-cell-address="Sheet1.V216"/>
            <calcext:condition calcext:apply-style-name="Fail" calcext:value="not-between([$Sheet1.$X$216],[$Sheet1.$Y$216])" calcext:base-cell-address="Sheet1.V216"/>
          </calcext:conditional-format>
          <calcext:conditional-format calcext:target-range-address="Sheet1.Q296:Sheet1.Q296">
            <calcext:condition calcext:apply-style-name="Pass" calcext:value="between([$Sheet1.$Q$298],[$Sheet1.$Q$299])" calcext:base-cell-address="Sheet1.Q296"/>
            <calcext:condition calcext:apply-style-name="Fail" calcext:value="not-between([$Sheet1.$Q$298],[$Sheet1.$Q$299])" calcext:base-cell-address="Sheet1.Q296"/>
          </calcext:conditional-format>
          <calcext:conditional-format calcext:target-range-address="Sheet1.R296:Sheet1.R296">
            <calcext:condition calcext:apply-style-name="Pass" calcext:value="between([$Sheet1.$R$298],[$Sheet1.$R$299])" calcext:base-cell-address="Sheet1.R296"/>
            <calcext:condition calcext:apply-style-name="Fail" calcext:value="not-between([$Sheet1.$R$298],[$Sheet1.$R$299])" calcext:base-cell-address="Sheet1.R296"/>
          </calcext:conditional-format>
          <calcext:conditional-format calcext:target-range-address="Sheet1.S296:Sheet1.S296">
            <calcext:condition calcext:apply-style-name="Pass" calcext:value="between([$Sheet1.$S$298],[$Sheet1.$S$299])" calcext:base-cell-address="Sheet1.S296"/>
            <calcext:condition calcext:apply-style-name="Fail" calcext:value="not-between([$Sheet1.$S$298],[$Sheet1.$S$299])" calcext:base-cell-address="Sheet1.S296"/>
          </calcext:conditional-format>
          <calcext:conditional-format calcext:target-range-address="Sheet1.T296:Sheet1.T296">
            <calcext:condition calcext:apply-style-name="Pass" calcext:value="between([$Sheet1.$T$298],[$Sheet1.$T$299])" calcext:base-cell-address="Sheet1.T296"/>
            <calcext:condition calcext:apply-style-name="Fail" calcext:value="not-between([$Sheet1.$T$298],[$Sheet1.$T$299])" calcext:base-cell-address="Sheet1.T296"/>
          </calcext:conditional-format>
          <calcext:conditional-format calcext:target-range-address="Sheet1.U296:Sheet1.U296">
            <calcext:condition calcext:apply-style-name="Pass" calcext:value="between([$Sheet1.$U$298],[$Sheet1.$U$299])" calcext:base-cell-address="Sheet1.U296"/>
            <calcext:condition calcext:apply-style-name="Fail" calcext:value="not-between([$Sheet1.$U$298],[$Sheet1.$U$299])" calcext:base-cell-address="Sheet1.U296"/>
          </calcext:conditional-format>
          <calcext:conditional-format calcext:target-range-address="Sheet1.V296:Sheet1.V296">
            <calcext:condition calcext:apply-style-name="Pass" calcext:value="between([$Sheet1.$V$298],[$Sheet1.$V$299])" calcext:base-cell-address="Sheet1.V296"/>
            <calcext:condition calcext:apply-style-name="Fail" calcext:value="not-between([$Sheet1.$V$298],[$Sheet1.$V$299])" calcext:base-cell-address="Sheet1.V296"/>
          </calcext:conditional-format>
          <calcext:conditional-format calcext:target-range-address="Sheet1.W296:Sheet1.W296">
            <calcext:condition calcext:apply-style-name="Pass" calcext:value="between([$Sheet1.$W$298],[$Sheet1.$W$299])" calcext:base-cell-address="Sheet1.W296"/>
            <calcext:condition calcext:apply-style-name="Fail" calcext:value="not-between([$Sheet1.$W$298],[$Sheet1.$W$299])" calcext:base-cell-address="Sheet1.W296"/>
          </calcext:conditional-format>
          <calcext:conditional-format calcext:target-range-address="Sheet1.X296:Sheet1.X296">
            <calcext:condition calcext:apply-style-name="Pass" calcext:value="between([$Sheet1.$X$298],[$Sheet1.$X$299])" calcext:base-cell-address="Sheet1.X296"/>
            <calcext:condition calcext:apply-style-name="Fail" calcext:value="not-between([$Sheet1.$X$298],[$Sheet1.$X$299])" calcext:base-cell-address="Sheet1.X296"/>
          </calcext:conditional-format>
          <calcext:conditional-format calcext:target-range-address="Sheet1.W338:Sheet1.W338">
            <calcext:condition calcext:apply-style-name="Pass" calcext:value="=&quot;PASS&quot;" calcext:base-cell-address="Sheet1.W338"/>
            <calcext:condition calcext:apply-style-name="Fail" calcext:value="=&quot;FAIL&quot;" calcext:base-cell-address="Sheet1.W338"/>
          </calcext:conditional-format>
          <calcext:conditional-format calcext:target-range-address="Sheet1.W339:Sheet1.W339">
            <calcext:condition calcext:apply-style-name="Pass" calcext:value="=&quot;PASS&quot;" calcext:base-cell-address="Sheet1.W339"/>
            <calcext:condition calcext:apply-style-name="Fail" calcext:value="=&quot;FAIL&quot;" calcext:base-cell-address="Sheet1.W339"/>
          </calcext:conditional-format>
          <calcext:conditional-format calcext:target-range-address="Sheet1.X232:Sheet1.X232">
            <calcext:condition calcext:apply-style-name="Fail" calcext:value="&gt;0.15" calcext:base-cell-address="Sheet1.X232"/>
            <calcext:condition calcext:apply-style-name="Pass" calcext:value="&lt;=0.15" calcext:base-cell-address="Sheet1.X232"/>
          </calcext:conditional-format>
          <calcext:conditional-format calcext:target-range-address="Sheet1.X227:Sheet1.X227">
            <calcext:condition calcext:apply-style-name="Pass" calcext:value="&lt;=3" calcext:base-cell-address="Sheet1.X227"/>
            <calcext:condition calcext:apply-style-name="Fail" calcext:value="&gt;3" calcext:base-cell-address="Sheet1.X227"/>
          </calcext:conditional-format>
          <calcext:conditional-format calcext:target-range-address="Sheet1.Q300:Sheet1.Q300">
            <calcext:condition calcext:apply-style-name="Pass" calcext:value="=&quot;Pass&quot;" calcext:base-cell-address="Sheet1.Q300"/>
            <calcext:condition calcext:apply-style-name="Fail" calcext:value="=&quot;Fail&quot;" calcext:base-cell-address="Sheet1.Q300"/>
          </calcext:conditional-format>
          <calcext:conditional-format calcext:target-range-address="Sheet1.R300:Sheet1.R300">
            <calcext:condition calcext:apply-style-name="Pass" calcext:value="=&quot;Pass&quot;" calcext:base-cell-address="Sheet1.R300"/>
            <calcext:condition calcext:apply-style-name="Fail" calcext:value="=&quot;Fail&quot;" calcext:base-cell-address="Sheet1.R300"/>
          </calcext:conditional-format>
          <calcext:conditional-format calcext:target-range-address="Sheet1.S300:Sheet1.S300">
            <calcext:condition calcext:apply-style-name="Pass" calcext:value="=&quot;Pass&quot;" calcext:base-cell-address="Sheet1.S300"/>
            <calcext:condition calcext:apply-style-name="Fail" calcext:value="=&quot;Fail&quot;" calcext:base-cell-address="Sheet1.S300"/>
          </calcext:conditional-format>
          <calcext:conditional-format calcext:target-range-address="Sheet1.T300:Sheet1.T300">
            <calcext:condition calcext:apply-style-name="Pass" calcext:value="=&quot;Pass&quot;" calcext:base-cell-address="Sheet1.T300"/>
            <calcext:condition calcext:apply-style-name="Fail" calcext:value="=&quot;Fail&quot;" calcext:base-cell-address="Sheet1.T300"/>
          </calcext:conditional-format>
          <calcext:conditional-format calcext:target-range-address="Sheet1.U300:Sheet1.U300">
            <calcext:condition calcext:apply-style-name="Pass" calcext:value="=&quot;Pass&quot;" calcext:base-cell-address="Sheet1.U300"/>
            <calcext:condition calcext:apply-style-name="Fail" calcext:value="=&quot;Fail&quot;" calcext:base-cell-address="Sheet1.U300"/>
          </calcext:conditional-format>
          <calcext:conditional-format calcext:target-range-address="Sheet1.V300:Sheet1.V300">
            <calcext:condition calcext:apply-style-name="Pass" calcext:value="=&quot;Pass&quot;" calcext:base-cell-address="Sheet1.V300"/>
            <calcext:condition calcext:apply-style-name="Fail" calcext:value="=&quot;Fail&quot;" calcext:base-cell-address="Sheet1.V300"/>
          </calcext:conditional-format>
          <calcext:conditional-format calcext:target-range-address="Sheet1.W300:Sheet1.W300">
            <calcext:condition calcext:apply-style-name="Pass" calcext:value="=&quot;Pass&quot;" calcext:base-cell-address="Sheet1.W300"/>
            <calcext:condition calcext:apply-style-name="Fail" calcext:value="=&quot;Fail&quot;" calcext:base-cell-address="Sheet1.W300"/>
          </calcext:conditional-format>
          <calcext:conditional-format calcext:target-range-address="Sheet1.X300:Sheet1.X300">
            <calcext:condition calcext:apply-style-name="Pass" calcext:value="=&quot;Pass&quot;" calcext:base-cell-address="Sheet1.X300"/>
            <calcext:condition calcext:apply-style-name="Fail" calcext:value="=&quot;Fail&quot;" calcext:base-cell-address="Sheet1.X300"/>
          </calcext:conditional-format>
          <calcext:conditional-format calcext:target-range-address="Sheet1.U310:Sheet1.U310">
            <calcext:condition calcext:apply-style-name="Pass" calcext:value="=&quot;Pass&quot;" calcext:base-cell-address="Sheet1.U310"/>
            <calcext:condition calcext:apply-style-name="Fail" calcext:value="=&quot;Fail&quot;" calcext:base-cell-address="Sheet1.U310"/>
          </calcext:conditional-format>
          <calcext:conditional-format calcext:target-range-address="Sheet1.Q188:Sheet1.Q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R188:Sheet1.R188">
            <calcext:condition calcext:apply-style-name="Pass" calcext:value="=&quot;Pass&quot;" calcext:base-cell-address="Sheet1.Q188"/>
            <calcext:condition calcext:apply-style-name="Fail" calcext:value="=&quot;Fail&quot;" calcext:base-cell-address="Sheet1.Q188"/>
          </calcext:conditional-format>
          <calcext:conditional-format calcext:target-range-address="Sheet1.U152:Sheet1.U152">
            <calcext:condition calcext:apply-style-name="Pass" calcext:value="&gt;=160" calcext:base-cell-address="Sheet1.U152"/>
            <calcext:condition calcext:apply-style-name="Fail" calcext:value="&lt;160" calcext:base-cell-address="Sheet1.U152"/>
          </calcext:conditional-format>
          <calcext:conditional-format calcext:target-range-address="Sheet1.U158:Sheet1.X163">
            <calcext:condition calcext:apply-style-name="Pass" calcext:value="between(-0.02,0.02)" calcext:base-cell-address="Sheet1.U158"/>
            <calcext:condition calcext:apply-style-name="Fail" calcext:value="not-between(-0.02,0.02)" calcext:base-cell-address="Sheet1.U158"/>
          </calcext:conditional-format>
          <calcext:conditional-format calcext:target-range-address="Sheet1.U171:Sheet1.X172">
            <calcext:condition calcext:apply-style-name="Fail" calcext:value="&gt;0.02" calcext:base-cell-address="Sheet1.U158"/>
            <calcext:condition calcext:apply-style-name="Pass" calcext:value="&lt;=0.02" calcext:base-cell-address="Sheet1.U158"/>
          </calcext:conditional-format>
          <calcext:conditional-format calcext:target-range-address="Sheet1.U174:Sheet1.X174">
            <calcext:condition calcext:apply-style-name="Pass" calcext:value="&lt;=0.02" calcext:base-cell-address="Sheet1.U158"/>
            <calcext:condition calcext:apply-style-name="Fail" calcext:value="&gt;0.02" calcext:base-cell-address="Sheet1.U158"/>
          </calcext:conditional-format>
          <calcext:conditional-format calcext:target-range-address="Sheet1.U173:Sheet1.X173">
            <calcext:condition calcext:apply-style-name="Pass" calcext:value="&lt;=0.04" calcext:base-cell-address="Sheet1.U158"/>
            <calcext:condition calcext:apply-style-name="Fail" calcext:value="&gt;0.04" calcext:base-cell-address="Sheet1.U158"/>
          </calcext:conditional-format>
        </calcext:conditional-formats>
      </table:table>
      <table:table table:name="QC Test Summary-Lorad" table:style-name="ta1">
        <office:forms form:automatic-focus="false" form:apply-design-mode="false">
          <form:form form:name="Standard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Check Box 16" form:control-implementation="ooo:com.sun.star.form.component.CheckBox" xml:id="control1" form:id="control1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7" form:control-implementation="ooo:com.sun.star.form.component.CheckBox" xml:id="control2" form:id="control2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3" form:id="control3" form:label="On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4" form:id="control4" form:label="Off-site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5" form:id="control5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  <form:checkbox form:name="Check Box 82" form:control-implementation="ooo:com.sun.star.form.component.CheckBox" xml:id="control6" form:id="control6" form:visual-effect="flat" form:image-position="center">
              <form:properties>
                <form:property form:property-name="ControlTypeinMSO" office:value-type="float" office:value="1"/>
                <form:property form:property-name="DefaultControl" office:value-type="string" office:string-value="com.sun.star.form.control.CheckBox"/>
                <form:property form:property-name="ObjIDinMSO" office:value-type="float" office:value="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3" table:default-cell-style-name="ce295"/>
        <table:table-column table:style-name="co4" table:default-cell-style-name="ce295"/>
        <table:table-column table:style-name="co5" table:default-cell-style-name="ce295"/>
        <table:table-column table:style-name="co6" table:default-cell-style-name="ce295"/>
        <table:table-column table:style-name="co7" table:default-cell-style-name="ce295"/>
        <table:table-column table:style-name="co8" table:default-cell-style-name="ce295"/>
        <table:table-column table:style-name="co9" table:number-columns-repeated="4" table:default-cell-style-name="ce295"/>
        <table:table-column table:style-name="co10" table:default-cell-style-name="ce295"/>
        <table:table-column table:style-name="co9" table:default-cell-style-name="ce295"/>
        <table:table-column table:style-name="co7" table:number-columns-repeated="2" table:default-cell-style-name="ce295"/>
        <table:table-column table:style-name="co11" table:number-columns-repeated="1010" table:default-cell-style-name="Default"/>
        <table:table-row table:style-name="ro3">
          <table:table-cell table:style-name="ce291" office:value-type="string" calcext:value-type="string" table:number-columns-spanned="14" table:number-rows-spanned="1">
            <text:p>MEDICAL PHYSICIST'S MAMMOGRAPHY QC TEST SUMMARY</text:p>
          </table:table-cell>
          <table:covered-table-cell table:number-columns-repeated="13" table:style-name="ce292"/>
          <table:table-cell table:number-columns-repeated="1010"/>
        </table:table-row>
        <table:table-row table:style-name="ro3">
          <table:table-cell table:style-name="ce291" office:value-type="string" calcext:value-type="string" table:number-columns-spanned="14" table:number-rows-spanned="1">
            <text:p>Full-Field Digital – Lorad</text:p>
          </table:table-cell>
          <table:covered-table-cell table:number-columns-repeated="13" table:style-name="ce292"/>
          <table:table-cell table:number-columns-repeated="1010"/>
        </table:table-row>
        <table:table-row table:style-name="ro4">
          <table:table-cell table:style-name="ce292" table:number-columns-repeated="14"/>
          <table:table-cell table:number-columns-repeated="1010"/>
        </table:table-row>
        <table:table-row table:style-name="ro4">
          <table:table-cell table:style-name="ce293" office:value-type="string" calcext:value-type="string">
            <text:p>Site Name</text:p>
          </table:table-cell>
          <table:table-cell table:style-name="ce293"/>
          <table:table-cell table:style-name="ce304" table:formula="of:=[Sheet1.R10]&amp;&quot; &quot;&amp;[Sheet1.R11]" office:value-type="string" office:string-value=" " calcext:value-type="string" table:number-columns-spanned="6" table:number-rows-spanned="1">
            <text:p><text:s/></text:p>
          </table:table-cell>
          <table:covered-table-cell table:number-columns-repeated="4" table:style-name="ce309"/>
          <table:covered-table-cell table:style-name="ce330"/>
          <table:table-cell table:style-name="ce335"/>
          <table:table-cell table:style-name="ce328" office:value-type="string" calcext:value-type="string">
            <text:p>Report Date</text:p>
          </table:table-cell>
          <table:table-cell table:style-name="ce342" table:number-columns-spanned="4" table:number-rows-spanned="1"/>
          <table:covered-table-cell table:number-columns-repeated="2" table:style-name="ce346"/>
          <table:covered-table-cell table:style-name="ce354"/>
          <table:table-cell table:number-columns-repeated="1010"/>
        </table:table-row>
        <table:table-row table:style-name="ro4">
          <table:table-cell table:style-name="ce293" office:value-type="string" calcext:value-type="string">
            <text:p>Address</text:p>
          </table:table-cell>
          <table:table-cell table:style-name="ce293"/>
          <table:table-cell table:style-name="ce304" table:number-columns-spanned="6" table:number-rows-spanned="1"/>
          <table:covered-table-cell table:number-columns-repeated="4" table:style-name="ce309"/>
          <table:covered-table-cell table:style-name="ce330"/>
          <table:table-cell table:style-name="ce335"/>
          <table:table-cell table:style-name="ce328" office:value-type="string" calcext:value-type="string">
            <text:p>Survey Date</text:p>
          </table:table-cell>
          <table:table-cell table:style-name="ce342" table:formula="of:=[Sheet1.P7]" office:value-type="date" office:date-value="1899-12-30" calcext:value-type="date" table:number-columns-spanned="4" table:number-rows-spanned="1">
            <text:p>30-Dec-1899</text:p>
          </table:table-cell>
          <table:covered-table-cell table:number-columns-repeated="2" table:style-name="ce346"/>
          <table:covered-table-cell table:style-name="ce354"/>
          <table:table-cell table:number-columns-repeated="1010"/>
        </table:table-row>
        <table:table-row table:style-name="ro4">
          <table:table-cell table:style-name="ce293" office:value-type="string" calcext:value-type="string">
            <text:p>Medical Physicist's Name</text:p>
          </table:table-cell>
          <table:table-cell table:style-name="ce293" table:number-columns-repeated="2"/>
          <table:table-cell table:style-name="ce304" table:formula="of:=[Sheet1.X7]" table:number-columns-spanned="5" table:number-rows-spanned="1">
            <text:p/>
          </table:table-cell>
          <table:covered-table-cell table:number-columns-repeated="3" table:style-name="ce309"/>
          <table:covered-table-cell table:style-name="ce330"/>
          <table:table-cell table:style-name="ce335"/>
          <table:table-cell table:style-name="ce328" office:value-type="string" calcext:value-type="string">
            <text:p>Signature</text:p>
          </table:table-cell>
          <table:table-cell table:style-name="ce304" table:number-columns-spanned="4" table:number-rows-spanned="1"/>
          <table:covered-table-cell table:number-columns-repeated="2" table:style-name="ce309"/>
          <table:covered-table-cell table:style-name="ce330"/>
          <table:table-cell table:number-columns-repeated="1010"/>
        </table:table-row>
        <table:table-row table:style-name="ro4">
          <table:table-cell table:style-name="ce293" office:value-type="string" calcext:value-type="string">
            <text:p>X-Ray Unit Manufacturer</text:p>
          </table:table-cell>
          <table:table-cell table:style-name="ce293" table:number-columns-repeated="2"/>
          <table:table-cell table:style-name="ce304" table:formula="of:=[Sheet1.R17]" table:number-columns-spanned="5" table:number-rows-spanned="1">
            <text:p/>
          </table:table-cell>
          <table:covered-table-cell table:number-columns-repeated="3" table:style-name="ce309"/>
          <table:covered-table-cell table:style-name="ce330"/>
          <table:table-cell table:style-name="ce335"/>
          <table:table-cell table:style-name="ce328" office:value-type="string" calcext:value-type="string">
            <text:p>Model</text:p>
          </table:table-cell>
          <table:table-cell table:style-name="ce304" table:formula="of:=[Sheet1.R18]" table:number-columns-spanned="4" table:number-rows-spanned="1">
            <text:p/>
          </table:table-cell>
          <table:covered-table-cell table:number-columns-repeated="2" table:style-name="ce309"/>
          <table:covered-table-cell table:style-name="ce330"/>
          <table:table-cell table:number-columns-repeated="1010"/>
        </table:table-row>
        <table:table-row table:style-name="ro4">
          <table:table-cell table:style-name="ce293" office:value-type="string" calcext:value-type="string">
            <text:p>Date of Installation</text:p>
          </table:table-cell>
          <table:table-cell table:style-name="ce293" table:number-columns-repeated="2"/>
          <table:table-cell table:style-name="ce310" table:formula="of:=[Sheet1.V12]" table:number-columns-spanned="5" table:number-rows-spanned="1">
            <text:p/>
          </table:table-cell>
          <table:covered-table-cell table:number-columns-repeated="3" table:style-name="ce317"/>
          <table:covered-table-cell table:style-name="ce331"/>
          <table:table-cell table:style-name="ce335"/>
          <table:table-cell table:style-name="ce328" office:value-type="string" calcext:value-type="string">
            <text:p>Room ID</text:p>
          </table:table-cell>
          <table:table-cell table:style-name="ce304" table:formula="of:=[Sheet1.R14]" table:number-columns-spanned="4" table:number-rows-spanned="1">
            <text:p/>
          </table:table-cell>
          <table:covered-table-cell table:number-columns-repeated="2" table:style-name="ce309"/>
          <table:covered-table-cell table:style-name="ce330"/>
          <table:table-cell table:number-columns-repeated="1010"/>
        </table:table-row>
        <table:table-row table:style-name="ro5">
          <table:table-cell table:style-name="ce294"/>
          <table:table-cell table:number-columns-repeated="9"/>
          <table:table-cell table:style-name="ce343" table:number-columns-repeated="5"/>
          <table:table-cell table:number-columns-repeated="1009"/>
        </table:table-row>
        <table:table-row table:style-name="ro4">
          <table:table-cell table:style-name="ce294" office:value-type="string" calcext:value-type="string">
            <text:p>QC Manual Version #</text:p>
          </table:table-cell>
          <table:table-cell table:style-name="ce293" table:number-columns-repeated="2"/>
          <table:table-cell table:style-name="ce311" table:number-columns-spanned="5" table:number-rows-spanned="1"/>
          <table:covered-table-cell table:number-columns-repeated="3" table:style-name="ce318"/>
          <table:covered-table-cell table:style-name="ce332"/>
          <table:table-cell table:style-name="ce336" office:value-type="string" calcext:value-type="string">
            <text:p>(<text:span text:style-name="T7">use any version applicable to model; contact mfr if questions</text:span><text:span text:style-name="T8">)</text:span></text:p>
          </table:table-cell>
          <table:table-cell table:style-name="ce293" table:number-columns-repeated="1015"/>
        </table:table-row>
        <table:table-row table:style-name="ro5">
          <table:table-cell table:number-columns-repeated="2"/>
          <table:table-cell table:style-name="ce293" table:number-columns-repeated="4"/>
          <table:table-cell table:style-name="ce327" table:number-columns-repeated="8"/>
          <table:table-cell table:style-name="ce343"/>
          <table:table-cell table:number-columns-repeated="1009"/>
        </table:table-row>
        <table:table-row table:style-name="ro4">
          <table:table-cell table:style-name="ce293" office:value-type="string" calcext:value-type="string">
            <text:p>Accessory Equipment</text:p>
          </table:table-cell>
          <table:table-cell table:style-name="ce293" table:number-columns-repeated="2"/>
          <table:table-cell table:style-name="ce312" office:value-type="string" calcext:value-type="string" table:number-columns-spanned="3" table:number-rows-spanned="1">
            <text:p>Manufacturer</text:p>
          </table:table-cell>
          <table:covered-table-cell table:number-columns-repeated="2" table:style-name="ce312"/>
          <table:table-cell table:style-name="ce312" office:value-type="string" calcext:value-type="string" table:number-columns-spanned="2" table:number-rows-spanned="1">
            <text:p>Model</text:p>
          </table:table-cell>
          <table:covered-table-cell table:style-name="ce312"/>
          <table:table-cell table:style-name="ce312" office:value-type="string" calcext:value-type="string" table:number-columns-spanned="2" table:number-rows-spanned="1">
            <text:p>Location</text:p>
          </table:table-cell>
          <table:covered-table-cell table:style-name="ce312"/>
          <table:table-cell table:style-name="ce312" office:value-type="string" calcext:value-type="string" table:number-columns-spanned="4" table:number-rows-spanned="1">
            <text:p>QC Manual Version #</text:p>
          </table:table-cell>
          <table:covered-table-cell table:number-columns-repeated="3" table:style-name="ce312"/>
          <table:table-cell table:number-columns-repeated="1010"/>
        </table:table-row>
        <table:table-row table:style-name="ro4">
          <table:table-cell table:style-name="ce293" table:number-columns-repeated="2"/>
          <table:table-cell table:style-name="ce305" office:value-type="string" calcext:value-type="string">
            <text:p>Review Workstation*</text:p>
          </table:table-cell>
          <table:table-cell table:style-name="ce313" table:number-columns-spanned="3" table:number-rows-spanned="1"/>
          <table:covered-table-cell table:style-name="ce319"/>
          <table:covered-table-cell table:style-name="ce322"/>
          <table:table-cell table:style-name="ce313" table:number-columns-spanned="2" table:number-rows-spanned="1"/>
          <table:covered-table-cell table:style-name="ce322"/>
          <table:table-cell table:style-name="ce337" table:number-columns-spanned="2" table:number-rows-spanned="1">
            <draw:control table:end-cell-address="'QC Test Summary-Lorad'.I14" table:end-x="1.597cm" table:end-y="0.028cm" draw:z-index="0" draw:name="Check Box 16" draw:style-name="gr1" draw:text-style-name="P1" svg:width="1.576cm" svg:height="0.589cm" svg:x="0.023cm" svg:y="0.023cm" draw:control="control1">
              <svg:desc>On-site</svg:desc>
            </draw:control>
          </table:table-cell>
          <table:covered-table-cell table:style-name="ce340">
            <draw:control table:end-cell-address="'QC Test Summary-Lorad'.J14" table:end-x="1.596cm" table:end-y="0.028cm" draw:z-index="1" draw:name="Check Box 17" draw:style-name="gr1" draw:text-style-name="P1" svg:width="1.596cm" svg:height="0.589cm" svg:x="0cm" svg:y="0.023cm" draw:control="control2">
              <svg:desc>Off-site</svg:desc>
            </draw:control>
          </table:covered-table-cell>
          <table:table-cell table:style-name="ce313" table:number-columns-spanned="4" table:number-rows-spanned="1"/>
          <table:covered-table-cell table:number-columns-repeated="2" table:style-name="ce319"/>
          <table:covered-table-cell table:style-name="ce322"/>
          <table:table-cell table:number-columns-repeated="1010"/>
        </table:table-row>
        <table:table-row table:style-name="ro4">
          <table:table-cell table:number-columns-repeated="2"/>
          <table:table-cell table:style-name="ce305" office:value-type="string" calcext:value-type="string">
            <text:p>Film Printer*</text:p>
          </table:table-cell>
          <table:table-cell table:style-name="ce314" table:number-columns-spanned="3" table:number-rows-spanned="1"/>
          <table:covered-table-cell table:style-name="ce320"/>
          <table:covered-table-cell table:style-name="ce323"/>
          <table:table-cell table:style-name="ce314" table:number-columns-spanned="2" table:number-rows-spanned="1"/>
          <table:covered-table-cell table:style-name="ce323"/>
          <table:table-cell table:style-name="ce311" table:number-columns-spanned="2" table:number-rows-spanned="1">
            <draw:control table:end-cell-address="'QC Test Summary-Lorad'.I15" table:end-x="1.597cm" table:end-y="0.025cm" draw:z-index="2" draw:name="Check Box 18" draw:style-name="gr1" draw:text-style-name="P1" svg:width="1.576cm" svg:height="0.586cm" svg:x="0.023cm" svg:y="0.023cm" draw:control="control3">
              <svg:desc>On-site</svg:desc>
            </draw:control>
          </table:table-cell>
          <table:covered-table-cell table:style-name="ce332">
            <draw:control table:end-cell-address="'QC Test Summary-Lorad'.J15" table:end-x="1.596cm" table:end-y="0.025cm" draw:z-index="3" draw:name="Check Box 19" draw:style-name="gr1" draw:text-style-name="P1" svg:width="1.596cm" svg:height="0.586cm" svg:x="0cm" svg:y="0.023cm" draw:control="control4">
              <svg:desc>Off-site</svg:desc>
            </draw:control>
          </table:covered-table-cell>
          <table:table-cell table:style-name="ce314" table:number-columns-spanned="4" table:number-rows-spanned="1"/>
          <table:covered-table-cell table:number-columns-repeated="2" table:style-name="ce320"/>
          <table:covered-table-cell table:style-name="ce323"/>
          <table:table-cell table:number-columns-repeated="1010"/>
        </table:table-row>
        <table:table-row table:style-name="ro6">
          <table:table-cell table:style-name="ce296" office:value-type="string" calcext:value-type="string" table:number-columns-spanned="14" table:number-rows-spanned="1">
            <text:p>*FDA recommends that only monitors and printers specifically cleared for FFDM use by FDA’s Office of Device Evaluation (ODE) be used. See FDA's Policy Guidance Help System www.fda.gov/CDRH/MAMMOGRAPHY/robohelp/START.HTM.</text:p>
          </table:table-cell>
          <table:covered-table-cell table:number-columns-repeated="13" table:style-name="ce301"/>
          <table:table-cell table:style-name="ce357" table:number-columns-repeated="1010"/>
        </table:table-row>
        <table:table-row table:style-name="ro4">
          <table:table-cell table:style-name="ce294" office:value-type="string" calcext:value-type="string">
            <text:p>Survey Type</text:p>
          </table:table-cell>
          <table:table-cell table:style-name="ce294"/>
          <table:table-cell table:style-name="ce306">
            <draw:control table:end-cell-address="'QC Test Summary-Lorad'.D17" table:end-x="0.226cm" table:end-y="0.027cm" draw:z-index="4" draw:name="Check Box 21" draw:style-name="gr1" draw:text-style-name="P2" svg:width="0.875cm" svg:height="0.588cm" svg:x="2.736cm" svg:y="0.023cm" draw:control="control5"/>
          </table:table-cell>
          <table:table-cell table:style-name="ce315" office:value-type="string" calcext:value-type="string">
            <text:p>Mammo Eqpt Evaluation of new unit (include MQSA Rqmts for Mammo Eqpt checklist)</text:p>
          </table:table-cell>
          <table:table-cell table:style-name="ce306" table:number-columns-repeated="2"/>
          <table:table-cell table:style-name="ce328"/>
          <table:table-cell table:style-name="ce333"/>
          <table:table-cell table:style-name="ce338"/>
          <table:table-cell table:style-name="ce328"/>
          <table:table-cell table:style-name="ce306"/>
          <table:table-cell table:style-name="ce306">
            <draw:control table:end-cell-address="'QC Test Summary-Lorad'.M17" table:end-x="0.393cm" table:end-y="0.027cm" draw:z-index="5" draw:name="Check Box 82" draw:style-name="gr1" draw:text-style-name="P2" svg:width="0.874cm" svg:height="0.588cm" svg:x="1.225cm" svg:y="0.023cm" draw:control="control6"/>
          </table:table-cell>
          <table:table-cell table:style-name="ce334"/>
          <table:table-cell table:style-name="ce305" office:value-type="string" calcext:value-type="string">
            <text:p>Annual Survey</text:p>
          </table:table-cell>
          <table:table-cell table:number-columns-repeated="1010"/>
        </table:table-row>
        <table:table-row table:style-name="ro7">
          <table:table-cell table:style-name="ce297" table:number-columns-repeated="2"/>
          <table:table-cell table:style-name="ce307"/>
          <table:table-cell table:style-name="ce316"/>
          <table:table-cell table:style-name="ce307" table:number-columns-repeated="2"/>
          <table:table-cell table:style-name="ce316"/>
          <table:table-cell table:style-name="ce334"/>
          <table:table-cell table:style-name="ce339" table:number-columns-repeated="4"/>
          <table:table-cell table:number-columns-repeated="1012"/>
        </table:table-row>
        <table:table-row table:style-name="ro8">
          <table:table-cell table:style-name="ce298" office:value-type="string" calcext:value-type="string" table:number-columns-spanned="14" table:number-rows-spanned="1">
            <text:p>Medical Physicist's QC Tests</text:p>
          </table:table-cell>
          <table:covered-table-cell table:number-columns-repeated="13" table:style-name="ce302"/>
          <table:table-cell table:number-columns-repeated="1010"/>
        </table:table-row>
        <table:table-row table:style-name="ro9">
          <table:table-cell table:style-name="ce299" office:value-type="string" calcext:value-type="string" table:number-columns-spanned="14" table:number-rows-spanned="1">
            <text:p>("Pass" means all components of the test passes; indicate "Fail" if any component fails. Tests must be done for both on and off-site equipment.) </text:p>
          </table:table-cell>
          <table:covered-table-cell table:number-columns-repeated="13" table:style-name="ce303"/>
          <table:table-cell table:number-columns-repeated="1010"/>
        </table:table-row>
        <table:table-row table:style-name="ro9">
          <table:table-cell table:number-columns-repeated="12"/>
          <table:table-cell table:style-name="ce349" office:value-type="string" calcext:value-type="string" table:number-columns-spanned="2" table:number-rows-spanned="1">
            <text:p>PASS/FAIL</text:p>
          </table:table-cell>
          <table:covered-table-cell table:style-name="ce349"/>
          <table:table-cell table:number-columns-repeated="1010"/>
        </table:table-row>
        <table:table-row table:style-name="ro10">
          <table:table-cell table:style-name="ce293" office:value-type="string" calcext:value-type="string">
            <text:p>1. <text:s text:c="3"/>Mammographic Unit Assembly Evaluation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>
            <office:annotation draw:style-name="gr2" draw:text-style-name="P3" svg:width="3.246cm" svg:height="0.898cm" svg:x="31.802cm" svg:y="9.852cm" draw:caption-point-x="-8.183cm" draw:caption-point-y="2.752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2. <text:s text:c="3"/>Collimation Assessment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3. <text:s text:c="3"/>Artifact Evaluation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2"/>
          <table:table-cell table:style-name="ce335" table:number-columns-repeated="3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4. <text:s text:c="3"/>kVp Accuracy and Reproducibility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5. <text:s text:c="3"/>Beam Quality Assessment - HVL Measurement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6. <text:s text:c="3"/>Evaluation of System Resolution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7.    Automatic Exposure Control (AEC) Function Performance <text:span text:style-name="T3">(NA for systems without AEC)</text:span>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1" table:content-validation-name="val4" table:number-columns-spanned="2" table:number-rows-spanned="1"/>
          <table:covered-table-cell table:style-name="ce356" table:content-validation-name="val4"/>
          <table:table-cell table:number-columns-repeated="1010"/>
        </table:table-row>
        <table:table-row table:style-name="ro10">
          <table:table-cell table:style-name="ce293" office:value-type="string" calcext:value-type="string">
            <text:p>8.    Breast Entrance Exposure, AEC Reproducibility<text:span text:style-name="T4"> and Average Glandular Dose</text:span>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table:number-columns-repeated="2"/>
          <table:table-cell table:style-name="ce308" office:value-type="string" calcext:value-type="string">
            <text:p>Average glandular dose for average breast is ≤3 mGy (300 mrad)</text:p>
          </table:table-cell>
          <table:table-cell table:number-columns-repeated="2"/>
          <table:table-cell table:style-name="ce325" table:number-columns-repeated="2"/>
          <table:table-cell table:number-columns-repeated="3"/>
          <table:table-cell table:style-name="ce344" table:formula="of:=MGD" office:value-type="float" office:value="1.7138603366362" calcext:value-type="float">
            <text:p>2</text:p>
          </table:table-cell>
          <table:table-cell table:style-name="ce347" office:value-type="string" calcext:value-type="string">
            <text:p>mGy</text:p>
          </table:table-cell>
          <table:table-cell table:style-name="ce352" table:number-columns-repeated="2"/>
          <table:table-cell table:number-columns-repeated="1010"/>
        </table:table-row>
        <table:table-row table:style-name="ro10">
          <table:table-cell table:style-name="ce293" office:value-type="string" calcext:value-type="string">
            <text:p>9. <text:s text:c="3"/>Radiation Output Rate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5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10. <text:s/>Phantom Image Quality Evaluation</text:p>
          </table:table-cell>
          <table:table-cell table:style-name="ce293" table:number-columns-repeated="11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number-columns-repeated="2"/>
          <table:table-cell table:style-name="ce308" office:value-type="string" calcext:value-type="string">
            <text:p>Phantom image scores:</text:p>
          </table:table-cell>
          <table:table-cell table:style-name="ce306" table:number-columns-repeated="2"/>
          <table:table-cell table:style-name="ce326" office:value-type="string" calcext:value-type="string">
            <text:p>Fibers</text:p>
          </table:table-cell>
          <table:table-cell table:style-name="ce329" table:content-validation-name="val1">
            <office:annotation draw:style-name="gr2" draw:text-style-name="P3" svg:width="6.209cm" svg:height="0.501cm" svg:x="16.224cm" svg:y="15.878cm" draw:caption-point-x="-3.901cm" draw:caption-point-y="2.838cm">
              <dc:creator>EM</dc:creator>
              <dc:date>2014-08-25T00:00:00</dc:date>
              <text:p text:style-name="P3"><text:span text:style-name="T1">Click in boxes to use drop-down lists</text:span></text:p>
              <text:p text:style-name="P3"><text:span text:style-name="T2"/></text:p>
            </office:annotation>
          </table:table-cell>
          <table:table-cell table:style-name="ce326" office:value-type="string" calcext:value-type="string">
            <text:p>Specks</text:p>
          </table:table-cell>
          <table:table-cell table:style-name="ce329" table:content-validation-name="val2"/>
          <table:table-cell table:style-name="ce326" office:value-type="string" calcext:value-type="string">
            <text:p>Masses</text:p>
          </table:table-cell>
          <table:table-cell table:style-name="ce329" table:content-validation-name="val2"/>
          <table:table-cell table:style-name="ce348"/>
          <table:table-cell table:style-name="ce353"/>
          <table:table-cell table:style-name="ce306"/>
          <table:table-cell table:number-columns-repeated="1010"/>
        </table:table-row>
        <table:table-row table:style-name="ro10">
          <table:table-cell table:style-name="ce293" office:value-type="string" calcext:value-type="string">
            <text:p>11.  Signal-To-Noise Ratio and Contrast-To-Noise Ratio Measurements <text:span text:style-name="T3">(values required for all tests)</text:span></text:p>
          </table:table-cell>
          <table:table-cell table:style-name="ce293" table:number-columns-repeated="4"/>
          <table:table-cell table:style-name="ce324" table:number-columns-repeated="2"/>
          <table:table-cell table:style-name="ce293" table:number-columns-repeated="4"/>
          <table:table-cell table:style-name="ce335"/>
          <table:table-cell table:style-name="ce327" table:number-columns-repeated="2"/>
          <table:table-cell table:number-columns-repeated="1010"/>
        </table:table-row>
        <table:table-row table:style-name="ro10">
          <table:table-cell table:style-name="ce293" table:number-columns-repeated="2"/>
          <table:table-cell table:style-name="ce306" office:value-type="string" calcext:value-type="string">
            <text:p>SNR <text:span text:style-name="T3">(value)</text:span></text:p>
          </table:table-cell>
          <table:table-cell table:style-name="ce304" table:formula="of:=[Sheet1.T336]" office:value-type="float" office:value="46.79476861167" calcext:value-type="float">
            <text:p>46.7947686117</text:p>
          </table:table-cell>
          <table:table-cell table:style-name="ce293"/>
          <table:table-cell table:style-name="ce324" table:number-columns-repeated="2"/>
          <table:table-cell table:style-name="ce293" table:number-columns-repeated="2"/>
          <table:table-cell table:style-name="ce326"/>
          <table:table-cell table:style-name="ce345" table:number-columns-repeated="2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table:number-columns-repeated="2"/>
          <table:table-cell table:style-name="ce306" office:value-type="string" calcext:value-type="string">
            <text:p>CNR<text:span text:style-name="T3"> (value)</text:span></text:p>
          </table:table-cell>
          <table:table-cell table:style-name="ce304" table:formula="of:=[Sheet1.T337]" office:value-type="float" office:value="10.0362173038229" calcext:value-type="float">
            <text:p>10.0362173038</text:p>
          </table:table-cell>
          <table:table-cell table:style-name="ce321" office:value-type="string" calcext:value-type="string">
            <text:p>(Required for both new unit Mammography Equipment Evaluations and Annual Surveys)</text:p>
          </table:table-cell>
          <table:table-cell table:style-name="ce324" table:number-columns-repeated="2"/>
          <table:table-cell table:style-name="ce293" table:number-columns-repeated="2"/>
          <table:table-cell table:style-name="ce341"/>
          <table:table-cell table:style-name="ce345" table:number-columns-repeated="2"/>
          <table:table-cell table:style-name="ce306" table:number-columns-repeated="2"/>
          <table:table-cell table:number-columns-repeated="1010"/>
        </table:table-row>
        <table:table-row table:style-name="ro10">
          <table:table-cell table:style-name="ce293" table:number-columns-repeated="2"/>
          <table:table-cell table:style-name="ce306" office:value-type="string" calcext:value-type="string">
            <text:p>CNR should not vary by more than ±15% <text:span text:style-name="T3">(NA for Equipment Evaluation)</text:span></text:p>
          </table:table-cell>
          <table:table-cell table:style-name="ce293" table:number-columns-repeated="2"/>
          <table:table-cell table:style-name="ce324" table:number-columns-repeated="2"/>
          <table:table-cell table:style-name="ce293" table:number-columns-repeated="2"/>
          <table:table-cell table:style-name="ce326"/>
          <table:table-cell table:style-name="ce345" table:number-columns-repeated="2"/>
          <table:table-cell table:style-name="ce351" table:content-validation-name="val4" table:number-columns-spanned="2" table:number-rows-spanned="1"/>
          <table:covered-table-cell table:style-name="ce356" table:content-validation-name="val4"/>
          <table:table-cell table:number-columns-repeated="1010"/>
        </table:table-row>
        <table:table-row table:style-name="ro10">
          <table:table-cell table:style-name="ce293" office:value-type="string" calcext:value-type="string">
            <text:p>12.  Diagnostic Review Workstation (RWS) QC <text:span text:style-name="T3">(for all RWS, even if located offsite; NA if only hardcopy read) </text:span></text:p>
          </table:table-cell>
          <table:table-cell table:style-name="ce293" table:number-columns-repeated="11"/>
          <table:table-cell table:style-name="ce351" table:content-validation-name="val4" table:number-columns-spanned="2" table:number-rows-spanned="1"/>
          <table:covered-table-cell table:style-name="ce356" table:content-validation-name="val4"/>
          <table:table-cell table:number-columns-repeated="1010"/>
        </table:table-row>
        <table:table-row table:style-name="ro10">
          <table:table-cell table:style-name="ce293" office:value-type="string" calcext:value-type="string">
            <text:p>13.  DICOM Printer QC <text:span text:style-name="T3">(Mammography Equipment Evaluations only)</text:span></text:p>
          </table:table-cell>
          <table:table-cell table:style-name="ce293" table:number-columns-repeated="11"/>
          <table:table-cell table:style-name="ce350" table:content-validation-name="val3" table:number-columns-spanned="2" table:number-rows-spanned="1"/>
          <table:covered-table-cell table:style-name="ce355" table:content-validation-name="val3"/>
          <table:table-cell table:number-columns-repeated="1010"/>
        </table:table-row>
        <table:table-row table:style-name="ro10">
          <table:table-cell table:style-name="ce293" office:value-type="string" calcext:value-type="string">
            <text:p>14.  Detector Flat Field Calibration <text:span text:style-name="T3">(Mammography Equipment Evaluations only)</text:span></text:p>
          </table:table-cell>
          <table:table-cell table:style-name="ce293" table:number-columns-repeated="11"/>
          <table:table-cell table:style-name="ce351" table:content-validation-name="val4" table:number-columns-spanned="2" table:number-rows-spanned="1"/>
          <table:covered-table-cell table:style-name="ce356" table:content-validation-name="val4"/>
          <table:table-cell table:number-columns-repeated="1010"/>
        </table:table-row>
        <table:table-row table:style-name="ro10">
          <table:table-cell table:style-name="ce293" office:value-type="string" calcext:value-type="string">
            <text:p>15.  Compression Thickness Indicator <text:span text:style-name="T3">(Mammography Equipment Evaluations only)</text:span></text:p>
          </table:table-cell>
          <table:table-cell table:style-name="ce293" table:number-columns-repeated="11"/>
          <table:table-cell table:style-name="ce351" table:content-validation-name="val4" table:number-columns-spanned="2" table:number-rows-spanned="1"/>
          <table:covered-table-cell table:style-name="ce356" table:content-validation-name="val4"/>
          <table:table-cell table:number-columns-repeated="1010"/>
        </table:table-row>
        <table:table-row table:style-name="ro10">
          <table:table-cell table:style-name="ce293" office:value-type="string" calcext:value-type="string">
            <text:p>16.  Compression <text:span text:style-name="T3">(Mammography Equipment Evaluations only)</text:span></text:p>
          </table:table-cell>
          <table:table-cell table:style-name="ce293" table:number-columns-repeated="11"/>
          <table:table-cell table:style-name="ce351" table:content-validation-name="val4" table:number-columns-spanned="2" table:number-rows-spanned="1"/>
          <table:covered-table-cell table:style-name="ce356" table:content-validation-name="val4"/>
          <table:table-cell table:number-columns-repeated="1010"/>
        </table:table-row>
        <table:table-row table:style-name="ro10" table:number-rows-repeated="13">
          <table:table-cell table:style-name="ce293" table:number-columns-repeated="12"/>
          <table:table-cell table:style-name="ce345" table:content-validation-name="val4" table:number-columns-repeated="2"/>
          <table:table-cell table:number-columns-repeated="1010"/>
        </table:table-row>
        <table:table-row table:style-name="ro10">
          <table:table-cell table:style-name="ce300" office:value-type="string" calcext:value-type="string" table:number-columns-spanned="14" table:number-rows-spanned="1">
            <text:p>*** YOUR MEDICAL PHYSICIST MUST SUMMARIZE HIS/HER RESULTS ON <text:span text:style-name="T5">THIS</text:span><text:span text:style-name="T6"> FORM ***</text:span></text:p>
          </table:table-cell>
          <table:covered-table-cell table:number-columns-repeated="13" table:style-name="ce300"/>
          <table:table-cell table:number-columns-repeated="1010"/>
        </table:table-row>
        <table:table-row table:style-name="ro11" table:number-rows-repeated="1048520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  <calcext:conditional-format calcext:target-range-address="'QC Test Summary-Lorad'.M21:'QC Test Summary-Lorad'.N28 'QC Test Summary-Lorad'.M30:'QC Test Summary-Lorad'.N31 'QC Test Summary-Lorad'.M34:'QC Test Summary-Lorad'.N34 'QC Test Summary-Lorad'.M36:'QC Test Summary-Lorad'.N41">
            <calcext:condition calcext:apply-style-name="Excel_CondFormat_1_1_1 1" calcext:value="=&quot;Fail&quot;" calcext:base-cell-address="'QC Test Summary-Lorad'.M21"/>
          </calcext:conditional-format>
        </calcext:conditional-formats>
      </table:table>
      <table:table table:name="Tech QC Eval-Lorad" table:style-name="ta1">
        <office:forms form:automatic-focus="false" form:apply-design-mode="false"/>
        <table:table-column table:style-name="co12" table:default-cell-style-name="ce295"/>
        <table:table-column table:style-name="co13" table:default-cell-style-name="ce295"/>
        <table:table-column table:style-name="co14" table:number-columns-repeated="2" table:default-cell-style-name="ce295"/>
        <table:table-column table:style-name="co7" table:default-cell-style-name="ce295"/>
        <table:table-column table:style-name="co15" table:default-cell-style-name="ce295"/>
        <table:table-column table:style-name="co16" table:default-cell-style-name="ce295"/>
        <table:table-column table:style-name="co17" table:default-cell-style-name="ce295"/>
        <table:table-column table:style-name="co18" table:default-cell-style-name="ce295"/>
        <table:table-column table:style-name="co19" table:default-cell-style-name="ce295"/>
        <table:table-column table:style-name="co11" table:default-cell-style-name="Default"/>
        <table:table-column table:style-name="co8" table:default-cell-style-name="ce295"/>
        <table:table-column table:style-name="co11" table:number-columns-repeated="1012" table:default-cell-style-name="Default"/>
        <table:table-row table:style-name="ro12">
          <table:table-cell table:style-name="ce358" office:value-type="string" calcext:value-type="string" table:number-columns-spanned="12" table:number-rows-spanned="1">
            <text:p>MEDICAL PHYSICIST'S MAMMOGRAPHY QC TEST SUMMARY</text:p>
          </table:table-cell>
          <table:covered-table-cell table:number-columns-repeated="11" table:style-name="ce358"/>
          <table:table-cell table:number-columns-repeated="1012"/>
        </table:table-row>
        <table:table-row table:style-name="ro13">
          <table:table-cell table:style-name="ce359" office:value-type="string" calcext:value-type="string" table:number-columns-spanned="12" table:number-rows-spanned="1">
            <text:p>(Lorad, continued)</text:p>
          </table:table-cell>
          <table:covered-table-cell table:number-columns-repeated="11" table:style-name="ce369"/>
          <table:table-cell table:number-columns-repeated="1012"/>
        </table:table-row>
        <table:table-row table:style-name="ro10">
          <table:table-cell table:number-columns-repeated="1024"/>
        </table:table-row>
        <table:table-row table:style-name="ro14">
          <table:table-cell table:style-name="ce360" office:value-type="string" calcext:value-type="string" table:number-columns-spanned="12" table:number-rows-spanned="1">
            <text:p>Evaluation of Technologist QC Program</text:p>
          </table:table-cell>
          <table:covered-table-cell table:number-columns-repeated="11" table:style-name="ce360"/>
          <table:table-cell table:number-columns-repeated="1012"/>
        </table:table-row>
        <table:table-row table:style-name="ro15">
          <table:table-cell table:style-name="ce361" office:value-type="string" calcext:value-type="string" table:number-columns-spanned="12" table:number-rows-spanned="1">
            <text:p>New units:<text:span text:style-name="T9"> </text:span><text:span text:style-name="T10">Medical physicists </text:span><text:span text:style-name="T11">must</text:span><text:span text:style-name="T12"> review the technologist QC </text:span><text:span text:style-name="T11">within 45 days of installation </text:span><text:span text:style-name="T12">and complete this section. The facility is required to submit the entire Mammography Equipment Evaluation report (including this form) along with their testing materials for accreditation.</text:span></text:p>
          </table:table-cell>
          <table:covered-table-cell table:number-columns-repeated="11" table:style-name="ce361"/>
          <table:table-cell table:number-columns-repeated="1012"/>
        </table:table-row>
        <table:table-row table:style-name="ro9">
          <table:table-cell table:style-name="ce362" office:value-type="string" calcext:value-type="string">
            <text:p>Existing units:<text:span text:style-name="T9"> </text:span><text:span text:style-name="T10">Medical physicists </text:span><text:span text:style-name="T11">must</text:span><text:span text:style-name="T12"> complete this section as part of the unit's annual survey.</text:span></text:p>
          </table:table-cell>
          <table:table-cell table:style-name="ce370" table:number-columns-repeated="7"/>
          <table:table-cell table:style-name="ce382"/>
          <table:table-cell table:style-name="ce384" table:number-columns-repeated="2"/>
          <table:table-cell table:style-name="ce392"/>
          <table:table-cell table:number-columns-repeated="1012"/>
        </table:table-row>
        <table:table-row table:style-name="ro9">
          <table:table-cell table:style-name="ce363" office:value-type="string" calcext:value-type="string">
            <text:p>Relocating units:<text:span text:style-name="T9"> </text:span><text:span text:style-name="T10">This section is </text:span><text:span text:style-name="T11">not</text:span><text:span text:style-name="T12"> required if the medical physicist does </text:span><text:span text:style-name="T11">not</text:span><text:span text:style-name="T12"> conduct a complete annual survey after relocation.</text:span></text:p>
          </table:table-cell>
          <table:table-cell table:style-name="ce371" table:number-columns-repeated="10"/>
          <table:table-cell table:style-name="ce393"/>
          <table:table-cell table:number-columns-repeated="1012"/>
        </table:table-row>
        <table:table-row table:style-name="ro9">
          <table:table-cell table:number-columns-repeated="9"/>
          <table:table-cell table:style-name="ce385" table:number-columns-spanned="3" table:number-rows-spanned="1"/>
          <table:covered-table-cell table:number-columns-repeated="2" table:style-name="ce389"/>
          <table:table-cell table:number-columns-repeated="1012"/>
        </table:table-row>
        <table:table-row table:style-name="ro9">
          <table:table-cell table:style-name="ce343"/>
          <table:table-cell table:number-columns-repeated="3"/>
          <table:table-cell table:style-name="ce343"/>
          <table:table-cell table:number-columns-repeated="2"/>
          <table:table-cell table:style-name="ce379" office:value-type="string" calcext:value-type="string">
            <text:p>FREQUENCY</text:p>
          </table:table-cell>
          <table:table-cell table:style-name="ce307"/>
          <table:table-cell table:style-name="ce386" office:value-type="string" calcext:value-type="string" table:number-columns-spanned="3" table:number-rows-spanned="1">
            <text:p>PASS/FAIL</text:p>
          </table:table-cell>
          <table:covered-table-cell table:number-columns-repeated="2" table:style-name="ce379"/>
          <table:table-cell table:number-columns-repeated="1012"/>
        </table:table-row>
        <table:table-row table:style-name="ro10">
          <table:table-cell table:style-name="ce364" office:value-type="string" calcext:value-type="string">
            <text:p>1.</text:p>
          </table:table-cell>
          <table:table-cell table:style-name="ce372" office:value-type="string" calcext:value-type="string">
            <text:p>DICOM Printer Quality Control</text:p>
          </table:table-cell>
          <table:table-cell table:number-columns-repeated="5"/>
          <table:table-cell table:style-name="ce380" office:value-type="string" calcext:value-type="string">
            <text:p>Weekly</text:p>
          </table:table-cell>
          <table:table-cell/>
          <table:table-cell table:style-name="ce387" table:content-validation-name="val6" table:number-columns-spanned="3" table:number-rows-spanned="1">
            <office:annotation draw:style-name="gr2" draw:text-style-name="P3" svg:width="3.246cm" svg:height="1.747cm" svg:x="27.509cm" svg:y="3.8cm" draw:caption-point-x="-4.633cm" draw:caption-point-y="2.798cm">
              <dc:creator>EM</dc:creator>
              <dc:date>2014-08-25T00:00:00</dc:date>
              <text:p text:style-name="P3"><text:span text:style-name="T1">Click in boxes to use drop-down lists</text:span></text:p>
            </office:annotation>
          </table:table-cell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2.</text:p>
          </table:table-cell>
          <table:table-cell table:style-name="ce372" office:value-type="string" calcext:value-type="string">
            <text:p>Viewboxes and Viewing Conditions</text:p>
          </table:table-cell>
          <table:table-cell table:number-columns-repeated="5"/>
          <table:table-cell table:style-name="ce380" office:value-type="string" calcext:value-type="string">
            <text:p>Week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3.</text:p>
          </table:table-cell>
          <table:table-cell table:style-name="ce372" office:value-type="string" calcext:value-type="string">
            <text:p>Artifact Evaluation</text:p>
          </table:table-cell>
          <table:table-cell table:number-columns-repeated="5"/>
          <table:table-cell table:style-name="ce380" office:value-type="string" calcext:value-type="string">
            <text:p>Week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4.</text:p>
          </table:table-cell>
          <table:table-cell table:style-name="ce372" office:value-type="string" calcext:value-type="string">
            <text:p>Signal-To-Noise and Contrast-To-Noise Measurements</text:p>
          </table:table-cell>
          <table:table-cell table:number-columns-repeated="5"/>
          <table:table-cell table:style-name="ce380" office:value-type="string" calcext:value-type="string">
            <text:p>Week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5.</text:p>
          </table:table-cell>
          <table:table-cell table:style-name="ce372" office:value-type="string" calcext:value-type="string">
            <text:p>Phantom Image Quality Evaluation</text:p>
          </table:table-cell>
          <table:table-cell table:number-columns-repeated="5"/>
          <table:table-cell table:style-name="ce380" office:value-type="string" calcext:value-type="string">
            <text:p>Week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6.</text:p>
          </table:table-cell>
          <table:table-cell table:style-name="ce372" office:value-type="string" calcext:value-type="string">
            <text:p>Detector Flat-Field Calibration</text:p>
          </table:table-cell>
          <table:table-cell table:number-columns-repeated="5"/>
          <table:table-cell table:style-name="ce380" office:value-type="string" calcext:value-type="string">
            <text:p>Week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7.</text:p>
          </table:table-cell>
          <table:table-cell table:style-name="ce373" office:value-type="string" calcext:value-type="string">
            <text:p>Compression Thickness Indicator</text:p>
          </table:table-cell>
          <table:table-cell table:number-columns-repeated="5"/>
          <table:table-cell table:style-name="ce380" office:value-type="string" calcext:value-type="string">
            <text:p>Bi-week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5" office:value-type="string" calcext:value-type="string">
            <text:p>8.</text:p>
          </table:table-cell>
          <table:table-cell table:style-name="ce373" office:value-type="string" calcext:value-type="string">
            <text:p>Visual Checklist</text:p>
          </table:table-cell>
          <table:table-cell table:number-columns-repeated="5"/>
          <table:table-cell table:style-name="ce380" office:value-type="string" calcext:value-type="string">
            <text:p>Monthly</text:p>
          </table:table-cell>
          <table:table-cell/>
          <table:table-cell table:style-name="ce387" table:content-validation-name="val6" table:number-columns-spanned="3" table:number-rows-spanned="1"/>
          <table:covered-table-cell table:style-name="ce390" table:content-validation-name="val6"/>
          <table:covered-table-cell table:style-name="ce394" table:content-validation-name="val6"/>
          <table:table-cell table:number-columns-repeated="1012"/>
        </table:table-row>
        <table:table-row table:style-name="ro10">
          <table:table-cell table:style-name="ce364" office:value-type="string" calcext:value-type="string">
            <text:p>9.</text:p>
          </table:table-cell>
          <table:table-cell table:style-name="ce372" office:value-type="string" calcext:value-type="string">
            <text:p>Repeat/Reject Analysis</text:p>
          </table:table-cell>
          <table:table-cell table:number-columns-repeated="5"/>
          <table:table-cell table:style-name="ce380" office:value-type="string" calcext:value-type="string">
            <text:p>Quarterly</text:p>
          </table:table-cell>
          <table:table-cell/>
          <table:table-cell table:style-name="ce388" table:content-validation-name="val5" table:number-columns-spanned="3" table:number-rows-spanned="1"/>
          <table:covered-table-cell table:style-name="ce391" table:content-validation-name="val5"/>
          <table:covered-table-cell table:style-name="ce395" table:content-validation-name="val5"/>
          <table:table-cell table:number-columns-repeated="1012"/>
        </table:table-row>
        <table:table-row table:style-name="ro10">
          <table:table-cell table:style-name="ce364" office:value-type="string" calcext:value-type="string">
            <text:p>10.</text:p>
          </table:table-cell>
          <table:table-cell table:style-name="ce372" office:value-type="string" calcext:value-type="string">
            <text:p>Compression</text:p>
          </table:table-cell>
          <table:table-cell table:number-columns-repeated="5"/>
          <table:table-cell table:style-name="ce381" office:value-type="string" calcext:value-type="string">
            <text:p>Semi-annually</text:p>
          </table:table-cell>
          <table:table-cell/>
          <table:table-cell table:style-name="ce388" table:content-validation-name="val5" table:number-columns-spanned="3" table:number-rows-spanned="1"/>
          <table:covered-table-cell table:style-name="ce391" table:content-validation-name="val5"/>
          <table:covered-table-cell table:style-name="ce395" table:content-validation-name="val5"/>
          <table:table-cell table:number-columns-repeated="1012"/>
        </table:table-row>
        <table:table-row table:style-name="ro10">
          <table:table-cell table:style-name="ce364" office:value-type="string" calcext:value-type="string">
            <text:p>11.</text:p>
          </table:table-cell>
          <table:table-cell table:style-name="ce374" office:value-type="string" calcext:value-type="string">
            <text:p>Diagnostic Review Workstation QC <text:span text:style-name="T3">(NA if only hardcopy read)  </text:span></text:p>
          </table:table-cell>
          <table:table-cell table:number-columns-repeated="5"/>
          <table:table-cell table:style-name="ce381" office:value-type="string" calcext:value-type="string">
            <text:p>See Lorad QC Manual</text:p>
          </table:table-cell>
          <table:table-cell table:style-name="ce383" table:content-validation-name="val5"/>
          <table:table-cell table:style-name="ce388" table:content-validation-name="val5" table:number-columns-spanned="3" table:number-rows-spanned="1"/>
          <table:covered-table-cell table:style-name="ce391" table:content-validation-name="val5"/>
          <table:covered-table-cell table:style-name="ce395" table:content-validation-name="val5"/>
          <table:table-cell table:number-columns-repeated="1012"/>
        </table:table-row>
        <table:table-row table:style-name="ro10">
          <table:table-cell/>
          <table:table-cell table:style-name="ce375" office:value-type="string" calcext:value-type="string">
            <text:p><text:s/></text:p>
          </table:table-cell>
          <table:table-cell table:number-columns-repeated="1022"/>
        </table:table-row>
        <table:table-row table:style-name="ro14">
          <table:table-cell table:style-name="ce366" office:value-type="string" calcext:value-type="string" table:number-columns-spanned="12" table:number-rows-spanned="1">
            <text:p>Medical Physicist's Recommendations for Quality Improvement</text:p>
          </table:table-cell>
          <table:covered-table-cell table:number-columns-repeated="11" table:style-name="ce37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6">
          <table:table-cell table:style-name="ce367" table:number-columns-spanned="12" table:number-rows-spanned="1"/>
          <table:covered-table-cell table:number-columns-repeated="10" table:style-name="ce377"/>
          <table:covered-table-cell table:style-name="ce396"/>
          <table:table-cell table:number-columns-repeated="1012"/>
        </table:table-row>
        <table:table-row table:style-name="ro9">
          <table:table-cell table:number-columns-repeated="1024"/>
        </table:table-row>
        <table:table-row table:style-name="ro17">
          <table:table-cell table:style-name="ce368" office:value-type="string" calcext:value-type="string" table:number-columns-spanned="12" table:number-rows-spanned="1">
            <text:p>Important: </text:p>
            <text:p><text:span text:style-name="T13">1. The facility's "quality assurance program shall be </text:span><text:span text:style-name="T14">substantially the same</text:span><text:span text:style-name="T15"> as the quality assurance program recommended by the </text:span><text:span text:style-name="T14">image receptor [digital detector] manufacturer</text:span><text:span text:style-name="T15">." This is required by the FDA.</text:span></text:p>
            <text:p><text:span text:style-name="T13">2. Use any QC manual version that is applicable to the Lorad model surveyed. </text:span></text:p>
            <text:p><text:span text:style-name="T13">3. If the RWS or printer is FDA-cleared for FFDM, their</text:span><text:span text:style-name="T14"> QC manual</text:span><text:span text:style-name="T15"> is considered to be </text:span><text:span text:style-name="T14">"substantially the same"</text:span><text:span text:style-name="T15"> and may be followed. (Check with the RWS or printer manufacturers for their clearance status and QC manual.) </text:span></text:p>
            <text:p><text:span text:style-name="T13">4. If the RWS or printer is not cleared by the FDA for FFDM, </text:span><text:span text:style-name="T14">follow the QC manual provided by the image receptor manufacturer</text:span><text:span text:style-name="T15">. (Check with the image receptor manufacturer for their required tests.)</text:span></text:p>
            <text:p><text:span text:style-name="T13">5. All tests must be evaluated for the facility's </text:span><text:span text:style-name="T14">on and off-site</text:span><text:span text:style-name="T15"> equipment. If the evaluation was done on a different day </text:span></text:p>
            <text:p><text:span text:style-name="T13">than the survey date, note the date above.</text:span></text:p>
            <text:p><text:span text:style-name="T13">6. See the FDA-approved alternative standard for Lorad FFDM regarding corrective action periods when components fail QC. However, if these tests are performed as part of a Mammography Equipment Evaluation (e.g., for a new system), corrective action must be taken before mammographic images are acquired.</text:span></text:p>
          </table:table-cell>
          <table:covered-table-cell table:number-columns-repeated="10" table:style-name="ce378"/>
          <table:covered-table-cell table:style-name="ce397"/>
          <table:table-cell table:number-columns-repeated="1012"/>
        </table:table-row>
        <table:table-row table:style-name="ro11" table:number-rows-repeated="4">
          <table:table-cell table:number-columns-repeated="1024"/>
        </table:table-row>
        <table:table-row table:style-name="ro13">
          <table:table-cell/>
          <table:table-cell table:style-name="ce293" table:number-columns-repeated="11"/>
          <table:table-cell table:number-columns-repeated="1012"/>
        </table:table-row>
        <table:table-row table:style-name="ro11" table:number-rows-repeated="22">
          <table:table-cell table:number-columns-repeated="1024"/>
        </table:table-row>
        <table:table-row table:style-name="ro18">
          <table:table-cell table:number-columns-repeated="1024"/>
        </table:table-row>
        <table:table-row table:style-name="ro11" table:number-rows-repeated="1048521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  <calcext:conditional-format calcext:target-range-address="'Tech QC Eval-Lorad'.J10:'Tech QC Eval-Lorad'.L20">
            <calcext:condition calcext:apply-style-name="Excel_CondFormat_2_1_1" calcext:value="=&quot;Fail&quot;" calcext:base-cell-address="'Tech QC Eval-Lorad'.J10"/>
          </calcext:conditional-format>
        </calcext:conditional-formats>
      </table:table>
      <table:table table:name="Tables" table:style-name="ta1">
        <office:forms form:automatic-focus="false" form:apply-design-mode="false"/>
        <table:table-column table:style-name="co2" table:number-columns-repeated="1024" table:default-cell-style-name="ce14"/>
        <table:table-row table:style-name="ro1">
          <table:table-cell table:style-name="ce398" office:value-type="string" calcext:value-type="string">
            <text:p>Exposure to Dose Conversion Factors Mo/Mo for 4.2cm 50/50 Breast</text:p>
          </table:table-cell>
          <table:table-cell table:number-columns-repeated="9"/>
          <table:table-cell table:style-name="ce398" office:value-type="string" calcext:value-type="string">
            <text:p>Exposure to Dose Conversion Factors Mo/Rh for 4.2 cm 50/50 Breast</text:p>
          </table:table-cell>
          <table:table-cell table:number-columns-repeated="9"/>
          <table:table-cell office:value-type="string" calcext:value-type="string">
            <text:p>Exposure to Dose Conversion Factors Rh/Rh for 4.2cm 50/50 Breast</text:p>
          </table:table-cell>
          <table:table-cell table:number-columns-repeated="1003"/>
        </table:table-row>
        <table:table-row table:style-name="ro1">
          <table:table-cell table:style-name="ce399"/>
          <table:table-cell table:style-name="ce412" office:value-type="string" calcext:value-type="string" table:number-columns-spanned="9" table:number-rows-spanned="1">
            <text:p>kVp</text:p>
          </table:table-cell>
          <table:covered-table-cell table:number-columns-repeated="7" table:style-name="ce424"/>
          <table:covered-table-cell table:style-name="ce444"/>
          <table:table-cell table:style-name="ce399"/>
          <table:table-cell table:style-name="ce412" office:value-type="string" calcext:value-type="string" table:number-columns-spanned="9" table:number-rows-spanned="1">
            <text:p>kVp</text:p>
          </table:table-cell>
          <table:covered-table-cell table:number-columns-repeated="7" table:style-name="ce424"/>
          <table:covered-table-cell table:style-name="ce444"/>
          <table:table-cell table:style-name="ce399"/>
          <table:table-cell table:style-name="ce412" office:value-type="string" calcext:value-type="string" table:number-columns-spanned="9" table:number-rows-spanned="1">
            <text:p>kVp</text:p>
          </table:table-cell>
          <table:covered-table-cell table:number-columns-repeated="7" table:style-name="ce424"/>
          <table:covered-table-cell table:style-name="ce444"/>
          <table:table-cell table:number-columns-repeated="994"/>
        </table:table-row>
        <table:table-row table:style-name="ro1">
          <table:table-cell table:style-name="ce400" office:value-type="string" calcext:value-type="string">
            <text:p>HVL</text:p>
          </table:table-cell>
          <table:table-cell table:style-name="ce413" office:value-type="float" office:value="23" calcext:value-type="float">
            <text:p>23</text:p>
          </table:table-cell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26" calcext:value-type="float">
            <text:p>26</text:p>
          </table:table-cell>
          <table:table-cell table:style-name="ce413" office:value-type="float" office:value="27" calcext:value-type="float">
            <text:p>27</text:p>
          </table:table-cell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29" calcext:value-type="float">
            <text:p>29</text:p>
          </table:table-cell>
          <table:table-cell table:style-name="ce413" office:value-type="float" office:value="30" calcext:value-type="float">
            <text:p>30</text:p>
          </table:table-cell>
          <table:table-cell table:style-name="ce445" office:value-type="float" office:value="31" calcext:value-type="float">
            <text:p>31</text:p>
          </table:table-cell>
          <table:table-cell table:style-name="ce400" office:value-type="string" calcext:value-type="string">
            <text:p>HVL</text:p>
          </table:table-cell>
          <table:table-cell table:style-name="ce413" office:value-type="float" office:value="23" calcext:value-type="float">
            <text:p>23</text:p>
          </table:table-cell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26" calcext:value-type="float">
            <text:p>26</text:p>
          </table:table-cell>
          <table:table-cell table:style-name="ce413" office:value-type="float" office:value="27" calcext:value-type="float">
            <text:p>27</text:p>
          </table:table-cell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29" calcext:value-type="float">
            <text:p>29</text:p>
          </table:table-cell>
          <table:table-cell table:style-name="ce413" office:value-type="float" office:value="30" calcext:value-type="float">
            <text:p>30</text:p>
          </table:table-cell>
          <table:table-cell table:style-name="ce445" office:value-type="float" office:value="31" calcext:value-type="float">
            <text:p>31</text:p>
          </table:table-cell>
          <table:table-cell table:style-name="ce400" office:value-type="string" calcext:value-type="string">
            <text:p>HVL</text:p>
          </table:table-cell>
          <table:table-cell table:style-name="ce413" office:value-type="float" office:value="23" calcext:value-type="float">
            <text:p>23</text:p>
          </table:table-cell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26" calcext:value-type="float">
            <text:p>26</text:p>
          </table:table-cell>
          <table:table-cell table:style-name="ce413" office:value-type="float" office:value="27" calcext:value-type="float">
            <text:p>27</text:p>
          </table:table-cell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29" calcext:value-type="float">
            <text:p>29</text:p>
          </table:table-cell>
          <table:table-cell table:style-name="ce413" office:value-type="float" office:value="30" calcext:value-type="float">
            <text:p>30</text:p>
          </table:table-cell>
          <table:table-cell table:style-name="ce445" office:value-type="float" office:value="31" calcext:value-type="float">
            <text:p>31</text:p>
          </table:table-cell>
          <table:table-cell table:number-columns-repeated="994"/>
        </table:table-row>
        <table:table-row table:style-name="ro1">
          <table:table-cell table:style-name="ce400" office:value-type="float" office:value="0.23" calcext:value-type="float">
            <text:p>0.23</text:p>
          </table:table-cell>
          <table:table-cell table:style-name="ce413" office:value-type="float" office:value="116" calcext:value-type="float">
            <text:p>116</text:p>
          </table:table-cell>
          <table:table-cell table:style-name="ce413" table:number-columns-repeated="7"/>
          <table:table-cell table:style-name="ce445"/>
          <table:table-cell table:style-name="ce400" office:value-type="float" office:value="0.23" calcext:value-type="float">
            <text:p>0.23</text:p>
          </table:table-cell>
          <table:table-cell table:style-name="ce413" table:number-columns-repeated="8"/>
          <table:table-cell table:style-name="ce445"/>
          <table:table-cell table:style-name="ce400" office:value-type="float" office:value="0.23" calcext:value-type="float">
            <text:p>0.23</text:p>
          </table:table-cell>
          <table:table-cell table:style-name="ce413" table:number-columns-repeated="8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24" calcext:value-type="float">
            <text:p>0.24</text:p>
          </table:table-cell>
          <table:table-cell table:style-name="ce413" office:value-type="float" office:value="121" calcext:value-type="float">
            <text:p>121</text:p>
          </table:table-cell>
          <table:table-cell table:style-name="ce413" office:value-type="float" office:value="124" calcext:value-type="float">
            <text:p>124</text:p>
          </table:table-cell>
          <table:table-cell table:style-name="ce413" table:number-columns-repeated="6"/>
          <table:table-cell table:style-name="ce445"/>
          <table:table-cell table:style-name="ce400" office:value-type="float" office:value="0.24" calcext:value-type="float">
            <text:p>0.24</text:p>
          </table:table-cell>
          <table:table-cell table:style-name="ce413" table:number-columns-repeated="8"/>
          <table:table-cell table:style-name="ce445"/>
          <table:table-cell table:style-name="ce400" office:value-type="float" office:value="0.24" calcext:value-type="float">
            <text:p>0.24</text:p>
          </table:table-cell>
          <table:table-cell table:style-name="ce413" table:number-columns-repeated="8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25" calcext:value-type="float">
            <text:p>0.25</text:p>
          </table:table-cell>
          <table:table-cell table:style-name="ce413" office:value-type="float" office:value="126" calcext:value-type="float">
            <text:p>126</text:p>
          </table:table-cell>
          <table:table-cell table:style-name="ce413" office:value-type="float" office:value="129" calcext:value-type="float">
            <text:p>129</text:p>
          </table:table-cell>
          <table:table-cell table:style-name="ce413" office:value-type="float" office:value="131" calcext:value-type="float">
            <text:p>131</text:p>
          </table:table-cell>
          <table:table-cell table:style-name="ce413" table:number-columns-repeated="5"/>
          <table:table-cell table:style-name="ce445"/>
          <table:table-cell table:style-name="ce400" office:value-type="float" office:value="0.25" calcext:value-type="float">
            <text:p>0.25</text:p>
          </table:table-cell>
          <table:table-cell table:style-name="ce413" table:number-columns-repeated="8"/>
          <table:table-cell table:style-name="ce445"/>
          <table:table-cell table:style-name="ce400" office:value-type="float" office:value="0.25" calcext:value-type="float">
            <text:p>0.25</text:p>
          </table:table-cell>
          <table:table-cell table:style-name="ce413" table:number-columns-repeated="8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26" calcext:value-type="float">
            <text:p>0.26</text:p>
          </table:table-cell>
          <table:table-cell table:style-name="ce413" office:value-type="float" office:value="130" calcext:value-type="float">
            <text:p>130</text:p>
          </table:table-cell>
          <table:table-cell table:style-name="ce413" office:value-type="float" office:value="133" calcext:value-type="float">
            <text:p>133</text:p>
          </table:table-cell>
          <table:table-cell table:style-name="ce413" office:value-type="float" office:value="135" calcext:value-type="float">
            <text:p>135</text:p>
          </table:table-cell>
          <table:table-cell table:style-name="ce413" office:value-type="float" office:value="138" calcext:value-type="float">
            <text:p>138</text:p>
          </table:table-cell>
          <table:table-cell table:style-name="ce413" table:number-columns-repeated="4"/>
          <table:table-cell table:style-name="ce445"/>
          <table:table-cell table:style-name="ce400" office:value-type="float" office:value="0.26" calcext:value-type="float">
            <text:p>0.26</text:p>
          </table:table-cell>
          <table:table-cell table:style-name="ce413" table:number-columns-repeated="8"/>
          <table:table-cell table:style-name="ce445"/>
          <table:table-cell table:style-name="ce400" office:value-type="float" office:value="0.26" calcext:value-type="float">
            <text:p>0.26</text:p>
          </table:table-cell>
          <table:table-cell table:style-name="ce413" table:number-columns-repeated="8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27" calcext:value-type="float">
            <text:p>0.27</text:p>
          </table:table-cell>
          <table:table-cell table:style-name="ce413" office:value-type="float" office:value="135" calcext:value-type="float">
            <text:p>135</text:p>
          </table:table-cell>
          <table:table-cell table:style-name="ce413" office:value-type="float" office:value="138" calcext:value-type="float">
            <text:p>138</text:p>
          </table:table-cell>
          <table:table-cell table:style-name="ce413" office:value-type="float" office:value="140" calcext:value-type="float">
            <text:p>140</text:p>
          </table:table-cell>
          <table:table-cell table:style-name="ce413" office:value-type="float" office:value="142" calcext:value-type="float">
            <text:p>142</text:p>
          </table:table-cell>
          <table:table-cell table:style-name="ce413" office:value-type="float" office:value="143" calcext:value-type="float">
            <text:p>143</text:p>
          </table:table-cell>
          <table:table-cell table:style-name="ce413" table:number-columns-repeated="3"/>
          <table:table-cell table:style-name="ce445"/>
          <table:table-cell table:style-name="ce400" office:value-type="float" office:value="0.27" calcext:value-type="float">
            <text:p>0.27</text:p>
          </table:table-cell>
          <table:table-cell table:style-name="ce413" table:number-columns-repeated="8"/>
          <table:table-cell table:style-name="ce445"/>
          <table:table-cell table:style-name="ce400" office:value-type="float" office:value="0.27" calcext:value-type="float">
            <text:p>0.27</text:p>
          </table:table-cell>
          <table:table-cell table:style-name="ce413" table:number-columns-repeated="8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28" calcext:value-type="float">
            <text:p>0.28</text:p>
          </table:table-cell>
          <table:table-cell table:style-name="ce413" office:value-type="float" office:value="140" calcext:value-type="float">
            <text:p>140</text:p>
          </table:table-cell>
          <table:table-cell table:style-name="ce413" office:value-type="float" office:value="142" calcext:value-type="float">
            <text:p>142</text:p>
          </table:table-cell>
          <table:table-cell table:style-name="ce413" office:value-type="float" office:value="144" calcext:value-type="float">
            <text:p>144</text:p>
          </table:table-cell>
          <table:table-cell table:style-name="ce413" office:value-type="float" office:value="146" calcext:value-type="float">
            <text:p>146</text:p>
          </table:table-cell>
          <table:table-cell table:style-name="ce413" office:value-type="float" office:value="147" calcext:value-type="float">
            <text:p>147</text:p>
          </table:table-cell>
          <table:table-cell table:style-name="ce413" office:value-type="float" office:value="149" calcext:value-type="float">
            <text:p>149</text:p>
          </table:table-cell>
          <table:table-cell table:style-name="ce413" table:number-columns-repeated="2"/>
          <table:table-cell table:style-name="ce445"/>
          <table:table-cell table:style-name="ce400" office:value-type="float" office:value="0.28" calcext:value-type="float">
            <text:p>0.28</text:p>
          </table:table-cell>
          <table:table-cell table:style-name="ce413" table:number-columns-repeated="2"/>
          <table:table-cell table:style-name="ce413" office:value-type="float" office:value="149" calcext:value-type="float">
            <text:p>149</text:p>
          </table:table-cell>
          <table:table-cell table:style-name="ce413" office:value-type="float" office:value="151" calcext:value-type="float">
            <text:p>151</text:p>
          </table:table-cell>
          <table:table-cell table:style-name="ce413" office:value-type="float" office:value="154" calcext:value-type="float">
            <text:p>154</text:p>
          </table:table-cell>
          <table:table-cell table:style-name="ce413" table:number-columns-repeated="3"/>
          <table:table-cell table:style-name="ce445"/>
          <table:table-cell table:style-name="ce400" office:value-type="float" office:value="0.28" calcext:value-type="float">
            <text:p>0.28</text:p>
          </table:table-cell>
          <table:table-cell table:style-name="ce413" table:number-columns-repeated="2"/>
          <table:table-cell table:style-name="ce413" office:value-type="float" office:value="150" calcext:value-type="float">
            <text:p>150</text:p>
          </table:table-cell>
          <table:table-cell table:style-name="ce413" office:value-type="float" office:value="155" calcext:value-type="float">
            <text:p>155</text:p>
          </table:table-cell>
          <table:table-cell table:style-name="ce413" office:value-type="float" office:value="159" calcext:value-type="float">
            <text:p>159</text:p>
          </table:table-cell>
          <table:table-cell table:style-name="ce413" table:number-columns-repeated="3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29" calcext:value-type="float">
            <text:p>0.29</text:p>
          </table:table-cell>
          <table:table-cell table:style-name="ce413" office:value-type="float" office:value="144" calcext:value-type="float">
            <text:p>144</text:p>
          </table:table-cell>
          <table:table-cell table:style-name="ce413" office:value-type="float" office:value="146" calcext:value-type="float">
            <text:p>146</text:p>
          </table:table-cell>
          <table:table-cell table:style-name="ce413" office:value-type="float" office:value="148" calcext:value-type="float">
            <text:p>148</text:p>
          </table:table-cell>
          <table:table-cell table:style-name="ce413" office:value-type="float" office:value="150" calcext:value-type="float">
            <text:p>150</text:p>
          </table:table-cell>
          <table:table-cell table:style-name="ce413" office:value-type="float" office:value="151" calcext:value-type="float">
            <text:p>151</text:p>
          </table:table-cell>
          <table:table-cell table:style-name="ce413" office:value-type="float" office:value="153" calcext:value-type="float">
            <text:p>153</text:p>
          </table:table-cell>
          <table:table-cell table:style-name="ce413" office:value-type="float" office:value="154" calcext:value-type="float">
            <text:p>154</text:p>
          </table:table-cell>
          <table:table-cell table:style-name="ce413"/>
          <table:table-cell table:style-name="ce445"/>
          <table:table-cell table:style-name="ce400" office:value-type="float" office:value="0.29" calcext:value-type="float">
            <text:p>0.29</text:p>
          </table:table-cell>
          <table:table-cell table:style-name="ce413" table:number-columns-repeated="2"/>
          <table:table-cell table:style-name="ce413" office:value-type="float" office:value="154" calcext:value-type="float">
            <text:p>154</text:p>
          </table:table-cell>
          <table:table-cell table:style-name="ce413" office:value-type="float" office:value="156" calcext:value-type="float">
            <text:p>156</text:p>
          </table:table-cell>
          <table:table-cell table:style-name="ce413" office:value-type="float" office:value="158" calcext:value-type="float">
            <text:p>158</text:p>
          </table:table-cell>
          <table:table-cell table:style-name="ce413" office:value-type="float" office:value="159" calcext:value-type="float">
            <text:p>159</text:p>
          </table:table-cell>
          <table:table-cell table:style-name="ce413" table:number-columns-repeated="2"/>
          <table:table-cell table:style-name="ce445"/>
          <table:table-cell table:style-name="ce400" office:value-type="float" office:value="0.29" calcext:value-type="float">
            <text:p>0.29</text:p>
          </table:table-cell>
          <table:table-cell table:style-name="ce413" table:number-columns-repeated="2"/>
          <table:table-cell table:style-name="ce413" office:value-type="float" office:value="155" calcext:value-type="float">
            <text:p>155</text:p>
          </table:table-cell>
          <table:table-cell table:style-name="ce413" office:value-type="float" office:value="160" calcext:value-type="float">
            <text:p>160</text:p>
          </table:table-cell>
          <table:table-cell table:style-name="ce413" office:value-type="float" office:value="164" calcext:value-type="float">
            <text:p>164</text:p>
          </table:table-cell>
          <table:table-cell table:style-name="ce413" office:value-type="float" office:value="168" calcext:value-type="float">
            <text:p>168</text:p>
          </table:table-cell>
          <table:table-cell table:style-name="ce413" table:number-columns-repeated="2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3" calcext:value-type="float">
            <text:p>0.3</text:p>
          </table:table-cell>
          <table:table-cell table:style-name="ce413" office:value-type="float" office:value="149" calcext:value-type="float">
            <text:p>149</text:p>
          </table:table-cell>
          <table:table-cell table:style-name="ce413" office:value-type="float" office:value="151" calcext:value-type="float">
            <text:p>151</text:p>
          </table:table-cell>
          <table:table-cell table:style-name="ce413" office:value-type="float" office:value="153" calcext:value-type="float">
            <text:p>153</text:p>
          </table:table-cell>
          <table:table-cell table:style-name="ce413" office:value-type="float" office:value="155" calcext:value-type="float">
            <text:p>155</text:p>
          </table:table-cell>
          <table:table-cell table:style-name="ce413" office:value-type="float" office:value="156" calcext:value-type="float">
            <text:p>156</text:p>
          </table:table-cell>
          <table:table-cell table:style-name="ce413" office:value-type="float" office:value="157" calcext:value-type="float">
            <text:p>157</text:p>
          </table:table-cell>
          <table:table-cell table:style-name="ce413" office:value-type="float" office:value="158" calcext:value-type="float">
            <text:p>158</text:p>
          </table:table-cell>
          <table:table-cell table:style-name="ce413" office:value-type="float" office:value="159" calcext:value-type="float">
            <text:p>159</text:p>
          </table:table-cell>
          <table:table-cell table:style-name="ce445"/>
          <table:table-cell table:style-name="ce400" office:value-type="float" office:value="0.3" calcext:value-type="float">
            <text:p>0.3</text:p>
          </table:table-cell>
          <table:table-cell table:style-name="ce413" table:number-columns-repeated="2"/>
          <table:table-cell table:style-name="ce413" office:value-type="float" office:value="158" calcext:value-type="float">
            <text:p>158</text:p>
          </table:table-cell>
          <table:table-cell table:style-name="ce413" office:value-type="float" office:value="160" calcext:value-type="float">
            <text:p>160</text:p>
          </table:table-cell>
          <table:table-cell table:number-columns-repeated="2" table:style-name="ce413" office:value-type="float" office:value="162" calcext:value-type="float">
            <text:p>162</text:p>
          </table:table-cell>
          <table:table-cell table:style-name="ce413" office:value-type="float" office:value="163" calcext:value-type="float">
            <text:p>163</text:p>
          </table:table-cell>
          <table:table-cell table:style-name="ce413"/>
          <table:table-cell table:style-name="ce445"/>
          <table:table-cell table:style-name="ce400" office:value-type="float" office:value="0.3" calcext:value-type="float">
            <text:p>0.3</text:p>
          </table:table-cell>
          <table:table-cell table:style-name="ce413" table:number-columns-repeated="2"/>
          <table:table-cell table:style-name="ce413" office:value-type="float" office:value="160" calcext:value-type="float">
            <text:p>160</text:p>
          </table:table-cell>
          <table:table-cell table:style-name="ce413" office:value-type="float" office:value="164" calcext:value-type="float">
            <text:p>164</text:p>
          </table:table-cell>
          <table:table-cell table:style-name="ce413" office:value-type="float" office:value="168" calcext:value-type="float">
            <text:p>168</text:p>
          </table:table-cell>
          <table:table-cell table:style-name="ce413" office:value-type="float" office:value="172" calcext:value-type="float">
            <text:p>172</text:p>
          </table:table-cell>
          <table:table-cell table:style-name="ce413" office:value-type="float" office:value="176" calcext:value-type="float">
            <text:p>176</text:p>
          </table:table-cell>
          <table:table-cell table:style-name="ce413"/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31" calcext:value-type="float">
            <text:p>0.31</text:p>
          </table:table-cell>
          <table:table-cell table:style-name="ce413" office:value-type="float" office:value="154" calcext:value-type="float">
            <text:p>154</text:p>
          </table:table-cell>
          <table:table-cell table:style-name="ce413" office:value-type="float" office:value="156" calcext:value-type="float">
            <text:p>156</text:p>
          </table:table-cell>
          <table:table-cell table:style-name="ce413" office:value-type="float" office:value="157" calcext:value-type="float">
            <text:p>157</text:p>
          </table:table-cell>
          <table:table-cell table:style-name="ce413" office:value-type="float" office:value="159" calcext:value-type="float">
            <text:p>159</text:p>
          </table:table-cell>
          <table:table-cell table:style-name="ce413" office:value-type="float" office:value="160" calcext:value-type="float">
            <text:p>160</text:p>
          </table:table-cell>
          <table:table-cell table:style-name="ce413" office:value-type="float" office:value="161" calcext:value-type="float">
            <text:p>161</text:p>
          </table:table-cell>
          <table:table-cell table:style-name="ce413" office:value-type="float" office:value="162" calcext:value-type="float">
            <text:p>162</text:p>
          </table:table-cell>
          <table:table-cell table:style-name="ce413" office:value-type="float" office:value="163" calcext:value-type="float">
            <text:p>163</text:p>
          </table:table-cell>
          <table:table-cell table:style-name="ce445" office:value-type="float" office:value="164" calcext:value-type="float">
            <text:p>164</text:p>
          </table:table-cell>
          <table:table-cell table:style-name="ce400" office:value-type="float" office:value="0.31" calcext:value-type="float">
            <text:p>0.31</text:p>
          </table:table-cell>
          <table:table-cell table:style-name="ce413" table:number-columns-repeated="2"/>
          <table:table-cell table:style-name="ce413" office:value-type="float" office:value="163" calcext:value-type="float">
            <text:p>163</text:p>
          </table:table-cell>
          <table:table-cell table:style-name="ce413" office:value-type="float" office:value="164" calcext:value-type="float">
            <text:p>164</text:p>
          </table:table-cell>
          <table:table-cell table:number-columns-repeated="2" table:style-name="ce413" office:value-type="float" office:value="166" calcext:value-type="float">
            <text:p>166</text:p>
          </table:table-cell>
          <table:table-cell table:number-columns-repeated="2" table:style-name="ce413" office:value-type="float" office:value="167" calcext:value-type="float">
            <text:p>167</text:p>
          </table:table-cell>
          <table:table-cell table:style-name="ce445"/>
          <table:table-cell table:style-name="ce400" office:value-type="float" office:value="0.31" calcext:value-type="float">
            <text:p>0.31</text:p>
          </table:table-cell>
          <table:table-cell table:style-name="ce413" table:number-columns-repeated="2"/>
          <table:table-cell table:style-name="ce413" office:value-type="float" office:value="165" calcext:value-type="float">
            <text:p>165</text:p>
          </table:table-cell>
          <table:table-cell table:style-name="ce413" office:value-type="float" office:value="168" calcext:value-type="float">
            <text:p>168</text:p>
          </table:table-cell>
          <table:table-cell table:style-name="ce413" office:value-type="float" office:value="172" calcext:value-type="float">
            <text:p>172</text:p>
          </table:table-cell>
          <table:table-cell table:style-name="ce413" office:value-type="float" office:value="174" calcext:value-type="float">
            <text:p>174</text:p>
          </table:table-cell>
          <table:table-cell table:style-name="ce413" office:value-type="float" office:value="180" calcext:value-type="float">
            <text:p>180</text:p>
          </table:table-cell>
          <table:table-cell table:style-name="ce413" office:value-type="float" office:value="182" calcext:value-type="float">
            <text:p>182</text:p>
          </table:table-cell>
          <table:table-cell table:style-name="ce445"/>
          <table:table-cell table:number-columns-repeated="994"/>
        </table:table-row>
        <table:table-row table:style-name="ro1">
          <table:table-cell table:style-name="ce400" office:value-type="float" office:value="0.32" calcext:value-type="float">
            <text:p>0.32</text:p>
          </table:table-cell>
          <table:table-cell table:style-name="ce413" office:value-type="float" office:value="158" calcext:value-type="float">
            <text:p>158</text:p>
          </table:table-cell>
          <table:table-cell table:style-name="ce413" office:value-type="float" office:value="160" calcext:value-type="float">
            <text:p>160</text:p>
          </table:table-cell>
          <table:table-cell table:style-name="ce413" office:value-type="float" office:value="162" calcext:value-type="float">
            <text:p>162</text:p>
          </table:table-cell>
          <table:table-cell table:style-name="ce413" office:value-type="float" office:value="163" calcext:value-type="float">
            <text:p>163</text:p>
          </table:table-cell>
          <table:table-cell table:style-name="ce413" office:value-type="float" office:value="164" calcext:value-type="float">
            <text:p>164</text:p>
          </table:table-cell>
          <table:table-cell table:style-name="ce413" office:value-type="float" office:value="166" calcext:value-type="float">
            <text:p>166</text:p>
          </table:table-cell>
          <table:table-cell table:style-name="ce413" office:value-type="float" office:value="167" calcext:value-type="float">
            <text:p>167</text:p>
          </table:table-cell>
          <table:table-cell table:style-name="ce413" office:value-type="float" office:value="168" calcext:value-type="float">
            <text:p>168</text:p>
          </table:table-cell>
          <table:table-cell table:style-name="ce445" office:value-type="float" office:value="168" calcext:value-type="float">
            <text:p>168</text:p>
          </table:table-cell>
          <table:table-cell table:style-name="ce400" office:value-type="float" office:value="0.32" calcext:value-type="float">
            <text:p>0.32</text:p>
          </table:table-cell>
          <table:table-cell table:style-name="ce413" table:number-columns-repeated="2"/>
          <table:table-cell table:style-name="ce413" office:value-type="float" office:value="167" calcext:value-type="float">
            <text:p>167</text:p>
          </table:table-cell>
          <table:table-cell table:style-name="ce413" office:value-type="float" office:value="169" calcext:value-type="float">
            <text:p>169</text:p>
          </table:table-cell>
          <table:table-cell table:number-columns-repeated="3" table:style-name="ce413" office:value-type="float" office:value="171" calcext:value-type="float">
            <text:p>171</text:p>
          </table:table-cell>
          <table:table-cell table:style-name="ce413" office:value-type="float" office:value="172" calcext:value-type="float">
            <text:p>172</text:p>
          </table:table-cell>
          <table:table-cell table:style-name="ce445" office:value-type="float" office:value="172" calcext:value-type="float">
            <text:p>172</text:p>
          </table:table-cell>
          <table:table-cell table:style-name="ce400" office:value-type="float" office:value="0.32" calcext:value-type="float">
            <text:p>0.32</text:p>
          </table:table-cell>
          <table:table-cell table:style-name="ce413" table:number-columns-repeated="2"/>
          <table:table-cell table:style-name="ce413" office:value-type="float" office:value="169" calcext:value-type="float">
            <text:p>169</text:p>
          </table:table-cell>
          <table:table-cell table:style-name="ce413" office:value-type="float" office:value="173" calcext:value-type="float">
            <text:p>173</text:p>
          </table:table-cell>
          <table:table-cell table:style-name="ce413" office:value-type="float" office:value="177" calcext:value-type="float">
            <text:p>177</text:p>
          </table:table-cell>
          <table:table-cell table:style-name="ce413" office:value-type="float" office:value="181" calcext:value-type="float">
            <text:p>181</text:p>
          </table:table-cell>
          <table:table-cell table:style-name="ce413" office:value-type="float" office:value="184" calcext:value-type="float">
            <text:p>184</text:p>
          </table:table-cell>
          <table:table-cell table:style-name="ce413" office:value-type="float" office:value="186" calcext:value-type="float">
            <text:p>186</text:p>
          </table:table-cell>
          <table:table-cell table:style-name="ce445" office:value-type="float" office:value="188" calcext:value-type="float">
            <text:p>188</text:p>
          </table:table-cell>
          <table:table-cell table:number-columns-repeated="994"/>
        </table:table-row>
        <table:table-row table:style-name="ro1">
          <table:table-cell table:style-name="ce400" office:value-type="float" office:value="0.33" calcext:value-type="float">
            <text:p>0.33</text:p>
          </table:table-cell>
          <table:table-cell table:style-name="ce413" office:value-type="float" office:value="163" calcext:value-type="float">
            <text:p>163</text:p>
          </table:table-cell>
          <table:table-cell table:style-name="ce413" office:value-type="float" office:value="165" calcext:value-type="float">
            <text:p>165</text:p>
          </table:table-cell>
          <table:table-cell table:style-name="ce413" office:value-type="float" office:value="166" calcext:value-type="float">
            <text:p>166</text:p>
          </table:table-cell>
          <table:table-cell table:style-name="ce413" office:value-type="float" office:value="168" calcext:value-type="float">
            <text:p>168</text:p>
          </table:table-cell>
          <table:table-cell table:style-name="ce413" office:value-type="float" office:value="169" calcext:value-type="float">
            <text:p>169</text:p>
          </table:table-cell>
          <table:table-cell table:style-name="ce413" office:value-type="float" office:value="170" calcext:value-type="float">
            <text:p>170</text:p>
          </table:table-cell>
          <table:table-cell table:style-name="ce413" office:value-type="float" office:value="171" calcext:value-type="float">
            <text:p>171</text:p>
          </table:table-cell>
          <table:table-cell table:style-name="ce413" office:value-type="float" office:value="173" calcext:value-type="float">
            <text:p>173</text:p>
          </table:table-cell>
          <table:table-cell table:style-name="ce445" office:value-type="float" office:value="173" calcext:value-type="float">
            <text:p>173</text:p>
          </table:table-cell>
          <table:table-cell table:style-name="ce400" office:value-type="float" office:value="0.33" calcext:value-type="float">
            <text:p>0.33</text:p>
          </table:table-cell>
          <table:table-cell table:style-name="ce413" table:number-columns-repeated="2"/>
          <table:table-cell table:style-name="ce413" office:value-type="float" office:value="171" calcext:value-type="float">
            <text:p>171</text:p>
          </table:table-cell>
          <table:table-cell table:style-name="ce413" office:value-type="float" office:value="173" calcext:value-type="float">
            <text:p>173</text:p>
          </table:table-cell>
          <table:table-cell table:style-name="ce413" office:value-type="float" office:value="175" calcext:value-type="float">
            <text:p>175</text:p>
          </table:table-cell>
          <table:table-cell table:number-columns-repeated="3" table:style-name="ce413" office:value-type="float" office:value="176" calcext:value-type="float">
            <text:p>176</text:p>
          </table:table-cell>
          <table:table-cell table:style-name="ce445" office:value-type="float" office:value="176" calcext:value-type="float">
            <text:p>176</text:p>
          </table:table-cell>
          <table:table-cell table:style-name="ce400" office:value-type="float" office:value="0.33" calcext:value-type="float">
            <text:p>0.33</text:p>
          </table:table-cell>
          <table:table-cell table:style-name="ce413" table:number-columns-repeated="2"/>
          <table:table-cell table:style-name="ce413" office:value-type="float" office:value="174" calcext:value-type="float">
            <text:p>174</text:p>
          </table:table-cell>
          <table:table-cell table:style-name="ce413" office:value-type="float" office:value="178" calcext:value-type="float">
            <text:p>178</text:p>
          </table:table-cell>
          <table:table-cell table:style-name="ce413" office:value-type="float" office:value="181" calcext:value-type="float">
            <text:p>181</text:p>
          </table:table-cell>
          <table:table-cell table:style-name="ce413" office:value-type="float" office:value="185" calcext:value-type="float">
            <text:p>185</text:p>
          </table:table-cell>
          <table:table-cell table:style-name="ce413" office:value-type="float" office:value="188" calcext:value-type="float">
            <text:p>188</text:p>
          </table:table-cell>
          <table:table-cell table:style-name="ce413" office:value-type="float" office:value="190" calcext:value-type="float">
            <text:p>190</text:p>
          </table:table-cell>
          <table:table-cell table:style-name="ce445" office:value-type="float" office:value="192" calcext:value-type="float">
            <text:p>192</text:p>
          </table:table-cell>
          <table:table-cell table:number-columns-repeated="994"/>
        </table:table-row>
        <table:table-row table:style-name="ro1">
          <table:table-cell table:style-name="ce400" office:value-type="float" office:value="0.34" calcext:value-type="float">
            <text:p>0.34</text:p>
          </table:table-cell>
          <table:table-cell table:style-name="ce413" office:value-type="float" office:value="168" calcext:value-type="float">
            <text:p>168</text:p>
          </table:table-cell>
          <table:table-cell table:style-name="ce413" office:value-type="float" office:value="170" calcext:value-type="float">
            <text:p>170</text:p>
          </table:table-cell>
          <table:table-cell table:style-name="ce413" office:value-type="float" office:value="171" calcext:value-type="float">
            <text:p>171</text:p>
          </table:table-cell>
          <table:table-cell table:style-name="ce413" office:value-type="float" office:value="172" calcext:value-type="float">
            <text:p>172</text:p>
          </table:table-cell>
          <table:table-cell table:style-name="ce413" office:value-type="float" office:value="173" calcext:value-type="float">
            <text:p>173</text:p>
          </table:table-cell>
          <table:table-cell table:style-name="ce413" office:value-type="float" office:value="174" calcext:value-type="float">
            <text:p>174</text:p>
          </table:table-cell>
          <table:table-cell table:style-name="ce413" office:value-type="float" office:value="175" calcext:value-type="float">
            <text:p>175</text:p>
          </table:table-cell>
          <table:table-cell table:style-name="ce413" office:value-type="float" office:value="176" calcext:value-type="float">
            <text:p>176</text:p>
          </table:table-cell>
          <table:table-cell table:style-name="ce445" office:value-type="float" office:value="177" calcext:value-type="float">
            <text:p>177</text:p>
          </table:table-cell>
          <table:table-cell table:style-name="ce400" office:value-type="float" office:value="0.34" calcext:value-type="float">
            <text:p>0.34</text:p>
          </table:table-cell>
          <table:table-cell table:style-name="ce413" table:number-columns-repeated="2"/>
          <table:table-cell table:style-name="ce413" office:value-type="float" office:value="176" calcext:value-type="float">
            <text:p>176</text:p>
          </table:table-cell>
          <table:table-cell table:style-name="ce413" office:value-type="float" office:value="178" calcext:value-type="float">
            <text:p>178</text:p>
          </table:table-cell>
          <table:table-cell table:number-columns-repeated="2" table:style-name="ce413" office:value-type="float" office:value="179" calcext:value-type="float">
            <text:p>179</text:p>
          </table:table-cell>
          <table:table-cell table:number-columns-repeated="2" table:style-name="ce413" office:value-type="float" office:value="180" calcext:value-type="float">
            <text:p>180</text:p>
          </table:table-cell>
          <table:table-cell table:style-name="ce445" office:value-type="float" office:value="180" calcext:value-type="float">
            <text:p>180</text:p>
          </table:table-cell>
          <table:table-cell table:style-name="ce400" office:value-type="float" office:value="0.34" calcext:value-type="float">
            <text:p>0.34</text:p>
          </table:table-cell>
          <table:table-cell table:style-name="ce413" table:number-columns-repeated="2"/>
          <table:table-cell table:style-name="ce413" office:value-type="float" office:value="179" calcext:value-type="float">
            <text:p>179</text:p>
          </table:table-cell>
          <table:table-cell table:style-name="ce413" office:value-type="float" office:value="183" calcext:value-type="float">
            <text:p>183</text:p>
          </table:table-cell>
          <table:table-cell table:style-name="ce413" office:value-type="float" office:value="186" calcext:value-type="float">
            <text:p>186</text:p>
          </table:table-cell>
          <table:table-cell table:style-name="ce413" office:value-type="float" office:value="190" calcext:value-type="float">
            <text:p>190</text:p>
          </table:table-cell>
          <table:table-cell table:style-name="ce413" office:value-type="float" office:value="193" calcext:value-type="float">
            <text:p>193</text:p>
          </table:table-cell>
          <table:table-cell table:style-name="ce413" office:value-type="float" office:value="195" calcext:value-type="float">
            <text:p>195</text:p>
          </table:table-cell>
          <table:table-cell table:style-name="ce445" office:value-type="float" office:value="196" calcext:value-type="float">
            <text:p>196</text:p>
          </table:table-cell>
          <table:table-cell table:number-columns-repeated="994"/>
        </table:table-row>
        <table:table-row table:style-name="ro1">
          <table:table-cell table:style-name="ce400" office:value-type="float" office:value="0.35" calcext:value-type="float">
            <text:p>0.35</text:p>
          </table:table-cell>
          <table:table-cell table:style-name="ce413"/>
          <table:table-cell table:style-name="ce413" office:value-type="float" office:value="174" calcext:value-type="float">
            <text:p>174</text:p>
          </table:table-cell>
          <table:table-cell table:style-name="ce413" office:value-type="float" office:value="175" calcext:value-type="float">
            <text:p>175</text:p>
          </table:table-cell>
          <table:table-cell table:style-name="ce413" office:value-type="float" office:value="176" calcext:value-type="float">
            <text:p>176</text:p>
          </table:table-cell>
          <table:table-cell table:style-name="ce413" office:value-type="float" office:value="177" calcext:value-type="float">
            <text:p>177</text:p>
          </table:table-cell>
          <table:table-cell table:style-name="ce413" office:value-type="float" office:value="178" calcext:value-type="float">
            <text:p>178</text:p>
          </table:table-cell>
          <table:table-cell table:style-name="ce413" office:value-type="float" office:value="179" calcext:value-type="float">
            <text:p>179</text:p>
          </table:table-cell>
          <table:table-cell table:style-name="ce413" office:value-type="float" office:value="180" calcext:value-type="float">
            <text:p>180</text:p>
          </table:table-cell>
          <table:table-cell table:style-name="ce445" office:value-type="float" office:value="181" calcext:value-type="float">
            <text:p>181</text:p>
          </table:table-cell>
          <table:table-cell table:style-name="ce400" office:value-type="float" office:value="0.35" calcext:value-type="float">
            <text:p>0.35</text:p>
          </table:table-cell>
          <table:table-cell table:style-name="ce413" table:number-columns-repeated="2"/>
          <table:table-cell table:style-name="ce413" office:value-type="float" office:value="180" calcext:value-type="float">
            <text:p>180</text:p>
          </table:table-cell>
          <table:table-cell table:style-name="ce413" office:value-type="float" office:value="181" calcext:value-type="float">
            <text:p>181</text:p>
          </table:table-cell>
          <table:table-cell table:number-columns-repeated="2" table:style-name="ce413" office:value-type="float" office:value="183" calcext:value-type="float">
            <text:p>183</text:p>
          </table:table-cell>
          <table:table-cell table:style-name="ce413" office:value-type="float" office:value="184" calcext:value-type="float">
            <text:p>184</text:p>
          </table:table-cell>
          <table:table-cell table:style-name="ce413" office:value-type="float" office:value="185" calcext:value-type="float">
            <text:p>185</text:p>
          </table:table-cell>
          <table:table-cell table:style-name="ce445" office:value-type="float" office:value="185" calcext:value-type="float">
            <text:p>185</text:p>
          </table:table-cell>
          <table:table-cell table:style-name="ce400" office:value-type="float" office:value="0.35" calcext:value-type="float">
            <text:p>0.35</text:p>
          </table:table-cell>
          <table:table-cell table:style-name="ce413" table:number-columns-repeated="2"/>
          <table:table-cell table:style-name="ce413" office:value-type="float" office:value="184" calcext:value-type="float">
            <text:p>184</text:p>
          </table:table-cell>
          <table:table-cell table:style-name="ce413" office:value-type="float" office:value="187" calcext:value-type="float">
            <text:p>187</text:p>
          </table:table-cell>
          <table:table-cell table:style-name="ce413" office:value-type="float" office:value="190" calcext:value-type="float">
            <text:p>190</text:p>
          </table:table-cell>
          <table:table-cell table:style-name="ce413" office:value-type="float" office:value="194" calcext:value-type="float">
            <text:p>194</text:p>
          </table:table-cell>
          <table:table-cell table:style-name="ce413" office:value-type="float" office:value="197" calcext:value-type="float">
            <text:p>197</text:p>
          </table:table-cell>
          <table:table-cell table:style-name="ce413" office:value-type="float" office:value="199" calcext:value-type="float">
            <text:p>199</text:p>
          </table:table-cell>
          <table:table-cell table:style-name="ce445" office:value-type="float" office:value="201" calcext:value-type="float">
            <text:p>201</text:p>
          </table:table-cell>
          <table:table-cell table:number-columns-repeated="994"/>
        </table:table-row>
        <table:table-row table:style-name="ro1">
          <table:table-cell table:style-name="ce400" office:value-type="float" office:value="0.36" calcext:value-type="float">
            <text:p>0.36</text:p>
          </table:table-cell>
          <table:table-cell table:style-name="ce413" table:number-columns-repeated="2"/>
          <table:table-cell table:style-name="ce413" office:value-type="float" office:value="179" calcext:value-type="float">
            <text:p>179</text:p>
          </table:table-cell>
          <table:table-cell table:style-name="ce413" office:value-type="float" office:value="181" calcext:value-type="float">
            <text:p>181</text:p>
          </table:table-cell>
          <table:table-cell table:style-name="ce413" office:value-type="float" office:value="182" calcext:value-type="float">
            <text:p>182</text:p>
          </table:table-cell>
          <table:table-cell table:style-name="ce413" office:value-type="float" office:value="183" calcext:value-type="float">
            <text:p>183</text:p>
          </table:table-cell>
          <table:table-cell table:style-name="ce413" office:value-type="float" office:value="184" calcext:value-type="float">
            <text:p>184</text:p>
          </table:table-cell>
          <table:table-cell table:style-name="ce413" office:value-type="float" office:value="185" calcext:value-type="float">
            <text:p>185</text:p>
          </table:table-cell>
          <table:table-cell table:style-name="ce445" office:value-type="float" office:value="185" calcext:value-type="float">
            <text:p>185</text:p>
          </table:table-cell>
          <table:table-cell table:style-name="ce400" office:value-type="float" office:value="0.36" calcext:value-type="float">
            <text:p>0.36</text:p>
          </table:table-cell>
          <table:table-cell table:style-name="ce413" table:number-columns-repeated="2"/>
          <table:table-cell table:style-name="ce413" office:value-type="float" office:value="185" calcext:value-type="float">
            <text:p>185</text:p>
          </table:table-cell>
          <table:table-cell table:style-name="ce413" office:value-type="float" office:value="186" calcext:value-type="float">
            <text:p>186</text:p>
          </table:table-cell>
          <table:table-cell table:number-columns-repeated="2" table:style-name="ce413" office:value-type="float" office:value="187" calcext:value-type="float">
            <text:p>187</text:p>
          </table:table-cell>
          <table:table-cell table:number-columns-repeated="2" table:style-name="ce413" office:value-type="float" office:value="188" calcext:value-type="float">
            <text:p>188</text:p>
          </table:table-cell>
          <table:table-cell table:style-name="ce445" office:value-type="float" office:value="189" calcext:value-type="float">
            <text:p>189</text:p>
          </table:table-cell>
          <table:table-cell table:style-name="ce400" office:value-type="float" office:value="0.36" calcext:value-type="float">
            <text:p>0.36</text:p>
          </table:table-cell>
          <table:table-cell table:style-name="ce413" table:number-columns-repeated="2"/>
          <table:table-cell table:style-name="ce413" office:value-type="float" office:value="189" calcext:value-type="float">
            <text:p>189</text:p>
          </table:table-cell>
          <table:table-cell table:style-name="ce413" office:value-type="float" office:value="192" calcext:value-type="float">
            <text:p>192</text:p>
          </table:table-cell>
          <table:table-cell table:style-name="ce413" office:value-type="float" office:value="195" calcext:value-type="float">
            <text:p>195</text:p>
          </table:table-cell>
          <table:table-cell table:style-name="ce413" office:value-type="float" office:value="198" calcext:value-type="float">
            <text:p>198</text:p>
          </table:table-cell>
          <table:table-cell table:style-name="ce413" office:value-type="float" office:value="201" calcext:value-type="float">
            <text:p>201</text:p>
          </table:table-cell>
          <table:table-cell table:style-name="ce413" office:value-type="float" office:value="204" calcext:value-type="float">
            <text:p>204</text:p>
          </table:table-cell>
          <table:table-cell table:style-name="ce445" office:value-type="float" office:value="205" calcext:value-type="float">
            <text:p>205</text:p>
          </table:table-cell>
          <table:table-cell table:number-columns-repeated="994"/>
        </table:table-row>
        <table:table-row table:style-name="ro1">
          <table:table-cell table:style-name="ce400" office:value-type="float" office:value="0.37" calcext:value-type="float">
            <text:p>0.37</text:p>
          </table:table-cell>
          <table:table-cell table:style-name="ce413" table:number-columns-repeated="3"/>
          <table:table-cell table:style-name="ce413" office:value-type="float" office:value="185" calcext:value-type="float">
            <text:p>185</text:p>
          </table:table-cell>
          <table:table-cell table:style-name="ce413" office:value-type="float" office:value="186" calcext:value-type="float">
            <text:p>186</text:p>
          </table:table-cell>
          <table:table-cell table:style-name="ce413" office:value-type="float" office:value="187" calcext:value-type="float">
            <text:p>187</text:p>
          </table:table-cell>
          <table:table-cell table:style-name="ce413" office:value-type="float" office:value="188" calcext:value-type="float">
            <text:p>188</text:p>
          </table:table-cell>
          <table:table-cell table:style-name="ce413" office:value-type="float" office:value="189" calcext:value-type="float">
            <text:p>189</text:p>
          </table:table-cell>
          <table:table-cell table:style-name="ce445" office:value-type="float" office:value="190" calcext:value-type="float">
            <text:p>190</text:p>
          </table:table-cell>
          <table:table-cell table:style-name="ce400" office:value-type="float" office:value="0.37" calcext:value-type="float">
            <text:p>0.37</text:p>
          </table:table-cell>
          <table:table-cell table:style-name="ce413" table:number-columns-repeated="2"/>
          <table:table-cell table:style-name="ce413" office:value-type="float" office:value="189" calcext:value-type="float">
            <text:p>189</text:p>
          </table:table-cell>
          <table:table-cell table:style-name="ce413" office:value-type="float" office:value="190" calcext:value-type="float">
            <text:p>190</text:p>
          </table:table-cell>
          <table:table-cell table:number-columns-repeated="2" table:style-name="ce413" office:value-type="float" office:value="191" calcext:value-type="float">
            <text:p>191</text:p>
          </table:table-cell>
          <table:table-cell table:style-name="ce413" office:value-type="float" office:value="192" calcext:value-type="float">
            <text:p>192</text:p>
          </table:table-cell>
          <table:table-cell table:style-name="ce413" office:value-type="float" office:value="193" calcext:value-type="float">
            <text:p>193</text:p>
          </table:table-cell>
          <table:table-cell table:style-name="ce445" office:value-type="float" office:value="193" calcext:value-type="float">
            <text:p>193</text:p>
          </table:table-cell>
          <table:table-cell table:style-name="ce400" office:value-type="float" office:value="0.37" calcext:value-type="float">
            <text:p>0.37</text:p>
          </table:table-cell>
          <table:table-cell table:style-name="ce413" table:number-columns-repeated="2"/>
          <table:table-cell table:style-name="ce413" office:value-type="float" office:value="193" calcext:value-type="float">
            <text:p>193</text:p>
          </table:table-cell>
          <table:table-cell table:style-name="ce413" office:value-type="float" office:value="196" calcext:value-type="float">
            <text:p>196</text:p>
          </table:table-cell>
          <table:table-cell table:style-name="ce413" office:value-type="float" office:value="199" calcext:value-type="float">
            <text:p>199</text:p>
          </table:table-cell>
          <table:table-cell table:style-name="ce413" office:value-type="float" office:value="202" calcext:value-type="float">
            <text:p>202</text:p>
          </table:table-cell>
          <table:table-cell table:style-name="ce413" office:value-type="float" office:value="205" calcext:value-type="float">
            <text:p>205</text:p>
          </table:table-cell>
          <table:table-cell table:style-name="ce413" office:value-type="float" office:value="207" calcext:value-type="float">
            <text:p>207</text:p>
          </table:table-cell>
          <table:table-cell table:style-name="ce445" office:value-type="float" office:value="209" calcext:value-type="float">
            <text:p>209</text:p>
          </table:table-cell>
          <table:table-cell table:number-columns-repeated="994"/>
        </table:table-row>
        <table:table-row table:style-name="ro1">
          <table:table-cell table:style-name="ce400" office:value-type="float" office:value="0.38" calcext:value-type="float">
            <text:p>0.38</text:p>
          </table:table-cell>
          <table:table-cell table:style-name="ce413" table:number-columns-repeated="4"/>
          <table:table-cell table:style-name="ce413" office:value-type="float" office:value="190" calcext:value-type="float">
            <text:p>190</text:p>
          </table:table-cell>
          <table:table-cell table:style-name="ce413" office:value-type="float" office:value="191" calcext:value-type="float">
            <text:p>191</text:p>
          </table:table-cell>
          <table:table-cell table:style-name="ce413" office:value-type="float" office:value="192" calcext:value-type="float">
            <text:p>192</text:p>
          </table:table-cell>
          <table:table-cell table:style-name="ce413" office:value-type="float" office:value="193" calcext:value-type="float">
            <text:p>193</text:p>
          </table:table-cell>
          <table:table-cell table:style-name="ce445" office:value-type="float" office:value="194" calcext:value-type="float">
            <text:p>194</text:p>
          </table:table-cell>
          <table:table-cell table:style-name="ce400" office:value-type="float" office:value="0.38" calcext:value-type="float">
            <text:p>0.38</text:p>
          </table:table-cell>
          <table:table-cell table:style-name="ce413" table:number-columns-repeated="2"/>
          <table:table-cell table:style-name="ce413" office:value-type="float" office:value="193" calcext:value-type="float">
            <text:p>193</text:p>
          </table:table-cell>
          <table:table-cell table:style-name="ce413" office:value-type="float" office:value="194" calcext:value-type="float">
            <text:p>194</text:p>
          </table:table-cell>
          <table:table-cell table:number-columns-repeated="2" table:style-name="ce413" office:value-type="float" office:value="196" calcext:value-type="float">
            <text:p>196</text:p>
          </table:table-cell>
          <table:table-cell table:number-columns-repeated="2" table:style-name="ce413" office:value-type="float" office:value="197" calcext:value-type="float">
            <text:p>197</text:p>
          </table:table-cell>
          <table:table-cell table:style-name="ce445" office:value-type="float" office:value="197" calcext:value-type="float">
            <text:p>197</text:p>
          </table:table-cell>
          <table:table-cell table:style-name="ce400" office:value-type="float" office:value="0.38" calcext:value-type="float">
            <text:p>0.38</text:p>
          </table:table-cell>
          <table:table-cell table:style-name="ce413" table:number-columns-repeated="2"/>
          <table:table-cell table:style-name="ce413" office:value-type="float" office:value="198" calcext:value-type="float">
            <text:p>198</text:p>
          </table:table-cell>
          <table:table-cell table:style-name="ce413" office:value-type="float" office:value="201" calcext:value-type="float">
            <text:p>201</text:p>
          </table:table-cell>
          <table:table-cell table:style-name="ce413" office:value-type="float" office:value="204" calcext:value-type="float">
            <text:p>204</text:p>
          </table:table-cell>
          <table:table-cell table:style-name="ce413" office:value-type="float" office:value="207" calcext:value-type="float">
            <text:p>207</text:p>
          </table:table-cell>
          <table:table-cell table:style-name="ce413" office:value-type="float" office:value="209" calcext:value-type="float">
            <text:p>209</text:p>
          </table:table-cell>
          <table:table-cell table:style-name="ce413" office:value-type="float" office:value="211" calcext:value-type="float">
            <text:p>211</text:p>
          </table:table-cell>
          <table:table-cell table:style-name="ce445" office:value-type="float" office:value="213" calcext:value-type="float">
            <text:p>213</text:p>
          </table:table-cell>
          <table:table-cell table:number-columns-repeated="994"/>
        </table:table-row>
        <table:table-row table:style-name="ro1">
          <table:table-cell table:style-name="ce400" office:value-type="float" office:value="0.39" calcext:value-type="float">
            <text:p>0.39</text:p>
          </table:table-cell>
          <table:table-cell table:style-name="ce413" table:number-columns-repeated="5"/>
          <table:table-cell table:style-name="ce413" office:value-type="float" office:value="196" calcext:value-type="float">
            <text:p>196</text:p>
          </table:table-cell>
          <table:table-cell table:style-name="ce413" office:value-type="float" office:value="197" calcext:value-type="float">
            <text:p>197</text:p>
          </table:table-cell>
          <table:table-cell table:style-name="ce413" office:value-type="float" office:value="198" calcext:value-type="float">
            <text:p>198</text:p>
          </table:table-cell>
          <table:table-cell table:style-name="ce445" office:value-type="float" office:value="198" calcext:value-type="float">
            <text:p>198</text:p>
          </table:table-cell>
          <table:table-cell table:style-name="ce400" office:value-type="float" office:value="0.39" calcext:value-type="float">
            <text:p>0.39</text:p>
          </table:table-cell>
          <table:table-cell table:style-name="ce413" table:number-columns-repeated="2"/>
          <table:table-cell table:style-name="ce413" office:value-type="float" office:value="198" calcext:value-type="float">
            <text:p>198</text:p>
          </table:table-cell>
          <table:table-cell table:style-name="ce413" office:value-type="float" office:value="199" calcext:value-type="float">
            <text:p>199</text:p>
          </table:table-cell>
          <table:table-cell table:number-columns-repeated="2" table:style-name="ce413" office:value-type="float" office:value="200" calcext:value-type="float">
            <text:p>200</text:p>
          </table:table-cell>
          <table:table-cell table:number-columns-repeated="2" table:style-name="ce413" office:value-type="float" office:value="201" calcext:value-type="float">
            <text:p>201</text:p>
          </table:table-cell>
          <table:table-cell table:style-name="ce445" office:value-type="float" office:value="202" calcext:value-type="float">
            <text:p>202</text:p>
          </table:table-cell>
          <table:table-cell table:style-name="ce400" office:value-type="float" office:value="0.39" calcext:value-type="float">
            <text:p>0.39</text:p>
          </table:table-cell>
          <table:table-cell table:style-name="ce413" table:number-columns-repeated="2"/>
          <table:table-cell table:style-name="ce413" office:value-type="float" office:value="203" calcext:value-type="float">
            <text:p>203</text:p>
          </table:table-cell>
          <table:table-cell table:style-name="ce413" office:value-type="float" office:value="206" calcext:value-type="float">
            <text:p>206</text:p>
          </table:table-cell>
          <table:table-cell table:style-name="ce413" office:value-type="float" office:value="208" calcext:value-type="float">
            <text:p>208</text:p>
          </table:table-cell>
          <table:table-cell table:style-name="ce413" office:value-type="float" office:value="211" calcext:value-type="float">
            <text:p>211</text:p>
          </table:table-cell>
          <table:table-cell table:style-name="ce413" office:value-type="float" office:value="214" calcext:value-type="float">
            <text:p>214</text:p>
          </table:table-cell>
          <table:table-cell table:style-name="ce413" office:value-type="float" office:value="216" calcext:value-type="float">
            <text:p>216</text:p>
          </table:table-cell>
          <table:table-cell table:style-name="ce445" office:value-type="float" office:value="217" calcext:value-type="float">
            <text:p>217</text:p>
          </table:table-cell>
          <table:table-cell table:number-columns-repeated="994"/>
        </table:table-row>
        <table:table-row table:style-name="ro1">
          <table:table-cell table:style-name="ce400" office:value-type="float" office:value="0.4" calcext:value-type="float">
            <text:p>0.4</text:p>
          </table:table-cell>
          <table:table-cell table:style-name="ce413" table:number-columns-repeated="6"/>
          <table:table-cell table:style-name="ce413" office:value-type="float" office:value="201" calcext:value-type="float">
            <text:p>201</text:p>
          </table:table-cell>
          <table:table-cell table:style-name="ce413" office:value-type="float" office:value="202" calcext:value-type="float">
            <text:p>202</text:p>
          </table:table-cell>
          <table:table-cell table:style-name="ce445" office:value-type="float" office:value="203" calcext:value-type="float">
            <text:p>203</text:p>
          </table:table-cell>
          <table:table-cell table:style-name="ce400" office:value-type="float" office:value="0.4" calcext:value-type="float">
            <text:p>0.4</text:p>
          </table:table-cell>
          <table:table-cell table:style-name="ce413" table:number-columns-repeated="2"/>
          <table:table-cell table:style-name="ce413" office:value-type="float" office:value="202" calcext:value-type="float">
            <text:p>202</text:p>
          </table:table-cell>
          <table:table-cell table:style-name="ce413" office:value-type="float" office:value="203" calcext:value-type="float">
            <text:p>203</text:p>
          </table:table-cell>
          <table:table-cell table:number-columns-repeated="2" table:style-name="ce413" office:value-type="float" office:value="204" calcext:value-type="float">
            <text:p>204</text:p>
          </table:table-cell>
          <table:table-cell table:number-columns-repeated="2" table:style-name="ce413" office:value-type="float" office:value="205" calcext:value-type="float">
            <text:p>205</text:p>
          </table:table-cell>
          <table:table-cell table:style-name="ce445" office:value-type="float" office:value="206" calcext:value-type="float">
            <text:p>206</text:p>
          </table:table-cell>
          <table:table-cell table:style-name="ce400" office:value-type="float" office:value="0.4" calcext:value-type="float">
            <text:p>0.4</text:p>
          </table:table-cell>
          <table:table-cell table:style-name="ce413" table:number-columns-repeated="2"/>
          <table:table-cell table:style-name="ce413" office:value-type="float" office:value="208" calcext:value-type="float">
            <text:p>208</text:p>
          </table:table-cell>
          <table:table-cell table:style-name="ce413" office:value-type="float" office:value="211" calcext:value-type="float">
            <text:p>211</text:p>
          </table:table-cell>
          <table:table-cell table:style-name="ce413" office:value-type="float" office:value="213" calcext:value-type="float">
            <text:p>213</text:p>
          </table:table-cell>
          <table:table-cell table:style-name="ce413" office:value-type="float" office:value="216" calcext:value-type="float">
            <text:p>216</text:p>
          </table:table-cell>
          <table:table-cell table:style-name="ce413" office:value-type="float" office:value="218" calcext:value-type="float">
            <text:p>218</text:p>
          </table:table-cell>
          <table:table-cell table:style-name="ce413" office:value-type="float" office:value="220" calcext:value-type="float">
            <text:p>220</text:p>
          </table:table-cell>
          <table:table-cell table:style-name="ce445" office:value-type="float" office:value="221" calcext:value-type="float">
            <text:p>221</text:p>
          </table:table-cell>
          <table:table-cell table:number-columns-repeated="994"/>
        </table:table-row>
        <table:table-row table:style-name="ro1">
          <table:table-cell table:style-name="ce400" office:value-type="float" office:value="0.41" calcext:value-type="float">
            <text:p>0.41</text:p>
          </table:table-cell>
          <table:table-cell table:style-name="ce413" table:number-columns-repeated="7"/>
          <table:table-cell table:style-name="ce413" office:value-type="float" office:value="206" calcext:value-type="float">
            <text:p>206</text:p>
          </table:table-cell>
          <table:table-cell table:style-name="ce445" office:value-type="float" office:value="207" calcext:value-type="float">
            <text:p>207</text:p>
          </table:table-cell>
          <table:table-cell table:style-name="ce400" office:value-type="float" office:value="0.41" calcext:value-type="float">
            <text:p>0.41</text:p>
          </table:table-cell>
          <table:table-cell table:style-name="ce413" table:number-columns-repeated="2"/>
          <table:table-cell table:style-name="ce413" office:value-type="float" office:value="206" calcext:value-type="float">
            <text:p>206</text:p>
          </table:table-cell>
          <table:table-cell table:style-name="ce413" office:value-type="float" office:value="207" calcext:value-type="float">
            <text:p>207</text:p>
          </table:table-cell>
          <table:table-cell table:number-columns-repeated="2" table:style-name="ce413" office:value-type="float" office:value="208" calcext:value-type="float">
            <text:p>208</text:p>
          </table:table-cell>
          <table:table-cell table:number-columns-repeated="2" table:style-name="ce413" office:value-type="float" office:value="209" calcext:value-type="float">
            <text:p>209</text:p>
          </table:table-cell>
          <table:table-cell table:style-name="ce445" office:value-type="float" office:value="210" calcext:value-type="float">
            <text:p>210</text:p>
          </table:table-cell>
          <table:table-cell table:style-name="ce400" office:value-type="float" office:value="0.41" calcext:value-type="float">
            <text:p>0.41</text:p>
          </table:table-cell>
          <table:table-cell table:style-name="ce413" table:number-columns-repeated="2"/>
          <table:table-cell table:style-name="ce413" office:value-type="float" office:value="213" calcext:value-type="float">
            <text:p>213</text:p>
          </table:table-cell>
          <table:table-cell table:style-name="ce413" office:value-type="float" office:value="215" calcext:value-type="float">
            <text:p>215</text:p>
          </table:table-cell>
          <table:table-cell table:style-name="ce413" office:value-type="float" office:value="217" calcext:value-type="float">
            <text:p>217</text:p>
          </table:table-cell>
          <table:table-cell table:style-name="ce413" office:value-type="float" office:value="220" calcext:value-type="float">
            <text:p>220</text:p>
          </table:table-cell>
          <table:table-cell table:style-name="ce413" office:value-type="float" office:value="222" calcext:value-type="float">
            <text:p>222</text:p>
          </table:table-cell>
          <table:table-cell table:style-name="ce413" office:value-type="float" office:value="224" calcext:value-type="float">
            <text:p>224</text:p>
          </table:table-cell>
          <table:table-cell table:style-name="ce445" office:value-type="float" office:value="225" calcext:value-type="float">
            <text:p>225</text:p>
          </table:table-cell>
          <table:table-cell table:number-columns-repeated="994"/>
        </table:table-row>
        <table:table-row table:style-name="ro1">
          <table:table-cell table:style-name="ce401" office:value-type="float" office:value="0.42" calcext:value-type="float">
            <text:p>0.42</text:p>
          </table:table-cell>
          <table:table-cell table:style-name="ce414" table:number-columns-repeated="8"/>
          <table:table-cell table:style-name="ce446" office:value-type="float" office:value="211" calcext:value-type="float">
            <text:p>211</text:p>
          </table:table-cell>
          <table:table-cell table:style-name="ce401" office:value-type="float" office:value="0.42" calcext:value-type="float">
            <text:p>0.42</text:p>
          </table:table-cell>
          <table:table-cell table:style-name="ce414" table:number-columns-repeated="2"/>
          <table:table-cell table:number-columns-repeated="2" table:style-name="ce414" office:value-type="float" office:value="211" calcext:value-type="float">
            <text:p>211</text:p>
          </table:table-cell>
          <table:table-cell table:number-columns-repeated="2" table:style-name="ce414" office:value-type="float" office:value="212" calcext:value-type="float">
            <text:p>212</text:p>
          </table:table-cell>
          <table:table-cell table:number-columns-repeated="2" table:style-name="ce414" office:value-type="float" office:value="213" calcext:value-type="float">
            <text:p>213</text:p>
          </table:table-cell>
          <table:table-cell table:style-name="ce446" office:value-type="float" office:value="214" calcext:value-type="float">
            <text:p>214</text:p>
          </table:table-cell>
          <table:table-cell table:style-name="ce401" office:value-type="float" office:value="0.42" calcext:value-type="float">
            <text:p>0.42</text:p>
          </table:table-cell>
          <table:table-cell table:style-name="ce414" table:number-columns-repeated="2"/>
          <table:table-cell table:style-name="ce414" office:value-type="float" office:value="218" calcext:value-type="float">
            <text:p>218</text:p>
          </table:table-cell>
          <table:table-cell table:style-name="ce414" office:value-type="float" office:value="220" calcext:value-type="float">
            <text:p>220</text:p>
          </table:table-cell>
          <table:table-cell table:style-name="ce414" office:value-type="float" office:value="222" calcext:value-type="float">
            <text:p>222</text:p>
          </table:table-cell>
          <table:table-cell table:style-name="ce414" office:value-type="float" office:value="224" calcext:value-type="float">
            <text:p>224</text:p>
          </table:table-cell>
          <table:table-cell table:style-name="ce414" office:value-type="float" office:value="226" calcext:value-type="float">
            <text:p>226</text:p>
          </table:table-cell>
          <table:table-cell table:style-name="ce414" office:value-type="float" office:value="228" calcext:value-type="float">
            <text:p>228</text:p>
          </table:table-cell>
          <table:table-cell table:style-name="ce446" office:value-type="float" office:value="229" calcext:value-type="float">
            <text:p>229</text:p>
          </table:table-cell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398" office:value-type="string" calcext:value-type="string">
            <text:p>Exposure to Dose Conversion Factors W/Rh for 4.2cm 50/50 Breast</text:p>
          </table:table-cell>
          <table:table-cell table:number-columns-repeated="12"/>
          <table:table-cell table:style-name="ce398" office:value-type="string" calcext:value-type="string">
            <text:p>Exposure to Dose Conversion Factors W/Ag for 4.2cm 50/50 Breast</text:p>
          </table:table-cell>
          <table:table-cell table:number-columns-repeated="1010"/>
        </table:table-row>
        <table:table-row table:style-name="ro1">
          <table:table-cell table:style-name="ce399"/>
          <table:table-cell table:style-name="ce415" office:value-type="string" calcext:value-type="string" table:number-columns-spanned="11" table:number-rows-spanned="1">
            <text:p>kVp</text:p>
          </table:table-cell>
          <table:covered-table-cell table:number-columns-repeated="10" table:style-name="ce424"/>
          <table:table-cell table:style-name="ce444"/>
          <table:table-cell table:style-name="ce399"/>
          <table:table-cell table:style-name="ce412" office:value-type="string" calcext:value-type="string" table:number-columns-spanned="13" table:number-rows-spanned="1">
            <text:p>kVp</text:p>
          </table:table-cell>
          <table:covered-table-cell table:number-columns-repeated="11" table:style-name="ce424"/>
          <table:covered-table-cell table:style-name="ce444"/>
          <table:table-cell table:number-columns-repeated="997"/>
        </table:table-row>
        <table:table-row table:style-name="ro1">
          <table:table-cell table:style-name="ce400" office:value-type="string" calcext:value-type="string">
            <text:p>HVL</text:p>
          </table:table-cell>
          <table:table-cell table:style-name="ce413" office:value-type="float" office:value="22" calcext:value-type="float">
            <text:p>22</text:p>
          </table:table-cell>
          <table:table-cell table:style-name="ce413" office:value-type="float" office:value="23" calcext:value-type="float">
            <text:p>23</text:p>
          </table:table-cell>
          <table:table-cell table:style-name="ce413" office:value-type="float" office:value="24" calcext:value-type="float">
            <text:p>24</text:p>
          </table:table-cell>
          <table:table-cell table:style-name="ce413" office:value-type="float" office:value="25" calcext:value-type="float">
            <text:p>25</text:p>
          </table:table-cell>
          <table:table-cell table:style-name="ce413" office:value-type="float" office:value="26" calcext:value-type="float">
            <text:p>26</text:p>
          </table:table-cell>
          <table:table-cell table:style-name="ce413" office:value-type="float" office:value="27" calcext:value-type="float">
            <text:p>27</text:p>
          </table:table-cell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29" calcext:value-type="float">
            <text:p>29</text:p>
          </table:table-cell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31" calcext:value-type="float">
            <text:p>31</text:p>
          </table:table-cell>
          <table:table-cell table:style-name="ce413" office:value-type="float" office:value="32" calcext:value-type="float">
            <text:p>32</text:p>
          </table:table-cell>
          <table:table-cell table:style-name="ce445" office:value-type="float" office:value="33" calcext:value-type="float">
            <text:p>33</text:p>
          </table:table-cell>
          <table:table-cell table:style-name="ce400" office:value-type="string" calcext:value-type="string">
            <text:p>HVL</text:p>
          </table:table-cell>
          <table:table-cell table:style-name="ce413" office:value-type="float" office:value="27" calcext:value-type="float">
            <text:p>27</text:p>
          </table:table-cell>
          <table:table-cell table:style-name="ce413" office:value-type="float" office:value="28" calcext:value-type="float">
            <text:p>28</text:p>
          </table:table-cell>
          <table:table-cell table:style-name="ce413" office:value-type="float" office:value="29" calcext:value-type="float">
            <text:p>29</text:p>
          </table:table-cell>
          <table:table-cell table:style-name="ce413" office:value-type="float" office:value="30" calcext:value-type="float">
            <text:p>30</text:p>
          </table:table-cell>
          <table:table-cell table:style-name="ce413" office:value-type="float" office:value="31" calcext:value-type="float">
            <text:p>31</text:p>
          </table:table-cell>
          <table:table-cell table:style-name="ce413" office:value-type="float" office:value="32" calcext:value-type="float">
            <text:p>32</text:p>
          </table:table-cell>
          <table:table-cell table:style-name="ce413" office:value-type="float" office:value="33" calcext:value-type="float">
            <text:p>33</text:p>
          </table:table-cell>
          <table:table-cell table:style-name="ce413" office:value-type="float" office:value="34" calcext:value-type="float">
            <text:p>34</text:p>
          </table:table-cell>
          <table:table-cell table:style-name="ce413" office:value-type="float" office:value="35" calcext:value-type="float">
            <text:p>35</text:p>
          </table:table-cell>
          <table:table-cell table:style-name="ce413" office:value-type="float" office:value="36" calcext:value-type="float">
            <text:p>36</text:p>
          </table:table-cell>
          <table:table-cell table:style-name="ce413" office:value-type="float" office:value="37" calcext:value-type="float">
            <text:p>37</text:p>
          </table:table-cell>
          <table:table-cell table:style-name="ce413" office:value-type="float" office:value="38" calcext:value-type="float">
            <text:p>38</text:p>
          </table:table-cell>
          <table:table-cell table:style-name="ce445" office:value-type="float" office:value="39" calcext:value-type="float">
            <text:p>39</text:p>
          </table:table-cell>
          <table:table-cell table:number-columns-repeated="997"/>
        </table:table-row>
        <table:table-row table:style-name="ro1">
          <table:table-cell table:style-name="ce400" office:value-type="float" office:value="0.3" calcext:value-type="float">
            <text:p>0.3</text:p>
          </table:table-cell>
          <table:table-cell table:style-name="ce413" office:value-type="float" office:value="152" calcext:value-type="float">
            <text:p>152</text:p>
          </table:table-cell>
          <table:table-cell table:style-name="ce413" office:value-type="float" office:value="157" calcext:value-type="float">
            <text:p>157</text:p>
          </table:table-cell>
          <table:table-cell table:style-name="ce413" office:value-type="float" office:value="163" calcext:value-type="float">
            <text:p>163</text:p>
          </table:table-cell>
          <table:table-cell table:style-name="ce413" office:value-type="float" office:value="166" calcext:value-type="float">
            <text:p>166</text:p>
          </table:table-cell>
          <table:table-cell table:style-name="ce413" office:value-type="float" office:value="170" calcext:value-type="float">
            <text:p>170</text:p>
          </table:table-cell>
          <table:table-cell table:style-name="ce413" office:value-type="float" office:value="173" calcext:value-type="float">
            <text:p>173</text:p>
          </table:table-cell>
          <table:table-cell table:style-name="ce413" office:value-type="float" office:value="175" calcext:value-type="float">
            <text:p>175</text:p>
          </table:table-cell>
          <table:table-cell table:style-name="ce413" office:value-type="float" office:value="177" calcext:value-type="float">
            <text:p>177</text:p>
          </table:table-cell>
          <table:table-cell table:style-name="ce413" office:value-type="float" office:value="179" calcext:value-type="float">
            <text:p>179</text:p>
          </table:table-cell>
          <table:table-cell table:style-name="ce413" office:value-type="float" office:value="182" calcext:value-type="float">
            <text:p>182</text:p>
          </table:table-cell>
          <table:table-cell table:style-name="ce413" office:value-type="float" office:value="184" calcext:value-type="float">
            <text:p>184</text:p>
          </table:table-cell>
          <table:table-cell table:style-name="ce445" office:value-type="float" office:value="187" calcext:value-type="float">
            <text:p>187</text:p>
          </table:table-cell>
          <table:table-cell table:style-name="ce400" office:value-type="float" office:value="0.3" calcext:value-type="float">
            <text:p>0.3</text:p>
          </table:table-cell>
          <table:table-cell table:style-name="ce413" office:value-type="float" office:value="222" calcext:value-type="float">
            <text:p>222</text:p>
          </table:table-cell>
          <table:table-cell table:style-name="ce413" office:value-type="float" office:value="226" calcext:value-type="float">
            <text:p>226</text:p>
          </table:table-cell>
          <table:table-cell table:style-name="ce413" office:value-type="float" office:value="229" calcext:value-type="float">
            <text:p>229</text:p>
          </table:table-cell>
          <table:table-cell table:style-name="ce413" office:value-type="float" office:value="231" calcext:value-type="float">
            <text:p>231</text:p>
          </table:table-cell>
          <table:table-cell table:style-name="ce413" office:value-type="float" office:value="234" calcext:value-type="float">
            <text:p>234</text:p>
          </table:table-cell>
          <table:table-cell table:style-name="ce413" office:value-type="float" office:value="236" calcext:value-type="float">
            <text:p>236</text:p>
          </table:table-cell>
          <table:table-cell table:style-name="ce413" office:value-type="float" office:value="239" calcext:value-type="float">
            <text:p>239</text:p>
          </table:table-cell>
          <table:table-cell table:style-name="ce413" office:value-type="float" office:value="241" calcext:value-type="float">
            <text:p>241</text:p>
          </table:table-cell>
          <table:table-cell table:style-name="ce413" office:value-type="float" office:value="244" calcext:value-type="float">
            <text:p>244</text:p>
          </table:table-cell>
          <table:table-cell table:style-name="ce413" office:value-type="float" office:value="246" calcext:value-type="float">
            <text:p>246</text:p>
          </table:table-cell>
          <table:table-cell table:style-name="ce413" office:value-type="float" office:value="248" calcext:value-type="float">
            <text:p>248</text:p>
          </table:table-cell>
          <table:table-cell table:style-name="ce413" office:value-type="float" office:value="250" calcext:value-type="float">
            <text:p>250</text:p>
          </table:table-cell>
          <table:table-cell table:style-name="ce445" office:value-type="float" office:value="252" calcext:value-type="float">
            <text:p>252</text:p>
          </table:table-cell>
          <table:table-cell table:number-columns-repeated="997"/>
        </table:table-row>
        <table:table-row table:style-name="ro1">
          <table:table-cell table:style-name="ce400" office:value-type="float" office:value="0.325" calcext:value-type="float">
            <text:p>0.325</text:p>
          </table:table-cell>
          <table:table-cell table:style-name="ce413" office:value-type="float" office:value="163" calcext:value-type="float">
            <text:p>163</text:p>
          </table:table-cell>
          <table:table-cell table:style-name="ce413" office:value-type="float" office:value="169" calcext:value-type="float">
            <text:p>169</text:p>
          </table:table-cell>
          <table:table-cell table:style-name="ce413" office:value-type="float" office:value="174" calcext:value-type="float">
            <text:p>174</text:p>
          </table:table-cell>
          <table:table-cell table:style-name="ce413" office:value-type="float" office:value="177" calcext:value-type="float">
            <text:p>177</text:p>
          </table:table-cell>
          <table:table-cell table:style-name="ce413" office:value-type="float" office:value="181" calcext:value-type="float">
            <text:p>181</text:p>
          </table:table-cell>
          <table:table-cell table:style-name="ce413" office:value-type="float" office:value="183" calcext:value-type="float">
            <text:p>183</text:p>
          </table:table-cell>
          <table:table-cell table:style-name="ce413" office:value-type="float" office:value="186" calcext:value-type="float">
            <text:p>186</text:p>
          </table:table-cell>
          <table:table-cell table:style-name="ce413" office:value-type="float" office:value="188" calcext:value-type="float">
            <text:p>188</text:p>
          </table:table-cell>
          <table:table-cell table:style-name="ce413" office:value-type="float" office:value="190" calcext:value-type="float">
            <text:p>190</text:p>
          </table:table-cell>
          <table:table-cell table:style-name="ce413" office:value-type="float" office:value="192" calcext:value-type="float">
            <text:p>192</text:p>
          </table:table-cell>
          <table:table-cell table:style-name="ce413" office:value-type="float" office:value="195" calcext:value-type="float">
            <text:p>195</text:p>
          </table:table-cell>
          <table:table-cell table:style-name="ce445" office:value-type="float" office:value="197" calcext:value-type="float">
            <text:p>197</text:p>
          </table:table-cell>
          <table:table-cell table:style-name="ce400" office:value-type="float" office:value="0.325" calcext:value-type="float">
            <text:p>0.325</text:p>
          </table:table-cell>
          <table:table-cell table:style-name="ce413" office:value-type="float" office:value="233" calcext:value-type="float">
            <text:p>233</text:p>
          </table:table-cell>
          <table:table-cell table:style-name="ce413" office:value-type="float" office:value="236" calcext:value-type="float">
            <text:p>236</text:p>
          </table:table-cell>
          <table:table-cell table:style-name="ce413" office:value-type="float" office:value="239" calcext:value-type="float">
            <text:p>239</text:p>
          </table:table-cell>
          <table:table-cell table:style-name="ce413" office:value-type="float" office:value="242" calcext:value-type="float">
            <text:p>242</text:p>
          </table:table-cell>
          <table:table-cell table:style-name="ce413" office:value-type="float" office:value="244" calcext:value-type="float">
            <text:p>244</text:p>
          </table:table-cell>
          <table:table-cell table:style-name="ce413" office:value-type="float" office:value="246" calcext:value-type="float">
            <text:p>246</text:p>
          </table:table-cell>
          <table:table-cell table:style-name="ce413" office:value-type="float" office:value="248" calcext:value-type="float">
            <text:p>248</text:p>
          </table:table-cell>
          <table:table-cell table:style-name="ce413" office:value-type="float" office:value="251" calcext:value-type="float">
            <text:p>251</text:p>
          </table:table-cell>
          <table:table-cell table:style-name="ce413" office:value-type="float" office:value="253" calcext:value-type="float">
            <text:p>253</text:p>
          </table:table-cell>
          <table:table-cell table:style-name="ce413" office:value-type="float" office:value="256" calcext:value-type="float">
            <text:p>256</text:p>
          </table:table-cell>
          <table:table-cell table:style-name="ce413" office:value-type="float" office:value="258" calcext:value-type="float">
            <text:p>258</text:p>
          </table:table-cell>
          <table:table-cell table:style-name="ce413" office:value-type="float" office:value="260" calcext:value-type="float">
            <text:p>260</text:p>
          </table:table-cell>
          <table:table-cell table:style-name="ce445" office:value-type="float" office:value="262" calcext:value-type="float">
            <text:p>262</text:p>
          </table:table-cell>
          <table:table-cell table:number-columns-repeated="997"/>
        </table:table-row>
        <table:table-row table:style-name="ro1">
          <table:table-cell table:style-name="ce400" office:value-type="float" office:value="0.35" calcext:value-type="float">
            <text:p>0.35</text:p>
          </table:table-cell>
          <table:table-cell table:style-name="ce413" office:value-type="float" office:value="175" calcext:value-type="float">
            <text:p>175</text:p>
          </table:table-cell>
          <table:table-cell table:style-name="ce413" office:value-type="float" office:value="180" calcext:value-type="float">
            <text:p>180</text:p>
          </table:table-cell>
          <table:table-cell table:style-name="ce413" office:value-type="float" office:value="185" calcext:value-type="float">
            <text:p>185</text:p>
          </table:table-cell>
          <table:table-cell table:style-name="ce413" office:value-type="float" office:value="188" calcext:value-type="float">
            <text:p>188</text:p>
          </table:table-cell>
          <table:table-cell table:style-name="ce413" office:value-type="float" office:value="191" calcext:value-type="float">
            <text:p>191</text:p>
          </table:table-cell>
          <table:table-cell table:style-name="ce413" office:value-type="float" office:value="194" calcext:value-type="float">
            <text:p>194</text:p>
          </table:table-cell>
          <table:table-cell table:style-name="ce413" office:value-type="float" office:value="196" calcext:value-type="float">
            <text:p>196</text:p>
          </table:table-cell>
          <table:table-cell table:style-name="ce413" office:value-type="float" office:value="198" calcext:value-type="float">
            <text:p>198</text:p>
          </table:table-cell>
          <table:table-cell table:style-name="ce413" office:value-type="float" office:value="200" calcext:value-type="float">
            <text:p>200</text:p>
          </table:table-cell>
          <table:table-cell table:style-name="ce413" office:value-type="float" office:value="202" calcext:value-type="float">
            <text:p>202</text:p>
          </table:table-cell>
          <table:table-cell table:style-name="ce413" office:value-type="float" office:value="205" calcext:value-type="float">
            <text:p>205</text:p>
          </table:table-cell>
          <table:table-cell table:style-name="ce445" office:value-type="float" office:value="207" calcext:value-type="float">
            <text:p>207</text:p>
          </table:table-cell>
          <table:table-cell table:style-name="ce400" office:value-type="float" office:value="0.35" calcext:value-type="float">
            <text:p>0.35</text:p>
          </table:table-cell>
          <table:table-cell table:style-name="ce413" office:value-type="float" office:value="244" calcext:value-type="float">
            <text:p>244</text:p>
          </table:table-cell>
          <table:table-cell table:style-name="ce413" office:value-type="float" office:value="247" calcext:value-type="float">
            <text:p>247</text:p>
          </table:table-cell>
          <table:table-cell table:style-name="ce413" office:value-type="float" office:value="249" calcext:value-type="float">
            <text:p>249</text:p>
          </table:table-cell>
          <table:table-cell table:style-name="ce413" office:value-type="float" office:value="252" calcext:value-type="float">
            <text:p>252</text:p>
          </table:table-cell>
          <table:table-cell table:style-name="ce413" office:value-type="float" office:value="254" calcext:value-type="float">
            <text:p>254</text:p>
          </table:table-cell>
          <table:table-cell table:style-name="ce413" office:value-type="float" office:value="256" calcext:value-type="float">
            <text:p>256</text:p>
          </table:table-cell>
          <table:table-cell table:style-name="ce413" office:value-type="float" office:value="258" calcext:value-type="float">
            <text:p>258</text:p>
          </table:table-cell>
          <table:table-cell table:style-name="ce413" office:value-type="float" office:value="260" calcext:value-type="float">
            <text:p>260</text:p>
          </table:table-cell>
          <table:table-cell table:style-name="ce413" office:value-type="float" office:value="263" calcext:value-type="float">
            <text:p>263</text:p>
          </table:table-cell>
          <table:table-cell table:style-name="ce413" office:value-type="float" office:value="265" calcext:value-type="float">
            <text:p>265</text:p>
          </table:table-cell>
          <table:table-cell table:style-name="ce413" office:value-type="float" office:value="267" calcext:value-type="float">
            <text:p>267</text:p>
          </table:table-cell>
          <table:table-cell table:style-name="ce413" office:value-type="float" office:value="269" calcext:value-type="float">
            <text:p>269</text:p>
          </table:table-cell>
          <table:table-cell table:style-name="ce445" office:value-type="float" office:value="271" calcext:value-type="float">
            <text:p>271</text:p>
          </table:table-cell>
          <table:table-cell table:number-columns-repeated="997"/>
        </table:table-row>
        <table:table-row table:style-name="ro1">
          <table:table-cell table:style-name="ce400" office:value-type="float" office:value="0.375" calcext:value-type="float">
            <text:p>0.375</text:p>
          </table:table-cell>
          <table:table-cell table:style-name="ce413" office:value-type="float" office:value="186" calcext:value-type="float">
            <text:p>186</text:p>
          </table:table-cell>
          <table:table-cell table:style-name="ce413" office:value-type="float" office:value="191" calcext:value-type="float">
            <text:p>191</text:p>
          </table:table-cell>
          <table:table-cell table:style-name="ce413" office:value-type="float" office:value="196" calcext:value-type="float">
            <text:p>196</text:p>
          </table:table-cell>
          <table:table-cell table:style-name="ce413" office:value-type="float" office:value="199" calcext:value-type="float">
            <text:p>199</text:p>
          </table:table-cell>
          <table:table-cell table:style-name="ce413" office:value-type="float" office:value="202" calcext:value-type="float">
            <text:p>202</text:p>
          </table:table-cell>
          <table:table-cell table:style-name="ce413" office:value-type="float" office:value="205" calcext:value-type="float">
            <text:p>205</text:p>
          </table:table-cell>
          <table:table-cell table:style-name="ce413" office:value-type="float" office:value="207" calcext:value-type="float">
            <text:p>207</text:p>
          </table:table-cell>
          <table:table-cell table:style-name="ce413" office:value-type="float" office:value="209" calcext:value-type="float">
            <text:p>209</text:p>
          </table:table-cell>
          <table:table-cell table:style-name="ce413" office:value-type="float" office:value="211" calcext:value-type="float">
            <text:p>211</text:p>
          </table:table-cell>
          <table:table-cell table:style-name="ce413" office:value-type="float" office:value="213" calcext:value-type="float">
            <text:p>213</text:p>
          </table:table-cell>
          <table:table-cell table:style-name="ce413" office:value-type="float" office:value="215" calcext:value-type="float">
            <text:p>215</text:p>
          </table:table-cell>
          <table:table-cell table:style-name="ce445" office:value-type="float" office:value="218" calcext:value-type="float">
            <text:p>218</text:p>
          </table:table-cell>
          <table:table-cell table:style-name="ce400" office:value-type="float" office:value="0.375" calcext:value-type="float">
            <text:p>0.375</text:p>
          </table:table-cell>
          <table:table-cell table:style-name="ce413" office:value-type="float" office:value="254" calcext:value-type="float">
            <text:p>254</text:p>
          </table:table-cell>
          <table:table-cell table:style-name="ce413" office:value-type="float" office:value="257" calcext:value-type="float">
            <text:p>257</text:p>
          </table:table-cell>
          <table:table-cell table:style-name="ce413" office:value-type="float" office:value="260" calcext:value-type="float">
            <text:p>260</text:p>
          </table:table-cell>
          <table:table-cell table:style-name="ce413" office:value-type="float" office:value="262" calcext:value-type="float">
            <text:p>262</text:p>
          </table:table-cell>
          <table:table-cell table:style-name="ce413" office:value-type="float" office:value="264" calcext:value-type="float">
            <text:p>264</text:p>
          </table:table-cell>
          <table:table-cell table:style-name="ce413" office:value-type="float" office:value="266" calcext:value-type="float">
            <text:p>266</text:p>
          </table:table-cell>
          <table:table-cell table:style-name="ce413" office:value-type="float" office:value="268" calcext:value-type="float">
            <text:p>268</text:p>
          </table:table-cell>
          <table:table-cell table:style-name="ce413" office:value-type="float" office:value="270" calcext:value-type="float">
            <text:p>270</text:p>
          </table:table-cell>
          <table:table-cell table:style-name="ce413" office:value-type="float" office:value="273" calcext:value-type="float">
            <text:p>273</text:p>
          </table:table-cell>
          <table:table-cell table:style-name="ce413" office:value-type="float" office:value="275" calcext:value-type="float">
            <text:p>275</text:p>
          </table:table-cell>
          <table:table-cell table:style-name="ce413" office:value-type="float" office:value="277" calcext:value-type="float">
            <text:p>277</text:p>
          </table:table-cell>
          <table:table-cell table:style-name="ce413" office:value-type="float" office:value="279" calcext:value-type="float">
            <text:p>279</text:p>
          </table:table-cell>
          <table:table-cell table:style-name="ce445" office:value-type="float" office:value="281" calcext:value-type="float">
            <text:p>281</text:p>
          </table:table-cell>
          <table:table-cell table:number-columns-repeated="997"/>
        </table:table-row>
        <table:table-row table:style-name="ro1">
          <table:table-cell table:style-name="ce400" office:value-type="float" office:value="0.4" calcext:value-type="float">
            <text:p>0.4</text:p>
          </table:table-cell>
          <table:table-cell table:style-name="ce413" office:value-type="float" office:value="198" calcext:value-type="float">
            <text:p>198</text:p>
          </table:table-cell>
          <table:table-cell table:style-name="ce413" office:value-type="float" office:value="203" calcext:value-type="float">
            <text:p>203</text:p>
          </table:table-cell>
          <table:table-cell table:style-name="ce413" office:value-type="float" office:value="207" calcext:value-type="float">
            <text:p>207</text:p>
          </table:table-cell>
          <table:table-cell table:style-name="ce413" office:value-type="float" office:value="210" calcext:value-type="float">
            <text:p>210</text:p>
          </table:table-cell>
          <table:table-cell table:style-name="ce413" office:value-type="float" office:value="213" calcext:value-type="float">
            <text:p>213</text:p>
          </table:table-cell>
          <table:table-cell table:style-name="ce413" office:value-type="float" office:value="215" calcext:value-type="float">
            <text:p>215</text:p>
          </table:table-cell>
          <table:table-cell table:style-name="ce413" office:value-type="float" office:value="217" calcext:value-type="float">
            <text:p>217</text:p>
          </table:table-cell>
          <table:table-cell table:style-name="ce413" office:value-type="float" office:value="219" calcext:value-type="float">
            <text:p>219</text:p>
          </table:table-cell>
          <table:table-cell table:style-name="ce413" office:value-type="float" office:value="221" calcext:value-type="float">
            <text:p>221</text:p>
          </table:table-cell>
          <table:table-cell table:style-name="ce413" office:value-type="float" office:value="223" calcext:value-type="float">
            <text:p>223</text:p>
          </table:table-cell>
          <table:table-cell table:style-name="ce413" office:value-type="float" office:value="226" calcext:value-type="float">
            <text:p>226</text:p>
          </table:table-cell>
          <table:table-cell table:style-name="ce445" office:value-type="float" office:value="228" calcext:value-type="float">
            <text:p>228</text:p>
          </table:table-cell>
          <table:table-cell table:style-name="ce400" office:value-type="float" office:value="0.4" calcext:value-type="float">
            <text:p>0.4</text:p>
          </table:table-cell>
          <table:table-cell table:style-name="ce413" office:value-type="float" office:value="265" calcext:value-type="float">
            <text:p>265</text:p>
          </table:table-cell>
          <table:table-cell table:style-name="ce413" office:value-type="float" office:value="267" calcext:value-type="float">
            <text:p>267</text:p>
          </table:table-cell>
          <table:table-cell table:style-name="ce413" office:value-type="float" office:value="270" calcext:value-type="float">
            <text:p>270</text:p>
          </table:table-cell>
          <table:table-cell table:style-name="ce413" office:value-type="float" office:value="272" calcext:value-type="float">
            <text:p>272</text:p>
          </table:table-cell>
          <table:table-cell table:style-name="ce413" office:value-type="float" office:value="274" calcext:value-type="float">
            <text:p>274</text:p>
          </table:table-cell>
          <table:table-cell table:style-name="ce413" office:value-type="float" office:value="276" calcext:value-type="float">
            <text:p>276</text:p>
          </table:table-cell>
          <table:table-cell table:style-name="ce413" office:value-type="float" office:value="278" calcext:value-type="float">
            <text:p>278</text:p>
          </table:table-cell>
          <table:table-cell table:style-name="ce413" office:value-type="float" office:value="280" calcext:value-type="float">
            <text:p>280</text:p>
          </table:table-cell>
          <table:table-cell table:style-name="ce413" office:value-type="float" office:value="282" calcext:value-type="float">
            <text:p>282</text:p>
          </table:table-cell>
          <table:table-cell table:style-name="ce413" office:value-type="float" office:value="284" calcext:value-type="float">
            <text:p>284</text:p>
          </table:table-cell>
          <table:table-cell table:style-name="ce413" office:value-type="float" office:value="286" calcext:value-type="float">
            <text:p>286</text:p>
          </table:table-cell>
          <table:table-cell table:style-name="ce413" office:value-type="float" office:value="288" calcext:value-type="float">
            <text:p>288</text:p>
          </table:table-cell>
          <table:table-cell table:style-name="ce445" office:value-type="float" office:value="290" calcext:value-type="float">
            <text:p>290</text:p>
          </table:table-cell>
          <table:table-cell table:number-columns-repeated="997"/>
        </table:table-row>
        <table:table-row table:style-name="ro1">
          <table:table-cell table:style-name="ce400" office:value-type="float" office:value="0.425" calcext:value-type="float">
            <text:p>0.425</text:p>
          </table:table-cell>
          <table:table-cell table:style-name="ce413" office:value-type="float" office:value="209" calcext:value-type="float">
            <text:p>209</text:p>
          </table:table-cell>
          <table:table-cell table:style-name="ce413" office:value-type="float" office:value="214" calcext:value-type="float">
            <text:p>214</text:p>
          </table:table-cell>
          <table:table-cell table:style-name="ce413" office:value-type="float" office:value="218" calcext:value-type="float">
            <text:p>218</text:p>
          </table:table-cell>
          <table:table-cell table:style-name="ce413" office:value-type="float" office:value="221" calcext:value-type="float">
            <text:p>221</text:p>
          </table:table-cell>
          <table:table-cell table:style-name="ce413" office:value-type="float" office:value="224" calcext:value-type="float">
            <text:p>224</text:p>
          </table:table-cell>
          <table:table-cell table:style-name="ce413" office:value-type="float" office:value="226" calcext:value-type="float">
            <text:p>226</text:p>
          </table:table-cell>
          <table:table-cell table:style-name="ce413" office:value-type="float" office:value="228" calcext:value-type="float">
            <text:p>228</text:p>
          </table:table-cell>
          <table:table-cell table:style-name="ce413" office:value-type="float" office:value="230" calcext:value-type="float">
            <text:p>230</text:p>
          </table:table-cell>
          <table:table-cell table:style-name="ce413" office:value-type="float" office:value="232" calcext:value-type="float">
            <text:p>232</text:p>
          </table:table-cell>
          <table:table-cell table:style-name="ce413" office:value-type="float" office:value="234" calcext:value-type="float">
            <text:p>234</text:p>
          </table:table-cell>
          <table:table-cell table:style-name="ce413" office:value-type="float" office:value="236" calcext:value-type="float">
            <text:p>236</text:p>
          </table:table-cell>
          <table:table-cell table:style-name="ce445" office:value-type="float" office:value="238" calcext:value-type="float">
            <text:p>238</text:p>
          </table:table-cell>
          <table:table-cell table:style-name="ce400" office:value-type="float" office:value="0.425" calcext:value-type="float">
            <text:p>0.425</text:p>
          </table:table-cell>
          <table:table-cell table:style-name="ce413" office:value-type="float" office:value="275" calcext:value-type="float">
            <text:p>275</text:p>
          </table:table-cell>
          <table:table-cell table:style-name="ce413" office:value-type="float" office:value="278" calcext:value-type="float">
            <text:p>278</text:p>
          </table:table-cell>
          <table:table-cell table:style-name="ce413" office:value-type="float" office:value="280" calcext:value-type="float">
            <text:p>280</text:p>
          </table:table-cell>
          <table:table-cell table:style-name="ce413" office:value-type="float" office:value="282" calcext:value-type="float">
            <text:p>282</text:p>
          </table:table-cell>
          <table:table-cell table:style-name="ce413" office:value-type="float" office:value="284" calcext:value-type="float">
            <text:p>284</text:p>
          </table:table-cell>
          <table:table-cell table:style-name="ce413" office:value-type="float" office:value="286" calcext:value-type="float">
            <text:p>286</text:p>
          </table:table-cell>
          <table:table-cell table:style-name="ce413" office:value-type="float" office:value="288" calcext:value-type="float">
            <text:p>288</text:p>
          </table:table-cell>
          <table:table-cell table:style-name="ce413" office:value-type="float" office:value="290" calcext:value-type="float">
            <text:p>290</text:p>
          </table:table-cell>
          <table:table-cell table:style-name="ce413" office:value-type="float" office:value="292" calcext:value-type="float">
            <text:p>292</text:p>
          </table:table-cell>
          <table:table-cell table:style-name="ce413" office:value-type="float" office:value="294" calcext:value-type="float">
            <text:p>294</text:p>
          </table:table-cell>
          <table:table-cell table:style-name="ce413" office:value-type="float" office:value="296" calcext:value-type="float">
            <text:p>296</text:p>
          </table:table-cell>
          <table:table-cell table:style-name="ce413" office:value-type="float" office:value="298" calcext:value-type="float">
            <text:p>298</text:p>
          </table:table-cell>
          <table:table-cell table:style-name="ce445" office:value-type="float" office:value="300" calcext:value-type="float">
            <text:p>300</text:p>
          </table:table-cell>
          <table:table-cell table:number-columns-repeated="997"/>
        </table:table-row>
        <table:table-row table:style-name="ro1">
          <table:table-cell table:style-name="ce400" office:value-type="float" office:value="0.45" calcext:value-type="float">
            <text:p>0.45</text:p>
          </table:table-cell>
          <table:table-cell table:style-name="ce413" office:value-type="float" office:value="221" calcext:value-type="float">
            <text:p>221</text:p>
          </table:table-cell>
          <table:table-cell table:style-name="ce413" office:value-type="float" office:value="226" calcext:value-type="float">
            <text:p>226</text:p>
          </table:table-cell>
          <table:table-cell table:style-name="ce413" office:value-type="float" office:value="230" calcext:value-type="float">
            <text:p>230</text:p>
          </table:table-cell>
          <table:table-cell table:style-name="ce413" office:value-type="float" office:value="232" calcext:value-type="float">
            <text:p>232</text:p>
          </table:table-cell>
          <table:table-cell table:style-name="ce413" office:value-type="float" office:value="235" calcext:value-type="float">
            <text:p>235</text:p>
          </table:table-cell>
          <table:table-cell table:style-name="ce413" office:value-type="float" office:value="237" calcext:value-type="float">
            <text:p>237</text:p>
          </table:table-cell>
          <table:table-cell table:style-name="ce413" office:value-type="float" office:value="238" calcext:value-type="float">
            <text:p>238</text:p>
          </table:table-cell>
          <table:table-cell table:style-name="ce413" office:value-type="float" office:value="240" calcext:value-type="float">
            <text:p>240</text:p>
          </table:table-cell>
          <table:table-cell table:style-name="ce413" office:value-type="float" office:value="242" calcext:value-type="float">
            <text:p>242</text:p>
          </table:table-cell>
          <table:table-cell table:style-name="ce413" office:value-type="float" office:value="244" calcext:value-type="float">
            <text:p>244</text:p>
          </table:table-cell>
          <table:table-cell table:style-name="ce413" office:value-type="float" office:value="246" calcext:value-type="float">
            <text:p>246</text:p>
          </table:table-cell>
          <table:table-cell table:style-name="ce445" office:value-type="float" office:value="248" calcext:value-type="float">
            <text:p>248</text:p>
          </table:table-cell>
          <table:table-cell table:style-name="ce400" office:value-type="float" office:value="0.45" calcext:value-type="float">
            <text:p>0.45</text:p>
          </table:table-cell>
          <table:table-cell table:style-name="ce413" office:value-type="float" office:value="286" calcext:value-type="float">
            <text:p>286</text:p>
          </table:table-cell>
          <table:table-cell table:style-name="ce413" office:value-type="float" office:value="288" calcext:value-type="float">
            <text:p>288</text:p>
          </table:table-cell>
          <table:table-cell table:style-name="ce413" office:value-type="float" office:value="290" calcext:value-type="float">
            <text:p>290</text:p>
          </table:table-cell>
          <table:table-cell table:style-name="ce413" office:value-type="float" office:value="292" calcext:value-type="float">
            <text:p>292</text:p>
          </table:table-cell>
          <table:table-cell table:style-name="ce413" office:value-type="float" office:value="294" calcext:value-type="float">
            <text:p>294</text:p>
          </table:table-cell>
          <table:table-cell table:style-name="ce413" office:value-type="float" office:value="296" calcext:value-type="float">
            <text:p>296</text:p>
          </table:table-cell>
          <table:table-cell table:style-name="ce413" office:value-type="float" office:value="298" calcext:value-type="float">
            <text:p>298</text:p>
          </table:table-cell>
          <table:table-cell table:style-name="ce413" office:value-type="float" office:value="299" calcext:value-type="float">
            <text:p>299</text:p>
          </table:table-cell>
          <table:table-cell table:style-name="ce413" office:value-type="float" office:value="301" calcext:value-type="float">
            <text:p>301</text:p>
          </table:table-cell>
          <table:table-cell table:style-name="ce413" office:value-type="float" office:value="303" calcext:value-type="float">
            <text:p>303</text:p>
          </table:table-cell>
          <table:table-cell table:style-name="ce413" office:value-type="float" office:value="305" calcext:value-type="float">
            <text:p>305</text:p>
          </table:table-cell>
          <table:table-cell table:style-name="ce413" office:value-type="float" office:value="307" calcext:value-type="float">
            <text:p>307</text:p>
          </table:table-cell>
          <table:table-cell table:style-name="ce445" office:value-type="float" office:value="309" calcext:value-type="float">
            <text:p>309</text:p>
          </table:table-cell>
          <table:table-cell table:number-columns-repeated="997"/>
        </table:table-row>
        <table:table-row table:style-name="ro1">
          <table:table-cell table:style-name="ce400" office:value-type="float" office:value="0.475" calcext:value-type="float">
            <text:p>0.475</text:p>
          </table:table-cell>
          <table:table-cell table:style-name="ce413" office:value-type="float" office:value="233" calcext:value-type="float">
            <text:p>233</text:p>
          </table:table-cell>
          <table:table-cell table:style-name="ce413" office:value-type="float" office:value="237" calcext:value-type="float">
            <text:p>237</text:p>
          </table:table-cell>
          <table:table-cell table:style-name="ce413" office:value-type="float" office:value="241" calcext:value-type="float">
            <text:p>241</text:p>
          </table:table-cell>
          <table:table-cell table:style-name="ce413" office:value-type="float" office:value="243" calcext:value-type="float">
            <text:p>243</text:p>
          </table:table-cell>
          <table:table-cell table:style-name="ce413" office:value-type="float" office:value="245" calcext:value-type="float">
            <text:p>245</text:p>
          </table:table-cell>
          <table:table-cell table:style-name="ce413" office:value-type="float" office:value="247" calcext:value-type="float">
            <text:p>247</text:p>
          </table:table-cell>
          <table:table-cell table:style-name="ce413" office:value-type="float" office:value="249" calcext:value-type="float">
            <text:p>249</text:p>
          </table:table-cell>
          <table:table-cell table:style-name="ce413" office:value-type="float" office:value="251" calcext:value-type="float">
            <text:p>251</text:p>
          </table:table-cell>
          <table:table-cell table:style-name="ce413" office:value-type="float" office:value="253" calcext:value-type="float">
            <text:p>253</text:p>
          </table:table-cell>
          <table:table-cell table:style-name="ce413" office:value-type="float" office:value="254" calcext:value-type="float">
            <text:p>254</text:p>
          </table:table-cell>
          <table:table-cell table:style-name="ce413" office:value-type="float" office:value="256" calcext:value-type="float">
            <text:p>256</text:p>
          </table:table-cell>
          <table:table-cell table:style-name="ce445" office:value-type="float" office:value="258" calcext:value-type="float">
            <text:p>258</text:p>
          </table:table-cell>
          <table:table-cell table:style-name="ce400" office:value-type="float" office:value="0.475" calcext:value-type="float">
            <text:p>0.475</text:p>
          </table:table-cell>
          <table:table-cell table:style-name="ce413" office:value-type="float" office:value="296" calcext:value-type="float">
            <text:p>296</text:p>
          </table:table-cell>
          <table:table-cell table:style-name="ce413" office:value-type="float" office:value="298" calcext:value-type="float">
            <text:p>298</text:p>
          </table:table-cell>
          <table:table-cell table:style-name="ce413" office:value-type="float" office:value="3090" calcext:value-type="float">
            <text:p>3090</text:p>
          </table:table-cell>
          <table:table-cell table:style-name="ce413" office:value-type="float" office:value="302" calcext:value-type="float">
            <text:p>302</text:p>
          </table:table-cell>
          <table:table-cell table:style-name="ce413" office:value-type="float" office:value="304" calcext:value-type="float">
            <text:p>304</text:p>
          </table:table-cell>
          <table:table-cell table:style-name="ce413" office:value-type="float" office:value="305" calcext:value-type="float">
            <text:p>305</text:p>
          </table:table-cell>
          <table:table-cell table:style-name="ce413" office:value-type="float" office:value="307" calcext:value-type="float">
            <text:p>307</text:p>
          </table:table-cell>
          <table:table-cell table:style-name="ce413" office:value-type="float" office:value="309" calcext:value-type="float">
            <text:p>309</text:p>
          </table:table-cell>
          <table:table-cell table:style-name="ce413" office:value-type="float" office:value="311" calcext:value-type="float">
            <text:p>311</text:p>
          </table:table-cell>
          <table:table-cell table:style-name="ce413" office:value-type="float" office:value="313" calcext:value-type="float">
            <text:p>313</text:p>
          </table:table-cell>
          <table:table-cell table:style-name="ce413" office:value-type="float" office:value="315" calcext:value-type="float">
            <text:p>315</text:p>
          </table:table-cell>
          <table:table-cell table:style-name="ce413" office:value-type="float" office:value="317" calcext:value-type="float">
            <text:p>317</text:p>
          </table:table-cell>
          <table:table-cell table:style-name="ce445" office:value-type="float" office:value="318" calcext:value-type="float">
            <text:p>318</text:p>
          </table:table-cell>
          <table:table-cell table:number-columns-repeated="997"/>
        </table:table-row>
        <table:table-row table:style-name="ro1">
          <table:table-cell table:style-name="ce400" office:value-type="float" office:value="0.5" calcext:value-type="float">
            <text:p>0.5</text:p>
          </table:table-cell>
          <table:table-cell table:style-name="ce413" office:value-type="float" office:value="244" calcext:value-type="float">
            <text:p>244</text:p>
          </table:table-cell>
          <table:table-cell table:style-name="ce413" office:value-type="float" office:value="248" calcext:value-type="float">
            <text:p>248</text:p>
          </table:table-cell>
          <table:table-cell table:style-name="ce413" office:value-type="float" office:value="252" calcext:value-type="float">
            <text:p>252</text:p>
          </table:table-cell>
          <table:table-cell table:style-name="ce413" office:value-type="float" office:value="254" calcext:value-type="float">
            <text:p>254</text:p>
          </table:table-cell>
          <table:table-cell table:style-name="ce413" office:value-type="float" office:value="256" calcext:value-type="float">
            <text:p>256</text:p>
          </table:table-cell>
          <table:table-cell table:style-name="ce413" office:value-type="float" office:value="258" calcext:value-type="float">
            <text:p>258</text:p>
          </table:table-cell>
          <table:table-cell table:style-name="ce413" office:value-type="float" office:value="260" calcext:value-type="float">
            <text:p>260</text:p>
          </table:table-cell>
          <table:table-cell table:style-name="ce413" office:value-type="float" office:value="261" calcext:value-type="float">
            <text:p>261</text:p>
          </table:table-cell>
          <table:table-cell table:style-name="ce413" office:value-type="float" office:value="263" calcext:value-type="float">
            <text:p>263</text:p>
          </table:table-cell>
          <table:table-cell table:style-name="ce413" office:value-type="float" office:value="265" calcext:value-type="float">
            <text:p>265</text:p>
          </table:table-cell>
          <table:table-cell table:style-name="ce413" office:value-type="float" office:value="267" calcext:value-type="float">
            <text:p>267</text:p>
          </table:table-cell>
          <table:table-cell table:style-name="ce445" office:value-type="float" office:value="269" calcext:value-type="float">
            <text:p>269</text:p>
          </table:table-cell>
          <table:table-cell table:style-name="ce400" office:value-type="float" office:value="0.5" calcext:value-type="float">
            <text:p>0.5</text:p>
          </table:table-cell>
          <table:table-cell table:style-name="ce413" office:value-type="float" office:value="306" calcext:value-type="float">
            <text:p>306</text:p>
          </table:table-cell>
          <table:table-cell table:style-name="ce413" office:value-type="float" office:value="308" calcext:value-type="float">
            <text:p>308</text:p>
          </table:table-cell>
          <table:table-cell table:style-name="ce413" office:value-type="float" office:value="310" calcext:value-type="float">
            <text:p>310</text:p>
          </table:table-cell>
          <table:table-cell table:style-name="ce413" office:value-type="float" office:value="312" calcext:value-type="float">
            <text:p>312</text:p>
          </table:table-cell>
          <table:table-cell table:style-name="ce413" office:value-type="float" office:value="313" calcext:value-type="float">
            <text:p>313</text:p>
          </table:table-cell>
          <table:table-cell table:style-name="ce413" office:value-type="float" office:value="315" calcext:value-type="float">
            <text:p>315</text:p>
          </table:table-cell>
          <table:table-cell table:style-name="ce413" office:value-type="float" office:value="317" calcext:value-type="float">
            <text:p>317</text:p>
          </table:table-cell>
          <table:table-cell table:style-name="ce413" office:value-type="float" office:value="319" calcext:value-type="float">
            <text:p>319</text:p>
          </table:table-cell>
          <table:table-cell table:style-name="ce413" office:value-type="float" office:value="320" calcext:value-type="float">
            <text:p>320</text:p>
          </table:table-cell>
          <table:table-cell table:style-name="ce413" office:value-type="float" office:value="322" calcext:value-type="float">
            <text:p>322</text:p>
          </table:table-cell>
          <table:table-cell table:style-name="ce413" office:value-type="float" office:value="324" calcext:value-type="float">
            <text:p>324</text:p>
          </table:table-cell>
          <table:table-cell table:style-name="ce413" office:value-type="float" office:value="326" calcext:value-type="float">
            <text:p>326</text:p>
          </table:table-cell>
          <table:table-cell table:style-name="ce445" office:value-type="float" office:value="328" calcext:value-type="float">
            <text:p>328</text:p>
          </table:table-cell>
          <table:table-cell table:number-columns-repeated="997"/>
        </table:table-row>
        <table:table-row table:style-name="ro1">
          <table:table-cell table:style-name="ce400" office:value-type="float" office:value="0.525" calcext:value-type="float">
            <text:p>0.525</text:p>
          </table:table-cell>
          <table:table-cell table:style-name="ce413" office:value-type="float" office:value="256" calcext:value-type="float">
            <text:p>256</text:p>
          </table:table-cell>
          <table:table-cell table:style-name="ce413" office:value-type="float" office:value="260" calcext:value-type="float">
            <text:p>260</text:p>
          </table:table-cell>
          <table:table-cell table:style-name="ce413" office:value-type="float" office:value="263" calcext:value-type="float">
            <text:p>263</text:p>
          </table:table-cell>
          <table:table-cell table:style-name="ce413" office:value-type="float" office:value="265" calcext:value-type="float">
            <text:p>265</text:p>
          </table:table-cell>
          <table:table-cell table:style-name="ce413" office:value-type="float" office:value="267" calcext:value-type="float">
            <text:p>267</text:p>
          </table:table-cell>
          <table:table-cell table:style-name="ce413" office:value-type="float" office:value="269" calcext:value-type="float">
            <text:p>269</text:p>
          </table:table-cell>
          <table:table-cell table:style-name="ce413" office:value-type="float" office:value="270" calcext:value-type="float">
            <text:p>270</text:p>
          </table:table-cell>
          <table:table-cell table:style-name="ce413" office:value-type="float" office:value="272" calcext:value-type="float">
            <text:p>272</text:p>
          </table:table-cell>
          <table:table-cell table:style-name="ce413" office:value-type="float" office:value="273" calcext:value-type="float">
            <text:p>273</text:p>
          </table:table-cell>
          <table:table-cell table:style-name="ce413" office:value-type="float" office:value="275" calcext:value-type="float">
            <text:p>275</text:p>
          </table:table-cell>
          <table:table-cell table:style-name="ce413" office:value-type="float" office:value="277" calcext:value-type="float">
            <text:p>277</text:p>
          </table:table-cell>
          <table:table-cell table:style-name="ce445" office:value-type="float" office:value="279" calcext:value-type="float">
            <text:p>279</text:p>
          </table:table-cell>
          <table:table-cell table:style-name="ce400" office:value-type="float" office:value="0.525" calcext:value-type="float">
            <text:p>0.525</text:p>
          </table:table-cell>
          <table:table-cell table:style-name="ce413" office:value-type="float" office:value="316" calcext:value-type="float">
            <text:p>316</text:p>
          </table:table-cell>
          <table:table-cell table:style-name="ce413" office:value-type="float" office:value="318" calcext:value-type="float">
            <text:p>318</text:p>
          </table:table-cell>
          <table:table-cell table:style-name="ce413" office:value-type="float" office:value="320" calcext:value-type="float">
            <text:p>320</text:p>
          </table:table-cell>
          <table:table-cell table:style-name="ce413" office:value-type="float" office:value="322" calcext:value-type="float">
            <text:p>322</text:p>
          </table:table-cell>
          <table:table-cell table:style-name="ce413" office:value-type="float" office:value="323" calcext:value-type="float">
            <text:p>323</text:p>
          </table:table-cell>
          <table:table-cell table:style-name="ce413" office:value-type="float" office:value="325" calcext:value-type="float">
            <text:p>325</text:p>
          </table:table-cell>
          <table:table-cell table:style-name="ce413" office:value-type="float" office:value="326" calcext:value-type="float">
            <text:p>326</text:p>
          </table:table-cell>
          <table:table-cell table:style-name="ce413" office:value-type="float" office:value="328" calcext:value-type="float">
            <text:p>328</text:p>
          </table:table-cell>
          <table:table-cell table:style-name="ce413" office:value-type="float" office:value="330" calcext:value-type="float">
            <text:p>330</text:p>
          </table:table-cell>
          <table:table-cell table:style-name="ce413" office:value-type="float" office:value="332" calcext:value-type="float">
            <text:p>332</text:p>
          </table:table-cell>
          <table:table-cell table:style-name="ce413" office:value-type="float" office:value="333" calcext:value-type="float">
            <text:p>333</text:p>
          </table:table-cell>
          <table:table-cell table:style-name="ce413" office:value-type="float" office:value="335" calcext:value-type="float">
            <text:p>335</text:p>
          </table:table-cell>
          <table:table-cell table:style-name="ce445" office:value-type="float" office:value="337" calcext:value-type="float">
            <text:p>337</text:p>
          </table:table-cell>
          <table:table-cell table:number-columns-repeated="997"/>
        </table:table-row>
        <table:table-row table:style-name="ro1">
          <table:table-cell table:style-name="ce400" office:value-type="float" office:value="0.55" calcext:value-type="float">
            <text:p>0.55</text:p>
          </table:table-cell>
          <table:table-cell table:style-name="ce413" office:value-type="float" office:value="267" calcext:value-type="float">
            <text:p>267</text:p>
          </table:table-cell>
          <table:table-cell table:style-name="ce413" office:value-type="float" office:value="271" calcext:value-type="float">
            <text:p>271</text:p>
          </table:table-cell>
          <table:table-cell table:style-name="ce413" office:value-type="float" office:value="274" calcext:value-type="float">
            <text:p>274</text:p>
          </table:table-cell>
          <table:table-cell table:style-name="ce413" office:value-type="float" office:value="276" calcext:value-type="float">
            <text:p>276</text:p>
          </table:table-cell>
          <table:table-cell table:style-name="ce413" office:value-type="float" office:value="278" calcext:value-type="float">
            <text:p>278</text:p>
          </table:table-cell>
          <table:table-cell table:style-name="ce413" office:value-type="float" office:value="279" calcext:value-type="float">
            <text:p>279</text:p>
          </table:table-cell>
          <table:table-cell table:style-name="ce413" office:value-type="float" office:value="281" calcext:value-type="float">
            <text:p>281</text:p>
          </table:table-cell>
          <table:table-cell table:style-name="ce413" office:value-type="float" office:value="282" calcext:value-type="float">
            <text:p>282</text:p>
          </table:table-cell>
          <table:table-cell table:style-name="ce413" office:value-type="float" office:value="284" calcext:value-type="float">
            <text:p>284</text:p>
          </table:table-cell>
          <table:table-cell table:style-name="ce413" office:value-type="float" office:value="285" calcext:value-type="float">
            <text:p>285</text:p>
          </table:table-cell>
          <table:table-cell table:style-name="ce413" office:value-type="float" office:value="287" calcext:value-type="float">
            <text:p>287</text:p>
          </table:table-cell>
          <table:table-cell table:style-name="ce445" office:value-type="float" office:value="289" calcext:value-type="float">
            <text:p>289</text:p>
          </table:table-cell>
          <table:table-cell table:style-name="ce400" office:value-type="float" office:value="0.55" calcext:value-type="float">
            <text:p>0.55</text:p>
          </table:table-cell>
          <table:table-cell table:style-name="ce413" office:value-type="float" office:value="326" calcext:value-type="float">
            <text:p>326</text:p>
          </table:table-cell>
          <table:table-cell table:style-name="ce413" office:value-type="float" office:value="328" calcext:value-type="float">
            <text:p>328</text:p>
          </table:table-cell>
          <table:table-cell table:style-name="ce413" office:value-type="float" office:value="330" calcext:value-type="float">
            <text:p>330</text:p>
          </table:table-cell>
          <table:table-cell table:style-name="ce413" office:value-type="float" office:value="331" calcext:value-type="float">
            <text:p>331</text:p>
          </table:table-cell>
          <table:table-cell table:style-name="ce413" office:value-type="float" office:value="333" calcext:value-type="float">
            <text:p>333</text:p>
          </table:table-cell>
          <table:table-cell table:style-name="ce413" office:value-type="float" office:value="334" calcext:value-type="float">
            <text:p>334</text:p>
          </table:table-cell>
          <table:table-cell table:style-name="ce413" office:value-type="float" office:value="336" calcext:value-type="float">
            <text:p>336</text:p>
          </table:table-cell>
          <table:table-cell table:style-name="ce413" office:value-type="float" office:value="338" calcext:value-type="float">
            <text:p>338</text:p>
          </table:table-cell>
          <table:table-cell table:style-name="ce413" office:value-type="float" office:value="339" calcext:value-type="float">
            <text:p>339</text:p>
          </table:table-cell>
          <table:table-cell table:style-name="ce413" office:value-type="float" office:value="341" calcext:value-type="float">
            <text:p>341</text:p>
          </table:table-cell>
          <table:table-cell table:style-name="ce413" office:value-type="float" office:value="343" calcext:value-type="float">
            <text:p>343</text:p>
          </table:table-cell>
          <table:table-cell table:style-name="ce413" office:value-type="float" office:value="344" calcext:value-type="float">
            <text:p>344</text:p>
          </table:table-cell>
          <table:table-cell table:style-name="ce445" office:value-type="float" office:value="346" calcext:value-type="float">
            <text:p>346</text:p>
          </table:table-cell>
          <table:table-cell table:number-columns-repeated="997"/>
        </table:table-row>
        <table:table-row table:style-name="ro1">
          <table:table-cell table:style-name="ce400" office:value-type="float" office:value="0.575" calcext:value-type="float">
            <text:p>0.575</text:p>
          </table:table-cell>
          <table:table-cell table:style-name="ce413" office:value-type="float" office:value="279" calcext:value-type="float">
            <text:p>279</text:p>
          </table:table-cell>
          <table:table-cell table:style-name="ce413" office:value-type="float" office:value="282" calcext:value-type="float">
            <text:p>282</text:p>
          </table:table-cell>
          <table:table-cell table:style-name="ce413" office:value-type="float" office:value="285" calcext:value-type="float">
            <text:p>285</text:p>
          </table:table-cell>
          <table:table-cell table:style-name="ce413" office:value-type="float" office:value="287" calcext:value-type="float">
            <text:p>287</text:p>
          </table:table-cell>
          <table:table-cell table:style-name="ce413" office:value-type="float" office:value="288" calcext:value-type="float">
            <text:p>288</text:p>
          </table:table-cell>
          <table:table-cell table:style-name="ce413" office:value-type="float" office:value="290" calcext:value-type="float">
            <text:p>290</text:p>
          </table:table-cell>
          <table:table-cell table:style-name="ce413" office:value-type="float" office:value="291" calcext:value-type="float">
            <text:p>291</text:p>
          </table:table-cell>
          <table:table-cell table:style-name="ce413" office:value-type="float" office:value="292" calcext:value-type="float">
            <text:p>292</text:p>
          </table:table-cell>
          <table:table-cell table:style-name="ce413" office:value-type="float" office:value="294" calcext:value-type="float">
            <text:p>294</text:p>
          </table:table-cell>
          <table:table-cell table:style-name="ce413" office:value-type="float" office:value="296" calcext:value-type="float">
            <text:p>296</text:p>
          </table:table-cell>
          <table:table-cell table:style-name="ce413" office:value-type="float" office:value="297" calcext:value-type="float">
            <text:p>297</text:p>
          </table:table-cell>
          <table:table-cell table:style-name="ce445" office:value-type="float" office:value="299" calcext:value-type="float">
            <text:p>299</text:p>
          </table:table-cell>
          <table:table-cell table:style-name="ce400" office:value-type="float" office:value="0.575" calcext:value-type="float">
            <text:p>0.575</text:p>
          </table:table-cell>
          <table:table-cell table:style-name="ce413" office:value-type="float" office:value="336" calcext:value-type="float">
            <text:p>336</text:p>
          </table:table-cell>
          <table:table-cell table:style-name="ce413" office:value-type="float" office:value="338" calcext:value-type="float">
            <text:p>338</text:p>
          </table:table-cell>
          <table:table-cell table:style-name="ce413" office:value-type="float" office:value="339" calcext:value-type="float">
            <text:p>339</text:p>
          </table:table-cell>
          <table:table-cell table:style-name="ce413" office:value-type="float" office:value="341" calcext:value-type="float">
            <text:p>341</text:p>
          </table:table-cell>
          <table:table-cell table:style-name="ce413" office:value-type="float" office:value="342" calcext:value-type="float">
            <text:p>342</text:p>
          </table:table-cell>
          <table:table-cell table:style-name="ce413" office:value-type="float" office:value="344" calcext:value-type="float">
            <text:p>344</text:p>
          </table:table-cell>
          <table:table-cell table:style-name="ce413" office:value-type="float" office:value="345" calcext:value-type="float">
            <text:p>345</text:p>
          </table:table-cell>
          <table:table-cell table:style-name="ce413" office:value-type="float" office:value="347" calcext:value-type="float">
            <text:p>347</text:p>
          </table:table-cell>
          <table:table-cell table:style-name="ce413" office:value-type="float" office:value="349" calcext:value-type="float">
            <text:p>349</text:p>
          </table:table-cell>
          <table:table-cell table:style-name="ce413" office:value-type="float" office:value="350" calcext:value-type="float">
            <text:p>350</text:p>
          </table:table-cell>
          <table:table-cell table:style-name="ce413" office:value-type="float" office:value="352" calcext:value-type="float">
            <text:p>352</text:p>
          </table:table-cell>
          <table:table-cell table:style-name="ce413" office:value-type="float" office:value="354" calcext:value-type="float">
            <text:p>354</text:p>
          </table:table-cell>
          <table:table-cell table:style-name="ce445" office:value-type="float" office:value="355" calcext:value-type="float">
            <text:p>355</text:p>
          </table:table-cell>
          <table:table-cell table:number-columns-repeated="997"/>
        </table:table-row>
        <table:table-row table:style-name="ro1">
          <table:table-cell table:style-name="ce400" office:value-type="float" office:value="0.6" calcext:value-type="float">
            <text:p>0.6</text:p>
          </table:table-cell>
          <table:table-cell table:style-name="ce413" office:value-type="float" office:value="290" calcext:value-type="float">
            <text:p>290</text:p>
          </table:table-cell>
          <table:table-cell table:style-name="ce413" office:value-type="float" office:value="293" calcext:value-type="float">
            <text:p>293</text:p>
          </table:table-cell>
          <table:table-cell table:style-name="ce413" office:value-type="float" office:value="296" calcext:value-type="float">
            <text:p>296</text:p>
          </table:table-cell>
          <table:table-cell table:style-name="ce413" office:value-type="float" office:value="297" calcext:value-type="float">
            <text:p>297</text:p>
          </table:table-cell>
          <table:table-cell table:style-name="ce413" office:value-type="float" office:value="299" calcext:value-type="float">
            <text:p>299</text:p>
          </table:table-cell>
          <table:table-cell table:style-name="ce413" office:value-type="float" office:value="300" calcext:value-type="float">
            <text:p>300</text:p>
          </table:table-cell>
          <table:table-cell table:style-name="ce413" office:value-type="float" office:value="301" calcext:value-type="float">
            <text:p>301</text:p>
          </table:table-cell>
          <table:table-cell table:style-name="ce413" office:value-type="float" office:value="303" calcext:value-type="float">
            <text:p>303</text:p>
          </table:table-cell>
          <table:table-cell table:style-name="ce413" office:value-type="float" office:value="304" calcext:value-type="float">
            <text:p>304</text:p>
          </table:table-cell>
          <table:table-cell table:style-name="ce413" office:value-type="float" office:value="306" calcext:value-type="float">
            <text:p>306</text:p>
          </table:table-cell>
          <table:table-cell table:style-name="ce413" office:value-type="float" office:value="308" calcext:value-type="float">
            <text:p>308</text:p>
          </table:table-cell>
          <table:table-cell table:style-name="ce445" office:value-type="float" office:value="310" calcext:value-type="float">
            <text:p>310</text:p>
          </table:table-cell>
          <table:table-cell table:style-name="ce400" office:value-type="float" office:value="0.6" calcext:value-type="float">
            <text:p>0.6</text:p>
          </table:table-cell>
          <table:table-cell table:style-name="ce413" office:value-type="float" office:value="346" calcext:value-type="float">
            <text:p>346</text:p>
          </table:table-cell>
          <table:table-cell table:style-name="ce413" office:value-type="float" office:value="348" calcext:value-type="float">
            <text:p>348</text:p>
          </table:table-cell>
          <table:table-cell table:style-name="ce413" office:value-type="float" office:value="349" calcext:value-type="float">
            <text:p>349</text:p>
          </table:table-cell>
          <table:table-cell table:style-name="ce413" office:value-type="float" office:value="350" calcext:value-type="float">
            <text:p>350</text:p>
          </table:table-cell>
          <table:table-cell table:style-name="ce413" office:value-type="float" office:value="352" calcext:value-type="float">
            <text:p>352</text:p>
          </table:table-cell>
          <table:table-cell table:style-name="ce413" office:value-type="float" office:value="353" calcext:value-type="float">
            <text:p>353</text:p>
          </table:table-cell>
          <table:table-cell table:style-name="ce413" office:value-type="float" office:value="355" calcext:value-type="float">
            <text:p>355</text:p>
          </table:table-cell>
          <table:table-cell table:style-name="ce413" office:value-type="float" office:value="356" calcext:value-type="float">
            <text:p>356</text:p>
          </table:table-cell>
          <table:table-cell table:style-name="ce413" office:value-type="float" office:value="358" calcext:value-type="float">
            <text:p>358</text:p>
          </table:table-cell>
          <table:table-cell table:style-name="ce413" office:value-type="float" office:value="359" calcext:value-type="float">
            <text:p>359</text:p>
          </table:table-cell>
          <table:table-cell table:style-name="ce413" office:value-type="float" office:value="361" calcext:value-type="float">
            <text:p>361</text:p>
          </table:table-cell>
          <table:table-cell table:style-name="ce413" office:value-type="float" office:value="363" calcext:value-type="float">
            <text:p>363</text:p>
          </table:table-cell>
          <table:table-cell table:style-name="ce445" office:value-type="float" office:value="364" calcext:value-type="float">
            <text:p>364</text:p>
          </table:table-cell>
          <table:table-cell table:number-columns-repeated="997"/>
        </table:table-row>
        <table:table-row table:style-name="ro1">
          <table:table-cell table:style-name="ce400" office:value-type="float" office:value="0.625" calcext:value-type="float">
            <text:p>0.625</text:p>
          </table:table-cell>
          <table:table-cell table:style-name="ce413" office:value-type="float" office:value="301" calcext:value-type="float">
            <text:p>301</text:p>
          </table:table-cell>
          <table:table-cell table:style-name="ce413" office:value-type="float" office:value="304" calcext:value-type="float">
            <text:p>304</text:p>
          </table:table-cell>
          <table:table-cell table:style-name="ce413" office:value-type="float" office:value="306" calcext:value-type="float">
            <text:p>306</text:p>
          </table:table-cell>
          <table:table-cell table:style-name="ce413" office:value-type="float" office:value="308" calcext:value-type="float">
            <text:p>308</text:p>
          </table:table-cell>
          <table:table-cell table:style-name="ce413" office:value-type="float" office:value="309" calcext:value-type="float">
            <text:p>309</text:p>
          </table:table-cell>
          <table:table-cell table:style-name="ce413" office:value-type="float" office:value="310" calcext:value-type="float">
            <text:p>310</text:p>
          </table:table-cell>
          <table:table-cell table:style-name="ce413" office:value-type="float" office:value="312" calcext:value-type="float">
            <text:p>312</text:p>
          </table:table-cell>
          <table:table-cell table:style-name="ce413" office:value-type="float" office:value="313" calcext:value-type="float">
            <text:p>313</text:p>
          </table:table-cell>
          <table:table-cell table:style-name="ce413" office:value-type="float" office:value="315" calcext:value-type="float">
            <text:p>315</text:p>
          </table:table-cell>
          <table:table-cell table:style-name="ce413" office:value-type="float" office:value="316" calcext:value-type="float">
            <text:p>316</text:p>
          </table:table-cell>
          <table:table-cell table:style-name="ce413" office:value-type="float" office:value="318" calcext:value-type="float">
            <text:p>318</text:p>
          </table:table-cell>
          <table:table-cell table:style-name="ce445" office:value-type="float" office:value="320" calcext:value-type="float">
            <text:p>320</text:p>
          </table:table-cell>
          <table:table-cell table:style-name="ce400" office:value-type="float" office:value="0.625" calcext:value-type="float">
            <text:p>0.625</text:p>
          </table:table-cell>
          <table:table-cell table:style-name="ce413" office:value-type="float" office:value="356" calcext:value-type="float">
            <text:p>356</text:p>
          </table:table-cell>
          <table:table-cell table:style-name="ce413" office:value-type="float" office:value="357" calcext:value-type="float">
            <text:p>357</text:p>
          </table:table-cell>
          <table:table-cell table:style-name="ce413" office:value-type="float" office:value="358" calcext:value-type="float">
            <text:p>358</text:p>
          </table:table-cell>
          <table:table-cell table:style-name="ce413" office:value-type="float" office:value="360" calcext:value-type="float">
            <text:p>360</text:p>
          </table:table-cell>
          <table:table-cell table:style-name="ce413" office:value-type="float" office:value="361" calcext:value-type="float">
            <text:p>361</text:p>
          </table:table-cell>
          <table:table-cell table:style-name="ce413" office:value-type="float" office:value="362" calcext:value-type="float">
            <text:p>362</text:p>
          </table:table-cell>
          <table:table-cell table:style-name="ce413" office:value-type="float" office:value="364" calcext:value-type="float">
            <text:p>364</text:p>
          </table:table-cell>
          <table:table-cell table:style-name="ce413" office:value-type="float" office:value="365" calcext:value-type="float">
            <text:p>365</text:p>
          </table:table-cell>
          <table:table-cell table:style-name="ce413" office:value-type="float" office:value="367" calcext:value-type="float">
            <text:p>367</text:p>
          </table:table-cell>
          <table:table-cell table:style-name="ce413" office:value-type="float" office:value="368" calcext:value-type="float">
            <text:p>368</text:p>
          </table:table-cell>
          <table:table-cell table:style-name="ce413" office:value-type="float" office:value="370" calcext:value-type="float">
            <text:p>370</text:p>
          </table:table-cell>
          <table:table-cell table:style-name="ce413" office:value-type="float" office:value="372" calcext:value-type="float">
            <text:p>372</text:p>
          </table:table-cell>
          <table:table-cell table:style-name="ce445" office:value-type="float" office:value="373" calcext:value-type="float">
            <text:p>373</text:p>
          </table:table-cell>
          <table:table-cell table:number-columns-repeated="997"/>
        </table:table-row>
        <table:table-row table:style-name="ro1">
          <table:table-cell table:style-name="ce400" office:value-type="float" office:value="0.65" calcext:value-type="float">
            <text:p>0.65</text:p>
          </table:table-cell>
          <table:table-cell table:style-name="ce413" office:value-type="float" office:value="312" calcext:value-type="float">
            <text:p>312</text:p>
          </table:table-cell>
          <table:table-cell table:style-name="ce413" office:value-type="float" office:value="314" calcext:value-type="float">
            <text:p>314</text:p>
          </table:table-cell>
          <table:table-cell table:style-name="ce413" office:value-type="float" office:value="317" calcext:value-type="float">
            <text:p>317</text:p>
          </table:table-cell>
          <table:table-cell table:style-name="ce413" office:value-type="float" office:value="318" calcext:value-type="float">
            <text:p>318</text:p>
          </table:table-cell>
          <table:table-cell table:style-name="ce413" office:value-type="float" office:value="320" calcext:value-type="float">
            <text:p>320</text:p>
          </table:table-cell>
          <table:table-cell table:style-name="ce413" office:value-type="float" office:value="321" calcext:value-type="float">
            <text:p>321</text:p>
          </table:table-cell>
          <table:table-cell table:style-name="ce413" office:value-type="float" office:value="322" calcext:value-type="float">
            <text:p>322</text:p>
          </table:table-cell>
          <table:table-cell table:style-name="ce413" office:value-type="float" office:value="323" calcext:value-type="float">
            <text:p>323</text:p>
          </table:table-cell>
          <table:table-cell table:style-name="ce413" office:value-type="float" office:value="325" calcext:value-type="float">
            <text:p>325</text:p>
          </table:table-cell>
          <table:table-cell table:style-name="ce413" office:value-type="float" office:value="326" calcext:value-type="float">
            <text:p>326</text:p>
          </table:table-cell>
          <table:table-cell table:style-name="ce413" office:value-type="float" office:value="328" calcext:value-type="float">
            <text:p>328</text:p>
          </table:table-cell>
          <table:table-cell table:style-name="ce445" office:value-type="float" office:value="330" calcext:value-type="float">
            <text:p>330</text:p>
          </table:table-cell>
          <table:table-cell table:style-name="ce400" office:value-type="float" office:value="0.65" calcext:value-type="float">
            <text:p>0.65</text:p>
          </table:table-cell>
          <table:table-cell table:style-name="ce413" office:value-type="float" office:value="365" calcext:value-type="float">
            <text:p>365</text:p>
          </table:table-cell>
          <table:table-cell table:style-name="ce413" office:value-type="float" office:value="367" calcext:value-type="float">
            <text:p>367</text:p>
          </table:table-cell>
          <table:table-cell table:style-name="ce413" office:value-type="float" office:value="368" calcext:value-type="float">
            <text:p>368</text:p>
          </table:table-cell>
          <table:table-cell table:style-name="ce413" office:value-type="float" office:value="369" calcext:value-type="float">
            <text:p>369</text:p>
          </table:table-cell>
          <table:table-cell table:style-name="ce413" office:value-type="float" office:value="370" calcext:value-type="float">
            <text:p>370</text:p>
          </table:table-cell>
          <table:table-cell table:style-name="ce413" office:value-type="float" office:value="372" calcext:value-type="float">
            <text:p>372</text:p>
          </table:table-cell>
          <table:table-cell table:style-name="ce413" office:value-type="float" office:value="373" calcext:value-type="float">
            <text:p>373</text:p>
          </table:table-cell>
          <table:table-cell table:style-name="ce413" office:value-type="float" office:value="375" calcext:value-type="float">
            <text:p>375</text:p>
          </table:table-cell>
          <table:table-cell table:style-name="ce413" office:value-type="float" office:value="376" calcext:value-type="float">
            <text:p>376</text:p>
          </table:table-cell>
          <table:table-cell table:style-name="ce413" office:value-type="float" office:value="378" calcext:value-type="float">
            <text:p>378</text:p>
          </table:table-cell>
          <table:table-cell table:style-name="ce413" office:value-type="float" office:value="379" calcext:value-type="float">
            <text:p>379</text:p>
          </table:table-cell>
          <table:table-cell table:style-name="ce413" office:value-type="float" office:value="381" calcext:value-type="float">
            <text:p>381</text:p>
          </table:table-cell>
          <table:table-cell table:style-name="ce445" office:value-type="float" office:value="382" calcext:value-type="float">
            <text:p>382</text:p>
          </table:table-cell>
          <table:table-cell table:number-columns-repeated="997"/>
        </table:table-row>
        <table:table-row table:style-name="ro1">
          <table:table-cell table:style-name="ce400" office:value-type="float" office:value="0.675" calcext:value-type="float">
            <text:p>0.675</text:p>
          </table:table-cell>
          <table:table-cell table:style-name="ce413" office:value-type="float" office:value="322" calcext:value-type="float">
            <text:p>322</text:p>
          </table:table-cell>
          <table:table-cell table:style-name="ce413" office:value-type="float" office:value="325" calcext:value-type="float">
            <text:p>325</text:p>
          </table:table-cell>
          <table:table-cell table:style-name="ce413" office:value-type="float" office:value="327" calcext:value-type="float">
            <text:p>327</text:p>
          </table:table-cell>
          <table:table-cell table:style-name="ce413" office:value-type="float" office:value="328" calcext:value-type="float">
            <text:p>328</text:p>
          </table:table-cell>
          <table:table-cell table:style-name="ce413" office:value-type="float" office:value="330" calcext:value-type="float">
            <text:p>330</text:p>
          </table:table-cell>
          <table:table-cell table:style-name="ce413" office:value-type="float" office:value="331" calcext:value-type="float">
            <text:p>331</text:p>
          </table:table-cell>
          <table:table-cell table:number-columns-repeated="2" table:style-name="ce413" office:value-type="float" office:value="333" calcext:value-type="float">
            <text:p>333</text:p>
          </table:table-cell>
          <table:table-cell table:style-name="ce413" office:value-type="float" office:value="335" calcext:value-type="float">
            <text:p>335</text:p>
          </table:table-cell>
          <table:table-cell table:style-name="ce413" office:value-type="float" office:value="336" calcext:value-type="float">
            <text:p>336</text:p>
          </table:table-cell>
          <table:table-cell table:style-name="ce413" office:value-type="float" office:value="338" calcext:value-type="float">
            <text:p>338</text:p>
          </table:table-cell>
          <table:table-cell table:style-name="ce445" office:value-type="float" office:value="340" calcext:value-type="float">
            <text:p>340</text:p>
          </table:table-cell>
          <table:table-cell table:style-name="ce400" office:value-type="float" office:value="0.675" calcext:value-type="float">
            <text:p>0.675</text:p>
          </table:table-cell>
          <table:table-cell table:style-name="ce413" office:value-type="float" office:value="374" calcext:value-type="float">
            <text:p>374</text:p>
          </table:table-cell>
          <table:table-cell table:style-name="ce413" office:value-type="float" office:value="376" calcext:value-type="float">
            <text:p>376</text:p>
          </table:table-cell>
          <table:table-cell table:style-name="ce413" office:value-type="float" office:value="377" calcext:value-type="float">
            <text:p>377</text:p>
          </table:table-cell>
          <table:table-cell table:style-name="ce413" office:value-type="float" office:value="378" calcext:value-type="float">
            <text:p>378</text:p>
          </table:table-cell>
          <table:table-cell table:style-name="ce413" office:value-type="float" office:value="379" calcext:value-type="float">
            <text:p>379</text:p>
          </table:table-cell>
          <table:table-cell table:style-name="ce413" office:value-type="float" office:value="381" calcext:value-type="float">
            <text:p>381</text:p>
          </table:table-cell>
          <table:table-cell table:style-name="ce413" office:value-type="float" office:value="382" calcext:value-type="float">
            <text:p>382</text:p>
          </table:table-cell>
          <table:table-cell table:style-name="ce413" office:value-type="float" office:value="383" calcext:value-type="float">
            <text:p>383</text:p>
          </table:table-cell>
          <table:table-cell table:style-name="ce413" office:value-type="float" office:value="385" calcext:value-type="float">
            <text:p>385</text:p>
          </table:table-cell>
          <table:table-cell table:style-name="ce413" office:value-type="float" office:value="386" calcext:value-type="float">
            <text:p>386</text:p>
          </table:table-cell>
          <table:table-cell table:style-name="ce413" office:value-type="float" office:value="388" calcext:value-type="float">
            <text:p>388</text:p>
          </table:table-cell>
          <table:table-cell table:style-name="ce413" office:value-type="float" office:value="390" calcext:value-type="float">
            <text:p>390</text:p>
          </table:table-cell>
          <table:table-cell table:style-name="ce445" office:value-type="float" office:value="391" calcext:value-type="float">
            <text:p>391</text:p>
          </table:table-cell>
          <table:table-cell table:number-columns-repeated="997"/>
        </table:table-row>
        <table:table-row table:style-name="ro1">
          <table:table-cell table:style-name="ce400" office:value-type="float" office:value="0.7" calcext:value-type="float">
            <text:p>0.7</text:p>
          </table:table-cell>
          <table:table-cell table:style-name="ce413" office:value-type="float" office:value="333" calcext:value-type="float">
            <text:p>333</text:p>
          </table:table-cell>
          <table:table-cell table:style-name="ce413" office:value-type="float" office:value="335" calcext:value-type="float">
            <text:p>335</text:p>
          </table:table-cell>
          <table:table-cell table:style-name="ce413" office:value-type="float" office:value="337" calcext:value-type="float">
            <text:p>337</text:p>
          </table:table-cell>
          <table:table-cell table:style-name="ce413" office:value-type="float" office:value="339" calcext:value-type="float">
            <text:p>339</text:p>
          </table:table-cell>
          <table:table-cell table:style-name="ce413" office:value-type="float" office:value="340" calcext:value-type="float">
            <text:p>340</text:p>
          </table:table-cell>
          <table:table-cell table:style-name="ce413" office:value-type="float" office:value="341" calcext:value-type="float">
            <text:p>341</text:p>
          </table:table-cell>
          <table:table-cell table:style-name="ce413" office:value-type="float" office:value="342" calcext:value-type="float">
            <text:p>342</text:p>
          </table:table-cell>
          <table:table-cell table:style-name="ce413" office:value-type="float" office:value="343" calcext:value-type="float">
            <text:p>343</text:p>
          </table:table-cell>
          <table:table-cell table:style-name="ce413" office:value-type="float" office:value="345" calcext:value-type="float">
            <text:p>345</text:p>
          </table:table-cell>
          <table:table-cell table:style-name="ce413" office:value-type="float" office:value="346" calcext:value-type="float">
            <text:p>346</text:p>
          </table:table-cell>
          <table:table-cell table:style-name="ce413" office:value-type="float" office:value="348" calcext:value-type="float">
            <text:p>348</text:p>
          </table:table-cell>
          <table:table-cell table:style-name="ce445" office:value-type="float" office:value="350" calcext:value-type="float">
            <text:p>350</text:p>
          </table:table-cell>
          <table:table-cell table:style-name="ce400" office:value-type="float" office:value="0.7" calcext:value-type="float">
            <text:p>0.7</text:p>
          </table:table-cell>
          <table:table-cell table:style-name="ce413" office:value-type="float" office:value="384" calcext:value-type="float">
            <text:p>384</text:p>
          </table:table-cell>
          <table:table-cell table:style-name="ce413" office:value-type="float" office:value="385" calcext:value-type="float">
            <text:p>385</text:p>
          </table:table-cell>
          <table:table-cell table:style-name="ce413" office:value-type="float" office:value="386" calcext:value-type="float">
            <text:p>386</text:p>
          </table:table-cell>
          <table:table-cell table:style-name="ce413" office:value-type="float" office:value="387" calcext:value-type="float">
            <text:p>387</text:p>
          </table:table-cell>
          <table:table-cell table:style-name="ce413" office:value-type="float" office:value="388" calcext:value-type="float">
            <text:p>388</text:p>
          </table:table-cell>
          <table:table-cell table:style-name="ce413" office:value-type="float" office:value="390" calcext:value-type="float">
            <text:p>390</text:p>
          </table:table-cell>
          <table:table-cell table:style-name="ce413" office:value-type="float" office:value="391" calcext:value-type="float">
            <text:p>391</text:p>
          </table:table-cell>
          <table:table-cell table:style-name="ce413" office:value-type="float" office:value="392" calcext:value-type="float">
            <text:p>392</text:p>
          </table:table-cell>
          <table:table-cell table:style-name="ce413" office:value-type="float" office:value="394" calcext:value-type="float">
            <text:p>394</text:p>
          </table:table-cell>
          <table:table-cell table:style-name="ce413" office:value-type="float" office:value="395" calcext:value-type="float">
            <text:p>395</text:p>
          </table:table-cell>
          <table:table-cell table:style-name="ce413" office:value-type="float" office:value="397" calcext:value-type="float">
            <text:p>397</text:p>
          </table:table-cell>
          <table:table-cell table:style-name="ce413" office:value-type="float" office:value="398" calcext:value-type="float">
            <text:p>398</text:p>
          </table:table-cell>
          <table:table-cell table:style-name="ce445" office:value-type="float" office:value="400" calcext:value-type="float">
            <text:p>400</text:p>
          </table:table-cell>
          <table:table-cell table:number-columns-repeated="997"/>
        </table:table-row>
        <table:table-row table:style-name="ro1">
          <table:table-cell table:style-name="ce400" office:value-type="float" office:value="0.725" calcext:value-type="float">
            <text:p>0.725</text:p>
          </table:table-cell>
          <table:table-cell table:style-name="ce413" office:value-type="float" office:value="342" calcext:value-type="float">
            <text:p>342</text:p>
          </table:table-cell>
          <table:table-cell table:style-name="ce413" office:value-type="float" office:value="345" calcext:value-type="float">
            <text:p>345</text:p>
          </table:table-cell>
          <table:table-cell table:style-name="ce413" office:value-type="float" office:value="347" calcext:value-type="float">
            <text:p>347</text:p>
          </table:table-cell>
          <table:table-cell table:style-name="ce413" office:value-type="float" office:value="348" calcext:value-type="float">
            <text:p>348</text:p>
          </table:table-cell>
          <table:table-cell table:style-name="ce413" office:value-type="float" office:value="349" calcext:value-type="float">
            <text:p>349</text:p>
          </table:table-cell>
          <table:table-cell table:style-name="ce413" office:value-type="float" office:value="351" calcext:value-type="float">
            <text:p>351</text:p>
          </table:table-cell>
          <table:table-cell table:style-name="ce413" office:value-type="float" office:value="352" calcext:value-type="float">
            <text:p>352</text:p>
          </table:table-cell>
          <table:table-cell table:style-name="ce413" office:value-type="float" office:value="353" calcext:value-type="float">
            <text:p>353</text:p>
          </table:table-cell>
          <table:table-cell table:style-name="ce413" office:value-type="float" office:value="354" calcext:value-type="float">
            <text:p>354</text:p>
          </table:table-cell>
          <table:table-cell table:style-name="ce413" office:value-type="float" office:value="356" calcext:value-type="float">
            <text:p>356</text:p>
          </table:table-cell>
          <table:table-cell table:style-name="ce413" office:value-type="float" office:value="358" calcext:value-type="float">
            <text:p>358</text:p>
          </table:table-cell>
          <table:table-cell table:style-name="ce445" office:value-type="float" office:value="360" calcext:value-type="float">
            <text:p>360</text:p>
          </table:table-cell>
          <table:table-cell table:style-name="ce400" office:value-type="float" office:value="0.725" calcext:value-type="float">
            <text:p>0.725</text:p>
          </table:table-cell>
          <table:table-cell table:style-name="ce413" office:value-type="float" office:value="393" calcext:value-type="float">
            <text:p>393</text:p>
          </table:table-cell>
          <table:table-cell table:style-name="ce413" office:value-type="float" office:value="394" calcext:value-type="float">
            <text:p>394</text:p>
          </table:table-cell>
          <table:table-cell table:style-name="ce413" office:value-type="float" office:value="395" calcext:value-type="float">
            <text:p>395</text:p>
          </table:table-cell>
          <table:table-cell table:style-name="ce413" office:value-type="float" office:value="396" calcext:value-type="float">
            <text:p>396</text:p>
          </table:table-cell>
          <table:table-cell table:style-name="ce413" office:value-type="float" office:value="397" calcext:value-type="float">
            <text:p>397</text:p>
          </table:table-cell>
          <table:table-cell table:style-name="ce413" office:value-type="float" office:value="399" calcext:value-type="float">
            <text:p>399</text:p>
          </table:table-cell>
          <table:table-cell table:style-name="ce413" office:value-type="float" office:value="400" calcext:value-type="float">
            <text:p>400</text:p>
          </table:table-cell>
          <table:table-cell table:style-name="ce413" office:value-type="float" office:value="401" calcext:value-type="float">
            <text:p>401</text:p>
          </table:table-cell>
          <table:table-cell table:style-name="ce413" office:value-type="float" office:value="403" calcext:value-type="float">
            <text:p>403</text:p>
          </table:table-cell>
          <table:table-cell table:style-name="ce413" office:value-type="float" office:value="404" calcext:value-type="float">
            <text:p>404</text:p>
          </table:table-cell>
          <table:table-cell table:style-name="ce413" office:value-type="float" office:value="406" calcext:value-type="float">
            <text:p>406</text:p>
          </table:table-cell>
          <table:table-cell table:style-name="ce413" office:value-type="float" office:value="407" calcext:value-type="float">
            <text:p>407</text:p>
          </table:table-cell>
          <table:table-cell table:style-name="ce445" office:value-type="float" office:value="408" calcext:value-type="float">
            <text:p>408</text:p>
          </table:table-cell>
          <table:table-cell table:number-columns-repeated="997"/>
        </table:table-row>
        <table:table-row table:style-name="ro1">
          <table:table-cell table:style-name="ce400" office:value-type="float" office:value="0.75" calcext:value-type="float">
            <text:p>0.75</text:p>
          </table:table-cell>
          <table:table-cell table:style-name="ce413" office:value-type="float" office:value="352" calcext:value-type="float">
            <text:p>352</text:p>
          </table:table-cell>
          <table:table-cell table:style-name="ce413" office:value-type="float" office:value="355" calcext:value-type="float">
            <text:p>355</text:p>
          </table:table-cell>
          <table:table-cell table:style-name="ce413" office:value-type="float" office:value="357" calcext:value-type="float">
            <text:p>357</text:p>
          </table:table-cell>
          <table:table-cell table:style-name="ce413" office:value-type="float" office:value="358" calcext:value-type="float">
            <text:p>358</text:p>
          </table:table-cell>
          <table:table-cell table:style-name="ce413" office:value-type="float" office:value="359" calcext:value-type="float">
            <text:p>359</text:p>
          </table:table-cell>
          <table:table-cell table:style-name="ce413" office:value-type="float" office:value="360" calcext:value-type="float">
            <text:p>360</text:p>
          </table:table-cell>
          <table:table-cell table:style-name="ce413" office:value-type="float" office:value="361" calcext:value-type="float">
            <text:p>361</text:p>
          </table:table-cell>
          <table:table-cell table:style-name="ce413" office:value-type="float" office:value="363" calcext:value-type="float">
            <text:p>363</text:p>
          </table:table-cell>
          <table:table-cell table:style-name="ce413" office:value-type="float" office:value="364" calcext:value-type="float">
            <text:p>364</text:p>
          </table:table-cell>
          <table:table-cell table:style-name="ce413" office:value-type="float" office:value="366" calcext:value-type="float">
            <text:p>366</text:p>
          </table:table-cell>
          <table:table-cell table:style-name="ce413" office:value-type="float" office:value="368" calcext:value-type="float">
            <text:p>368</text:p>
          </table:table-cell>
          <table:table-cell table:style-name="ce445" office:value-type="float" office:value="369" calcext:value-type="float">
            <text:p>369</text:p>
          </table:table-cell>
          <table:table-cell table:style-name="ce400" office:value-type="float" office:value="0.75" calcext:value-type="float">
            <text:p>0.75</text:p>
          </table:table-cell>
          <table:table-cell table:style-name="ce413" office:value-type="float" office:value="402" calcext:value-type="float">
            <text:p>402</text:p>
          </table:table-cell>
          <table:table-cell table:style-name="ce413" office:value-type="float" office:value="403" calcext:value-type="float">
            <text:p>403</text:p>
          </table:table-cell>
          <table:table-cell table:style-name="ce413" office:value-type="float" office:value="404" calcext:value-type="float">
            <text:p>404</text:p>
          </table:table-cell>
          <table:table-cell table:style-name="ce413" office:value-type="float" office:value="405" calcext:value-type="float">
            <text:p>405</text:p>
          </table:table-cell>
          <table:table-cell table:style-name="ce413" office:value-type="float" office:value="406" calcext:value-type="float">
            <text:p>406</text:p>
          </table:table-cell>
          <table:table-cell table:style-name="ce413" office:value-type="float" office:value="407" calcext:value-type="float">
            <text:p>407</text:p>
          </table:table-cell>
          <table:table-cell table:style-name="ce413" office:value-type="float" office:value="409" calcext:value-type="float">
            <text:p>409</text:p>
          </table:table-cell>
          <table:table-cell table:style-name="ce413" office:value-type="float" office:value="410" calcext:value-type="float">
            <text:p>410</text:p>
          </table:table-cell>
          <table:table-cell table:style-name="ce413" office:value-type="float" office:value="411" calcext:value-type="float">
            <text:p>411</text:p>
          </table:table-cell>
          <table:table-cell table:style-name="ce413" office:value-type="float" office:value="413" calcext:value-type="float">
            <text:p>413</text:p>
          </table:table-cell>
          <table:table-cell table:style-name="ce413" office:value-type="float" office:value="414" calcext:value-type="float">
            <text:p>414</text:p>
          </table:table-cell>
          <table:table-cell table:style-name="ce413" office:value-type="float" office:value="416" calcext:value-type="float">
            <text:p>416</text:p>
          </table:table-cell>
          <table:table-cell table:style-name="ce445" office:value-type="float" office:value="417" calcext:value-type="float">
            <text:p>417</text:p>
          </table:table-cell>
          <table:table-cell table:number-columns-repeated="997"/>
        </table:table-row>
        <table:table-row table:style-name="ro1">
          <table:table-cell table:style-name="ce400" office:value-type="float" office:value="0.775" calcext:value-type="float">
            <text:p>0.775</text:p>
          </table:table-cell>
          <table:table-cell table:style-name="ce413" office:value-type="float" office:value="361" calcext:value-type="float">
            <text:p>361</text:p>
          </table:table-cell>
          <table:table-cell table:style-name="ce413" office:value-type="float" office:value="365" calcext:value-type="float">
            <text:p>365</text:p>
          </table:table-cell>
          <table:table-cell table:style-name="ce413" office:value-type="float" office:value="367" calcext:value-type="float">
            <text:p>367</text:p>
          </table:table-cell>
          <table:table-cell table:style-name="ce413" office:value-type="float" office:value="368" calcext:value-type="float">
            <text:p>368</text:p>
          </table:table-cell>
          <table:table-cell table:style-name="ce413" office:value-type="float" office:value="369" calcext:value-type="float">
            <text:p>369</text:p>
          </table:table-cell>
          <table:table-cell table:style-name="ce413" office:value-type="float" office:value="370" calcext:value-type="float">
            <text:p>370</text:p>
          </table:table-cell>
          <table:table-cell table:style-name="ce413" office:value-type="float" office:value="371" calcext:value-type="float">
            <text:p>371</text:p>
          </table:table-cell>
          <table:table-cell table:style-name="ce413" office:value-type="float" office:value="372" calcext:value-type="float">
            <text:p>372</text:p>
          </table:table-cell>
          <table:table-cell table:style-name="ce413" office:value-type="float" office:value="374" calcext:value-type="float">
            <text:p>374</text:p>
          </table:table-cell>
          <table:table-cell table:style-name="ce413" office:value-type="float" office:value="375" calcext:value-type="float">
            <text:p>375</text:p>
          </table:table-cell>
          <table:table-cell table:style-name="ce413" office:value-type="float" office:value="377" calcext:value-type="float">
            <text:p>377</text:p>
          </table:table-cell>
          <table:table-cell table:style-name="ce445" office:value-type="float" office:value="379" calcext:value-type="float">
            <text:p>379</text:p>
          </table:table-cell>
          <table:table-cell table:style-name="ce400" office:value-type="float" office:value="0.775" calcext:value-type="float">
            <text:p>0.775</text:p>
          </table:table-cell>
          <table:table-cell table:style-name="ce413" office:value-type="float" office:value="410" calcext:value-type="float">
            <text:p>410</text:p>
          </table:table-cell>
          <table:table-cell table:style-name="ce413" office:value-type="float" office:value="411" calcext:value-type="float">
            <text:p>411</text:p>
          </table:table-cell>
          <table:table-cell table:style-name="ce413" office:value-type="float" office:value="412" calcext:value-type="float">
            <text:p>412</text:p>
          </table:table-cell>
          <table:table-cell table:style-name="ce413" office:value-type="float" office:value="413" calcext:value-type="float">
            <text:p>413</text:p>
          </table:table-cell>
          <table:table-cell table:style-name="ce413" office:value-type="float" office:value="415" calcext:value-type="float">
            <text:p>415</text:p>
          </table:table-cell>
          <table:table-cell table:style-name="ce413" office:value-type="float" office:value="416" calcext:value-type="float">
            <text:p>416</text:p>
          </table:table-cell>
          <table:table-cell table:style-name="ce413" office:value-type="float" office:value="417" calcext:value-type="float">
            <text:p>417</text:p>
          </table:table-cell>
          <table:table-cell table:style-name="ce413" office:value-type="float" office:value="418" calcext:value-type="float">
            <text:p>418</text:p>
          </table:table-cell>
          <table:table-cell table:style-name="ce413" office:value-type="float" office:value="420" calcext:value-type="float">
            <text:p>420</text:p>
          </table:table-cell>
          <table:table-cell table:style-name="ce413" office:value-type="float" office:value="421" calcext:value-type="float">
            <text:p>421</text:p>
          </table:table-cell>
          <table:table-cell table:style-name="ce413" office:value-type="float" office:value="423" calcext:value-type="float">
            <text:p>423</text:p>
          </table:table-cell>
          <table:table-cell table:style-name="ce413" office:value-type="float" office:value="424" calcext:value-type="float">
            <text:p>424</text:p>
          </table:table-cell>
          <table:table-cell table:style-name="ce445" office:value-type="float" office:value="425" calcext:value-type="float">
            <text:p>425</text:p>
          </table:table-cell>
          <table:table-cell table:number-columns-repeated="997"/>
        </table:table-row>
        <table:table-row table:style-name="ro1">
          <table:table-cell table:style-name="ce401" office:value-type="float" office:value="0.8" calcext:value-type="float">
            <text:p>0.8</text:p>
          </table:table-cell>
          <table:table-cell table:style-name="ce414" office:value-type="float" office:value="369" calcext:value-type="float">
            <text:p>369</text:p>
          </table:table-cell>
          <table:table-cell table:style-name="ce414" office:value-type="float" office:value="374" calcext:value-type="float">
            <text:p>374</text:p>
          </table:table-cell>
          <table:table-cell table:style-name="ce414" office:value-type="float" office:value="376" calcext:value-type="float">
            <text:p>376</text:p>
          </table:table-cell>
          <table:table-cell table:style-name="ce414" office:value-type="float" office:value="377" calcext:value-type="float">
            <text:p>377</text:p>
          </table:table-cell>
          <table:table-cell table:style-name="ce414" office:value-type="float" office:value="378" calcext:value-type="float">
            <text:p>378</text:p>
          </table:table-cell>
          <table:table-cell table:style-name="ce414" office:value-type="float" office:value="379" calcext:value-type="float">
            <text:p>379</text:p>
          </table:table-cell>
          <table:table-cell table:style-name="ce414" office:value-type="float" office:value="380" calcext:value-type="float">
            <text:p>380</text:p>
          </table:table-cell>
          <table:table-cell table:style-name="ce414" office:value-type="float" office:value="382" calcext:value-type="float">
            <text:p>382</text:p>
          </table:table-cell>
          <table:table-cell table:style-name="ce414" office:value-type="float" office:value="383" calcext:value-type="float">
            <text:p>383</text:p>
          </table:table-cell>
          <table:table-cell table:style-name="ce414" office:value-type="float" office:value="385" calcext:value-type="float">
            <text:p>385</text:p>
          </table:table-cell>
          <table:table-cell table:style-name="ce414" office:value-type="float" office:value="387" calcext:value-type="float">
            <text:p>387</text:p>
          </table:table-cell>
          <table:table-cell table:style-name="ce446" office:value-type="float" office:value="389" calcext:value-type="float">
            <text:p>389</text:p>
          </table:table-cell>
          <table:table-cell table:style-name="ce401" office:value-type="float" office:value="0.8" calcext:value-type="float">
            <text:p>0.8</text:p>
          </table:table-cell>
          <table:table-cell table:style-name="ce414" office:value-type="float" office:value="419" calcext:value-type="float">
            <text:p>419</text:p>
          </table:table-cell>
          <table:table-cell table:style-name="ce414" office:value-type="float" office:value="420" calcext:value-type="float">
            <text:p>420</text:p>
          </table:table-cell>
          <table:table-cell table:style-name="ce414" office:value-type="float" office:value="421" calcext:value-type="float">
            <text:p>421</text:p>
          </table:table-cell>
          <table:table-cell table:style-name="ce414" office:value-type="float" office:value="422" calcext:value-type="float">
            <text:p>422</text:p>
          </table:table-cell>
          <table:table-cell table:style-name="ce414" office:value-type="float" office:value="423" calcext:value-type="float">
            <text:p>423</text:p>
          </table:table-cell>
          <table:table-cell table:style-name="ce414" office:value-type="float" office:value="424" calcext:value-type="float">
            <text:p>424</text:p>
          </table:table-cell>
          <table:table-cell table:style-name="ce414" office:value-type="float" office:value="425" calcext:value-type="float">
            <text:p>425</text:p>
          </table:table-cell>
          <table:table-cell table:style-name="ce414" office:value-type="float" office:value="427" calcext:value-type="float">
            <text:p>427</text:p>
          </table:table-cell>
          <table:table-cell table:style-name="ce414" office:value-type="float" office:value="428" calcext:value-type="float">
            <text:p>428</text:p>
          </table:table-cell>
          <table:table-cell table:style-name="ce414" office:value-type="float" office:value="429" calcext:value-type="float">
            <text:p>429</text:p>
          </table:table-cell>
          <table:table-cell table:style-name="ce414" office:value-type="float" office:value="431" calcext:value-type="float">
            <text:p>431</text:p>
          </table:table-cell>
          <table:table-cell table:style-name="ce414" office:value-type="float" office:value="432" calcext:value-type="float">
            <text:p>432</text:p>
          </table:table-cell>
          <table:table-cell table:style-name="ce446" office:value-type="float" office:value="434" calcext:value-type="float">
            <text:p>434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style-name="ce402" office:value-type="string" calcext:value-type="string">
            <text:p>Siemens Inspiration</text:p>
          </table:table-cell>
          <table:table-cell table:style-name="ce403" table:number-columns-repeated="10"/>
          <table:table-cell table:style-name="ce40" table:number-columns-repeated="1013"/>
        </table:table-row>
        <table:table-row table:style-name="ro1">
          <table:table-cell table:style-name="ce403"/>
          <table:table-cell table:style-name="ce416" office:value-type="string" calcext:value-type="string" table:number-columns-spanned="1" table:number-rows-spanned="2">
            <text:p>PMMA thickness (mm)</text:p>
          </table:table-cell>
          <table:table-cell table:style-name="ce416" office:value-type="string" calcext:value-type="string" table:number-columns-spanned="1" table:number-rows-spanned="2">
            <text:p>Equiv Breast thickness (mm)</text:p>
          </table:table-cell>
          <table:table-cell table:style-name="ce428" office:value-type="string" calcext:value-type="string" table:number-columns-spanned="8" table:number-rows-spanned="1">
            <text:p>HVL (mm Al)</text:p>
          </table:table-cell>
          <table:covered-table-cell table:number-columns-repeated="6" table:style-name="ce433"/>
          <table:covered-table-cell table:style-name="ce428"/>
          <table:table-cell table:style-name="ce40" table:number-columns-repeated="1013"/>
        </table:table-row>
        <table:table-row table:style-name="ro1">
          <table:table-cell table:style-name="ce403"/>
          <table:covered-table-cell table:number-columns-repeated="2" table:style-name="ce417"/>
          <table:table-cell table:style-name="ce429" office:value-type="float" office:value="0.25" calcext:value-type="float">
            <text:p>0.25</text:p>
          </table:table-cell>
          <table:table-cell table:style-name="ce434" office:value-type="float" office:value="0.3" calcext:value-type="float">
            <text:p>0.3</text:p>
          </table:table-cell>
          <table:table-cell table:style-name="ce434" office:value-type="float" office:value="0.35" calcext:value-type="float">
            <text:p>0.35</text:p>
          </table:table-cell>
          <table:table-cell table:style-name="ce434" office:value-type="float" office:value="0.4" calcext:value-type="float">
            <text:p>0.4</text:p>
          </table:table-cell>
          <table:table-cell table:style-name="ce434" office:value-type="float" office:value="0.45" calcext:value-type="float">
            <text:p>0.45</text:p>
          </table:table-cell>
          <table:table-cell table:style-name="ce434" office:value-type="float" office:value="0.5" calcext:value-type="float">
            <text:p>0.5</text:p>
          </table:table-cell>
          <table:table-cell table:style-name="ce434" office:value-type="float" office:value="0.55" calcext:value-type="float">
            <text:p>0.55</text:p>
          </table:table-cell>
          <table:table-cell table:style-name="ce450" office:value-type="float" office:value="0.6" calcext:value-type="float">
            <text:p>0.6</text:p>
          </table:table-cell>
          <table:table-cell table:style-name="ce40" office:value-type="string" calcext:value-type="string">
            <text:p>Slope</text:p>
          </table:table-cell>
          <table:table-cell table:style-name="ce40" office:value-type="string" calcext:value-type="string">
            <text:p>Intercept</text:p>
          </table:table-cell>
          <table:table-cell table:style-name="ce40" table:number-columns-repeated="1011"/>
        </table:table-row>
        <table:table-row table:style-name="ro1">
          <table:table-cell table:style-name="ce404" office:value-type="string" calcext:value-type="string">
            <text:p>g-factor</text:p>
          </table:table-cell>
          <table:table-cell table:style-name="ce418" office:value-type="float" office:value="45" calcext:value-type="float">
            <text:p>45</text:p>
          </table:table-cell>
          <table:table-cell table:style-name="ce418" office:value-type="float" office:value="53" calcext:value-type="float">
            <text:p>53</text:p>
          </table:table-cell>
          <table:table-cell table:style-name="ce418" office:value-type="float" office:value="0.13" calcext:value-type="float">
            <text:p>0.13</text:p>
          </table:table-cell>
          <table:table-cell table:style-name="ce418" office:value-type="float" office:value="0.155" calcext:value-type="float">
            <text:p>0.155</text:p>
          </table:table-cell>
          <table:table-cell table:style-name="ce418" office:value-type="float" office:value="0.177" calcext:value-type="float">
            <text:p>0.177</text:p>
          </table:table-cell>
          <table:table-cell table:style-name="ce418" office:value-type="float" office:value="0.198" calcext:value-type="float">
            <text:p>0.198</text:p>
          </table:table-cell>
          <table:table-cell table:style-name="ce418" office:value-type="float" office:value="0.22" calcext:value-type="float">
            <text:p>0.22</text:p>
          </table:table-cell>
          <table:table-cell table:style-name="ce418" office:value-type="float" office:value="0.245" calcext:value-type="float">
            <text:p>0.245</text:p>
          </table:table-cell>
          <table:table-cell table:style-name="ce418" office:value-type="float" office:value="0.272" calcext:value-type="float">
            <text:p>0.272</text:p>
          </table:table-cell>
          <table:table-cell table:style-name="ce451" office:value-type="float" office:value="0.295" calcext:value-type="float">
            <text:p>0.295</text:p>
          </table:table-cell>
          <table:table-cell table:style-name="ce454" table:formula="of:=SLOPE([.D53:.K53];[.$D$52:.$K$52])" office:value-type="float" office:value="0.468095238095238" calcext:value-type="float">
            <text:p>0.4681</text:p>
          </table:table-cell>
          <table:table-cell table:style-name="ce454" table:formula="of:=INTERCEPT([.D53:.K53];[.$D$52:.$K$52])" office:value-type="float" office:value="0.0125595238095239" calcext:value-type="float">
            <text:p>0.0126</text:p>
          </table:table-cell>
          <table:table-cell table:style-name="ce40" table:number-columns-repeated="1011"/>
        </table:table-row>
        <table:table-row table:style-name="ro1">
          <table:table-cell table:style-name="ce405" office:value-type="string" calcext:value-type="string">
            <text:p>c-factor</text:p>
          </table:table-cell>
          <table:table-cell table:style-name="ce419" office:value-type="float" office:value="45" calcext:value-type="float">
            <text:p>45</text:p>
          </table:table-cell>
          <table:table-cell table:style-name="ce419" office:value-type="float" office:value="53" calcext:value-type="float">
            <text:p>53</text:p>
          </table:table-cell>
          <table:table-cell table:style-name="ce419"/>
          <table:table-cell table:style-name="ce419" office:value-type="float" office:value="1.109" calcext:value-type="float">
            <text:p>1.109</text:p>
          </table:table-cell>
          <table:table-cell table:style-name="ce419" office:value-type="float" office:value="1.105" calcext:value-type="float">
            <text:p>1.105</text:p>
          </table:table-cell>
          <table:table-cell table:style-name="ce419" office:value-type="float" office:value="1.102" calcext:value-type="float">
            <text:p>1.102</text:p>
          </table:table-cell>
          <table:table-cell table:style-name="ce419" office:value-type="float" office:value="1.099" calcext:value-type="float">
            <text:p>1.099</text:p>
          </table:table-cell>
          <table:table-cell table:style-name="ce419" office:value-type="float" office:value="1.096" calcext:value-type="float">
            <text:p>1.096</text:p>
          </table:table-cell>
          <table:table-cell table:style-name="ce419" office:value-type="float" office:value="1.091" calcext:value-type="float">
            <text:p>1.091</text:p>
          </table:table-cell>
          <table:table-cell table:style-name="ce452" office:value-type="float" office:value="1.088" calcext:value-type="float">
            <text:p>1.088</text:p>
          </table:table-cell>
          <table:table-cell table:style-name="ce454" table:formula="of:=SLOPE([.D54:.K54];[.$D$52:.$K$52])" office:value-type="float" office:value="-0.0692857142857141" calcext:value-type="float">
            <text:p>-0.0693</text:p>
          </table:table-cell>
          <table:table-cell table:style-name="ce454" table:formula="of:=INTERCEPT([.D54:.K54];[.$D$52:.$K$52])" office:value-type="float" office:value="1.12975" calcext:value-type="float">
            <text:p>1.1298</text:p>
          </table:table-cell>
          <table:table-cell table:style-name="ce40" table:number-columns-repeated="1011"/>
        </table:table-row>
        <table:table-row table:style-name="ro1">
          <table:table-cell table:style-name="ce405" office:value-type="string" calcext:value-type="string">
            <text:p>g-factor</text:p>
          </table:table-cell>
          <table:table-cell table:style-name="ce419" office:value-type="float" office:value="50" calcext:value-type="float">
            <text:p>50</text:p>
          </table:table-cell>
          <table:table-cell table:style-name="ce419" office:value-type="float" office:value="60" calcext:value-type="float">
            <text:p>60</text:p>
          </table:table-cell>
          <table:table-cell table:style-name="ce419" office:value-type="float" office:value="0.112" calcext:value-type="float">
            <text:p>0.112</text:p>
          </table:table-cell>
          <table:table-cell table:style-name="ce419" office:value-type="float" office:value="0.135" calcext:value-type="float">
            <text:p>0.135</text:p>
          </table:table-cell>
          <table:table-cell table:style-name="ce419" office:value-type="float" office:value="0.154" calcext:value-type="float">
            <text:p>0.154</text:p>
          </table:table-cell>
          <table:table-cell table:style-name="ce419" office:value-type="float" office:value="0.172" calcext:value-type="float">
            <text:p>0.172</text:p>
          </table:table-cell>
          <table:table-cell table:style-name="ce419" office:value-type="float" office:value="0.192" calcext:value-type="float">
            <text:p>0.192</text:p>
          </table:table-cell>
          <table:table-cell table:style-name="ce419" office:value-type="float" office:value="0.214" calcext:value-type="float">
            <text:p>0.214</text:p>
          </table:table-cell>
          <table:table-cell table:style-name="ce419" office:value-type="float" office:value="0.236" calcext:value-type="float">
            <text:p>0.236</text:p>
          </table:table-cell>
          <table:table-cell table:style-name="ce452" office:value-type="float" office:value="0.261" calcext:value-type="float">
            <text:p>0.261</text:p>
          </table:table-cell>
          <table:table-cell table:style-name="ce454" table:formula="of:=SLOPE([.D55:.K55];[.$D$52:.$K$52])" office:value-type="float" office:value="0.416190476190476" calcext:value-type="float">
            <text:p>0.4162</text:p>
          </table:table-cell>
          <table:table-cell table:style-name="ce454" table:formula="of:=INTERCEPT([.D55:.K55];[.$D$52:.$K$52])" office:value-type="float" office:value="0.00761904761904766" calcext:value-type="float">
            <text:p>0.0076</text:p>
          </table:table-cell>
          <table:table-cell table:style-name="ce40" table:number-columns-repeated="1011"/>
        </table:table-row>
        <table:table-row table:style-name="ro1">
          <table:table-cell table:style-name="ce406" office:value-type="string" calcext:value-type="string">
            <text:p>c-factor</text:p>
          </table:table-cell>
          <table:table-cell table:style-name="ce420" office:value-type="float" office:value="50" calcext:value-type="float">
            <text:p>50</text:p>
          </table:table-cell>
          <table:table-cell table:style-name="ce420" office:value-type="float" office:value="60" calcext:value-type="float">
            <text:p>60</text:p>
          </table:table-cell>
          <table:table-cell table:style-name="ce420"/>
          <table:table-cell table:style-name="ce435" office:value-type="float" office:value="1.164" calcext:value-type="float">
            <text:p>1.164</text:p>
          </table:table-cell>
          <table:table-cell table:style-name="ce435" office:value-type="float" office:value="1.16" calcext:value-type="float">
            <text:p>1.160</text:p>
          </table:table-cell>
          <table:table-cell table:style-name="ce435" office:value-type="float" office:value="1.151" calcext:value-type="float">
            <text:p>1.151</text:p>
          </table:table-cell>
          <table:table-cell table:style-name="ce435" office:value-type="float" office:value="1.15" calcext:value-type="float">
            <text:p>1.150</text:p>
          </table:table-cell>
          <table:table-cell table:style-name="ce435" office:value-type="float" office:value="1.144" calcext:value-type="float">
            <text:p>1.144</text:p>
          </table:table-cell>
          <table:table-cell table:style-name="ce435" office:value-type="float" office:value="1.139" calcext:value-type="float">
            <text:p>1.139</text:p>
          </table:table-cell>
          <table:table-cell table:style-name="ce453" office:value-type="float" office:value="1.134" calcext:value-type="float">
            <text:p>1.134</text:p>
          </table:table-cell>
          <table:table-cell table:style-name="ce454" table:formula="of:=SLOPE([.D56:.K56];[.$D$52:.$K$52])" office:value-type="float" office:value="-0.0992857142857141" calcext:value-type="float">
            <text:p>-0.0993</text:p>
          </table:table-cell>
          <table:table-cell table:style-name="ce454" table:formula="of:=INTERCEPT([.D56:.K56];[.$D$52:.$K$52])" office:value-type="float" office:value="1.19353571428571" calcext:value-type="float">
            <text:p>1.1935</text:p>
          </table:table-cell>
          <table:table-cell table:style-name="ce40" table:number-columns-repeated="1011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403"/>
          <table:table-cell table:style-name="ce421" office:value-type="string" calcext:value-type="string">
            <text:p>Mo/Mo</text:p>
          </table:table-cell>
          <table:table-cell table:style-name="ce425" office:value-type="string" calcext:value-type="string">
            <text:p>Mo/Rh</text:p>
          </table:table-cell>
          <table:table-cell table:style-name="ce430" office:value-type="string" calcext:value-type="string">
            <text:p>W/Rh</text:p>
          </table:table-cell>
          <table:table-cell table:style-name="ce40" table:number-columns-repeated="1020"/>
        </table:table-row>
        <table:table-row table:style-name="ro1">
          <table:table-cell table:style-name="ce407" office:value-type="string" calcext:value-type="string">
            <text:p>s-factor</text:p>
          </table:table-cell>
          <table:table-cell table:style-name="ce422" office:value-type="float" office:value="1" calcext:value-type="float">
            <text:p>1</text:p>
          </table:table-cell>
          <table:table-cell table:style-name="ce426" office:value-type="float" office:value="1.017" calcext:value-type="float">
            <text:p>1.017</text:p>
          </table:table-cell>
          <table:table-cell table:style-name="ce431" office:value-type="float" office:value="1.042" calcext:value-type="float">
            <text:p>1.042</text:p>
          </table:table-cell>
          <table:table-cell table:style-name="ce40" table:number-columns-repeated="1020"/>
        </table:table-row>
        <table:table-row table:style-name="ro1">
          <table:table-cell table:style-name="ce40" table:number-columns-repeated="1024"/>
        </table:table-row>
        <table:table-row table:style-name="ro1">
          <table:table-cell table:style-name="ce398" office:value-type="string" calcext:value-type="string">
            <text:p>kV Accuracy/Output</text:p>
          </table:table-cell>
          <table:table-cell/>
          <table:table-cell office:value-type="string" calcext:value-type="string">
            <text:p>Calculate Radiation output (mGy/mAs and mGy/s) as a function of kV^2</text:p>
          </table:table-cell>
          <table:table-cell table:number-columns-repeated="1021"/>
        </table:table-row>
        <table:table-row table:style-name="ro1">
          <table:table-cell table:style-name="ce408" office:value-type="string" calcext:value-type="string">
            <text:p>Target</text:p>
          </table:table-cell>
          <table:table-cell table:style-name="ce409" office:value-type="string" calcext:value-type="string">
            <text:p>kV</text:p>
          </table:table-cell>
          <table:table-cell table:style-name="ce409" office:value-type="string" calcext:value-type="string">
            <text:p>kV^2</text:p>
          </table:table-cell>
          <table:table-cell table:style-name="ce409" office:value-type="string" calcext:value-type="string">
            <text:p>mGy/mAs</text:p>
          </table:table-cell>
          <table:table-cell table:style-name="ce409" office:value-type="string" calcext:value-type="string">
            <text:p>mGy/s</text:p>
          </table:table-cell>
          <table:table-cell/>
          <table:table-cell table:style-name="ce408" office:value-type="string" calcext:value-type="string">
            <text:p>Target</text:p>
          </table:table-cell>
          <table:table-cell table:style-name="ce409" office:value-type="string" calcext:value-type="string">
            <text:p>kV</text:p>
          </table:table-cell>
          <table:table-cell table:style-name="ce409" office:value-type="string" calcext:value-type="string">
            <text:p>kV^2</text:p>
          </table:table-cell>
          <table:table-cell table:style-name="ce409" office:value-type="string" calcext:value-type="string">
            <text:p>mGy/mAs</text:p>
          </table:table-cell>
          <table:table-cell table:style-name="ce409" office:value-type="string" calcext:value-type="string">
            <text:p>mGy/s</text:p>
          </table:table-cell>
          <table:table-cell table:number-columns-repeated="1013"/>
        </table:table-row>
        <table:table-row table:style-name="ro1">
          <table:table-cell table:style-name="ce409" table:formula="of:=[$Sheet1.$P$241]" office:value-type="string" office:string-value="Mo" calcext:value-type="string">
            <text:p>Mo</text:p>
          </table:table-cell>
          <table:table-cell table:style-name="ce409" table:formula="of:=[Sheet1.R241]" office:value-type="float" office:value="24" calcext:value-type="float">
            <text:p>24</text:p>
          </table:table-cell>
          <table:table-cell table:style-name="ce409" table:formula="of:=[.B63]^2" office:value-type="float" office:value="576" calcext:value-type="float">
            <text:p>576</text:p>
          </table:table-cell>
          <table:table-cell table:style-name="ce432" table:formula="of:=[Sheet1.W241]" office:value-type="float" office:value="0.07242" calcext:value-type="float">
            <text:p>0.072</text:p>
          </table:table-cell>
          <table:table-cell table:style-name="ce427" table:formula="of:=[Sheet1.X241]" office:value-type="float" office:value="6.92087155963303" calcext:value-type="float">
            <text:p>6.92</text:p>
          </table:table-cell>
          <table:table-cell/>
          <table:table-cell table:style-name="ce409" table:formula="of:=[$Sheet1.$P$252]" office:value-type="string" office:string-value="Mo" calcext:value-type="string">
            <text:p>Mo</text:p>
          </table:table-cell>
          <table:table-cell table:style-name="ce409" table:formula="of:=[Sheet1.R252]" office:value-type="float" office:value="28" calcext:value-type="float">
            <text:p>28</text:p>
          </table:table-cell>
          <table:table-cell table:style-name="ce409" table:formula="of:=[.H63]^2" office:value-type="float" office:value="784" calcext:value-type="float">
            <text:p>784</text:p>
          </table:table-cell>
          <table:table-cell table:style-name="ce432" table:formula="of:=[Sheet1.W252]" office:value-type="float" office:value="0.0771" calcext:value-type="float">
            <text:p>0.077</text:p>
          </table:table-cell>
          <table:table-cell table:style-name="ce427" table:formula="of:=[Sheet1.X252]" office:value-type="float" office:value="7.66249254621348" calcext:value-type="float">
            <text:p>7.66</text:p>
          </table:table-cell>
          <table:table-cell table:number-columns-repeated="1013"/>
        </table:table-row>
        <table:table-row table:style-name="ro1">
          <table:table-cell table:style-name="ce408" office:value-type="string" calcext:value-type="string">
            <text:p>Filter</text:p>
          </table:table-cell>
          <table:table-cell table:style-name="ce409" table:formula="of:=[Sheet1.R242]" office:value-type="float" office:value="25" calcext:value-type="float">
            <text:p>25</text:p>
          </table:table-cell>
          <table:table-cell table:style-name="ce409" table:formula="of:=[.B64]^2" office:value-type="float" office:value="625" calcext:value-type="float">
            <text:p>625</text:p>
          </table:table-cell>
          <table:table-cell table:style-name="ce432" table:formula="of:=[Sheet1.W242]" office:value-type="float" office:value="0.0842" calcext:value-type="float">
            <text:p>0.084</text:p>
          </table:table-cell>
          <table:table-cell table:style-name="ce427" table:formula="of:=[Sheet1.X242]" office:value-type="float" office:value="8.37477620847424" calcext:value-type="float">
            <text:p>8.37</text:p>
          </table:table-cell>
          <table:table-cell/>
          <table:table-cell table:style-name="ce408" office:value-type="string" calcext:value-type="string">
            <text:p>Filter</text:p>
          </table:table-cell>
          <table:table-cell table:style-name="ce409" table:formula="of:=[Sheet1.R253]" office:value-type="float" office:value="30" calcext:value-type="float">
            <text:p>30</text:p>
          </table:table-cell>
          <table:table-cell table:style-name="ce409" table:formula="of:=[.H64]^2" office:value-type="float" office:value="900" calcext:value-type="float">
            <text:p>900</text:p>
          </table:table-cell>
          <table:table-cell table:style-name="ce432" table:formula="of:=[Sheet1.W253]" office:value-type="float" office:value="0.09686" calcext:value-type="float">
            <text:p>0.097</text:p>
          </table:table-cell>
          <table:table-cell table:style-name="ce427" table:formula="of:=[Sheet1.X253]" office:value-type="float" office:value="9.64356829948228" calcext:value-type="float">
            <text:p>9.64</text:p>
          </table:table-cell>
          <table:table-cell table:number-columns-repeated="1013"/>
        </table:table-row>
        <table:table-row table:style-name="ro1">
          <table:table-cell table:style-name="ce409" table:formula="of:=[$Sheet1.$Q$241]" office:value-type="string" office:string-value="Mo" calcext:value-type="string">
            <text:p>Mo</text:p>
          </table:table-cell>
          <table:table-cell table:style-name="ce409" table:formula="of:=[Sheet1.R243]" office:value-type="float" office:value="26" calcext:value-type="float">
            <text:p>26</text:p>
          </table:table-cell>
          <table:table-cell table:style-name="ce409" table:formula="of:=[.B65]^2" office:value-type="float" office:value="676" calcext:value-type="float">
            <text:p>676</text:p>
          </table:table-cell>
          <table:table-cell table:style-name="ce432" table:formula="of:=[Sheet1.W243]" office:value-type="float" office:value="0.09644" calcext:value-type="float">
            <text:p>0.096</text:p>
          </table:table-cell>
          <table:table-cell table:style-name="ce427" table:formula="of:=[Sheet1.X243]" office:value-type="float" office:value="9.58838735335057" calcext:value-type="float">
            <text:p>9.59</text:p>
          </table:table-cell>
          <table:table-cell/>
          <table:table-cell table:style-name="ce409" table:formula="of:=[$Sheet1.$Q$252]" office:value-type="string" office:string-value="Rh" calcext:value-type="string">
            <text:p>Rh</text:p>
          </table:table-cell>
          <table:table-cell table:style-name="ce409" table:formula="of:=[Sheet1.R254]" office:value-type="float" office:value="32" calcext:value-type="float">
            <text:p>32</text:p>
          </table:table-cell>
          <table:table-cell table:style-name="ce409" table:formula="of:=[.H65]^2" office:value-type="float" office:value="1024" calcext:value-type="float">
            <text:p>1024</text:p>
          </table:table-cell>
          <table:table-cell table:style-name="ce432" table:formula="of:=[Sheet1.W254]" office:value-type="float" office:value="0.1181" calcext:value-type="float">
            <text:p>0.118</text:p>
          </table:table-cell>
          <table:table-cell table:style-name="ce427" table:formula="of:=[Sheet1.X254]" office:value-type="float" office:value="11.7606054570803" calcext:value-type="float">
            <text:p>11.76</text:p>
          </table:table-cell>
          <table:table-cell table:number-columns-repeated="1013"/>
        </table:table-row>
        <table:table-row table:style-name="ro1">
          <table:table-cell table:style-name="ce409"/>
          <table:table-cell table:style-name="ce409" table:formula="of:=[Sheet1.R244]" office:value-type="float" office:value="28" calcext:value-type="float">
            <text:p>28</text:p>
          </table:table-cell>
          <table:table-cell table:style-name="ce409" table:formula="of:=[.B66]^2" office:value-type="float" office:value="784" calcext:value-type="float">
            <text:p>784</text:p>
          </table:table-cell>
          <table:table-cell table:style-name="ce432" table:formula="of:=[Sheet1.W244]" office:value-type="float" office:value="0.12268" calcext:value-type="float">
            <text:p>0.123</text:p>
          </table:table-cell>
          <table:table-cell table:style-name="ce427" table:formula="of:=[Sheet1.X244]" office:value-type="float" office:value="12.1996817820207" calcext:value-type="float">
            <text:p>12.20</text:p>
          </table:table-cell>
          <table:table-cell/>
          <table:table-cell table:style-name="ce409"/>
          <table:table-cell table:style-name="ce409" table:formula="of:=[Sheet1.R255]" office:value-type="float" office:value="34" calcext:value-type="float">
            <text:p>34</text:p>
          </table:table-cell>
          <table:table-cell table:style-name="ce409" table:formula="of:=[.H66]^2" office:value-type="float" office:value="1156" calcext:value-type="float">
            <text:p>1156</text:p>
          </table:table-cell>
          <table:table-cell table:style-name="ce432" table:formula="of:=[Sheet1.W255]" office:value-type="float" office:value="0.1401" calcext:value-type="float">
            <text:p>0.140</text:p>
          </table:table-cell>
          <table:table-cell table:style-name="ce427" table:formula="of:=[Sheet1.X255]" office:value-type="float" office:value="10.5512878445549" calcext:value-type="float">
            <text:p>10.55</text:p>
          </table:table-cell>
          <table:table-cell table:number-columns-repeated="1013"/>
        </table:table-row>
        <table:table-row table:style-name="ro1">
          <table:table-cell table:style-name="ce409"/>
          <table:table-cell table:style-name="ce409" table:formula="of:=[Sheet1.R245]" office:value-type="float" office:value="30" calcext:value-type="float">
            <text:p>30</text:p>
          </table:table-cell>
          <table:table-cell table:style-name="ce409" table:formula="of:=[.B67]^2" office:value-type="float" office:value="900" calcext:value-type="float">
            <text:p>900</text:p>
          </table:table-cell>
          <table:table-cell table:style-name="ce432" table:formula="of:=[Sheet1.W245]" office:value-type="float" office:value="0.15102" calcext:value-type="float">
            <text:p>0.151</text:p>
          </table:table-cell>
          <table:table-cell table:style-name="ce427" table:formula="of:=[Sheet1.X245]" office:value-type="float" office:value="15.077875399361" calcext:value-type="float">
            <text:p>15.08</text:p>
          </table:table-cell>
          <table:table-cell/>
          <table:table-cell table:style-name="ce409"/>
          <table:table-cell table:style-name="ce409" table:formula="of:=[Sheet1.R256]" office:value-type="float" office:value="36" calcext:value-type="float">
            <text:p>36</text:p>
          </table:table-cell>
          <table:table-cell table:style-name="ce409" table:formula="of:=[.H67]^2" office:value-type="float" office:value="1296" calcext:value-type="float">
            <text:p>1296</text:p>
          </table:table-cell>
          <table:table-cell table:style-name="ce432" table:formula="of:=[Sheet1.W256]" office:value-type="float" office:value="0.16276" calcext:value-type="float">
            <text:p>0.163</text:p>
          </table:table-cell>
          <table:table-cell table:style-name="ce427" table:formula="of:=[Sheet1.X256]" office:value-type="float" office:value="12.2652599849284" calcext:value-type="float">
            <text:p>12.27</text:p>
          </table:table-cell>
          <table:table-cell table:number-columns-repeated="1013"/>
        </table:table-row>
        <table:table-row table:style-name="ro1">
          <table:table-cell table:style-name="ce409"/>
          <table:table-cell table:style-name="ce409" table:formula="of:=[Sheet1.R246]" office:value-type="float" office:value="32" calcext:value-type="float">
            <text:p>32</text:p>
          </table:table-cell>
          <table:table-cell table:style-name="ce409" table:formula="of:=[.B68]^2" office:value-type="float" office:value="1024" calcext:value-type="float">
            <text:p>1024</text:p>
          </table:table-cell>
          <table:table-cell table:style-name="ce432" table:formula="of:=[Sheet1.W246]" office:value-type="float" office:value="0.1822" calcext:value-type="float">
            <text:p>0.182</text:p>
          </table:table-cell>
          <table:table-cell table:style-name="ce427" table:formula="of:=[Sheet1.X246]" office:value-type="float" office:value="18.1329617834395" calcext:value-type="float">
            <text:p>18.13</text:p>
          </table:table-cell>
          <table:table-cell/>
          <table:table-cell table:style-name="ce409"/>
          <table:table-cell table:style-name="ce409" table:formula="of:=[Sheet1.R257]" office:value-type="float" office:value="38" calcext:value-type="float">
            <text:p>38</text:p>
          </table:table-cell>
          <table:table-cell table:style-name="ce409" table:formula="of:=[.H68]^2" office:value-type="float" office:value="1444" calcext:value-type="float">
            <text:p>1444</text:p>
          </table:table-cell>
          <table:table-cell table:style-name="ce432" table:formula="of:=[Sheet1.W257]" office:value-type="float" office:value="0.18822" calcext:value-type="float">
            <text:p>0.188</text:p>
          </table:table-cell>
          <table:table-cell table:style-name="ce427" table:formula="of:=[Sheet1.X257]" office:value-type="float" office:value="13.1880605381166" calcext:value-type="float">
            <text:p>13.19</text:p>
          </table:table-cell>
          <table:table-cell table:number-columns-repeated="1013"/>
        </table:table-row>
        <table:table-row table:style-name="ro1">
          <table:table-cell table:style-name="ce409"/>
          <table:table-cell table:style-name="ce409" table:formula="of:=[Sheet1.R247]" office:value-type="float" office:value="34" calcext:value-type="float">
            <text:p>34</text:p>
          </table:table-cell>
          <table:table-cell table:style-name="ce409" table:formula="of:=[.B69]^2" office:value-type="float" office:value="1156" calcext:value-type="float">
            <text:p>1156</text:p>
          </table:table-cell>
          <table:table-cell table:style-name="ce409" table:formula="of:=[Sheet1.W247]">
            <text:p/>
          </table:table-cell>
          <table:table-cell table:style-name="ce409" table:formula="of:=[Sheet1.X247]">
            <text:p/>
          </table:table-cell>
          <table:table-cell/>
          <table:table-cell table:style-name="ce409"/>
          <table:table-cell table:style-name="ce409" table:formula="of:=[Sheet1.X247]">
            <text:p/>
          </table:table-cell>
          <table:table-cell table:style-name="ce423" office:value-type="string" calcext:value-type="string">
            <text:p>Slope:</text:p>
          </table:table-cell>
          <table:table-cell table:formula="of:=SLOPE([.J63:.J68];[.$I$63:.$I$68])" office:value-type="float" office:value="0.000167784086445723" calcext:value-type="float">
            <text:p>0.0001677841</text:p>
          </table:table-cell>
          <table:table-cell table:formula="of:=SLOPE([.K63:.K68];[.$I$63:.$I$68])" office:value-type="float" office:value="0.00734592603289792" calcext:value-type="float">
            <text:p>0.007345926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23" office:value-type="string" calcext:value-type="string">
            <text:p>Slope:</text:p>
          </table:table-cell>
          <table:table-cell table:formula="of:=SLOPE([.D63:.D69];[.$C$63:.$C$69])" office:value-type="float" office:value="0.000244724628370022" calcext:value-type="float">
            <text:p>0.0002447246</text:p>
          </table:table-cell>
          <table:table-cell table:formula="of:=SLOPE([.E63:.E69];[.$C$63:.$C$69])" office:value-type="float" office:value="0.0247704730516893" calcext:value-type="float">
            <text:p>0.0247704731</text:p>
          </table:table-cell>
          <table:table-cell table:number-columns-repeated="3"/>
          <table:table-cell table:style-name="ce423" office:value-type="string" calcext:value-type="string">
            <text:p>Intercept:</text:p>
          </table:table-cell>
          <table:table-cell table:formula="of:=INTERCEPT([.J63:.J68];[.$I$63:.$I$68])" office:value-type="float" office:value="-0.0541510178145921" calcext:value-type="float">
            <text:p>-0.0541510178</text:p>
          </table:table-cell>
          <table:table-cell table:formula="of:=INTERCEPT([.K63:.K68];[.$I$63:.$I$68])" office:value-type="float" office:value="2.75979652485301" calcext:value-type="float">
            <text:p>2.7597965249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423" office:value-type="string" calcext:value-type="string">
            <text:p>Intercept:</text:p>
          </table:table-cell>
          <table:table-cell table:formula="of:=INTERCEPT([.D63:.D69];[.$C$63:.$C$69])" office:value-type="float" office:value="-0.0688504035127582" calcext:value-type="float">
            <text:p>-0.0688504035</text:p>
          </table:table-cell>
          <table:table-cell table:formula="of:=INTERCEPT([.E63:.E69];[.$C$63:.$C$69])" office:value-type="float" office:value="-7.21301080928608" calcext:value-type="float">
            <text:p>-7.213010809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8" office:value-type="string" calcext:value-type="string">
            <text:p>Half Value Layer</text:p>
          </table:table-cell>
          <table:table-cell table:number-columns-repeated="1023"/>
        </table:table-row>
        <table:table-row table:style-name="ro1">
          <table:table-cell table:style-name="ce408" office:value-type="string" calcext:value-type="string">
            <text:p>Target</text:p>
          </table:table-cell>
          <table:table-cell table:style-name="ce409" office:value-type="string" calcext:value-type="string">
            <text:p>kV</text:p>
          </table:table-cell>
          <table:table-cell table:style-name="ce409" office:value-type="string" calcext:value-type="string">
            <text:p>HVL</text:p>
          </table:table-cell>
          <table:table-cell table:style-name="ce408" office:value-type="string" calcext:value-type="string">
            <text:p>Target</text:p>
          </table:table-cell>
          <table:table-cell table:style-name="ce409" office:value-type="string" calcext:value-type="string">
            <text:p>kV</text:p>
          </table:table-cell>
          <table:table-cell table:style-name="ce409" office:value-type="string" calcext:value-type="string">
            <text:p>HVL</text:p>
          </table:table-cell>
          <table:table-cell/>
          <table:table-cell table:style-name="ce437" office:value-type="string" calcext:value-type="string">
            <text:p>Target</text:p>
          </table:table-cell>
          <table:table-cell table:style-name="ce441" office:value-type="string" calcext:value-type="string">
            <text:p>Filter</text:p>
          </table:table-cell>
          <table:table-cell table:style-name="ce447"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409" table:formula="of:=[$Sheet1.$P$241]" office:value-type="string" office:string-value="Mo" calcext:value-type="string">
            <text:p>Mo</text:p>
          </table:table-cell>
          <table:table-cell table:style-name="ce409" table:formula="of:=[Sheet1.Q288]" office:value-type="float" office:value="24" calcext:value-type="float">
            <text:p>24</text:p>
          </table:table-cell>
          <table:table-cell table:style-name="ce427" table:formula="of:=[Sheet1.Q296]" office:value-type="float" office:value="0.290485076440033" calcext:value-type="float">
            <text:p>0.29</text:p>
          </table:table-cell>
          <table:table-cell table:style-name="ce409" table:formula="of:=[$Sheet1.$P$252]" office:value-type="string" office:string-value="Mo" calcext:value-type="string">
            <text:p>Mo</text:p>
          </table:table-cell>
          <table:table-cell table:style-name="ce409" table:formula="of:=[Sheet1.U288]" office:value-type="float" office:value="28" calcext:value-type="float">
            <text:p>28</text:p>
          </table:table-cell>
          <table:table-cell table:style-name="ce427" table:formula="of:=[Sheet1.U296]" office:value-type="float" office:value="0.420867023973766" calcext:value-type="float">
            <text:p>0.42</text:p>
          </table:table-cell>
          <table:table-cell/>
          <table:table-cell table:style-name="ce438" office:value-type="string" calcext:value-type="string">
            <text:p>Mo</text:p>
          </table:table-cell>
          <table:table-cell table:style-name="ce442" office:value-type="string" calcext:value-type="string">
            <text:p>Mo</text:p>
          </table:table-cell>
          <table:table-cell table:style-name="ce448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408" office:value-type="string" calcext:value-type="string">
            <text:p>Filter</text:p>
          </table:table-cell>
          <table:table-cell table:style-name="ce409" table:formula="of:=[Sheet1.R288]" office:value-type="float" office:value="25" calcext:value-type="float">
            <text:p>25</text:p>
          </table:table-cell>
          <table:table-cell table:style-name="ce427" table:formula="of:=[Sheet1.R296]" office:value-type="float" office:value="0.302690076719716" calcext:value-type="float">
            <text:p>0.30</text:p>
          </table:table-cell>
          <table:table-cell table:style-name="ce408" office:value-type="string" calcext:value-type="string">
            <text:p>Filter</text:p>
          </table:table-cell>
          <table:table-cell table:style-name="ce409" table:formula="of:=[Sheet1.V288]" office:value-type="float" office:value="30" calcext:value-type="float">
            <text:p>30</text:p>
          </table:table-cell>
          <table:table-cell table:style-name="ce427" table:formula="of:=[Sheet1.V296]" office:value-type="float" office:value="0.436233215685094" calcext:value-type="float">
            <text:p>0.44</text:p>
          </table:table-cell>
          <table:table-cell/>
          <table:table-cell table:style-name="ce438" office:value-type="string" calcext:value-type="string">
            <text:p>Mo</text:p>
          </table:table-cell>
          <table:table-cell table:style-name="ce442" office:value-type="string" calcext:value-type="string">
            <text:p>Rh</text:p>
          </table:table-cell>
          <table:table-cell table:style-name="ce448" office:value-type="float" office:value="0.19" calcext:value-type="float">
            <text:p>0.19</text:p>
          </table:table-cell>
          <table:table-cell table:number-columns-repeated="1014"/>
        </table:table-row>
        <table:table-row table:style-name="ro1">
          <table:table-cell table:style-name="ce409" table:formula="of:=[$Sheet1.$Q$241]" office:value-type="string" office:string-value="Mo" calcext:value-type="string">
            <text:p>Mo</text:p>
          </table:table-cell>
          <table:table-cell table:style-name="ce409" table:formula="of:=[Sheet1.S288]" office:value-type="float" office:value="28" calcext:value-type="float">
            <text:p>28</text:p>
          </table:table-cell>
          <table:table-cell table:style-name="ce427" table:formula="of:=[Sheet1.S296]" office:value-type="float" office:value="0.338099238196565" calcext:value-type="float">
            <text:p>0.34</text:p>
          </table:table-cell>
          <table:table-cell table:style-name="ce409" table:formula="of:=[$Sheet1.$Q$252]" office:value-type="string" office:string-value="Rh" calcext:value-type="string">
            <text:p>Rh</text:p>
          </table:table-cell>
          <table:table-cell table:style-name="ce409" table:formula="of:=[Sheet1.W288]" office:value-type="float" office:value="32" calcext:value-type="float">
            <text:p>32</text:p>
          </table:table-cell>
          <table:table-cell table:style-name="ce427" table:formula="of:=[Sheet1.W296]" office:value-type="float" office:value="0.448839959034019" calcext:value-type="float">
            <text:p>0.45</text:p>
          </table:table-cell>
          <table:table-cell/>
          <table:table-cell table:style-name="ce439" office:value-type="string" calcext:value-type="string">
            <text:p>Rh</text:p>
          </table:table-cell>
          <table:table-cell table:style-name="ce443" office:value-type="string" calcext:value-type="string">
            <text:p>Rh</text:p>
          </table:table-cell>
          <table:table-cell table:style-name="ce449" office:value-type="float" office:value="0.22" calcext:value-type="float">
            <text:p>0.22</text:p>
          </table:table-cell>
          <table:table-cell table:number-columns-repeated="1014"/>
        </table:table-row>
        <table:table-row table:style-name="ro1">
          <table:table-cell/>
          <table:table-cell table:style-name="ce409" table:formula="of:=[Sheet1.T288]" office:value-type="float" office:value="32" calcext:value-type="float">
            <text:p>32</text:p>
          </table:table-cell>
          <table:table-cell table:style-name="ce427" table:formula="of:=[Sheet1.T296]" office:value-type="float" office:value="0.369198280592798" calcext:value-type="float">
            <text:p>0.37</text:p>
          </table:table-cell>
          <table:table-cell/>
          <table:table-cell table:style-name="ce409" table:formula="of:=[Sheet1.X288]" office:value-type="float" office:value="34" calcext:value-type="float">
            <text:p>34</text:p>
          </table:table-cell>
          <table:table-cell table:style-name="ce427" table:formula="of:=[Sheet1.X296]" office:value-type="float" office:value="0.458002721995377" calcext:value-type="float">
            <text:p>0.46</text:p>
          </table:table-cell>
          <table:table-cell/>
          <table:table-cell table:style-name="ce440" office:value-type="string" calcext:value-type="string">
            <text:p>Critiera:</text:p>
          </table:table-cell>
          <table:table-cell table:style-name="ce440" office:value-type="string" calcext:value-type="string">
            <text:p>Min HVL &gt; kV/100 (no paddle)</text:p>
          </table:table-cell>
          <table:table-cell table:style-name="ce440"/>
          <table:table-cell table:number-columns-repeated="1014"/>
        </table:table-row>
        <table:table-row table:style-name="ro1">
          <table:table-cell/>
          <table:table-cell table:style-name="ce423" office:value-type="string" calcext:value-type="string">
            <text:p>Slope:</text:p>
          </table:table-cell>
          <table:table-cell table:style-name="ce409" table:formula="of:=SLOPE([.C75:.C78];[.B75:.B78])" office:value-type="float" office:value="0.00986160233325798" calcext:value-type="float">
            <text:p>0.0098616023</text:p>
          </table:table-cell>
          <table:table-cell/>
          <table:table-cell table:style-name="ce423" office:value-type="string" calcext:value-type="string">
            <text:p>Slope:</text:p>
          </table:table-cell>
          <table:table-cell table:style-name="ce409" table:formula="of:=SLOPE([.F75:.F78];[.E75:.E78])" office:value-type="float" office:value="0.00620069187068792" calcext:value-type="float">
            <text:p>0.0062006919</text:p>
          </table:table-cell>
          <table:table-cell/>
          <table:table-cell table:style-name="ce440"/>
          <table:table-cell table:style-name="ce440" office:value-type="string" calcext:value-type="string">
            <text:p>Min HVL &gt; kV/100 + 0.03 (with paddle)</text:p>
          </table:table-cell>
          <table:table-cell table:style-name="ce440"/>
          <table:table-cell table:number-columns-repeated="1014"/>
        </table:table-row>
        <table:table-row table:style-name="ro1">
          <table:table-cell/>
          <table:table-cell table:style-name="ce423" office:value-type="string" calcext:value-type="string">
            <text:p>Intercept:</text:p>
          </table:table-cell>
          <table:table-cell table:style-name="ce409" table:formula="of:=INTERCEPT([.C75:.C78];[.B75:.B78])" office:value-type="float" office:value="0.0563895044059981" calcext:value-type="float">
            <text:p>0.0563895044</text:p>
          </table:table-cell>
          <table:table-cell/>
          <table:table-cell table:style-name="ce423" office:value-type="string" calcext:value-type="string">
            <text:p>Intercept:</text:p>
          </table:table-cell>
          <table:table-cell table:style-name="ce409" table:formula="of:=INTERCEPT([.F75:.F78];[.E75:.E78])" office:value-type="float" office:value="0.248764282180738" calcext:value-type="float">
            <text:p>0.2487642822</text:p>
          </table:table-cell>
          <table:table-cell/>
          <table:table-cell table:style-name="ce440"/>
          <table:table-cell table:style-name="ce440" office:value-type="string" calcext:value-type="string">
            <text:p>Max HVL &lt; kV/100 + C</text:p>
          </table:table-cell>
          <table:table-cell table:style-name="ce440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98" office:value-type="string" calcext:value-type="string">
            <text:p>DGN</text:p>
          </table:table-cell>
          <table:table-cell table:style-name="ce40" table:formula="of:=&quot;DGN values (mrad/R) for &quot;&amp;[$Sheet1.$T$221]&amp;&quot; kV and HVL=&quot;&amp;ROUND([$Sheet1.$X$224];2)&amp;&quot; mm Al&quot;" office:value-type="string" office:string-value="DGN values (mrad/R) for 28 kV and HVL=0.34 mm Al" calcext:value-type="string">
            <text:p>DGN values (mrad/R) for 28 kV and HVL=0.34 mm Al</text:p>
          </table:table-cell>
          <table:table-cell table:number-columns-repeated="1022"/>
        </table:table-row>
        <table:table-row table:style-name="ro1">
          <table:table-cell table:style-name="ce410" office:value-type="string" calcext:value-type="string">
            <text:p>Mo/Mo</text:p>
          </table:table-cell>
          <table:table-cell table:style-name="ce410" office:value-type="string" calcext:value-type="string">
            <text:p>Mo/Rh</text:p>
          </table:table-cell>
          <table:table-cell table:style-name="ce410" office:value-type="string" calcext:value-type="string">
            <text:p>Rh/Rh</text:p>
          </table:table-cell>
          <table:table-cell table:style-name="ce410" office:value-type="string" calcext:value-type="string">
            <text:p>W/Rh</text:p>
          </table:table-cell>
          <table:table-cell table:style-name="ce410" office:value-type="string" calcext:value-type="string">
            <text:p>W/Ag</text:p>
          </table:table-cell>
          <table:table-cell table:style-name="ce410" office:value-type="string" calcext:value-type="string">
            <text:p>Siemens Inspiration</text:p>
          </table:table-cell>
          <table:table-cell table:number-columns-repeated="1018"/>
        </table:table-row>
        <table:table-row table:style-name="ro1">
          <table:table-cell table:style-name="ce411" table:formula="of:=IF(ISERR([$Sheet1.$T$221]);&quot;TBD&quot;;MOMO([$Sheet1.$T$221];[$Sheet1.$X$224];4.2;0.5))" office:value-type="float" office:value="172.80948422935" calcext:value-type="float">
            <text:p>172.8</text:p>
          </table:table-cell>
          <table:table-cell table:style-name="ce411" table:formula="of:=IF(ISERR([$Sheet1.$T$221]);&quot;TBD&quot;;MORH([$Sheet1.$T$221];[$Sheet1.$X$224];4.2;0.5))" office:value-type="float" office:value="177.490763571545" calcext:value-type="float">
            <text:p>177.5</text:p>
          </table:table-cell>
          <table:table-cell table:style-name="ce411" table:formula="of:=IF(ISERR([$Sheet1.$T$221]);&quot;TBD&quot;;RHRH([$Sheet1.$T$221];[$Sheet1.$X$224];4.2;0.5))" office:value-type="float" office:value="12654.3148386704" calcext:value-type="float">
            <text:p>12654.3</text:p>
          </table:table-cell>
          <table:table-cell table:style-name="ce409" table:formula="of:=IF(ISERR([$Sheet1.$X$224]);&quot;TBD&quot;;VLOOKUP([$Sheet1.$X$224];[.A27:.M48];MATCH([$Sheet1.$T$221];[.A27:.M27];0)))" office:value-type="float" office:value="186" calcext:value-type="float">
            <text:p>186</text:p>
          </table:table-cell>
          <table:table-cell table:style-name="ce409" table:formula="of:=IF(ISERR([$Sheet1.$X$224]);&quot;TBD&quot;;VLOOKUP([$Sheet1.$X$224];[.N27:.AA48];MATCH([$Sheet1.$T$221];[.N27:.AA27];0)))" office:value-type="float" office:value="236" calcext:value-type="float">
            <text:p>236</text:p>
          </table:table-cell>
          <table:table-cell table:style-name="ce436" table:formula="of:=IF(OR(ISERR([$Sheet1.$X$225]);ISERR([$Sheet1.$X$224]));&quot;TBD&quot;;[$Sheet1.$X$225]*([.L53]*[.$S$287]+[.M53])*([.L54]*[.$S$287]+[.M54])*HLOOKUP([$Sheet1.$Q$222];[.B58:.D59];2))" office:value-type="float" office:value="0.123272863383104" calcext:value-type="float">
            <text:p>0.1233</text:p>
          </table:table-cell>
          <table:table-cell table:number-columns-repeated="1018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rrected kV" table:style-name="ta1">
        <table:table-column table:style-name="co11" table:number-columns-repeated="1024" table:default-cell-style-name="Default"/>
        <table:table-row table:style-name="ro18">
          <table:table-cell table:style-name="ce455" office:value-type="string" calcext:value-type="string">
            <text:p>GENERAL</text:p>
          </table:table-cell>
          <table:table-cell table:number-columns-repeated="1023"/>
        </table:table-row>
        <table:table-row table:style-name="ro11">
          <table:table-cell/>
          <table:table-cell table:style-name="ce295" office:value-type="string" calcext:value-type="string">
            <text:p>Enter Radcal kV reading in the light-blue cell under the appropriate anode-filter combination.</text:p>
          </table:table-cell>
          <table:table-cell table:number-columns-repeated="1022"/>
        </table:table-row>
        <table:table-row table:style-name="ro11">
          <table:table-cell/>
          <table:table-cell table:style-name="ce295" office:value-type="string" calcext:value-type="string">
            <text:p>Read the true corrected kV in the adjacent cell to the right.</text:p>
          </table:table-cell>
          <table:table-cell table:number-columns-repeated="1022"/>
        </table:table-row>
        <table:table-row table:style-name="ro11">
          <table:table-cell/>
          <table:table-cell table:style-name="ce295" office:value-type="string" calcext:value-type="string">
            <text:p>If that cell is light green, the corrected kV is accurate.</text:p>
          </table:table-cell>
          <table:table-cell table:number-columns-repeated="1022"/>
        </table:table-row>
        <table:table-row table:style-name="ro11">
          <table:table-cell/>
          <table:table-cell table:style-name="ce295" office:value-type="string" calcext:value-type="string">
            <text:p>If the cell is red, the entered kV is out of range and the correction should not be used.</text:p>
          </table:table-cell>
          <table:table-cell table:number-columns-repeated="1022"/>
        </table:table-row>
        <table:table-row table:style-name="ro11">
          <table:table-cell/>
          <table:table-cell table:style-name="ce295" office:value-type="string" calcext:value-type="string">
            <text:p>If the cell is light yellow, the entered value is in a reduced-accuracy range; try the other filter.</text:p>
          </table:table-cell>
          <table:table-cell table:number-columns-repeated="1022"/>
        </table:table-row>
        <table:table-row table:style-name="ro11">
          <table:table-cell table:number-columns-repeated="1024"/>
        </table:table-row>
        <table:table-row table:style-name="ro11">
          <table:table-cell table:style-name="ce455" office:value-type="string" calcext:value-type="string">
            <text:p>Tungsten-Rhodium (W / Rh)</text:p>
          </table:table-cell>
          <table:table-cell table:number-columns-repeated="1023"/>
        </table:table-row>
        <table:table-row table:style-name="ro11">
          <table:table-cell table:style-name="ce455"/>
          <table:table-cell table:style-name="ce295" office:value-type="string" calcext:value-type="string">
            <text:p>Minimum true value is 21.8 kV, corresponding to a Radcal value near 25.03 kV.</text:p>
          </table:table-cell>
          <table:table-cell table:number-columns-repeated="1022"/>
        </table:table-row>
        <table:table-row table:style-name="ro11">
          <table:table-cell table:style-name="ce455"/>
          <table:table-cell table:style-name="ce295" office:value-type="string" calcext:value-type="string">
            <text:p>Reduced accuracy between true values of 24 to 27 kV. Max Radcal value is 40.47 kV.</text:p>
          </table:table-cell>
          <table:table-cell table:number-columns-repeated="1022"/>
        </table:table-row>
        <table:table-row table:style-name="ro11">
          <table:table-cell/>
          <table:table-cell table:style-name="ce369" office:value-type="string" calcext:value-type="string">
            <text:p>Radcal kV</text:p>
          </table:table-cell>
          <table:table-cell table:style-name="ce369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456" office:value-type="float" office:value="25.03" calcext:value-type="float">
            <text:p>25.03</text:p>
          </table:table-cell>
          <table:table-cell table:style-name="ce457" table:formula="of:=IF([.B12]&lt;[.A22];[.B12]+[.B22]+[.B12]*[.C22]+[.B12]^2*[.D22]+[.B12]^3*[.E22]+[.B12]^4*[.F22]+[.B12]^5*[.G22]+[.B12]^6*[.H22];[.B12]+[.B23]+[.B12]*[.C23]+[.B12]^2*[.D23]+[.B12]^3*[.E23]+[.B12]^4*[.F23]+[.B12]^5*[.G23]+[.B12]^6*[.H23])" office:value-type="float" office:value="21.8081379251653" calcext:value-type="float">
            <text:p>21.81</text:p>
          </table:table-cell>
          <table:table-cell table:number-columns-repeated="1021"/>
        </table:table-row>
        <table:table-row table:style-name="ro11">
          <table:table-cell table:number-columns-repeated="1024"/>
        </table:table-row>
        <table:table-row table:style-name="ro11">
          <table:table-cell table:style-name="ce455" office:value-type="string" calcext:value-type="string">
            <text:p>Tungsten-Silver (W / Ag)</text:p>
          </table:table-cell>
          <table:table-cell table:number-columns-repeated="1023"/>
        </table:table-row>
        <table:table-row table:style-name="ro11">
          <table:table-cell table:style-name="ce455"/>
          <table:table-cell table:style-name="ce295" office:value-type="string" calcext:value-type="string">
            <text:p>Minimum true value is 21.8 kV, corresponding to a Radcal value near 25.04 kV.</text:p>
          </table:table-cell>
          <table:table-cell table:number-columns-repeated="1022"/>
        </table:table-row>
        <table:table-row table:style-name="ro11">
          <table:table-cell table:style-name="ce455"/>
          <table:table-cell table:style-name="ce295" office:value-type="string" calcext:value-type="string">
            <text:p>Poor accuracy between true values of 25.35 to 31.85 kV. Max Radcal value is 37.1 kV.</text:p>
          </table:table-cell>
          <table:table-cell table:number-columns-repeated="1022"/>
        </table:table-row>
        <table:table-row table:style-name="ro11">
          <table:table-cell/>
          <table:table-cell table:style-name="ce369" office:value-type="string" calcext:value-type="string">
            <text:p>Radcal kV</text:p>
          </table:table-cell>
          <table:table-cell table:style-name="ce369" office:value-type="string" calcext:value-type="string">
            <text:p>True kV</text:p>
          </table:table-cell>
          <table:table-cell table:number-columns-repeated="1021"/>
        </table:table-row>
        <table:table-row table:style-name="ro11">
          <table:table-cell/>
          <table:table-cell table:style-name="ce456" office:value-type="float" office:value="37.1" calcext:value-type="float">
            <text:p>37.1</text:p>
          </table:table-cell>
          <table:table-cell table:style-name="ce458" table:formula="of:=IF([.B18]&gt;37.1;40;IF([.B18]&lt;[.A28];[.B18]+[.B28]+[.B18]*[.C28]+[.B18]^2*[.D28]+[.B18]^3*[.E28]+[.B18]^4*[.F28]+[.B18]^5*[.G28]+[.B18]^6*[.H28];[.B18]+[.B29]+[.B18]*[.C29]+[.B18]^2*[.D29]+[.B18]^3*[.E29]+[.B18]^4*[.F29]+[.B18]^5*[.G29]+[.B18]^6*[.H29]))" office:value-type="float" office:value="38.9675106887662" calcext:value-type="float">
            <text:p>38.97</text:p>
          </table:table-cell>
          <table:table-cell table:number-columns-repeated="1021"/>
        </table:table-row>
        <table:table-row table:style-name="ro18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>
            <draw:frame table:end-cell-address="'Corrected kV'.L49" table:end-x="0.215cm" table:end-y="0.356cm" draw:z-index="0" draw:name="Picture 2" draw:style-name="gr3" draw:text-style-name="P4" svg:width="19.438cm" svg:height="11.012cm" svg:x="0.296cm" svg:y="0.141cm">
              <draw:image xlink:href="Pictures/2000021500005593000032E8CF559433.wm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1" table:visibility="collapse">
          <table:table-cell table:style-name="ce295" office:value-type="float" office:value="27.586" calcext:value-type="float">
            <text:p>27.586</text:p>
          </table:table-cell>
          <table:table-cell table:style-name="ce295" office:value-type="float" office:value="-8375.07276459255" calcext:value-type="float">
            <text:p>-8375.0727645926</text:p>
          </table:table-cell>
          <table:table-cell table:style-name="ce295" office:value-type="float" office:value="975.925435604328" calcext:value-type="float">
            <text:p>975.9254356043</text:p>
          </table:table-cell>
          <table:table-cell table:style-name="ce295" office:value-type="float" office:value="-37.9137296820394" calcext:value-type="float">
            <text:p>-37.913729682</text:p>
          </table:table-cell>
          <table:table-cell table:style-name="ce295" office:value-type="float" office:value="0.490865834726094" calcext:value-type="float">
            <text:p>0.4908658347</text:p>
          </table:table-cell>
          <table:table-cell table:number-columns-repeated="3" table:style-name="ce29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295" office:value-type="float" office:value="-9984.61679164944" calcext:value-type="float">
            <text:p>-9984.6167916494</text:p>
          </table:table-cell>
          <table:table-cell table:style-name="ce295" office:value-type="float" office:value="1436.52454571413" calcext:value-type="float">
            <text:p>1436.5245457141</text:p>
          </table:table-cell>
          <table:table-cell table:style-name="ce295" office:value-type="float" office:value="-82.5051021852549" calcext:value-type="float">
            <text:p>-82.5051021853</text:p>
          </table:table-cell>
          <table:table-cell table:style-name="ce295" office:value-type="float" office:value="2.36559081763837" calcext:value-type="float">
            <text:p>2.3655908176</text:p>
          </table:table-cell>
          <table:table-cell table:style-name="ce295" office:value-type="float" office:value="-0.0338672433779705" calcext:value-type="float">
            <text:p>-0.0338672434</text:p>
          </table:table-cell>
          <table:table-cell table:style-name="ce295" office:value-type="float" office:value="0.000193686920423126" calcext:value-type="float">
            <text:p>0.0001936869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4">
          <table:table-cell table:number-columns-repeated="1024"/>
        </table:table-row>
        <table:table-row table:style-name="ro11" table:visibility="collapse">
          <table:table-cell table:style-name="ce295" office:value-type="float" office:value="30.1" calcext:value-type="float">
            <text:p>30.1</text:p>
          </table:table-cell>
          <table:table-cell table:style-name="ce295" office:value-type="float" office:value="-540847.695500773" calcext:value-type="float">
            <text:p>-540847.695500773</text:p>
          </table:table-cell>
          <table:table-cell table:style-name="ce295" office:value-type="float" office:value="100186.233642731" calcext:value-type="float">
            <text:p>100186.233642731</text:p>
          </table:table-cell>
          <table:table-cell table:style-name="ce295" office:value-type="float" office:value="-7418.47901798126" calcext:value-type="float">
            <text:p>-7418.4790179813</text:p>
          </table:table-cell>
          <table:table-cell table:style-name="ce295" office:value-type="float" office:value="274.476609295775" calcext:value-type="float">
            <text:p>274.4766092958</text:p>
          </table:table-cell>
          <table:table-cell table:style-name="ce295" office:value-type="float" office:value="-5.07436954359087" calcext:value-type="float">
            <text:p>-5.0743695436</text:p>
          </table:table-cell>
          <table:table-cell table:style-name="ce295" office:value-type="float" office:value="0.0375005747875809" calcext:value-type="float">
            <text:p>0.0375005748</text:p>
          </table:table-cell>
          <table:table-cell table:style-name="ce29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visibility="collapse">
          <table:table-cell/>
          <table:table-cell table:style-name="ce295" office:value-type="float" office:value="-11057.7739361992" calcext:value-type="float">
            <text:p>-11057.7739361992</text:p>
          </table:table-cell>
          <table:table-cell table:style-name="ce295" office:value-type="float" office:value="1297.22856737669" calcext:value-type="float">
            <text:p>1297.2285673767</text:p>
          </table:table-cell>
          <table:table-cell table:style-name="ce295" office:value-type="float" office:value="-56.9891889897257" calcext:value-type="float">
            <text:p>-56.9891889897</text:p>
          </table:table-cell>
          <table:table-cell table:style-name="ce295" office:value-type="float" office:value="1.11158285642172" calcext:value-type="float">
            <text:p>1.1115828564</text:p>
          </table:table-cell>
          <table:table-cell table:style-name="ce295" office:value-type="float" office:value="-0.00812339973651296" calcext:value-type="float">
            <text:p>-0.0081233997</text:p>
          </table:table-cell>
          <table:table-cell table:number-columns-repeated="2" table:style-name="ce295" office:value-type="float" office:value="0" calcext:value-type="float">
            <text:p>0</text:p>
          </table:table-cell>
          <table:table-cell table:number-columns-repeated="1016"/>
        </table:table-row>
        <table:table-row table:style-name="ro11" table:number-rows-repeated="1048546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  <calcext:conditional-format calcext:target-range-address="'Corrected kV'.C12:'Corrected kV'.C12">
            <calcext:condition calcext:apply-style-name="Excel_CondFormat_1_1_1 1" calcext:value="&lt;21.8" calcext:base-cell-address="'Corrected kV'.C12"/>
            <calcext:condition calcext:apply-style-name="Excel_CondFormat_1_1_2 1" calcext:value="between(24,27)" calcext:base-cell-address="'Corrected kV'.C12"/>
            <calcext:condition calcext:apply-style-name="Excel_CondFormat_1_1_3 1" calcext:value="&gt;=40" calcext:base-cell-address="'Corrected kV'.C12"/>
          </calcext:conditional-format>
          <calcext:conditional-format calcext:target-range-address="'Corrected kV'.C18:'Corrected kV'.C18">
            <calcext:condition calcext:apply-style-name="Excel_CondFormat_1_2_1 1" calcext:value="&lt;21.8" calcext:base-cell-address="'Corrected kV'.C18"/>
            <calcext:condition calcext:apply-style-name="Excel_CondFormat_1_2_2 1" calcext:value="between(25.35,31.55)" calcext:base-cell-address="'Corrected kV'.C18"/>
            <calcext:condition calcext:apply-style-name="Excel_CondFormat_1_2_3" calcext:value="&gt;=40" calcext:base-cell-address="'Corrected kV'.C18"/>
          </calcext:conditional-format>
        </calcext:conditional-formats>
      </table:table>
      <table:table table:name="dropdowns" table:style-name="ta1">
        <table:table-column table:style-name="co20" table:default-cell-style-name="ce295"/>
        <table:table-column table:style-name="co11" table:number-columns-repeated="1023" table:default-cell-style-name="Default"/>
        <table:table-row table:style-name="ro11">
          <table:table-cell table:style-name="ce455" office:value-type="string" calcext:value-type="string">
            <text:p>Pass/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8">
          <table:table-cell table:number-columns-repeated="1024"/>
        </table:table-row>
        <table:table-row table:style-name="ro11">
          <table:table-cell table:style-name="ce455" office:value-type="string" calcext:value-type="string">
            <text:p>Pass/Fail/NA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Pass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Fail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NA</text:p>
          </table:table-cell>
          <table:table-cell table:number-columns-repeated="1023"/>
        </table:table-row>
        <table:table-row table:style-name="ro11">
          <table:table-cell table:number-columns-repeated="1024"/>
        </table:table-row>
        <table:table-row table:style-name="ro11">
          <table:table-cell table:style-name="ce459" office:value-type="string" calcext:value-type="string">
            <text:p>Phantom Scores</text:p>
          </table:table-cell>
          <table:table-cell table:number-columns-repeated="1023"/>
        </table:table-row>
        <table:table-row table:style-name="ro11">
          <table:table-cell table:style-name="ce460" office:value-type="float" office:value="6" calcext:value-type="float">
            <text:p>6.0</text:p>
          </table:table-cell>
          <table:table-cell table:number-columns-repeated="1023"/>
        </table:table-row>
        <table:table-row table:style-name="ro11">
          <table:table-cell table:style-name="ce460" office:value-type="float" office:value="5.5" calcext:value-type="float">
            <text:p>5.5</text:p>
          </table:table-cell>
          <table:table-cell table:number-columns-repeated="1023"/>
        </table:table-row>
        <table:table-row table:style-name="ro11">
          <table:table-cell table:style-name="ce460" office:value-type="float" office:value="5" calcext:value-type="float">
            <text:p>5.0</text:p>
          </table:table-cell>
          <table:table-cell table:number-columns-repeated="1023"/>
        </table:table-row>
        <table:table-row table:style-name="ro11">
          <table:table-cell table:style-name="ce460" office:value-type="float" office:value="4.5" calcext:value-type="float">
            <text:p>4.5</text:p>
          </table:table-cell>
          <table:table-cell table:number-columns-repeated="1023"/>
        </table:table-row>
        <table:table-row table:style-name="ro11">
          <table:table-cell table:style-name="ce460" office:value-type="float" office:value="4" calcext:value-type="float">
            <text:p>4.0</text:p>
          </table:table-cell>
          <table:table-cell table:number-columns-repeated="1023"/>
        </table:table-row>
        <table:table-row table:style-name="ro11">
          <table:table-cell table:style-name="ce460" office:value-type="float" office:value="3.5" calcext:value-type="float">
            <text:p>3.5</text:p>
          </table:table-cell>
          <table:table-cell table:number-columns-repeated="1023"/>
        </table:table-row>
        <table:table-row table:style-name="ro11">
          <table:table-cell table:style-name="ce460" office:value-type="float" office:value="3" calcext:value-type="float">
            <text:p>3.0</text:p>
          </table:table-cell>
          <table:table-cell table:number-columns-repeated="1023"/>
        </table:table-row>
        <table:table-row table:style-name="ro11">
          <table:table-cell table:style-name="ce460" office:value-type="float" office:value="2.5" calcext:value-type="float">
            <text:p>2.5</text:p>
          </table:table-cell>
          <table:table-cell table:number-columns-repeated="1023"/>
        </table:table-row>
        <table:table-row table:style-name="ro11">
          <table:table-cell table:style-name="ce460" office:value-type="float" office:value="2" calcext:value-type="float">
            <text:p>2.0</text:p>
          </table:table-cell>
          <table:table-cell table:number-columns-repeated="1023"/>
        </table:table-row>
        <table:table-row table:style-name="ro11">
          <table:table-cell table:style-name="ce460" office:value-type="float" office:value="1.5" calcext:value-type="float">
            <text:p>1.5</text:p>
          </table:table-cell>
          <table:table-cell table:number-columns-repeated="1023"/>
        </table:table-row>
        <table:table-row table:style-name="ro11">
          <table:table-cell table:style-name="ce460" office:value-type="float" office:value="1" calcext:value-type="float">
            <text:p>1.0</text:p>
          </table:table-cell>
          <table:table-cell table:number-columns-repeated="1023"/>
        </table:table-row>
        <table:table-row table:style-name="ro11">
          <table:table-cell table:style-name="ce460" office:value-type="float" office:value="0.5" calcext:value-type="float">
            <text:p>0.5</text:p>
          </table:table-cell>
          <table:table-cell table:number-columns-repeated="1023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named-expressions>
        <table:named-range table:name="ESE" table:base-cell-address="$Sheet1.$X$225" table:cell-range-address="$Sheet1.$X$225"/>
        <table:named-range table:name="MGD" table:base-cell-address="$Sheet1.$X$225" table:cell-range-address="$Sheet1.$X$22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">
      <number:number number:decimal-places="3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number-style style:name="N161">
      <number:number number:decimal-places="0" number:min-integer-digits="5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 number:language="en" number:country="US"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date-style style:name="N170P0" style:volatile="true">
      <number:month number:style="long"/>
      <number:text>/</number:text>
      <number:day number:style="long"/>
      <number:text>/</number:text>
      <number:year/>
    </number:date-style>
    <number:text-style style:name="N170">
      <number:text-content/>
      <style:map style:condition="value()&gt;=0" style:apply-style-name="N170P0"/>
    </number:text-style>
    <number:date-style style:name="N171P0" style:volatile="true">
      <number:month/>
      <number:text>/</number:text>
      <number:day/>
      <number:text>/</number:text>
      <number:year/>
    </number:date-style>
    <number:text-style style:name="N171">
      <number:text-content/>
      <style:map style:condition="value()&gt;=0" style:apply-style-name="N171P0"/>
    </number:text-style>
    <number:date-style style:name="N173P0" style:volatile="true">
      <number:month/>
      <number:text>/</number:text>
      <number:day/>
      <number:text>/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</number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8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1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scientific-number number:decimal-places="1" number:min-integer-digits="3" number:min-exponent-digits="1"/>
    </number:number-style>
    <number:number-style style:name="N183">
      <number:number number:decimal-places="9" number:min-integer-digits="1"/>
    </number:number-style>
    <number:number-style style:name="N184">
      <number:number number:decimal-places="8" number:min-integer-digits="1"/>
    </number:number-style>
    <number:number-style style:name="N185">
      <number:number number:decimal-places="10" number:min-integer-digits="1"/>
    </number:number-style>
    <number:number-style style:name="N186">
      <number:number number:decimal-places="11" number:min-integer-digits="1"/>
    </number:number-style>
    <number:number-style style:name="N187">
      <number:number number:decimal-places="7" number:min-integer-digits="1"/>
    </number:number-style>
    <number:number-style style:name="N188">
      <number:number number:decimal-places="6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number:date-style style:name="N10143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3" number:language="en" number:country="US">
      <number:text-content/>
      <style:map style:condition="value()&gt;=0" style:apply-style-name="N10143P0"/>
    </number:text-style>
    <number:date-style style:name="N10144P0" style:volatile="true" number:language="en" number:country="US">
      <number:month number:textual="true"/>
      <number:text>-</number:text>
      <number:year/>
    </number:date-style>
    <number:text-style style:name="N10144" number:language="en" number:country="US">
      <number:text-content/>
      <style:map style:condition="value()&gt;=0" style:apply-style-name="N10144P0"/>
    </number:text-style>
    <number:number-style style:name="N10145P0" style:volatile="true" number:language="en" number:country="US">
      <number:number number: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45P0"/>
    </number:number-style>
    <number:number-style style:name="N10146P0" style:volatile="true" number:language="en" number:country="US">
      <number:number number:decimal-places="2" number:min-integer-digits="1" number:grouping="true"/>
      <number:text> </number:text>
    </number:number-style>
    <number:number-style style:name="N1014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6P0"/>
    </number:number-style>
    <number:currency-style style:name="N1014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0P0"/>
    </number:currency-style>
    <number:date-style style:name="N1015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51" number:language="en" number:country="US">
      <number:text-content/>
      <style:map style:condition="value()&gt;=0" style:apply-style-name="N10151P0"/>
    </number:text-style>
    <number:date-style style:name="N10152P0" style:volatile="true" number:language="en" number:country="US">
      <number:month number:textual="true"/>
      <number:text>-</number:text>
      <number:year/>
    </number:date-style>
    <number:text-style style:name="N10152" number:language="en" number:country="US">
      <number:text-content/>
      <style:map style:condition="value()&gt;=0" style:apply-style-name="N10152P0"/>
    </number:text-style>
    <number:date-style style:name="N10153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53" number:language="en" number:country="US">
      <number:text-content/>
      <style:map style:condition="value()&gt;=0" style:apply-style-name="N10153P0"/>
    </number:text-style>
    <style:style style:name="Default" style:family="table-cell">
      <style:table-cell-properties fo:padding="0.071cm" style:rotation-align="none" style:vertical-align="top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" style:family="table-cell" style:parent-style-name="Default">
      <style:table-cell-properties fo:background-color="#ff0000" style:vertical-align="automatic" style:vertical-justify="auto"/>
      <style:paragraph-properties css3t:text-justify="auto"/>
    </style:style>
    <style:style style:name="Pass" style:family="table-cell" style:parent-style-name="Default">
      <style:table-cell-properties fo:background-color="#3deb3d" style:vertical-align="automatic" style:vertical-justify="auto"/>
      <style:paragraph-properties css3t:text-justify="auto"/>
    </style:style>
    <style:style style:name="Date" style:family="table-cell" style:parent-style-name="Default" style:data-style-name="N0">
      <style:table-cell-properties fo:padding="0.071cm"/>
    </style:style>
    <style:style style:name="Normal_5f_MUSCMammo" style:display-name="Normal_MUSCMamm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4">
      <style:page-layout-properties style:num-format="1" style:print-orientation="portrait" fo:margin-top="2.54cm" fo:margin-bottom="1.27cm" fo:margin-left="1.905cm" fo:margin-right="1.905cm" style:first-page-number="continue" style:scale-to="64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.917cm"/>
      </style:footer-style>
    </style:page-layout>
    <style:page-layout style:name="Mpm5">
      <style:page-layout-properties style:num-format="1" style:print-orientation="portrait" fo:margin-top="2.54cm" fo:margin-bottom="2.54cm" fo:margin-left="1.905cm" fo:margin-right="1.905cm" style:first-page-number="continue" style:scale-to-X="1" style:scale-to-Y="1" style:table-centering="horizontal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6">
      <style:page-layout-properties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7">
      <style:page-layout-properties style:num-format="1" style:print-orientation="portrait" fo:margin-top="2.54cm" fo:margin-bottom="2.54cm" fo:margin-left="1.905cm" fo:margin-right="1.905cm" style:first-page-number="continue" style:scale-to="100%"/>
      <style:header-style>
        <style:header-footer-properties fo:margin-left="0cm" fo:margin-right="0cm" fo:margin-bottom="0cm"/>
      </style:header-style>
      <style:footer-style>
        <style:header-footer-properties fo:margin-left="0cm" fo:margin-right="0cm" fo:margin-top="0cm"/>
      </style:footer-style>
    </style:page-layout>
    <style:page-layout style:name="Mpm8">
      <style:page-layout-properties style:num-format="1" style:print-orientation="portrait" fo:margin-top="2.54cm" fo:margin-bottom="1.27cm" fo:margin-left="1.905cm" fo:margin-right="1.905cm" style:first-page-number="continue" style:scale-to="64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1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6">00/00/0000</text:date>, <text:time style:data-style-name="N2" text:time-value="09:06:29.11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" style:display-name="PageStyle_Ma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logic" style:display-name="PageStyle_Hologic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A" style:display-name="PageStyle_A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_20_1" style:display-name="PageStyle_A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Hologic_20_1" style:display-name="PageStyle_Hologic 1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2" style:display-name="PageStyle_Hologic 2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3" style:display-name="PageStyle_Hologic 3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Hologic_20_4" style:display-name="PageStyle_Hologic 4" style:page-layout-name="Mpm4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  <style:master-page style:name="PageStyle_5f_Tables" style:display-name="PageStyle_Table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ables_20_1" style:display-name="PageStyle_Tables 1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Hologic_20_5" style:display-name="PageStyle_Hologic 5" style:page-layout-name="Mpm8">
      <style:header style:display="false"/>
      <style:header-left style:display="false"/>
      <style:footer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1">Mammography Survey </text:span></text:p>
        </style:region-left>
        <style:region-right>
          <text:p><text:span text:style-name="MT1">Page <text:s text:c="2"/>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25T14:38:09.128000000</meta:creation-date>
    <dc:date>2014-09-16T15:14:36.061000000</dc:date>
    <dc:creator>Eugene Mah</dc:creator>
    <meta:editing-duration>P1DT6H21M36S</meta:editing-duration>
    <meta:editing-cycles>127</meta:editing-cycles>
    <meta:generator>LibreOffice/4.2.6.3$Windows_x86 LibreOffice_project/3fd416d4c6db7d3204c17ce57a1d70f6e531ee21</meta:generator>
    <meta:document-statistic meta:table-count="6" meta:cell-count="3181" meta:object-count="7"/>
  </office:meta>
</office:document-meta>
</file>

<file path=Basic/Standard/DgN.xml><?xml version="1.0" encoding="utf-8"?>
<!DOCTYPE module  PUBLIC '-//OpenOffice.org//DTD OfficeDocument 1.0//EN'  'module.dtd'>
<script:module xmlns:script="http://openoffice.org/2000/script" script:name="DgN" script:language="StarBasic">REM  Functions to calculate normalized glandular tissue dose (DgN)
REM  Reference: Sobol WT, Wu X
REM  Parametrization of mammography normalized average glandular dose tables
REM  Med Phys 24(4):547-554

REM Moly target - Moly filter
REM Function inputs
REM kVp - kVp range: 23-35 kVp
REM HVL - HVL range: 0.24 - 0.43 mm
REM d - Breast thickness range: 3 - 8 cm
REM G - Glandular tissue fraction range: 0 - 1

Function MoMo(kVp As Integer, HVL As Single, d As Single, G As Single) As Double

Dim a, b, c, u, v, w As Double

'y1 = dose for 100% adipose breast (G=0)
a = -119.924 + 8.32782 * kVp - 0.127476 * kVp ^ 2
b = 5.88055 - 5.2924 * (kVp - 18.9817) / (21.9689 + (kVp - 18.9817) ^ 2)
c = 0.463597 + Exp(6.85576 - 0.365641 * kVp)
u = 461.071 - 19.5613 * kVp + 0.28839 * kVp ^ 2
v = 8.82472 - 0.107615 * kVp + 0.00142628 * kVp ^ 2
w = 0.454223 - 0.0116147 * kVp + 0.000128015 * kVp ^ 2
y1 = y(a, b, c, d, u, v, w, HVL)

'y2 = dose for 50% adipose breast (G=0.5)
a = -95.4405 + 6.63716 * kVp - 0.103139 * kVp ^ 2
b = 5.80812 - 5.57779 * (kVp - 20.3312) / (16.0945 + (kVp - 20.3312) ^ 2)
c = 0.53332 + Exp(10.0391 - 0.494523 * kVp)
u = 364.012 - 14.6254 * kVp + 0.231539 * kVp ^ 2
v = 8.71722 - 0.0978457 * kVp + 0.00125527 * kVp ^ 2
w = 0.497899 - 0.00924302 * kVp + 0.0000843006 * kVp ^ 2
y2 = y(a, b, c, d, u, v, w, HVL)

'y3 = dose for 100% glandular breast (G=1)
a = -77.6521 + 5.41287 * kVp - 0.0850912 * kVp ^ 2
b = 5.74776 - 6.95709 * (kVp - 20.4036) / (13.7993 + (kVp - 20.4036) ^ 2)
c = 0.581659 + Exp(14.3981 - 0.677904 * kVp)
u = 296.711 - 11.7029 * kVp + 0.192943 * kVp ^ 2
v = 8.53324 - 0.0862908 * kVp + 0.00107887 * kVp ^ 2
w = 0.517826 - 0.00650381 * kVp + 0.0000338631 * kVp ^ 2
y3 = y(a, b, c, d, u, v, w, HVL)

MoMo = DgN(y1, y2, y3, G)

End Function

REM Moly target - Rhodium filter
REM Function inputs
REM kVp - kVp range: 23-35 kVp
REM HVL - HVL range: 0.24 - 0.54 mm
REM d - Breast thickness range: 3 - 8 cm
REM G - Glandular tissue fraction range: 0 - 1

Function MoRh(kVp As Integer, HVL As Single, d As Single, G As Single) As Double

Dim a, b, c, u, v, w As Double

'y1 = dose for 100% adipose breast (G=0)
a = -167.925 + 12.6919 * kVp - 0.21961 * kVp ^ 2
b = 2.47933 + 0.169961 * kVp - 0.00192616 * kVp ^ 2
c = 1.27486 - 0.049889 * kVp + 0.000798223 * kVp ^ 2
u = -291.171 + 39.4749 * kVp - 0.911079 * kVp ^ 2
v = 10.3131 - 0.220194 * kVp + 0.00335665 * kVp ^ 2
w = 0.455175 - 0.00925076 * kVp - 0.0000200714 * kVp ^ 2
y1 = y(a, b, c, d, u, v, w, HVL)

'y2 = dose for 50% adipose breast (G=0.5)
a = -151.97 + 11.4944 * kVp - 0.203044 * kVp ^ 2
b = 2.06904 + 0.174721 * kVp - 0.00173687 * kVp ^ 2
c = 1.48633 - 0.0631283 * kVp + 0.00110439 * kVp ^ 2
u = 269.633 - 6.76953 * kVp + 0.0538371 * kVp ^ 2
v = 9.14712 - 0.129615 * kVp + 0.00164991 * kVp ^ 2
w = 0.468064 - 0.00538406 * kVp - 0.0000708036 * kVp ^ 2
y2 = y(a, b, c, d, u, v, w, HVL)

'y3 = dose for 100% glandular breast (G=1)
a = -138.774 + 10.4925 * kVp - 0.187584 * kVp ^ 2
b = 2.07901 + 0.14281 * kVp - 0.000838839 * kVp ^ 2
c = 1.81787 - 0.0888723 * kVp + 0.00167435 * kVp ^ 2
u = 292.202 - 11.1746 * kVp + 0.173223 * kVp ^ 2
v = 8.69168 - 0.0984208 * kVp + 0.00114853 * kVp ^ 2
w = 0.456586 - 0.000851682 * kVp - 0.000139299 * kVp ^ 2
y3 = y(a, b, c, d, u, v, w, HVL)

MoRh = DgN(y1, y2, y3, G)

End Function

REM Rhodium target - Rhodium filter
REM Function inputs
REM kVp - kVp range: 23-35 kVp
REM HVL - HVL range: 0.24 - 0.54 mm
REM d - Breast thickness range: 3 - 8 cm
REM G - Glandular tissue fraction range: 0 - 1

Function RhRh(kVp As Integer, HVL As Single, d As Single, G As Single) As Double

Dim a, b, c, u, v, w As Double

'y1 = dose for 100% adipose breast (G=0)
a = -241.039 + 14.8189 * kVp - 0.199281 * kVp ^ 2
b = 4.93922 + 0.0444646 * kVp - 0.000542812 * kVp ^ 2
c = 0.374425 + Exp(4.6728 - 0.243479 * kVp)
u = 1221.79 - 68.3296 * kVp + 0.960342 * kVp ^ 2
v = 9.9332 - 0.185891 * kVp + 0.00259656 * kVp ^ 2
w = 0.882086 - 0.0436229 * kVp + 0.000625179 * kVp ^ 2
y1 = y(a, b, c, d, u, v, w, HVL)

'y2 = dose for 50% adipose breast (G=0.5)
a = -192.135 + 11.706 * kVp - 0.156959 * kVp ^ 2
b = 5.54766 - 0.00233168 * kVp + 0.000210759 * kVp ^ 2
c = 5.25994 - 0.289199 * kVp + 0.00434911 * kVp ^ 2
u = 766.611 - 39.6712 * kVp + 0.58355 * kVp ^ 2
v = 11.3706 - 0.277116 * kVp + 0.00400696 * kVp ^ 2
w = 1.03121 - 0.0487345 * kVp + 0.000720116 * kVp ^ 2
y2 = y(a, b, c, d, u, v, w, HVL)

'y3 = dose for 100% glandular breast (G=1)
a = -155.789 + 9.44256 * kVp - 0.126475 * kVp ^ 2
b = 5.74663 - 1.65475 * (kVp - 24.2001) / (6.29361 + (kVp - 24.2001) ^ 2)
c = 0.483703 + Exp(8.77441 - 0.386837 * kVp)
u = 449.532 - 19.7336 * kVp + 0.277779 * kVp ^ 2
v = 10.104 - 0.188683 * kVp + 0.00251728 * kVp ^ 2
w = 0.256817 + Exp(1.93704 - 0.186179 * kVp)
y3 = y(a, b, c, d, u, v, w, HVL)

RhRh = DgN(y1, y2, y3, G)

End Function

'Tungsten target - Rhodium filter
'kVp range:
'HVL range:
'Breast thickness d range: 3 - 8 cm
'Glandular tissue fraction range: 0 - 1

Function WRh(kVp As Integer, HVL As Single, d As Single, G As Single) As Double

End Function

'Tungsten target - Silver filter
'kVp range:
'HVL range:
'Breast thickness d range: 3 - 8 cm
'Glandular tissue fraction range: 0 - 1
Function WAg(kVp As Integer, HVL As Single, d As Single, G As Single) As Double

End Function
Function y(a As Double, b As Double, c As Double, d As Double, u As Double, v As Double, w As Double, HVL As Single) As Double
y = a + Exp(b - c * d) + (u + Exp(v - w * d)) * HVL
End Function
Function DgN(y1 As Double, y2 As Double, y3 As Double, G As Single) As Double
DgN = y1 - (3.0 * y1 - 4.0 * y2 + y3) * G + 2.0 * (y1 - 2.0 * y2 + y3) * G ^ 2.0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gN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